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draw:stroke="none" svg:stroke-width="0.001cm" draw:fill-color="#aae6ff"/>
    </style:style>
    <style:style style:name="gr3" style:family="graphic" style:parent-style-name="standard">
      <style:graphic-properties svg:stroke-width="0.001cm" svg:stroke-color="#aae6ff" draw:fill="none" draw:fill-color="#ffffff" fo:padding-top="-0.049cm" fo:padding-bottom="-0.049cm" fo:padding-left="-0.049cm" fo:padding-right="-0.049cm"/>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style:style style:name="gr6" style:family="graphic" style:parent-style-name="standard">
      <style:graphic-properties draw:stroke="none" svg:stroke-width="0.001cm" draw:fill-color="#00b4ff"/>
    </style:style>
  </office:automatic-styles>
  <office:body>
    <office:drawing>
      <draw:page draw:name="page1" draw:style-name="dp1" draw:master-page-name="Default">
        <draw:g>
          <draw:glue-point draw:id="4" svg:x="-0.015cm" svg:y="-5cm"/>
          <draw:glue-point draw:id="5" svg:x="-0.015cm" svg:y="5cm"/>
          <draw:glue-point draw:id="6" svg:x="-5cm" svg:y="-3.79cm"/>
          <draw:glue-point draw:id="7" svg:x="-5cm" svg:y="3.788cm"/>
          <draw:glue-point draw:id="8" svg:x="-5cm" svg:y="-0.001cm"/>
          <draw:glue-point draw:id="9" svg:x="5cm" svg:y="-3.756cm"/>
          <draw:glue-point draw:id="10" svg:x="5cm" svg:y="3.756cm"/>
          <draw:glue-point draw:id="11" svg:x="5cm" svg:y="0cm"/>
          <draw:glue-point draw:id="12" svg:x="-0.004cm" svg:y="-0.001cm"/>
          <draw:polygon draw:style-name="gr1" draw:layer="layout" svg:width="1.835cm" svg:height="0.633cm" svg:x="0.004cm" svg:y="1.363cm" svg:viewBox="0 0 1836 634" draw:points="918,0 936,0 956,0 974,0 993,0 1011,1 1030,2 1048,3 1066,4 1084,5 1102,6 1120,7 1138,9 1155,10 1173,12 1190,14 1208,15 1225,18 1241,20 1258,22 1275,24 1291,27 1307,30 1323,32 1339,35 1355,38 1371,41 1386,44 1401,47 1416,50 1431,54 1445,57 1459,61 1473,64 1488,68 1502,72 1515,76 1528,80 1541,84 1554,88 1566,93 1579,97 1591,101 1602,106 1614,110 1626,115 1637,120 1648,124 1658,129 1669,134 1679,139 1689,144 1698,150 1707,155 1716,160 1725,166 1733,171 1741,176 1749,182 1756,188 1764,194 1771,199 1777,205 1783,210 1789,217 1795,222 1799,228 1805,234 1809,240 1813,247 1817,253 1821,259 1824,265 1827,272 1829,278 1831,284 1832,290 1834,297 1835,303 1836,310 1836,317 1836,323 1835,329 1834,336 1832,343 1831,349 1829,355 1827,361 1824,368 1821,374 1817,381 1813,386 1809,393 1805,399 1799,405 1795,410 1789,416 1783,422 1777,428 1771,434 1764,440 1756,445 1749,451 1741,456 1733,462 1725,467 1716,473 1707,478 1698,483 1689,488 1679,493 1669,499 1658,503 1648,508 1637,513 1626,518 1614,523 1602,527 1591,532 1579,536 1566,540 1554,545 1541,549 1528,553 1515,557 1502,561 1488,565 1473,569 1459,572 1445,575 1431,579 1416,582 1401,586 1386,589 1371,592 1355,595 1339,598 1323,601 1307,603 1291,606 1275,609 1258,611 1241,613 1225,615 1208,617 1190,619 1173,621 1155,623 1138,624 1120,626 1102,627 1084,628 1066,629 1048,630 1030,631 1011,632 993,632 974,633 956,634 936,634 918,634 899,634 880,634 861,633 843,632 824,632 806,631 788,630 769,629 751,628 733,627 715,626 697,624 680,623 663,621 646,619 628,617 611,615 594,613 577,611 561,609 545,606 529,603 513,601 496,598 481,595 465,592 450,589 435,586 420,582 405,579 390,575 376,572 362,569 348,565 334,561 321,557 308,553 295,549 282,545 269,540 257,536 244,532 233,527 221,523 210,518 199,513 188,508 177,503 167,499 157,493 147,488 137,483 128,478 119,473 111,467 102,462 95,456 87,451 79,445 72,440 65,434 59,428 53,422 46,416 41,410 36,405 31,399 26,393 22,386 18,381 15,374 12,368 9,361 6,355 4,349 3,343 1,336 1,329 0,323 0,317 0,310 1,303 1,297 3,290 4,284 6,278 9,272 12,265 15,259 18,253 22,247 26,240 31,234 36,228 41,222 46,217 53,210 59,205 65,199 72,194 79,188 87,182 95,176 102,171 111,166 119,160 128,155 137,150 147,144 157,139 167,134 177,129 188,124 199,120 210,115 221,110 233,106 244,101 257,97 269,93 282,88 295,84 308,80 321,76 334,72 348,68 362,64 376,61 390,57 405,54 420,50 435,47 450,44 465,41 481,38 496,35 513,32 529,30 545,27 561,24 577,22 594,20 611,18 628,15 646,14 663,12 680,10 697,9 715,7 733,6 751,5 769,4 788,3 806,2 824,1 843,0 861,0 880,0 899,0">
            <text:p/>
          </draw:polygon>
          <draw:polygon draw:style-name="gr2" draw:layer="layout" svg:width="0.019cm" svg:height="0.009cm" svg:x="0.921cm" svg:y="1.358cm" svg:viewBox="0 0 20 10" draw:points="0,10 0,0 20,0 20,10">
            <text:p/>
          </draw:polygon>
          <draw:polygon draw:style-name="gr3" draw:layer="layout" svg:width="0.019cm" svg:height="0.009cm" svg:x="0.921cm" svg:y="1.358cm" svg:viewBox="0 0 20 10" draw:points="0,10 0,0 20,0 20,10">
            <text:p/>
          </draw:polygon>
          <draw:polygon draw:style-name="gr2" draw:layer="layout" svg:width="0.019cm" svg:height="0.01cm" svg:x="0.94cm" svg:y="1.358cm" svg:viewBox="0 0 20 11" draw:points="0,10 0,0 20,0 20,11">
            <text:p/>
          </draw:polygon>
          <draw:polygon draw:style-name="gr3" draw:layer="layout" svg:width="0.019cm" svg:height="0.01cm" svg:x="0.94cm" svg:y="1.358cm" svg:viewBox="0 0 20 11" draw:points="0,10 0,0 20,0 20,11">
            <text:p/>
          </draw:polygon>
          <draw:polygon draw:style-name="gr2" draw:layer="layout" svg:width="0.018cm" svg:height="0.01cm" svg:x="0.959cm" svg:y="1.358cm" svg:viewBox="0 0 19 11" draw:points="0,11 0,0 19,0 19,11">
            <text:p/>
          </draw:polygon>
          <draw:polygon draw:style-name="gr3" draw:layer="layout" svg:width="0.018cm" svg:height="0.01cm" svg:x="0.959cm" svg:y="1.358cm" svg:viewBox="0 0 19 11" draw:points="0,11 0,0 19,0 19,11">
            <text:p/>
          </draw:polygon>
          <draw:polygon draw:style-name="gr2" draw:layer="layout" svg:width="0.019cm" svg:height="0.01cm" svg:x="0.978cm" svg:y="1.358cm" svg:viewBox="0 0 20 11" draw:points="0,10 0,0 20,0 20,11">
            <text:p/>
          </draw:polygon>
          <draw:polygon draw:style-name="gr3" draw:layer="layout" svg:width="0.019cm" svg:height="0.01cm" svg:x="0.978cm" svg:y="1.358cm" svg:viewBox="0 0 20 11" draw:points="0,10 0,0 20,0 20,11">
            <text:p/>
          </draw:polygon>
          <draw:polygon draw:style-name="gr2" draw:layer="layout" svg:width="0.018cm" svg:height="0.009cm" svg:x="0.997cm" svg:y="1.359cm" svg:viewBox="0 0 19 10" draw:points="0,9 0,0 19,0 18,10">
            <text:p/>
          </draw:polygon>
          <draw:polygon draw:style-name="gr3" draw:layer="layout" svg:width="0.018cm" svg:height="0.009cm" svg:x="0.997cm" svg:y="1.359cm" svg:viewBox="0 0 19 10" draw:points="0,9 0,0 19,0 18,10">
            <text:p/>
          </draw:polygon>
          <draw:polygon draw:style-name="gr2" draw:layer="layout" svg:width="0.019cm" svg:height="0.01cm" svg:x="1.015cm" svg:y="1.36cm" svg:viewBox="0 0 20 11" draw:points="0,10 0,0 20,0 18,11">
            <text:p/>
          </draw:polygon>
          <draw:polygon draw:style-name="gr3" draw:layer="layout" svg:width="0.019cm" svg:height="0.01cm" svg:x="1.015cm" svg:y="1.36cm" svg:viewBox="0 0 20 11" draw:points="0,10 0,0 20,0 18,11">
            <text:p/>
          </draw:polygon>
          <draw:polygon draw:style-name="gr2" draw:layer="layout" svg:width="0.019cm" svg:height="0.01cm" svg:x="1.033cm" svg:y="1.361cm" svg:viewBox="0 0 20 11" draw:points="0,9 1,0 20,0 19,11">
            <text:p/>
          </draw:polygon>
          <draw:polygon draw:style-name="gr3" draw:layer="layout" svg:width="0.019cm" svg:height="0.01cm" svg:x="1.033cm" svg:y="1.361cm" svg:viewBox="0 0 20 11" draw:points="0,9 1,0 20,0 19,11">
            <text:p/>
          </draw:polygon>
          <draw:polygon draw:style-name="gr2" draw:layer="layout" svg:width="0.019cm" svg:height="0.01cm" svg:x="1.052cm" svg:y="1.361cm" svg:viewBox="0 0 20 11" draw:points="0,10 0,0 20,0 19,11">
            <text:p/>
          </draw:polygon>
          <draw:polygon draw:style-name="gr3" draw:layer="layout" svg:width="0.019cm" svg:height="0.01cm" svg:x="1.052cm" svg:y="1.361cm" svg:viewBox="0 0 20 11" draw:points="0,10 0,0 20,0 19,11">
            <text:p/>
          </draw:polygon>
          <draw:polygon draw:style-name="gr2" draw:layer="layout" svg:width="0.019cm" svg:height="0.01cm" svg:x="1.07cm" svg:y="1.362cm" svg:viewBox="0 0 20 11" draw:points="0,10 0,0 20,1 19,11">
            <text:p/>
          </draw:polygon>
          <draw:polygon draw:style-name="gr3" draw:layer="layout" svg:width="0.019cm" svg:height="0.01cm" svg:x="1.07cm" svg:y="1.362cm" svg:viewBox="0 0 20 11" draw:points="0,10 0,0 20,1 19,11">
            <text:p/>
          </draw:polygon>
          <draw:polygon draw:style-name="gr2" draw:layer="layout" svg:width="0.019cm" svg:height="0.01cm" svg:x="1.088cm" svg:y="1.363cm" svg:viewBox="0 0 20 11" draw:points="0,9 0,0 20,1 19,11">
            <text:p/>
          </draw:polygon>
          <draw:polygon draw:style-name="gr3" draw:layer="layout" svg:width="0.019cm" svg:height="0.01cm" svg:x="1.088cm" svg:y="1.363cm" svg:viewBox="0 0 20 11" draw:points="0,9 0,0 20,1 19,11">
            <text:p/>
          </draw:polygon>
          <draw:polygon draw:style-name="gr2" draw:layer="layout" svg:width="0.018cm" svg:height="0.01cm" svg:x="1.106cm" svg:y="1.365cm" svg:viewBox="0 0 19 11" draw:points="0,9 0,0 19,1 18,11">
            <text:p/>
          </draw:polygon>
          <draw:polygon draw:style-name="gr3" draw:layer="layout" svg:width="0.018cm" svg:height="0.01cm" svg:x="1.106cm" svg:y="1.365cm" svg:viewBox="0 0 19 11" draw:points="0,9 0,0 19,1 18,11">
            <text:p/>
          </draw:polygon>
          <draw:polygon draw:style-name="gr2" draw:layer="layout" svg:width="0.018cm" svg:height="0.01cm" svg:x="1.124cm" svg:y="1.366cm" svg:viewBox="0 0 19 11" draw:points="0,9 0,0 19,1 18,11">
            <text:p/>
          </draw:polygon>
          <draw:polygon draw:style-name="gr3" draw:layer="layout" svg:width="0.018cm" svg:height="0.01cm" svg:x="1.124cm" svg:y="1.366cm" svg:viewBox="0 0 19 11" draw:points="0,9 0,0 19,1 18,11">
            <text:p/>
          </draw:polygon>
          <draw:polygon draw:style-name="gr2" draw:layer="layout" svg:width="0.018cm" svg:height="0.01cm" svg:x="1.141cm" svg:y="1.368cm" svg:viewBox="0 0 19 11" draw:points="0,9 0,0 19,1 18,11 18,11">
            <text:p/>
          </draw:polygon>
          <draw:polygon draw:style-name="gr3" draw:layer="layout" svg:width="0.018cm" svg:height="0.01cm" svg:x="1.141cm" svg:y="1.368cm" svg:viewBox="0 0 19 11" draw:points="0,9 0,0 19,1 18,11 18,11">
            <text:p/>
          </draw:polygon>
          <draw:polygon draw:style-name="gr2" draw:layer="layout" svg:width="0.018cm" svg:height="0.01cm" svg:x="1.158cm" svg:y="1.369cm" svg:viewBox="0 0 19 11" draw:points="0,8 0,0 19,1 18,11">
            <text:p/>
          </draw:polygon>
          <draw:polygon draw:style-name="gr3" draw:layer="layout" svg:width="0.018cm" svg:height="0.01cm" svg:x="1.158cm" svg:y="1.369cm" svg:viewBox="0 0 19 11" draw:points="0,8 0,0 19,1 18,11">
            <text:p/>
          </draw:polygon>
          <draw:polygon draw:style-name="gr2" draw:layer="layout" svg:width="0.018cm" svg:height="0.011cm" svg:x="1.176cm" svg:y="1.371cm" svg:viewBox="0 0 19 12" draw:points="0,10 0,0 19,1 17,12">
            <text:p/>
          </draw:polygon>
          <draw:polygon draw:style-name="gr3" draw:layer="layout" svg:width="0.018cm" svg:height="0.011cm" svg:x="1.176cm" svg:y="1.371cm" svg:viewBox="0 0 19 12" draw:points="0,10 0,0 19,1 17,12">
            <text:p/>
          </draw:polygon>
          <draw:polygon draw:style-name="gr2" draw:layer="layout" svg:width="0.018cm" svg:height="0.011cm" svg:x="1.193cm" svg:y="1.372cm" svg:viewBox="0 0 19 12" draw:points="0,10 1,0 19,2 18,12">
            <text:p/>
          </draw:polygon>
          <draw:polygon draw:style-name="gr3" draw:layer="layout" svg:width="0.018cm" svg:height="0.011cm" svg:x="1.193cm" svg:y="1.372cm" svg:viewBox="0 0 19 12" draw:points="0,10 1,0 19,2 18,12">
            <text:p/>
          </draw:polygon>
          <draw:polygon draw:style-name="gr2" draw:layer="layout" svg:width="0.018cm" svg:height="0.011cm" svg:x="1.211cm" svg:y="1.374cm" svg:viewBox="0 0 19 12" draw:points="0,9 0,0 19,1 18,12">
            <text:p/>
          </draw:polygon>
          <draw:polygon draw:style-name="gr3" draw:layer="layout" svg:width="0.018cm" svg:height="0.011cm" svg:x="1.211cm" svg:y="1.374cm" svg:viewBox="0 0 19 12" draw:points="0,9 0,0 19,1 18,12">
            <text:p/>
          </draw:polygon>
          <draw:polygon draw:style-name="gr2" draw:layer="layout" svg:width="0.018cm" svg:height="0.011cm" svg:x="1.228cm" svg:y="1.376cm" svg:viewBox="0 0 19 12" draw:points="0,10 0,0 19,2 17,12">
            <text:p/>
          </draw:polygon>
          <draw:polygon draw:style-name="gr3" draw:layer="layout" svg:width="0.018cm" svg:height="0.011cm" svg:x="1.228cm" svg:y="1.376cm" svg:viewBox="0 0 19 12" draw:points="0,10 0,0 19,2 17,12">
            <text:p/>
          </draw:polygon>
          <draw:polygon draw:style-name="gr2" draw:layer="layout" svg:width="0.018cm" svg:height="0.011cm" svg:x="1.244cm" svg:y="1.378cm" svg:viewBox="0 0 19 12" draw:points="0,9 1,0 19,2 17,12">
            <text:p/>
          </draw:polygon>
          <draw:polygon draw:style-name="gr3" draw:layer="layout" svg:width="0.018cm" svg:height="0.011cm" svg:x="1.244cm" svg:y="1.378cm" svg:viewBox="0 0 19 12" draw:points="0,9 1,0 19,2 17,12">
            <text:p/>
          </draw:polygon>
          <draw:polygon draw:style-name="gr2" draw:layer="layout" svg:width="0.018cm" svg:height="0.012cm" svg:x="1.261cm" svg:y="1.38cm" svg:viewBox="0 0 19 13" draw:points="0,10 1,0 19,2 17,13">
            <text:p/>
          </draw:polygon>
          <draw:polygon draw:style-name="gr3" draw:layer="layout" svg:width="0.018cm" svg:height="0.012cm" svg:x="1.261cm" svg:y="1.38cm" svg:viewBox="0 0 19 13" draw:points="0,10 1,0 19,2 17,13">
            <text:p/>
          </draw:polygon>
          <draw:polygon draw:style-name="gr2" draw:layer="layout" svg:width="0.018cm" svg:height="0.011cm" svg:x="1.277cm" svg:y="1.383cm" svg:viewBox="0 0 19 12" draw:points="0,9 1,0 19,2 17,12">
            <text:p/>
          </draw:polygon>
          <draw:polygon draw:style-name="gr3" draw:layer="layout" svg:width="0.018cm" svg:height="0.011cm" svg:x="1.277cm" svg:y="1.383cm" svg:viewBox="0 0 19 12" draw:points="0,9 1,0 19,2 17,12">
            <text:p/>
          </draw:polygon>
          <draw:polygon draw:style-name="gr2" draw:layer="layout" svg:width="0.018cm" svg:height="0.011cm" svg:x="1.294cm" svg:y="1.386cm" svg:viewBox="0 0 19 12" draw:points="0,9 1,0 19,2 17,12">
            <text:p/>
          </draw:polygon>
          <draw:polygon draw:style-name="gr3" draw:layer="layout" svg:width="0.018cm" svg:height="0.011cm" svg:x="1.294cm" svg:y="1.386cm" svg:viewBox="0 0 19 12" draw:points="0,9 1,0 19,2 17,12">
            <text:p/>
          </draw:polygon>
          <draw:polygon draw:style-name="gr2" draw:layer="layout" svg:width="0.017cm" svg:height="0.012cm" svg:x="1.31cm" svg:y="1.388cm" svg:viewBox="0 0 18 13" draw:points="0,9 1,0 18,2 16,13">
            <text:p/>
          </draw:polygon>
          <draw:polygon draw:style-name="gr3" draw:layer="layout" svg:width="0.017cm" svg:height="0.012cm" svg:x="1.31cm" svg:y="1.388cm" svg:viewBox="0 0 18 13" draw:points="0,9 1,0 18,2 16,13">
            <text:p/>
          </draw:polygon>
          <draw:polygon draw:style-name="gr2" draw:layer="layout" svg:width="0.017cm" svg:height="0.012cm" svg:x="1.326cm" svg:y="1.391cm" svg:viewBox="0 0 18 13" draw:points="0,10 1,0 18,3 16,13">
            <text:p/>
          </draw:polygon>
          <draw:polygon draw:style-name="gr3" draw:layer="layout" svg:width="0.017cm" svg:height="0.012cm" svg:x="1.326cm" svg:y="1.391cm" svg:viewBox="0 0 18 13" draw:points="0,10 1,0 18,3 16,13">
            <text:p/>
          </draw:polygon>
          <draw:polygon draw:style-name="gr2" draw:layer="layout" svg:width="0.017cm" svg:height="0.011cm" svg:x="1.342cm" svg:y="1.394cm" svg:viewBox="0 0 18 12" draw:points="0,9 1,0 18,2 15,12">
            <text:p/>
          </draw:polygon>
          <draw:polygon draw:style-name="gr3" draw:layer="layout" svg:width="0.017cm" svg:height="0.011cm" svg:x="1.342cm" svg:y="1.394cm" svg:viewBox="0 0 18 12" draw:points="0,9 1,0 18,2 15,12">
            <text:p/>
          </draw:polygon>
          <draw:polygon draw:style-name="gr2" draw:layer="layout" svg:width="0.017cm" svg:height="0.012cm" svg:x="1.357cm" svg:y="1.396cm" svg:viewBox="0 0 18 13" draw:points="0,9 2,0 18,3 16,13">
            <text:p/>
          </draw:polygon>
          <draw:polygon draw:style-name="gr3" draw:layer="layout" svg:width="0.017cm" svg:height="0.012cm" svg:x="1.357cm" svg:y="1.396cm" svg:viewBox="0 0 18 13" draw:points="0,9 2,0 18,3 16,13">
            <text:p/>
          </draw:polygon>
          <draw:polygon draw:style-name="gr2" draw:layer="layout" svg:width="0.017cm" svg:height="0.012cm" svg:x="1.373cm" svg:y="1.4cm" svg:viewBox="0 0 18 13" draw:points="0,9 1,0 18,2 16,13">
            <text:p/>
          </draw:polygon>
          <draw:polygon draw:style-name="gr3" draw:layer="layout" svg:width="0.017cm" svg:height="0.012cm" svg:x="1.373cm" svg:y="1.4cm" svg:viewBox="0 0 18 13" draw:points="0,9 1,0 18,2 16,13">
            <text:p/>
          </draw:polygon>
          <draw:polygon draw:style-name="gr2" draw:layer="layout" svg:width="0.018cm" svg:height="0.012cm" svg:x="1.388cm" svg:y="1.402cm" svg:viewBox="0 0 19 13" draw:points="0,9 1,0 19,3 16,13">
            <text:p/>
          </draw:polygon>
          <draw:polygon draw:style-name="gr3" draw:layer="layout" svg:width="0.018cm" svg:height="0.012cm" svg:x="1.388cm" svg:y="1.402cm" svg:viewBox="0 0 19 13" draw:points="0,9 1,0 19,3 16,13">
            <text:p/>
          </draw:polygon>
          <draw:polygon draw:style-name="gr2" draw:layer="layout" svg:width="0.017cm" svg:height="0.012cm" svg:x="1.403cm" svg:y="1.405cm" svg:viewBox="0 0 18 13" draw:points="0,9 2,0 17,4 18,4 15,13">
            <text:p/>
          </draw:polygon>
          <draw:polygon draw:style-name="gr3" draw:layer="layout" svg:width="0.017cm" svg:height="0.012cm" svg:x="1.403cm" svg:y="1.405cm" svg:viewBox="0 0 18 13" draw:points="0,9 2,0 17,4 18,4 15,13">
            <text:p/>
          </draw:polygon>
          <draw:polygon draw:style-name="gr2" draw:layer="layout" svg:width="0.016cm" svg:height="0.012cm" svg:x="1.418cm" svg:y="1.409cm" svg:viewBox="0 0 17 13" draw:points="0,8 2,0 17,3 15,13">
            <text:p/>
          </draw:polygon>
          <draw:polygon draw:style-name="gr3" draw:layer="layout" svg:width="0.016cm" svg:height="0.012cm" svg:x="1.418cm" svg:y="1.409cm" svg:viewBox="0 0 17 13" draw:points="0,8 2,0 17,3 15,13">
            <text:p/>
          </draw:polygon>
          <draw:polygon draw:style-name="gr2" draw:layer="layout" svg:width="0.016cm" svg:height="0.012cm" svg:x="1.433cm" svg:y="1.412cm" svg:viewBox="0 0 17 13" draw:points="0,9 1,0 17,3 14,13">
            <text:p/>
          </draw:polygon>
          <draw:polygon draw:style-name="gr3" draw:layer="layout" svg:width="0.016cm" svg:height="0.012cm" svg:x="1.433cm" svg:y="1.412cm" svg:viewBox="0 0 17 13" draw:points="0,9 1,0 17,3 14,13">
            <text:p/>
          </draw:polygon>
          <draw:polygon draw:style-name="gr2" draw:layer="layout" svg:width="0.016cm" svg:height="0.013cm" svg:x="1.447cm" svg:y="1.416cm" svg:viewBox="0 0 17 14" draw:points="0,9 2,0 17,4 14,14">
            <text:p/>
          </draw:polygon>
          <draw:polygon draw:style-name="gr3" draw:layer="layout" svg:width="0.016cm" svg:height="0.013cm" svg:x="1.447cm" svg:y="1.416cm" svg:viewBox="0 0 17 14" draw:points="0,9 2,0 17,4 14,14">
            <text:p/>
          </draw:polygon>
          <draw:polygon draw:style-name="gr2" draw:layer="layout" svg:width="0.016cm" svg:height="0.012cm" svg:x="1.462cm" svg:y="1.419cm" svg:viewBox="0 0 17 13" draw:points="0,9 2,0 17,3 14,13">
            <text:p/>
          </draw:polygon>
          <draw:polygon draw:style-name="gr3" draw:layer="layout" svg:width="0.016cm" svg:height="0.012cm" svg:x="1.462cm" svg:y="1.419cm" svg:viewBox="0 0 17 13" draw:points="0,9 2,0 17,3 14,13">
            <text:p/>
          </draw:polygon>
          <draw:polygon draw:style-name="gr2" draw:layer="layout" svg:width="0.016cm" svg:height="0.013cm" svg:x="1.476cm" svg:y="1.423cm" svg:viewBox="0 0 17 14" draw:points="0,9 2,0 17,3 14,14">
            <text:p/>
          </draw:polygon>
          <draw:polygon draw:style-name="gr3" draw:layer="layout" svg:width="0.016cm" svg:height="0.013cm" svg:x="1.476cm" svg:y="1.423cm" svg:viewBox="0 0 17 14" draw:points="0,9 2,0 17,3 14,14">
            <text:p/>
          </draw:polygon>
          <draw:polygon draw:style-name="gr2" draw:layer="layout" svg:width="0.016cm" svg:height="0.013cm" svg:x="1.489cm" svg:y="1.427cm" svg:viewBox="0 0 17 14" draw:points="0,10 2,0 17,4 14,14">
            <text:p/>
          </draw:polygon>
          <draw:polygon draw:style-name="gr3" draw:layer="layout" svg:width="0.016cm" svg:height="0.013cm" svg:x="1.489cm" svg:y="1.427cm" svg:viewBox="0 0 17 14" draw:points="0,10 2,0 17,4 14,14">
            <text:p/>
          </draw:polygon>
          <draw:polygon draw:style-name="gr2" draw:layer="layout" svg:width="0.016cm" svg:height="0.012cm" svg:x="1.503cm" svg:y="1.431cm" svg:viewBox="0 0 17 13" draw:points="0,8 2,0 17,3 14,13">
            <text:p/>
          </draw:polygon>
          <draw:polygon draw:style-name="gr3" draw:layer="layout" svg:width="0.016cm" svg:height="0.012cm" svg:x="1.503cm" svg:y="1.431cm" svg:viewBox="0 0 17 13" draw:points="0,8 2,0 17,3 14,13">
            <text:p/>
          </draw:polygon>
          <draw:polygon draw:style-name="gr2" draw:layer="layout" svg:width="0.016cm" svg:height="0.012cm" svg:x="1.517cm" svg:y="1.435cm" svg:viewBox="0 0 17 13" draw:points="0,9 2,0 17,4 13,13">
            <text:p/>
          </draw:polygon>
          <draw:polygon draw:style-name="gr3" draw:layer="layout" svg:width="0.016cm" svg:height="0.012cm" svg:x="1.517cm" svg:y="1.435cm" svg:viewBox="0 0 17 13" draw:points="0,9 2,0 17,4 13,13">
            <text:p/>
          </draw:polygon>
          <draw:polygon draw:style-name="gr2" draw:layer="layout" svg:width="0.016cm" svg:height="0.013cm" svg:x="1.53cm" svg:y="1.439cm" svg:viewBox="0 0 17 14" draw:points="0,9 3,0 17,4 14,14">
            <text:p/>
          </draw:polygon>
          <draw:polygon draw:style-name="gr3" draw:layer="layout" svg:width="0.016cm" svg:height="0.013cm" svg:x="1.53cm" svg:y="1.439cm" svg:viewBox="0 0 17 14" draw:points="0,9 3,0 17,4 14,14">
            <text:p/>
          </draw:polygon>
          <draw:polygon draw:style-name="gr2" draw:layer="layout" svg:width="0.015cm" svg:height="0.013cm" svg:x="1.543cm" svg:y="1.442cm" svg:viewBox="0 0 16 14" draw:points="0,9 2,0 16,4 13,14">
            <text:p/>
          </draw:polygon>
          <draw:polygon draw:style-name="gr3" draw:layer="layout" svg:width="0.015cm" svg:height="0.013cm" svg:x="1.543cm" svg:y="1.442cm" svg:viewBox="0 0 16 14" draw:points="0,9 2,0 16,4 13,14">
            <text:p/>
          </draw:polygon>
          <draw:polygon draw:style-name="gr2" draw:layer="layout" svg:width="0.016cm" svg:height="0.013cm" svg:x="1.556cm" svg:y="1.447cm" svg:viewBox="0 0 17 14" draw:points="0,9 3,0 17,4 13,14">
            <text:p/>
          </draw:polygon>
          <draw:polygon draw:style-name="gr3" draw:layer="layout" svg:width="0.016cm" svg:height="0.013cm" svg:x="1.556cm" svg:y="1.447cm" svg:viewBox="0 0 17 14" draw:points="0,9 3,0 17,4 13,14">
            <text:p/>
          </draw:polygon>
          <draw:polygon draw:style-name="gr2" draw:layer="layout" svg:width="0.015cm" svg:height="0.013cm" svg:x="1.568cm" svg:y="1.451cm" svg:viewBox="0 0 16 14" draw:points="0,9 3,0 16,4 12,14">
            <text:p/>
          </draw:polygon>
          <draw:polygon draw:style-name="gr3" draw:layer="layout" svg:width="0.015cm" svg:height="0.013cm" svg:x="1.568cm" svg:y="1.451cm" svg:viewBox="0 0 16 14" draw:points="0,9 3,0 16,4 12,14">
            <text:p/>
          </draw:polygon>
          <draw:polygon draw:style-name="gr2" draw:layer="layout" svg:width="0.015cm" svg:height="0.013cm" svg:x="1.58cm" svg:y="1.456cm" svg:viewBox="0 0 16 14" draw:points="0,9 3,0 16,4 13,14">
            <text:p/>
          </draw:polygon>
          <draw:polygon draw:style-name="gr3" draw:layer="layout" svg:width="0.015cm" svg:height="0.013cm" svg:x="1.58cm" svg:y="1.456cm" svg:viewBox="0 0 16 14" draw:points="0,9 3,0 16,4 13,14">
            <text:p/>
          </draw:polygon>
          <draw:polygon draw:style-name="gr2" draw:layer="layout" svg:width="0.015cm" svg:height="0.013cm" svg:x="1.593cm" svg:y="1.46cm" svg:viewBox="0 0 16 14" draw:points="0,9 3,0 16,4 12,14">
            <text:p/>
          </draw:polygon>
          <draw:polygon draw:style-name="gr3" draw:layer="layout" svg:width="0.015cm" svg:height="0.013cm" svg:x="1.593cm" svg:y="1.46cm" svg:viewBox="0 0 16 14" draw:points="0,9 3,0 16,4 12,14">
            <text:p/>
          </draw:polygon>
          <draw:polygon draw:style-name="gr2" draw:layer="layout" svg:width="0.015cm" svg:height="0.013cm" svg:x="1.604cm" svg:y="1.464cm" svg:viewBox="0 0 16 14" draw:points="0,9 3,0 16,4 16,5 12,14">
            <text:p/>
          </draw:polygon>
          <draw:polygon draw:style-name="gr3" draw:layer="layout" svg:width="0.015cm" svg:height="0.013cm" svg:x="1.604cm" svg:y="1.464cm" svg:viewBox="0 0 16 14" draw:points="0,9 3,0 16,4 16,5 12,14">
            <text:p/>
          </draw:polygon>
          <draw:polygon draw:style-name="gr2" draw:layer="layout" svg:width="0.015cm" svg:height="0.013cm" svg:x="1.616cm" svg:y="1.469cm" svg:viewBox="0 0 16 14" draw:points="0,9 3,0 16,5 12,14">
            <text:p/>
          </draw:polygon>
          <draw:polygon draw:style-name="gr3" draw:layer="layout" svg:width="0.015cm" svg:height="0.013cm" svg:x="1.616cm" svg:y="1.469cm" svg:viewBox="0 0 16 14" draw:points="0,9 3,0 16,5 12,14">
            <text:p/>
          </draw:polygon>
          <draw:polygon draw:style-name="gr2" draw:layer="layout" svg:width="0.015cm" svg:height="0.013cm" svg:x="1.627cm" svg:y="1.474cm" svg:viewBox="0 0 16 14" draw:points="0,8 3,0 16,4 12,14">
            <text:p/>
          </draw:polygon>
          <draw:polygon draw:style-name="gr3" draw:layer="layout" svg:width="0.015cm" svg:height="0.013cm" svg:x="1.627cm" svg:y="1.474cm" svg:viewBox="0 0 16 14" draw:points="0,8 3,0 16,4 12,14">
            <text:p/>
          </draw:polygon>
          <draw:polygon draw:style-name="gr2" draw:layer="layout" svg:width="0.014cm" svg:height="0.013cm" svg:x="1.639cm" svg:y="1.478cm" svg:viewBox="0 0 15 14" draw:points="0,8 3,0 15,5 11,14">
            <text:p/>
          </draw:polygon>
          <draw:polygon draw:style-name="gr3" draw:layer="layout" svg:width="0.014cm" svg:height="0.013cm" svg:x="1.639cm" svg:y="1.478cm" svg:viewBox="0 0 15 14" draw:points="0,8 3,0 15,5 11,14">
            <text:p/>
          </draw:polygon>
          <draw:polygon draw:style-name="gr2" draw:layer="layout" svg:width="0.014cm" svg:height="0.013cm" svg:x="1.649cm" svg:y="1.483cm" svg:viewBox="0 0 15 14" draw:points="0,9 3,0 15,5 15,5 10,14">
            <text:p/>
          </draw:polygon>
          <draw:polygon draw:style-name="gr3" draw:layer="layout" svg:width="0.014cm" svg:height="0.013cm" svg:x="1.649cm" svg:y="1.483cm" svg:viewBox="0 0 15 14" draw:points="0,9 3,0 15,5 15,5 10,14">
            <text:p/>
          </draw:polygon>
          <draw:polygon draw:style-name="gr2" draw:layer="layout" svg:width="0.014cm" svg:height="0.013cm" svg:x="1.66cm" svg:y="1.488cm" svg:viewBox="0 0 15 14" draw:points="0,8 4,0 14,5 15,5 10,14">
            <text:p/>
          </draw:polygon>
          <draw:polygon draw:style-name="gr3" draw:layer="layout" svg:width="0.014cm" svg:height="0.013cm" svg:x="1.66cm" svg:y="1.488cm" svg:viewBox="0 0 15 14" draw:points="0,8 4,0 14,5 15,5 10,14">
            <text:p/>
          </draw:polygon>
          <draw:polygon draw:style-name="gr2" draw:layer="layout" svg:width="0.014cm" svg:height="0.013cm" svg:x="1.67cm" svg:y="1.493cm" svg:viewBox="0 0 15 14" draw:points="0,8 4,0 15,5 10,14">
            <text:p/>
          </draw:polygon>
          <draw:polygon draw:style-name="gr3" draw:layer="layout" svg:width="0.014cm" svg:height="0.013cm" svg:x="1.67cm" svg:y="1.493cm" svg:viewBox="0 0 15 14" draw:points="0,8 4,0 15,5 10,14">
            <text:p/>
          </draw:polygon>
          <draw:polygon draw:style-name="gr2" draw:layer="layout" svg:width="0.014cm" svg:height="0.013cm" svg:x="1.68cm" svg:y="1.498cm" svg:viewBox="0 0 15 14" draw:points="0,8 4,0 14,5 15,5 10,14">
            <text:p/>
          </draw:polygon>
          <draw:polygon draw:style-name="gr3" draw:layer="layout" svg:width="0.014cm" svg:height="0.013cm" svg:x="1.68cm" svg:y="1.498cm" svg:viewBox="0 0 15 14" draw:points="0,8 4,0 14,5 15,5 10,14">
            <text:p/>
          </draw:polygon>
          <draw:polygon draw:style-name="gr2" draw:layer="layout" svg:width="0.014cm" svg:height="0.013cm" svg:x="1.689cm" svg:y="1.503cm" svg:viewBox="0 0 15 14" draw:points="0,8 4,0 15,5 10,14 10,14">
            <text:p/>
          </draw:polygon>
          <draw:polygon draw:style-name="gr3" draw:layer="layout" svg:width="0.014cm" svg:height="0.013cm" svg:x="1.689cm" svg:y="1.503cm" svg:viewBox="0 0 15 14" draw:points="0,8 4,0 15,5 10,14 10,14">
            <text:p/>
          </draw:polygon>
          <draw:polygon draw:style-name="gr2" draw:layer="layout" svg:width="0.014cm" svg:height="0.013cm" svg:x="1.699cm" svg:y="1.508cm" svg:viewBox="0 0 15 14" draw:points="0,8 4,0 14,5 15,5 9,14">
            <text:p/>
          </draw:polygon>
          <draw:polygon draw:style-name="gr3" draw:layer="layout" svg:width="0.014cm" svg:height="0.013cm" svg:x="1.699cm" svg:y="1.508cm" svg:viewBox="0 0 15 14" draw:points="0,8 4,0 14,5 15,5 9,14">
            <text:p/>
          </draw:polygon>
          <draw:polygon draw:style-name="gr2" draw:layer="layout" svg:width="0.013cm" svg:height="0.013cm" svg:x="1.708cm" svg:y="1.514cm" svg:viewBox="0 0 14 14" draw:points="0,8 5,0 14,5 9,14">
            <text:p/>
          </draw:polygon>
          <draw:polygon draw:style-name="gr3" draw:layer="layout" svg:width="0.013cm" svg:height="0.013cm" svg:x="1.708cm" svg:y="1.514cm" svg:viewBox="0 0 14 14" draw:points="0,8 5,0 14,5 9,14">
            <text:p/>
          </draw:polygon>
          <draw:polygon draw:style-name="gr2" draw:layer="layout" svg:width="0.014cm" svg:height="0.013cm" svg:x="1.717cm" svg:y="1.519cm" svg:viewBox="0 0 15 14" draw:points="0,7 4,0 15,5 9,14 9,14">
            <text:p/>
          </draw:polygon>
          <draw:polygon draw:style-name="gr3" draw:layer="layout" svg:width="0.014cm" svg:height="0.013cm" svg:x="1.717cm" svg:y="1.519cm" svg:viewBox="0 0 15 14" draw:points="0,7 4,0 15,5 9,14 9,14">
            <text:p/>
          </draw:polygon>
          <draw:polygon draw:style-name="gr2" draw:layer="layout" svg:width="0.014cm" svg:height="0.013cm" svg:x="1.725cm" svg:y="1.524cm" svg:viewBox="0 0 15 14" draw:points="0,8 5,0 15,5 9,14">
            <text:p/>
          </draw:polygon>
          <draw:polygon draw:style-name="gr3" draw:layer="layout" svg:width="0.014cm" svg:height="0.013cm" svg:x="1.725cm" svg:y="1.524cm" svg:viewBox="0 0 15 14" draw:points="0,8 5,0 15,5 9,14">
            <text:p/>
          </draw:polygon>
          <draw:polygon draw:style-name="gr2" draw:layer="layout" svg:width="0.013cm" svg:height="0.013cm" svg:x="1.734cm" svg:y="1.53cm" svg:viewBox="0 0 14 14" draw:points="0,8 5,0 14,5 8,14">
            <text:p/>
          </draw:polygon>
          <draw:polygon draw:style-name="gr3" draw:layer="layout" svg:width="0.013cm" svg:height="0.013cm" svg:x="1.734cm" svg:y="1.53cm" svg:viewBox="0 0 14 14" draw:points="0,8 5,0 14,5 8,14">
            <text:p/>
          </draw:polygon>
          <draw:polygon draw:style-name="gr2" draw:layer="layout" svg:width="0.013cm" svg:height="0.013cm" svg:x="1.742cm" svg:y="1.535cm" svg:viewBox="0 0 14 14" draw:points="0,8 5,0 14,6 7,14">
            <text:p/>
          </draw:polygon>
          <draw:polygon draw:style-name="gr3" draw:layer="layout" svg:width="0.013cm" svg:height="0.013cm" svg:x="1.742cm" svg:y="1.535cm" svg:viewBox="0 0 14 14" draw:points="0,8 5,0 14,6 7,14">
            <text:p/>
          </draw:polygon>
          <draw:polygon draw:style-name="gr2" draw:layer="layout" svg:width="0.013cm" svg:height="0.012cm" svg:x="1.749cm" svg:y="1.541cm" svg:viewBox="0 0 14 13" draw:points="0,7 6,0 14,5 7,13">
            <text:p/>
          </draw:polygon>
          <draw:polygon draw:style-name="gr3" draw:layer="layout" svg:width="0.013cm" svg:height="0.012cm" svg:x="1.749cm" svg:y="1.541cm" svg:viewBox="0 0 14 13" draw:points="0,7 6,0 14,5 7,13">
            <text:p/>
          </draw:polygon>
          <draw:polygon draw:style-name="gr2" draw:layer="layout" svg:width="0.013cm" svg:height="0.013cm" svg:x="1.757cm" svg:y="1.547cm" svg:viewBox="0 0 14 14" draw:points="0,7 6,0 14,6 7,14">
            <text:p/>
          </draw:polygon>
          <draw:polygon draw:style-name="gr3" draw:layer="layout" svg:width="0.013cm" svg:height="0.013cm" svg:x="1.757cm" svg:y="1.547cm" svg:viewBox="0 0 14 14" draw:points="0,7 6,0 14,6 7,14">
            <text:p/>
          </draw:polygon>
          <draw:polygon draw:style-name="gr2" draw:layer="layout" svg:width="0.013cm" svg:height="0.012cm" svg:x="1.764cm" svg:y="1.553cm" svg:viewBox="0 0 14 13" draw:points="0,7 6,0 14,5 14,5 7,13">
            <text:p/>
          </draw:polygon>
          <draw:polygon draw:style-name="gr3" draw:layer="layout" svg:width="0.013cm" svg:height="0.012cm" svg:x="1.764cm" svg:y="1.553cm" svg:viewBox="0 0 14 13" draw:points="0,7 6,0 14,5 14,5 7,13">
            <text:p/>
          </draw:polygon>
          <draw:polygon draw:style-name="gr2" draw:layer="layout" svg:width="0.012cm" svg:height="0.012cm" svg:x="1.771cm" svg:y="1.558cm" svg:viewBox="0 0 13 13" draw:points="0,7 6,0 13,6 6,12 6,13">
            <text:p/>
          </draw:polygon>
          <draw:polygon draw:style-name="gr3" draw:layer="layout" svg:width="0.012cm" svg:height="0.012cm" svg:x="1.771cm" svg:y="1.558cm" svg:viewBox="0 0 13 13" draw:points="0,7 6,0 13,6 6,12 6,13">
            <text:p/>
          </draw:polygon>
          <draw:polygon draw:style-name="gr2" draw:layer="layout" svg:width="0.012cm" svg:height="0.012cm" svg:x="1.777cm" svg:y="1.564cm" svg:viewBox="0 0 13 13" draw:points="0,6 6,0 13,5 6,12 6,13">
            <text:p/>
          </draw:polygon>
          <draw:polygon draw:style-name="gr3" draw:layer="layout" svg:width="0.012cm" svg:height="0.012cm" svg:x="1.777cm" svg:y="1.564cm" svg:viewBox="0 0 13 13" draw:points="0,6 6,0 13,5 6,12 6,13">
            <text:p/>
          </draw:polygon>
          <draw:polygon draw:style-name="gr2" draw:layer="layout" svg:width="0.012cm" svg:height="0.012cm" svg:x="1.783cm" svg:y="1.57cm" svg:viewBox="0 0 13 13" draw:points="0,6 6,0 13,6 5,12 5,13">
            <text:p/>
          </draw:polygon>
          <draw:polygon draw:style-name="gr3" draw:layer="layout" svg:width="0.012cm" svg:height="0.012cm" svg:x="1.783cm" svg:y="1.57cm" svg:viewBox="0 0 13 13" draw:points="0,6 6,0 13,6 5,12 5,13">
            <text:p/>
          </draw:polygon>
          <draw:polygon draw:style-name="gr2" draw:layer="layout" svg:width="0.012cm" svg:height="0.012cm" svg:x="1.789cm" svg:y="1.576cm" svg:viewBox="0 0 13 13" draw:points="0,6 7,0 13,6 5,13 6,13">
            <text:p/>
          </draw:polygon>
          <draw:polygon draw:style-name="gr3" draw:layer="layout" svg:width="0.012cm" svg:height="0.012cm" svg:x="1.789cm" svg:y="1.576cm" svg:viewBox="0 0 13 13" draw:points="0,6 7,0 13,6 5,13 6,13">
            <text:p/>
          </draw:polygon>
          <draw:polygon draw:style-name="gr2" draw:layer="layout" svg:width="0.012cm" svg:height="0.012cm" svg:x="1.794cm" svg:y="1.582cm" svg:viewBox="0 0 13 13" draw:points="0,6 7,0 13,6 5,13 5,13">
            <text:p/>
          </draw:polygon>
          <draw:polygon draw:style-name="gr3" draw:layer="layout" svg:width="0.012cm" svg:height="0.012cm" svg:x="1.794cm" svg:y="1.582cm" svg:viewBox="0 0 13 13" draw:points="0,6 7,0 13,6 5,13 5,13">
            <text:p/>
          </draw:polygon>
          <draw:polygon draw:style-name="gr2" draw:layer="layout" svg:width="0.012cm" svg:height="0.012cm" svg:x="1.799cm" svg:y="1.588cm" svg:viewBox="0 0 13 13" draw:points="0,6 7,0 13,6 5,13 5,13">
            <text:p/>
          </draw:polygon>
          <draw:polygon draw:style-name="gr3" draw:layer="layout" svg:width="0.012cm" svg:height="0.012cm" svg:x="1.799cm" svg:y="1.588cm" svg:viewBox="0 0 13 13" draw:points="0,6 7,0 13,6 5,13 5,13">
            <text:p/>
          </draw:polygon>
          <draw:polygon draw:style-name="gr2" draw:layer="layout" svg:width="0.012cm" svg:height="0.012cm" svg:x="1.804cm" svg:y="1.594cm" svg:viewBox="0 0 13 13" draw:points="0,6 7,0 13,6 5,12 5,13">
            <text:p/>
          </draw:polygon>
          <draw:polygon draw:style-name="gr3" draw:layer="layout" svg:width="0.012cm" svg:height="0.012cm" svg:x="1.804cm" svg:y="1.594cm" svg:viewBox="0 0 13 13" draw:points="0,6 7,0 13,6 5,12 5,13">
            <text:p/>
          </draw:polygon>
          <draw:polygon draw:style-name="gr2" draw:layer="layout" svg:width="0.012cm" svg:height="0.012cm" svg:x="1.808cm" svg:y="1.601cm" svg:viewBox="0 0 13 13" draw:points="0,5 8,0 13,6 4,12 4,13">
            <text:p/>
          </draw:polygon>
          <draw:polygon draw:style-name="gr3" draw:layer="layout" svg:width="0.012cm" svg:height="0.012cm" svg:x="1.808cm" svg:y="1.601cm" svg:viewBox="0 0 13 13" draw:points="0,5 8,0 13,6 4,12 4,13">
            <text:p/>
          </draw:polygon>
          <draw:polygon draw:style-name="gr2" draw:layer="layout" svg:width="0.011cm" svg:height="0.011cm" svg:x="1.813cm" svg:y="1.607cm" svg:viewBox="0 0 12 12" draw:points="0,5 8,0 12,6 3,12 4,12">
            <text:p/>
          </draw:polygon>
          <draw:polygon draw:style-name="gr3" draw:layer="layout" svg:width="0.011cm" svg:height="0.011cm" svg:x="1.813cm" svg:y="1.607cm" svg:viewBox="0 0 12 12" draw:points="0,5 8,0 12,6 3,12 4,12">
            <text:p/>
          </draw:polygon>
          <draw:polygon draw:style-name="gr2" draw:layer="layout" svg:width="0.011cm" svg:height="0.011cm" svg:x="1.816cm" svg:y="1.613cm" svg:viewBox="0 0 12 12" draw:points="0,5 8,0 12,7 3,12">
            <text:p/>
          </draw:polygon>
          <draw:polygon draw:style-name="gr3" draw:layer="layout" svg:width="0.011cm" svg:height="0.011cm" svg:x="1.816cm" svg:y="1.613cm" svg:viewBox="0 0 12 12" draw:points="0,5 8,0 12,7 3,12">
            <text:p/>
          </draw:polygon>
          <draw:polygon draw:style-name="gr2" draw:layer="layout" svg:width="0.011cm" svg:height="0.01cm" svg:x="1.82cm" svg:y="1.62cm" svg:viewBox="0 0 12 11" draw:points="0,4 8,0 12,6 3,11">
            <text:p/>
          </draw:polygon>
          <draw:polygon draw:style-name="gr3" draw:layer="layout" svg:width="0.011cm" svg:height="0.01cm" svg:x="1.82cm" svg:y="1.62cm" svg:viewBox="0 0 12 11" draw:points="0,4 8,0 12,6 3,11">
            <text:p/>
          </draw:polygon>
          <draw:polygon draw:style-name="gr2" draw:layer="layout" svg:width="0.011cm" svg:height="0.01cm" svg:x="1.823cm" svg:y="1.626cm" svg:viewBox="0 0 12 11" draw:points="0,4 8,0 12,7 2,10 2,11">
            <text:p/>
          </draw:polygon>
          <draw:polygon draw:style-name="gr3" draw:layer="layout" svg:width="0.011cm" svg:height="0.01cm" svg:x="1.823cm" svg:y="1.626cm" svg:viewBox="0 0 12 11" draw:points="0,4 8,0 12,7 2,10 2,11">
            <text:p/>
          </draw:polygon>
          <draw:polygon draw:style-name="gr2" draw:layer="layout" svg:width="0.011cm" svg:height="0.01cm" svg:x="1.825cm" svg:y="1.633cm" svg:viewBox="0 0 12 11" draw:points="0,3 9,0 12,7 12,7 2,10 2,11">
            <text:p/>
          </draw:polygon>
          <draw:polygon draw:style-name="gr3" draw:layer="layout" svg:width="0.011cm" svg:height="0.01cm" svg:x="1.825cm" svg:y="1.633cm" svg:viewBox="0 0 12 11" draw:points="0,3 9,0 12,7 12,7 2,10 2,11">
            <text:p/>
          </draw:polygon>
          <draw:polygon draw:style-name="gr2" draw:layer="layout" svg:width="0.011cm" svg:height="0.009cm" svg:x="1.827cm" svg:y="1.639cm" svg:viewBox="0 0 12 10" draw:points="0,2 9,0 12,7 2,9 2,10">
            <text:p/>
          </draw:polygon>
          <draw:polygon draw:style-name="gr3" draw:layer="layout" svg:width="0.011cm" svg:height="0.009cm" svg:x="1.827cm" svg:y="1.639cm" svg:viewBox="0 0 12 10" draw:points="0,2 9,0 12,7 2,9 2,10">
            <text:p/>
          </draw:polygon>
          <draw:polygon draw:style-name="gr2" draw:layer="layout" svg:width="0.01cm" svg:height="0.009cm" svg:x="1.83cm" svg:y="1.645cm" svg:viewBox="0 0 11 10" draw:points="0,2 8,0 10,7 11,7 1,10">
            <text:p/>
          </draw:polygon>
          <draw:polygon draw:style-name="gr3" draw:layer="layout" svg:width="0.01cm" svg:height="0.009cm" svg:x="1.83cm" svg:y="1.645cm" svg:viewBox="0 0 11 10" draw:points="0,2 8,0 10,7 11,7 1,10">
            <text:p/>
          </draw:polygon>
          <draw:polygon draw:style-name="gr2" draw:layer="layout" svg:width="0.01cm" svg:height="0.008cm" svg:x="1.831cm" svg:y="1.652cm" svg:viewBox="0 0 11 9" draw:points="0,2 10,0 11,7 1,9">
            <text:p/>
          </draw:polygon>
          <draw:polygon draw:style-name="gr3" draw:layer="layout" svg:width="0.01cm" svg:height="0.008cm" svg:x="1.831cm" svg:y="1.652cm" svg:viewBox="0 0 11 9" draw:points="0,2 10,0 11,7 1,9">
            <text:p/>
          </draw:polygon>
          <draw:polygon draw:style-name="gr2" draw:layer="layout" svg:width="0.01cm" svg:height="0.008cm" svg:x="1.833cm" svg:y="1.659cm" svg:viewBox="0 0 11 9" draw:points="0,1 9,0 11,7 11,7 1,8 1,9">
            <text:p/>
          </draw:polygon>
          <draw:polygon draw:style-name="gr3" draw:layer="layout" svg:width="0.01cm" svg:height="0.008cm" svg:x="1.833cm" svg:y="1.659cm" svg:viewBox="0 0 11 9" draw:points="0,1 9,0 11,7 11,7 1,8 1,9">
            <text:p/>
          </draw:polygon>
          <draw:polygon draw:style-name="gr2" draw:layer="layout" svg:width="0.009cm" svg:height="0.007cm" svg:x="1.834cm" svg:y="1.665cm" svg:viewBox="0 0 10 8" draw:points="0,0 9,0 10,7 0,8">
            <text:p/>
          </draw:polygon>
          <draw:polygon draw:style-name="gr3" draw:layer="layout" svg:width="0.009cm" svg:height="0.007cm" svg:x="1.834cm" svg:y="1.665cm" svg:viewBox="0 0 10 8" draw:points="0,0 9,0 10,7 0,8">
            <text:p/>
          </draw:polygon>
          <draw:polygon draw:style-name="gr2" draw:layer="layout" svg:width="0.009cm" svg:height="0.007cm" svg:x="1.834cm" svg:y="1.672cm" svg:viewBox="0 0 10 8" draw:points="0,0 10,0 10,7 10,8 0,8">
            <text:p/>
          </draw:polygon>
          <draw:polygon draw:style-name="gr3" draw:layer="layout" svg:width="0.009cm" svg:height="0.007cm" svg:x="1.834cm" svg:y="1.672cm" svg:viewBox="0 0 10 8" draw:points="0,0 10,0 10,7 10,8 0,8">
            <text:p/>
          </draw:polygon>
          <draw:polygon draw:style-name="gr2" draw:layer="layout" svg:width="0.009cm" svg:height="0.001cm" svg:x="1.834cm" svg:y="1.679cm" svg:viewBox="0 0 10 2" draw:points="0,2 10,2 0,0">
            <text:p/>
          </draw:polygon>
          <draw:polygon draw:style-name="gr3" draw:layer="layout" svg:width="0.009cm" svg:height="0.001cm" svg:x="1.834cm" svg:y="1.679cm" svg:viewBox="0 0 10 2" draw:points="0,2 10,2 0,0">
            <text:p/>
          </draw:polygon>
          <draw:polygon draw:style-name="gr2" draw:layer="layout" svg:width="0.009cm" svg:height="0.007cm" svg:x="1.834cm" svg:y="1.679cm" svg:viewBox="0 0 10 8" draw:points="0,0 10,0 10,8 0,7">
            <text:p/>
          </draw:polygon>
          <draw:polygon draw:style-name="gr3" draw:layer="layout" svg:width="0.009cm" svg:height="0.007cm" svg:x="1.834cm" svg:y="1.679cm" svg:viewBox="0 0 10 8" draw:points="0,0 10,0 10,8 0,7">
            <text:p/>
          </draw:polygon>
          <draw:polygon draw:style-name="gr2" draw:layer="layout" svg:width="0.009cm" svg:height="0.008cm" svg:x="1.834cm" svg:y="1.685cm" svg:viewBox="0 0 10 9" draw:points="0,0 10,1 9,9 0,7 0,8">
            <text:p/>
          </draw:polygon>
          <draw:polygon draw:style-name="gr3" draw:layer="layout" svg:width="0.009cm" svg:height="0.008cm" svg:x="1.834cm" svg:y="1.685cm" svg:viewBox="0 0 10 9" draw:points="0,0 10,1 9,9 0,7 0,8">
            <text:p/>
          </draw:polygon>
          <draw:polygon draw:style-name="gr2" draw:layer="layout" svg:width="0.01cm" svg:height="0.008cm" svg:x="1.833cm" svg:y="1.691cm" svg:viewBox="0 0 11 9" draw:points="1,0 11,1 9,8 9,9 0,6">
            <text:p/>
          </draw:polygon>
          <draw:polygon draw:style-name="gr3" draw:layer="layout" svg:width="0.01cm" svg:height="0.008cm" svg:x="1.833cm" svg:y="1.691cm" svg:viewBox="0 0 11 9" draw:points="1,0 11,1 9,8 9,9 0,6">
            <text:p/>
          </draw:polygon>
          <draw:polygon draw:style-name="gr2" draw:layer="layout" svg:width="0.01cm" svg:height="0.008cm" svg:x="1.831cm" svg:y="1.697cm" svg:viewBox="0 0 11 9" draw:points="1,0 11,2 9,9 0,6">
            <text:p/>
          </draw:polygon>
          <draw:polygon draw:style-name="gr3" draw:layer="layout" svg:width="0.01cm" svg:height="0.008cm" svg:x="1.831cm" svg:y="1.697cm" svg:viewBox="0 0 11 9" draw:points="1,0 11,2 9,9 0,6">
            <text:p/>
          </draw:polygon>
          <draw:polygon draw:style-name="gr2" draw:layer="layout" svg:width="0.01cm" svg:height="0.009cm" svg:x="1.83cm" svg:y="1.704cm" svg:viewBox="0 0 11 10" draw:points="1,0 11,2 8,10 0,6 0,7">
            <text:p/>
          </draw:polygon>
          <draw:polygon draw:style-name="gr3" draw:layer="layout" svg:width="0.01cm" svg:height="0.009cm" svg:x="1.83cm" svg:y="1.704cm" svg:viewBox="0 0 11 10" draw:points="1,0 11,2 8,10 0,6 0,7">
            <text:p/>
          </draw:polygon>
          <draw:polygon draw:style-name="gr2" draw:layer="layout" svg:width="0.01cm" svg:height="0.01cm" svg:x="1.828cm" svg:y="1.71cm" svg:viewBox="0 0 11 11" draw:points="2,0 11,3 8,11 0,7 0,7">
            <text:p/>
          </draw:polygon>
          <draw:polygon draw:style-name="gr3" draw:layer="layout" svg:width="0.01cm" svg:height="0.01cm" svg:x="1.828cm" svg:y="1.71cm" svg:viewBox="0 0 11 11" draw:points="2,0 11,3 8,11 0,7 0,7">
            <text:p/>
          </draw:polygon>
          <draw:polygon draw:style-name="gr2" draw:layer="layout" svg:width="0.011cm" svg:height="0.01cm" svg:x="1.825cm" svg:y="1.716cm" svg:viewBox="0 0 12 11" draw:points="2,0 12,3 9,11 0,6 0,6">
            <text:p/>
          </draw:polygon>
          <draw:polygon draw:style-name="gr3" draw:layer="layout" svg:width="0.011cm" svg:height="0.01cm" svg:x="1.825cm" svg:y="1.716cm" svg:viewBox="0 0 12 11" draw:points="2,0 12,3 9,11 0,6 0,6">
            <text:p/>
          </draw:polygon>
          <draw:polygon draw:style-name="gr2" draw:layer="layout" svg:width="0.011cm" svg:height="0.01cm" svg:x="1.823cm" svg:y="1.722cm" svg:viewBox="0 0 12 11" draw:points="2,0 12,4 8,11 0,7">
            <text:p/>
          </draw:polygon>
          <draw:polygon draw:style-name="gr3" draw:layer="layout" svg:width="0.011cm" svg:height="0.01cm" svg:x="1.823cm" svg:y="1.722cm" svg:viewBox="0 0 12 11" draw:points="2,0 12,4 8,11 0,7">
            <text:p/>
          </draw:polygon>
          <draw:polygon draw:style-name="gr2" draw:layer="layout" svg:width="0.011cm" svg:height="0.01cm" svg:x="1.82cm" svg:y="1.728cm" svg:viewBox="0 0 12 11" draw:points="3,0 12,3 8,11 0,6">
            <text:p/>
          </draw:polygon>
          <draw:polygon draw:style-name="gr3" draw:layer="layout" svg:width="0.011cm" svg:height="0.01cm" svg:x="1.82cm" svg:y="1.728cm" svg:viewBox="0 0 12 11" draw:points="3,0 12,3 8,11 0,6">
            <text:p/>
          </draw:polygon>
          <draw:polygon draw:style-name="gr2" draw:layer="layout" svg:width="0.011cm" svg:height="0.011cm" svg:x="1.816cm" svg:y="1.734cm" svg:viewBox="0 0 12 12" draw:points="3,0 12,5 8,12 0,6">
            <text:p/>
          </draw:polygon>
          <draw:polygon draw:style-name="gr3" draw:layer="layout" svg:width="0.011cm" svg:height="0.011cm" svg:x="1.816cm" svg:y="1.734cm" svg:viewBox="0 0 12 12" draw:points="3,0 12,5 8,12 0,6">
            <text:p/>
          </draw:polygon>
          <draw:polygon draw:style-name="gr2" draw:layer="layout" svg:width="0.011cm" svg:height="0.011cm" svg:x="1.813cm" svg:y="1.741cm" svg:viewBox="0 0 12 12" draw:points="4,0 12,5 8,12 0,6">
            <text:p/>
          </draw:polygon>
          <draw:polygon draw:style-name="gr3" draw:layer="layout" svg:width="0.011cm" svg:height="0.011cm" svg:x="1.813cm" svg:y="1.741cm" svg:viewBox="0 0 12 12" draw:points="4,0 12,5 8,12 0,6">
            <text:p/>
          </draw:polygon>
          <draw:polygon draw:style-name="gr2" draw:layer="layout" svg:width="0.012cm" svg:height="0.012cm" svg:x="1.808cm" svg:y="1.746cm" svg:viewBox="0 0 13 13" draw:points="4,0 13,5 8,12 8,13 0,6 0,6">
            <text:p/>
          </draw:polygon>
          <draw:polygon draw:style-name="gr3" draw:layer="layout" svg:width="0.012cm" svg:height="0.012cm" svg:x="1.808cm" svg:y="1.746cm" svg:viewBox="0 0 13 13" draw:points="4,0 13,5 8,12 8,13 0,6 0,6">
            <text:p/>
          </draw:polygon>
          <draw:polygon draw:style-name="gr2" draw:layer="layout" svg:width="0.012cm" svg:height="0.012cm" svg:x="1.804cm" svg:y="1.752cm" svg:viewBox="0 0 13 13" draw:points="4,0 13,6 7,13 0,6">
            <text:p/>
          </draw:polygon>
          <draw:polygon draw:style-name="gr3" draw:layer="layout" svg:width="0.012cm" svg:height="0.012cm" svg:x="1.804cm" svg:y="1.752cm" svg:viewBox="0 0 13 13" draw:points="4,0 13,6 7,13 0,6">
            <text:p/>
          </draw:polygon>
          <draw:polygon draw:style-name="gr2" draw:layer="layout" svg:width="0.012cm" svg:height="0.012cm" svg:x="1.799cm" svg:y="1.758cm" svg:viewBox="0 0 13 13" draw:points="5,0 13,6 7,13 0,6">
            <text:p/>
          </draw:polygon>
          <draw:polygon draw:style-name="gr3" draw:layer="layout" svg:width="0.012cm" svg:height="0.012cm" svg:x="1.799cm" svg:y="1.758cm" svg:viewBox="0 0 13 13" draw:points="5,0 13,6 7,13 0,6">
            <text:p/>
          </draw:polygon>
          <draw:polygon draw:style-name="gr2" draw:layer="layout" svg:width="0.012cm" svg:height="0.012cm" svg:x="1.794cm" svg:y="1.764cm" svg:viewBox="0 0 13 13" draw:points="5,0 13,6 7,13 6,13 0,6">
            <text:p/>
          </draw:polygon>
          <draw:polygon draw:style-name="gr3" draw:layer="layout" svg:width="0.012cm" svg:height="0.012cm" svg:x="1.794cm" svg:y="1.764cm" svg:viewBox="0 0 13 13" draw:points="5,0 13,6 7,13 6,13 0,6">
            <text:p/>
          </draw:polygon>
          <draw:polygon draw:style-name="gr2" draw:layer="layout" svg:width="0.012cm" svg:height="0.012cm" svg:x="1.789cm" svg:y="1.77cm" svg:viewBox="0 0 13 13" draw:points="6,0 13,6 7,12 7,13 0,6">
            <text:p/>
          </draw:polygon>
          <draw:polygon draw:style-name="gr3" draw:layer="layout" svg:width="0.012cm" svg:height="0.012cm" svg:x="1.789cm" svg:y="1.77cm" svg:viewBox="0 0 13 13" draw:points="6,0 13,6 7,12 7,13 0,6">
            <text:p/>
          </draw:polygon>
          <draw:polygon draw:style-name="gr2" draw:layer="layout" svg:width="0.012cm" svg:height="0.012cm" svg:x="1.783cm" svg:y="1.776cm" svg:viewBox="0 0 13 13" draw:points="5,0 13,6 6,13 0,5">
            <text:p/>
          </draw:polygon>
          <draw:polygon draw:style-name="gr3" draw:layer="layout" svg:width="0.012cm" svg:height="0.012cm" svg:x="1.783cm" svg:y="1.776cm" svg:viewBox="0 0 13 13" draw:points="5,0 13,6 6,13 0,5">
            <text:p/>
          </draw:polygon>
          <draw:polygon draw:style-name="gr2" draw:layer="layout" svg:width="0.012cm" svg:height="0.012cm" svg:x="1.777cm" svg:y="1.781cm" svg:viewBox="0 0 13 13" draw:points="6,0 13,6 6,12 6,13 0,6">
            <text:p/>
          </draw:polygon>
          <draw:polygon draw:style-name="gr3" draw:layer="layout" svg:width="0.012cm" svg:height="0.012cm" svg:x="1.777cm" svg:y="1.781cm" svg:viewBox="0 0 13 13" draw:points="6,0 13,6 6,12 6,13 0,6">
            <text:p/>
          </draw:polygon>
          <draw:polygon draw:style-name="gr2" draw:layer="layout" svg:width="0.012cm" svg:height="0.012cm" svg:x="1.771cm" svg:y="1.787cm" svg:viewBox="0 0 13 13" draw:points="6,0 13,6 6,13 0,5">
            <text:p/>
          </draw:polygon>
          <draw:polygon draw:style-name="gr3" draw:layer="layout" svg:width="0.012cm" svg:height="0.012cm" svg:x="1.771cm" svg:y="1.787cm" svg:viewBox="0 0 13 13" draw:points="6,0 13,6 6,13 0,5">
            <text:p/>
          </draw:polygon>
          <draw:polygon draw:style-name="gr2" draw:layer="layout" svg:width="0.013cm" svg:height="0.013cm" svg:x="1.764cm" svg:y="1.793cm" svg:viewBox="0 0 14 14" draw:points="7,0 14,7 6,14 0,6">
            <text:p/>
          </draw:polygon>
          <draw:polygon draw:style-name="gr3" draw:layer="layout" svg:width="0.013cm" svg:height="0.013cm" svg:x="1.764cm" svg:y="1.793cm" svg:viewBox="0 0 14 14" draw:points="7,0 14,7 6,14 0,6">
            <text:p/>
          </draw:polygon>
          <draw:polygon draw:style-name="gr2" draw:layer="layout" svg:width="0.013cm" svg:height="0.013cm" svg:x="1.757cm" svg:y="1.798cm" svg:viewBox="0 0 14 14" draw:points="7,0 14,7 6,14 0,6">
            <text:p/>
          </draw:polygon>
          <draw:polygon draw:style-name="gr3" draw:layer="layout" svg:width="0.013cm" svg:height="0.013cm" svg:x="1.757cm" svg:y="1.798cm" svg:viewBox="0 0 14 14" draw:points="7,0 14,7 6,14 0,6">
            <text:p/>
          </draw:polygon>
          <draw:polygon draw:style-name="gr2" draw:layer="layout" svg:width="0.013cm" svg:height="0.013cm" svg:x="1.749cm" svg:y="1.804cm" svg:viewBox="0 0 14 14" draw:points="7,0 14,7 6,14 5,14 0,5">
            <text:p/>
          </draw:polygon>
          <draw:polygon draw:style-name="gr3" draw:layer="layout" svg:width="0.013cm" svg:height="0.013cm" svg:x="1.749cm" svg:y="1.804cm" svg:viewBox="0 0 14 14" draw:points="7,0 14,7 6,14 5,14 0,5">
            <text:p/>
          </draw:polygon>
          <draw:polygon draw:style-name="gr2" draw:layer="layout" svg:width="0.012cm" svg:height="0.013cm" svg:x="1.742cm" svg:y="1.81cm" svg:viewBox="0 0 13 14" draw:points="7,0 13,8 5,14 0,5">
            <text:p/>
          </draw:polygon>
          <draw:polygon draw:style-name="gr3" draw:layer="layout" svg:width="0.012cm" svg:height="0.013cm" svg:x="1.742cm" svg:y="1.81cm" svg:viewBox="0 0 13 14" draw:points="7,0 13,8 5,14 0,5">
            <text:p/>
          </draw:polygon>
          <draw:polygon draw:style-name="gr2" draw:layer="layout" svg:width="0.013cm" svg:height="0.013cm" svg:x="1.734cm" svg:y="1.815cm" svg:viewBox="0 0 14 14" draw:points="8,0 14,7 5,14 0,5">
            <text:p/>
          </draw:polygon>
          <draw:polygon draw:style-name="gr3" draw:layer="layout" svg:width="0.013cm" svg:height="0.013cm" svg:x="1.734cm" svg:y="1.815cm" svg:viewBox="0 0 14 14" draw:points="8,0 14,7 5,14 0,5">
            <text:p/>
          </draw:polygon>
          <draw:polygon draw:style-name="gr2" draw:layer="layout" svg:width="0.013cm" svg:height="0.013cm" svg:x="1.725cm" svg:y="1.82cm" svg:viewBox="0 0 14 14" draw:points="8,0 14,8 5,14 0,5">
            <text:p/>
          </draw:polygon>
          <draw:polygon draw:style-name="gr3" draw:layer="layout" svg:width="0.013cm" svg:height="0.013cm" svg:x="1.725cm" svg:y="1.82cm" svg:viewBox="0 0 14 14" draw:points="8,0 14,8 5,14 0,5">
            <text:p/>
          </draw:polygon>
          <draw:polygon draw:style-name="gr2" draw:layer="layout" svg:width="0.014cm" svg:height="0.013cm" svg:x="1.717cm" svg:y="1.825cm" svg:viewBox="0 0 15 14" draw:points="9,0 15,8 4,14 0,5">
            <text:p/>
          </draw:polygon>
          <draw:polygon draw:style-name="gr3" draw:layer="layout" svg:width="0.014cm" svg:height="0.013cm" svg:x="1.717cm" svg:y="1.825cm" svg:viewBox="0 0 15 14" draw:points="9,0 15,8 4,14 0,5">
            <text:p/>
          </draw:polygon>
          <draw:polygon draw:style-name="gr2" draw:layer="layout" svg:width="0.013cm" svg:height="0.013cm" svg:x="1.708cm" svg:y="1.831cm" svg:viewBox="0 0 14 14" draw:points="9,0 14,8 4,14 0,5 0,5">
            <text:p/>
          </draw:polygon>
          <draw:polygon draw:style-name="gr3" draw:layer="layout" svg:width="0.013cm" svg:height="0.013cm" svg:x="1.708cm" svg:y="1.831cm" svg:viewBox="0 0 14 14" draw:points="9,0 14,8 4,14 0,5 0,5">
            <text:p/>
          </draw:polygon>
          <draw:polygon draw:style-name="gr2" draw:layer="layout" svg:width="0.013cm" svg:height="0.013cm" svg:x="1.699cm" svg:y="1.836cm" svg:viewBox="0 0 14 14" draw:points="9,0 14,8 4,14 0,5">
            <text:p/>
          </draw:polygon>
          <draw:polygon draw:style-name="gr3" draw:layer="layout" svg:width="0.013cm" svg:height="0.013cm" svg:x="1.699cm" svg:y="1.836cm" svg:viewBox="0 0 14 14" draw:points="9,0 14,8 4,14 0,5">
            <text:p/>
          </draw:polygon>
          <draw:polygon draw:style-name="gr2" draw:layer="layout" svg:width="0.014cm" svg:height="0.013cm" svg:x="1.689cm" svg:y="1.842cm" svg:viewBox="0 0 15 14" draw:points="10,0 15,8 4,14 0,5">
            <text:p/>
          </draw:polygon>
          <draw:polygon draw:style-name="gr3" draw:layer="layout" svg:width="0.014cm" svg:height="0.013cm" svg:x="1.689cm" svg:y="1.842cm" svg:viewBox="0 0 15 14" draw:points="10,0 15,8 4,14 0,5">
            <text:p/>
          </draw:polygon>
          <draw:polygon draw:style-name="gr2" draw:layer="layout" svg:width="0.014cm" svg:height="0.013cm" svg:x="1.68cm" svg:y="1.847cm" svg:viewBox="0 0 15 14" draw:points="10,0 15,8 4,14 0,5">
            <text:p/>
          </draw:polygon>
          <draw:polygon draw:style-name="gr3" draw:layer="layout" svg:width="0.014cm" svg:height="0.013cm" svg:x="1.68cm" svg:y="1.847cm" svg:viewBox="0 0 15 14" draw:points="10,0 15,8 4,14 0,5">
            <text:p/>
          </draw:polygon>
          <draw:polygon draw:style-name="gr2" draw:layer="layout" svg:width="0.014cm" svg:height="0.013cm" svg:x="1.67cm" svg:y="1.852cm" svg:viewBox="0 0 15 14" draw:points="10,0 15,8 4,13 4,14 0,5">
            <text:p/>
          </draw:polygon>
          <draw:polygon draw:style-name="gr3" draw:layer="layout" svg:width="0.014cm" svg:height="0.013cm" svg:x="1.67cm" svg:y="1.852cm" svg:viewBox="0 0 15 14" draw:points="10,0 15,8 4,13 4,14 0,5">
            <text:p/>
          </draw:polygon>
          <draw:polygon draw:style-name="gr2" draw:layer="layout" svg:width="0.014cm" svg:height="0.013cm" svg:x="1.66cm" svg:y="1.857cm" svg:viewBox="0 0 15 14" draw:points="10,0 15,8 4,14 0,5">
            <text:p/>
          </draw:polygon>
          <draw:polygon draw:style-name="gr3" draw:layer="layout" svg:width="0.014cm" svg:height="0.013cm" svg:x="1.66cm" svg:y="1.857cm" svg:viewBox="0 0 15 14" draw:points="10,0 15,8 4,14 0,5">
            <text:p/>
          </draw:polygon>
          <draw:polygon draw:style-name="gr2" draw:layer="layout" svg:width="0.014cm" svg:height="0.013cm" svg:x="1.649cm" svg:y="1.862cm" svg:viewBox="0 0 15 14" draw:points="10,0 15,8 3,14 0,5">
            <text:p/>
          </draw:polygon>
          <draw:polygon draw:style-name="gr3" draw:layer="layout" svg:width="0.014cm" svg:height="0.013cm" svg:x="1.649cm" svg:y="1.862cm" svg:viewBox="0 0 15 14" draw:points="10,0 15,8 3,14 0,5">
            <text:p/>
          </draw:polygon>
          <draw:polygon draw:style-name="gr2" draw:layer="layout" svg:width="0.014cm" svg:height="0.013cm" svg:x="1.639cm" svg:y="1.867cm" svg:viewBox="0 0 15 14" draw:points="11,0 15,8 3,14 0,5">
            <text:p/>
          </draw:polygon>
          <draw:polygon draw:style-name="gr3" draw:layer="layout" svg:width="0.014cm" svg:height="0.013cm" svg:x="1.639cm" svg:y="1.867cm" svg:viewBox="0 0 15 14" draw:points="11,0 15,8 3,14 0,5">
            <text:p/>
          </draw:polygon>
          <draw:polygon draw:style-name="gr2" draw:layer="layout" svg:width="0.015cm" svg:height="0.013cm" svg:x="1.627cm" svg:y="1.871cm" svg:viewBox="0 0 16 14" draw:points="12,0 16,8 3,14 0,4">
            <text:p/>
          </draw:polygon>
          <draw:polygon draw:style-name="gr3" draw:layer="layout" svg:width="0.015cm" svg:height="0.013cm" svg:x="1.627cm" svg:y="1.871cm" svg:viewBox="0 0 16 14" draw:points="12,0 16,8 3,14 0,4">
            <text:p/>
          </draw:polygon>
          <draw:polygon draw:style-name="gr2" draw:layer="layout" svg:width="0.015cm" svg:height="0.013cm" svg:x="1.616cm" svg:y="1.876cm" svg:viewBox="0 0 16 14" draw:points="12,0 16,8 3,14 0,4">
            <text:p/>
          </draw:polygon>
          <draw:polygon draw:style-name="gr3" draw:layer="layout" svg:width="0.015cm" svg:height="0.013cm" svg:x="1.616cm" svg:y="1.876cm" svg:viewBox="0 0 16 14" draw:points="12,0 16,8 3,14 0,4">
            <text:p/>
          </draw:polygon>
          <draw:polygon draw:style-name="gr2" draw:layer="layout" svg:width="0.015cm" svg:height="0.013cm" svg:x="1.604cm" svg:y="1.88cm" svg:viewBox="0 0 16 14" draw:points="12,0 16,9 3,14 0,4">
            <text:p/>
          </draw:polygon>
          <draw:polygon draw:style-name="gr3" draw:layer="layout" svg:width="0.015cm" svg:height="0.013cm" svg:x="1.604cm" svg:y="1.88cm" svg:viewBox="0 0 16 14" draw:points="12,0 16,9 3,14 0,4">
            <text:p/>
          </draw:polygon>
          <draw:polygon draw:style-name="gr2" draw:layer="layout" svg:width="0.015cm" svg:height="0.013cm" svg:x="1.593cm" svg:y="1.885cm" svg:viewBox="0 0 16 14" draw:points="12,0 16,9 3,14 0,4">
            <text:p/>
          </draw:polygon>
          <draw:polygon draw:style-name="gr3" draw:layer="layout" svg:width="0.015cm" svg:height="0.013cm" svg:x="1.593cm" svg:y="1.885cm" svg:viewBox="0 0 16 14" draw:points="12,0 16,9 3,14 0,4">
            <text:p/>
          </draw:polygon>
          <draw:polygon draw:style-name="gr2" draw:layer="layout" svg:width="0.015cm" svg:height="0.013cm" svg:x="1.58cm" svg:y="1.89cm" svg:viewBox="0 0 16 14" draw:points="13,0 16,9 3,14 0,4">
            <text:p/>
          </draw:polygon>
          <draw:polygon draw:style-name="gr3" draw:layer="layout" svg:width="0.015cm" svg:height="0.013cm" svg:x="1.58cm" svg:y="1.89cm" svg:viewBox="0 0 16 14" draw:points="13,0 16,9 3,14 0,4">
            <text:p/>
          </draw:polygon>
          <draw:polygon draw:style-name="gr2" draw:layer="layout" svg:width="0.015cm" svg:height="0.013cm" svg:x="1.568cm" svg:y="1.894cm" svg:viewBox="0 0 16 14" draw:points="12,0 16,9 3,14 0,4">
            <text:p/>
          </draw:polygon>
          <draw:polygon draw:style-name="gr3" draw:layer="layout" svg:width="0.015cm" svg:height="0.013cm" svg:x="1.568cm" svg:y="1.894cm" svg:viewBox="0 0 16 14" draw:points="12,0 16,9 3,14 0,4">
            <text:p/>
          </draw:polygon>
          <draw:polygon draw:style-name="gr2" draw:layer="layout" svg:width="0.016cm" svg:height="0.013cm" svg:x="1.556cm" svg:y="1.898cm" svg:viewBox="0 0 17 14" draw:points="13,0 17,9 3,14 0,4">
            <text:p/>
          </draw:polygon>
          <draw:polygon draw:style-name="gr3" draw:layer="layout" svg:width="0.016cm" svg:height="0.013cm" svg:x="1.556cm" svg:y="1.898cm" svg:viewBox="0 0 17 14" draw:points="13,0 17,9 3,14 0,4">
            <text:p/>
          </draw:polygon>
          <draw:polygon draw:style-name="gr2" draw:layer="layout" svg:width="0.015cm" svg:height="0.012cm" svg:x="1.543cm" svg:y="1.903cm" svg:viewBox="0 0 16 13" draw:points="13,0 16,9 2,13 0,4">
            <text:p/>
          </draw:polygon>
          <draw:polygon draw:style-name="gr3" draw:layer="layout" svg:width="0.015cm" svg:height="0.012cm" svg:x="1.543cm" svg:y="1.903cm" svg:viewBox="0 0 16 13" draw:points="13,0 16,9 2,13 0,4">
            <text:p/>
          </draw:polygon>
          <draw:polygon draw:style-name="gr2" draw:layer="layout" svg:width="0.016cm" svg:height="0.012cm" svg:x="1.53cm" svg:y="1.907cm" svg:viewBox="0 0 17 13" draw:points="14,0 17,8 3,13 0,4">
            <text:p/>
          </draw:polygon>
          <draw:polygon draw:style-name="gr3" draw:layer="layout" svg:width="0.016cm" svg:height="0.012cm" svg:x="1.53cm" svg:y="1.907cm" svg:viewBox="0 0 17 13" draw:points="14,0 17,8 3,13 0,4">
            <text:p/>
          </draw:polygon>
          <draw:polygon draw:style-name="gr2" draw:layer="layout" svg:width="0.016cm" svg:height="0.013cm" svg:x="1.517cm" svg:y="1.911cm" svg:viewBox="0 0 17 14" draw:points="13,0 17,9 2,14 0,4">
            <text:p/>
          </draw:polygon>
          <draw:polygon draw:style-name="gr3" draw:layer="layout" svg:width="0.016cm" svg:height="0.013cm" svg:x="1.517cm" svg:y="1.911cm" svg:viewBox="0 0 17 14" draw:points="13,0 17,9 2,14 0,4">
            <text:p/>
          </draw:polygon>
          <draw:polygon draw:style-name="gr2" draw:layer="layout" svg:width="0.016cm" svg:height="0.012cm" svg:x="1.503cm" svg:y="1.915cm" svg:viewBox="0 0 17 13" draw:points="14,0 17,9 2,13 0,4">
            <text:p/>
          </draw:polygon>
          <draw:polygon draw:style-name="gr3" draw:layer="layout" svg:width="0.016cm" svg:height="0.012cm" svg:x="1.503cm" svg:y="1.915cm" svg:viewBox="0 0 17 13" draw:points="14,0 17,9 2,13 0,4">
            <text:p/>
          </draw:polygon>
          <draw:polygon draw:style-name="gr2" draw:layer="layout" svg:width="0.016cm" svg:height="0.012cm" svg:x="1.489cm" svg:y="1.919cm" svg:viewBox="0 0 17 13" draw:points="14,0 17,8 2,13 0,3">
            <text:p/>
          </draw:polygon>
          <draw:polygon draw:style-name="gr3" draw:layer="layout" svg:width="0.016cm" svg:height="0.012cm" svg:x="1.489cm" svg:y="1.919cm" svg:viewBox="0 0 17 13" draw:points="14,0 17,8 2,13 0,3">
            <text:p/>
          </draw:polygon>
          <draw:polygon draw:style-name="gr2" draw:layer="layout" svg:width="0.016cm" svg:height="0.013cm" svg:x="1.476cm" svg:y="1.922cm" svg:viewBox="0 0 17 14" draw:points="14,0 17,9 2,14 0,4">
            <text:p/>
          </draw:polygon>
          <draw:polygon draw:style-name="gr3" draw:layer="layout" svg:width="0.016cm" svg:height="0.013cm" svg:x="1.476cm" svg:y="1.922cm" svg:viewBox="0 0 17 14" draw:points="14,0 17,9 2,14 0,4">
            <text:p/>
          </draw:polygon>
          <draw:polygon draw:style-name="gr2" draw:layer="layout" svg:width="0.016cm" svg:height="0.012cm" svg:x="1.462cm" svg:y="1.926cm" svg:viewBox="0 0 17 13" draw:points="14,0 17,9 2,13 0,3">
            <text:p/>
          </draw:polygon>
          <draw:polygon draw:style-name="gr3" draw:layer="layout" svg:width="0.016cm" svg:height="0.012cm" svg:x="1.462cm" svg:y="1.926cm" svg:viewBox="0 0 17 13" draw:points="14,0 17,9 2,13 0,3">
            <text:p/>
          </draw:polygon>
          <draw:polygon draw:style-name="gr2" draw:layer="layout" svg:width="0.016cm" svg:height="0.012cm" svg:x="1.447cm" svg:y="1.93cm" svg:viewBox="0 0 17 13" draw:points="14,0 17,9 2,13 0,3">
            <text:p/>
          </draw:polygon>
          <draw:polygon draw:style-name="gr3" draw:layer="layout" svg:width="0.016cm" svg:height="0.012cm" svg:x="1.447cm" svg:y="1.93cm" svg:viewBox="0 0 17 13" draw:points="14,0 17,9 2,13 0,3">
            <text:p/>
          </draw:polygon>
          <draw:polygon draw:style-name="gr2" draw:layer="layout" svg:width="0.016cm" svg:height="0.012cm" svg:x="1.433cm" svg:y="1.933cm" svg:viewBox="0 0 17 13" draw:points="14,0 17,9 1,13 0,3">
            <text:p/>
          </draw:polygon>
          <draw:polygon draw:style-name="gr3" draw:layer="layout" svg:width="0.016cm" svg:height="0.012cm" svg:x="1.433cm" svg:y="1.933cm" svg:viewBox="0 0 17 13" draw:points="14,0 17,9 1,13 0,3">
            <text:p/>
          </draw:polygon>
          <draw:polygon draw:style-name="gr2" draw:layer="layout" svg:width="0.016cm" svg:height="0.012cm" svg:x="1.418cm" svg:y="1.937cm" svg:viewBox="0 0 17 13" draw:points="15,0 17,9 2,13 0,3">
            <text:p/>
          </draw:polygon>
          <draw:polygon draw:style-name="gr3" draw:layer="layout" svg:width="0.016cm" svg:height="0.012cm" svg:x="1.418cm" svg:y="1.937cm" svg:viewBox="0 0 17 13" draw:points="15,0 17,9 2,13 0,3">
            <text:p/>
          </draw:polygon>
          <draw:polygon draw:style-name="gr2" draw:layer="layout" svg:width="0.017cm" svg:height="0.012cm" svg:x="1.403cm" svg:y="1.94cm" svg:viewBox="0 0 18 13" draw:points="15,0 18,9 2,13 0,3">
            <text:p/>
          </draw:polygon>
          <draw:polygon draw:style-name="gr3" draw:layer="layout" svg:width="0.017cm" svg:height="0.012cm" svg:x="1.403cm" svg:y="1.94cm" svg:viewBox="0 0 18 13" draw:points="15,0 18,9 2,13 0,3">
            <text:p/>
          </draw:polygon>
          <draw:polygon draw:style-name="gr2" draw:layer="layout" svg:width="0.018cm" svg:height="0.012cm" svg:x="1.388cm" svg:y="1.943cm" svg:viewBox="0 0 19 13" draw:points="16,0 19,9 1,13 0,3">
            <text:p/>
          </draw:polygon>
          <draw:polygon draw:style-name="gr3" draw:layer="layout" svg:width="0.018cm" svg:height="0.012cm" svg:x="1.388cm" svg:y="1.943cm" svg:viewBox="0 0 19 13" draw:points="16,0 19,9 1,13 0,3">
            <text:p/>
          </draw:polygon>
          <draw:polygon draw:style-name="gr2" draw:layer="layout" svg:width="0.017cm" svg:height="0.012cm" svg:x="1.373cm" svg:y="1.947cm" svg:viewBox="0 0 18 13" draw:points="16,0 18,9 1,13 1,13 0,3">
            <text:p/>
          </draw:polygon>
          <draw:polygon draw:style-name="gr3" draw:layer="layout" svg:width="0.017cm" svg:height="0.012cm" svg:x="1.373cm" svg:y="1.947cm" svg:viewBox="0 0 18 13" draw:points="16,0 18,9 1,13 1,13 0,3">
            <text:p/>
          </draw:polygon>
          <draw:polygon draw:style-name="gr2" draw:layer="layout" svg:width="0.017cm" svg:height="0.012cm" svg:x="1.357cm" svg:y="1.95cm" svg:viewBox="0 0 18 13" draw:points="16,0 18,9 2,13 0,3">
            <text:p/>
          </draw:polygon>
          <draw:polygon draw:style-name="gr3" draw:layer="layout" svg:width="0.017cm" svg:height="0.012cm" svg:x="1.357cm" svg:y="1.95cm" svg:viewBox="0 0 18 13" draw:points="16,0 18,9 2,13 0,3">
            <text:p/>
          </draw:polygon>
          <draw:polygon draw:style-name="gr2" draw:layer="layout" svg:width="0.017cm" svg:height="0.012cm" svg:x="1.342cm" svg:y="1.952cm" svg:viewBox="0 0 18 13" draw:points="15,0 18,10 1,13 0,3">
            <text:p/>
          </draw:polygon>
          <draw:polygon draw:style-name="gr3" draw:layer="layout" svg:width="0.017cm" svg:height="0.012cm" svg:x="1.342cm" svg:y="1.952cm" svg:viewBox="0 0 18 13" draw:points="15,0 18,10 1,13 0,3">
            <text:p/>
          </draw:polygon>
          <draw:polygon draw:style-name="gr2" draw:layer="layout" svg:width="0.017cm" svg:height="0.012cm" svg:x="1.326cm" svg:y="1.956cm" svg:viewBox="0 0 18 13" draw:points="16,0 18,9 1,13 0,3">
            <text:p/>
          </draw:polygon>
          <draw:polygon draw:style-name="gr3" draw:layer="layout" svg:width="0.017cm" svg:height="0.012cm" svg:x="1.326cm" svg:y="1.956cm" svg:viewBox="0 0 18 13" draw:points="16,0 18,9 1,13 0,3">
            <text:p/>
          </draw:polygon>
          <draw:polygon draw:style-name="gr2" draw:layer="layout" svg:width="0.017cm" svg:height="0.011cm" svg:x="1.31cm" svg:y="1.958cm" svg:viewBox="0 0 18 12" draw:points="16,0 18,9 1,12 0,2">
            <text:p/>
          </draw:polygon>
          <draw:polygon draw:style-name="gr3" draw:layer="layout" svg:width="0.017cm" svg:height="0.011cm" svg:x="1.31cm" svg:y="1.958cm" svg:viewBox="0 0 18 12" draw:points="16,0 18,9 1,12 0,2">
            <text:p/>
          </draw:polygon>
          <draw:polygon draw:style-name="gr2" draw:layer="layout" svg:width="0.018cm" svg:height="0.012cm" svg:x="1.294cm" svg:y="1.961cm" svg:viewBox="0 0 19 13" draw:points="17,0 19,9 1,13 0,2">
            <text:p/>
          </draw:polygon>
          <draw:polygon draw:style-name="gr3" draw:layer="layout" svg:width="0.018cm" svg:height="0.012cm" svg:x="1.294cm" svg:y="1.961cm" svg:viewBox="0 0 19 13" draw:points="17,0 19,9 1,13 0,2">
            <text:p/>
          </draw:polygon>
          <draw:polygon draw:style-name="gr2" draw:layer="layout" svg:width="0.018cm" svg:height="0.012cm" svg:x="1.277cm" svg:y="1.963cm" svg:viewBox="0 0 19 13" draw:points="17,0 19,10 1,13 0,3">
            <text:p/>
          </draw:polygon>
          <draw:polygon draw:style-name="gr3" draw:layer="layout" svg:width="0.018cm" svg:height="0.012cm" svg:x="1.277cm" svg:y="1.963cm" svg:viewBox="0 0 19 13" draw:points="17,0 19,10 1,13 0,3">
            <text:p/>
          </draw:polygon>
          <draw:polygon draw:style-name="gr2" draw:layer="layout" svg:width="0.018cm" svg:height="0.011cm" svg:x="1.261cm" svg:y="1.966cm" svg:viewBox="0 0 19 12" draw:points="17,0 19,9 1,12 0,2">
            <text:p/>
          </draw:polygon>
          <draw:polygon draw:style-name="gr3" draw:layer="layout" svg:width="0.018cm" svg:height="0.011cm" svg:x="1.261cm" svg:y="1.966cm" svg:viewBox="0 0 19 12" draw:points="17,0 19,9 1,12 0,2">
            <text:p/>
          </draw:polygon>
          <draw:polygon draw:style-name="gr2" draw:layer="layout" svg:width="0.018cm" svg:height="0.011cm" svg:x="1.244cm" svg:y="1.968cm" svg:viewBox="0 0 19 12" draw:points="17,0 19,9 1,12 0,2">
            <text:p/>
          </draw:polygon>
          <draw:polygon draw:style-name="gr3" draw:layer="layout" svg:width="0.018cm" svg:height="0.011cm" svg:x="1.244cm" svg:y="1.968cm" svg:viewBox="0 0 19 12" draw:points="17,0 19,9 1,12 0,2">
            <text:p/>
          </draw:polygon>
          <draw:polygon draw:style-name="gr2" draw:layer="layout" svg:width="0.018cm" svg:height="0.011cm" svg:x="1.228cm" svg:y="1.971cm" svg:viewBox="0 0 19 12" draw:points="17,0 19,9 0,12 0,2">
            <text:p/>
          </draw:polygon>
          <draw:polygon draw:style-name="gr3" draw:layer="layout" svg:width="0.018cm" svg:height="0.011cm" svg:x="1.228cm" svg:y="1.971cm" svg:viewBox="0 0 19 12" draw:points="17,0 19,9 0,12 0,2">
            <text:p/>
          </draw:polygon>
          <draw:polygon draw:style-name="gr2" draw:layer="layout" svg:width="0.018cm" svg:height="0.011cm" svg:x="1.211cm" svg:y="1.973cm" svg:viewBox="0 0 19 12" draw:points="18,0 19,9 0,12 0,1">
            <text:p/>
          </draw:polygon>
          <draw:polygon draw:style-name="gr3" draw:layer="layout" svg:width="0.018cm" svg:height="0.011cm" svg:x="1.211cm" svg:y="1.973cm" svg:viewBox="0 0 19 12" draw:points="18,0 19,9 0,12 0,1">
            <text:p/>
          </draw:polygon>
          <draw:polygon draw:style-name="gr2" draw:layer="layout" svg:width="0.018cm" svg:height="0.011cm" svg:x="1.193cm" svg:y="1.975cm" svg:viewBox="0 0 19 12" draw:points="18,0 19,10 1,12 0,12 0,2">
            <text:p/>
          </draw:polygon>
          <draw:polygon draw:style-name="gr3" draw:layer="layout" svg:width="0.018cm" svg:height="0.011cm" svg:x="1.193cm" svg:y="1.975cm" svg:viewBox="0 0 19 12" draw:points="18,0 19,10 1,12 0,12 0,2">
            <text:p/>
          </draw:polygon>
          <draw:polygon draw:style-name="gr2" draw:layer="layout" svg:width="0.018cm" svg:height="0.011cm" svg:x="1.176cm" svg:y="1.977cm" svg:viewBox="0 0 19 12" draw:points="18,0 19,9 0,12 0,1">
            <text:p/>
          </draw:polygon>
          <draw:polygon draw:style-name="gr3" draw:layer="layout" svg:width="0.018cm" svg:height="0.011cm" svg:x="1.176cm" svg:y="1.977cm" svg:viewBox="0 0 19 12" draw:points="18,0 19,9 0,12 0,1">
            <text:p/>
          </draw:polygon>
          <draw:polygon draw:style-name="gr2" draw:layer="layout" svg:width="0.018cm" svg:height="0.011cm" svg:x="1.159cm" svg:y="1.978cm" svg:viewBox="0 0 19 12" draw:points="18,0 19,10 0,12 0,2">
            <text:p/>
          </draw:polygon>
          <draw:polygon draw:style-name="gr3" draw:layer="layout" svg:width="0.018cm" svg:height="0.011cm" svg:x="1.159cm" svg:y="1.978cm" svg:viewBox="0 0 19 12" draw:points="18,0 19,10 0,12 0,2">
            <text:p/>
          </draw:polygon>
          <draw:polygon draw:style-name="gr2" draw:layer="layout" svg:width="0.018cm" svg:height="0.01cm" svg:x="1.141cm" svg:y="1.98cm" svg:viewBox="0 0 19 11" draw:points="18,0 19,9 0,11 0,1">
            <text:p/>
          </draw:polygon>
          <draw:polygon draw:style-name="gr3" draw:layer="layout" svg:width="0.018cm" svg:height="0.01cm" svg:x="1.141cm" svg:y="1.98cm" svg:viewBox="0 0 19 11" draw:points="18,0 19,9 0,11 0,1">
            <text:p/>
          </draw:polygon>
          <draw:polygon draw:style-name="gr2" draw:layer="layout" svg:width="0.018cm" svg:height="0.011cm" svg:x="1.124cm" svg:y="1.982cm" svg:viewBox="0 0 19 12" draw:points="18,0 19,10 0,12 0,1">
            <text:p/>
          </draw:polygon>
          <draw:polygon draw:style-name="gr3" draw:layer="layout" svg:width="0.018cm" svg:height="0.011cm" svg:x="1.124cm" svg:y="1.982cm" svg:viewBox="0 0 19 12" draw:points="18,0 19,10 0,12 0,1">
            <text:p/>
          </draw:polygon>
          <draw:polygon draw:style-name="gr2" draw:layer="layout" svg:width="0.018cm" svg:height="0.011cm" svg:x="1.106cm" svg:y="1.983cm" svg:viewBox="0 0 19 12" draw:points="18,0 19,10 0,12 0,1">
            <text:p/>
          </draw:polygon>
          <draw:polygon draw:style-name="gr3" draw:layer="layout" svg:width="0.018cm" svg:height="0.011cm" svg:x="1.106cm" svg:y="1.983cm" svg:viewBox="0 0 19 12" draw:points="18,0 19,10 0,12 0,1">
            <text:p/>
          </draw:polygon>
          <draw:polygon draw:style-name="gr2" draw:layer="layout" svg:width="0.019cm" svg:height="0.01cm" svg:x="1.088cm" svg:y="1.985cm" svg:viewBox="0 0 20 11" draw:points="19,0 20,9 0,11 0,0">
            <text:p/>
          </draw:polygon>
          <draw:polygon draw:style-name="gr3" draw:layer="layout" svg:width="0.019cm" svg:height="0.01cm" svg:x="1.088cm" svg:y="1.985cm" svg:viewBox="0 0 20 11" draw:points="19,0 20,9 0,11 0,0">
            <text:p/>
          </draw:polygon>
          <draw:polygon draw:style-name="gr2" draw:layer="layout" svg:width="0.019cm" svg:height="0.01cm" svg:x="1.07cm" svg:y="1.986cm" svg:viewBox="0 0 20 11" draw:points="19,0 20,10 0,11 0,1">
            <text:p/>
          </draw:polygon>
          <draw:polygon draw:style-name="gr3" draw:layer="layout" svg:width="0.019cm" svg:height="0.01cm" svg:x="1.07cm" svg:y="1.986cm" svg:viewBox="0 0 20 11" draw:points="19,0 20,10 0,11 0,1">
            <text:p/>
          </draw:polygon>
          <draw:polygon draw:style-name="gr2" draw:layer="layout" svg:width="0.019cm" svg:height="0.01cm" svg:x="1.052cm" svg:y="1.987cm" svg:viewBox="0 0 20 11" draw:points="19,0 20,10 0,11 0,0">
            <text:p/>
          </draw:polygon>
          <draw:polygon draw:style-name="gr3" draw:layer="layout" svg:width="0.019cm" svg:height="0.01cm" svg:x="1.052cm" svg:y="1.987cm" svg:viewBox="0 0 20 11" draw:points="19,0 20,10 0,11 0,0">
            <text:p/>
          </draw:polygon>
          <draw:polygon draw:style-name="gr2" draw:layer="layout" svg:width="0.019cm" svg:height="0.01cm" svg:x="1.033cm" svg:y="1.988cm" svg:viewBox="0 0 20 11" draw:points="19,0 20,10 1,11 0,0">
            <text:p/>
          </draw:polygon>
          <draw:polygon draw:style-name="gr3" draw:layer="layout" svg:width="0.019cm" svg:height="0.01cm" svg:x="1.033cm" svg:y="1.988cm" svg:viewBox="0 0 20 11" draw:points="19,0 20,10 1,11 0,0">
            <text:p/>
          </draw:polygon>
          <draw:polygon draw:style-name="gr2" draw:layer="layout" svg:width="0.019cm" svg:height="0.01cm" svg:x="1.015cm" svg:y="1.988cm" svg:viewBox="0 0 20 11" draw:points="18,0 20,10 0,11 0,0">
            <text:p/>
          </draw:polygon>
          <draw:polygon draw:style-name="gr3" draw:layer="layout" svg:width="0.019cm" svg:height="0.01cm" svg:x="1.015cm" svg:y="1.988cm" svg:viewBox="0 0 20 11" draw:points="18,0 20,10 0,11 0,0">
            <text:p/>
          </draw:polygon>
          <draw:polygon draw:style-name="gr2" draw:layer="layout" svg:width="0.018cm" svg:height="0.01cm" svg:x="0.997cm" svg:y="1.989cm" svg:viewBox="0 0 19 11" draw:points="18,0 19,10 0,11 0,0">
            <text:p/>
          </draw:polygon>
          <draw:polygon draw:style-name="gr3" draw:layer="layout" svg:width="0.018cm" svg:height="0.01cm" svg:x="0.997cm" svg:y="1.989cm" svg:viewBox="0 0 19 11" draw:points="18,0 19,10 0,11 0,0">
            <text:p/>
          </draw:polygon>
          <draw:polygon draw:style-name="gr2" draw:layer="layout" svg:width="0.019cm" svg:height="0.01cm" svg:x="0.978cm" svg:y="1.99cm" svg:viewBox="0 0 20 11" draw:points="20,0 20,10 0,11 0,0">
            <text:p/>
          </draw:polygon>
          <draw:polygon draw:style-name="gr3" draw:layer="layout" svg:width="0.019cm" svg:height="0.01cm" svg:x="0.978cm" svg:y="1.99cm" svg:viewBox="0 0 20 11" draw:points="20,0 20,10 0,11 0,0">
            <text:p/>
          </draw:polygon>
          <draw:polygon draw:style-name="gr2" draw:layer="layout" svg:width="0.018cm" svg:height="0.009cm" svg:x="0.959cm" svg:y="1.99cm" svg:viewBox="0 0 19 10" draw:points="19,0 19,9 0,10 0,0">
            <text:p/>
          </draw:polygon>
          <draw:polygon draw:style-name="gr3" draw:layer="layout" svg:width="0.018cm" svg:height="0.009cm" svg:x="0.959cm" svg:y="1.99cm" svg:viewBox="0 0 19 10" draw:points="19,0 19,9 0,10 0,0">
            <text:p/>
          </draw:polygon>
          <draw:polygon draw:style-name="gr2" draw:layer="layout" svg:width="0.019cm" svg:height="0.009cm" svg:x="0.94cm" svg:y="1.991cm" svg:viewBox="0 0 20 10" draw:points="20,0 20,9 0,10 0,0">
            <text:p/>
          </draw:polygon>
          <draw:polygon draw:style-name="gr3" draw:layer="layout" svg:width="0.019cm" svg:height="0.009cm" svg:x="0.94cm" svg:y="1.991cm" svg:viewBox="0 0 20 10" draw:points="20,0 20,9 0,10 0,0">
            <text:p/>
          </draw:polygon>
          <draw:polygon draw:style-name="gr2" draw:layer="layout" svg:width="0.019cm" svg:height="0.009cm" svg:x="0.921cm" svg:y="1.991cm" svg:viewBox="0 0 20 10" draw:points="20,0 20,10 0,10 0,0">
            <text:p/>
          </draw:polygon>
          <draw:polygon draw:style-name="gr3" draw:layer="layout" svg:width="0.019cm" svg:height="0.009cm" svg:x="0.921cm" svg:y="1.991cm" svg:viewBox="0 0 20 10" draw:points="20,0 20,10 0,10 0,0">
            <text:p/>
          </draw:polygon>
          <draw:polygon draw:style-name="gr2" draw:layer="layout" svg:width="0cm" svg:height="0.009cm" svg:x="0.921cm" svg:y="1.991cm" svg:viewBox="0 0 0 10" draw:points="0,0 0,10">
            <text:p/>
          </draw:polygon>
          <draw:polygon draw:style-name="gr3" draw:layer="layout" svg:width="0cm" svg:height="0.009cm" svg:x="0.921cm" svg:y="1.991cm" svg:viewBox="0 0 0 10" draw:points="0,0 0,10">
            <text:p/>
          </draw:polygon>
          <draw:polygon draw:style-name="gr2" draw:layer="layout" svg:width="0.018cm" svg:height="0.009cm" svg:x="0.903cm" svg:y="1.991cm" svg:viewBox="0 0 19 10" draw:points="19,0 19,10 0,10 0,0">
            <text:p/>
          </draw:polygon>
          <draw:polygon draw:style-name="gr3" draw:layer="layout" svg:width="0.018cm" svg:height="0.009cm" svg:x="0.903cm" svg:y="1.991cm" svg:viewBox="0 0 19 10" draw:points="19,0 19,10 0,10 0,0">
            <text:p/>
          </draw:polygon>
          <draw:polygon draw:style-name="gr2" draw:layer="layout" svg:width="0.019cm" svg:height="0.009cm" svg:x="0.884cm" svg:y="1.991cm" svg:viewBox="0 0 20 10" draw:points="20,0 20,10 0,9 0,0">
            <text:p/>
          </draw:polygon>
          <draw:polygon draw:style-name="gr3" draw:layer="layout" svg:width="0.019cm" svg:height="0.009cm" svg:x="0.884cm" svg:y="1.991cm" svg:viewBox="0 0 20 10" draw:points="20,0 20,10 0,9 0,0">
            <text:p/>
          </draw:polygon>
          <draw:polygon draw:style-name="gr2" draw:layer="layout" svg:width="0.019cm" svg:height="0.009cm" svg:x="0.865cm" svg:y="1.99cm" svg:viewBox="0 0 20 10" draw:points="20,0 19,10 0,9 0,0">
            <text:p/>
          </draw:polygon>
          <draw:polygon draw:style-name="gr3" draw:layer="layout" svg:width="0.019cm" svg:height="0.009cm" svg:x="0.865cm" svg:y="1.99cm" svg:viewBox="0 0 20 10" draw:points="20,0 19,10 0,9 0,0">
            <text:p/>
          </draw:polygon>
          <draw:polygon draw:style-name="gr2" draw:layer="layout" svg:width="0.019cm" svg:height="0.01cm" svg:x="0.846cm" svg:y="1.99cm" svg:viewBox="0 0 20 11" draw:points="20,0 19,11 0,10 0,0">
            <text:p/>
          </draw:polygon>
          <draw:polygon draw:style-name="gr3" draw:layer="layout" svg:width="0.019cm" svg:height="0.01cm" svg:x="0.846cm" svg:y="1.99cm" svg:viewBox="0 0 20 11" draw:points="20,0 19,11 0,10 0,0">
            <text:p/>
          </draw:polygon>
          <draw:polygon draw:style-name="gr2" draw:layer="layout" svg:width="0.019cm" svg:height="0.01cm" svg:x="0.828cm" svg:y="1.989cm" svg:viewBox="0 0 20 11" draw:points="20,0 19,11 0,10 0,0">
            <text:p/>
          </draw:polygon>
          <draw:polygon draw:style-name="gr3" draw:layer="layout" svg:width="0.019cm" svg:height="0.01cm" svg:x="0.828cm" svg:y="1.989cm" svg:viewBox="0 0 20 11" draw:points="20,0 19,11 0,10 0,0">
            <text:p/>
          </draw:polygon>
          <draw:polygon draw:style-name="gr2" draw:layer="layout" svg:width="0.019cm" svg:height="0.01cm" svg:x="0.809cm" svg:y="1.988cm" svg:viewBox="0 0 20 11" draw:points="20,0 19,11 0,10 0,0">
            <text:p/>
          </draw:polygon>
          <draw:polygon draw:style-name="gr3" draw:layer="layout" svg:width="0.019cm" svg:height="0.01cm" svg:x="0.809cm" svg:y="1.988cm" svg:viewBox="0 0 20 11" draw:points="20,0 19,11 0,10 0,0">
            <text:p/>
          </draw:polygon>
          <draw:polygon draw:style-name="gr2" draw:layer="layout" svg:width="0.018cm" svg:height="0.01cm" svg:x="0.791cm" svg:y="1.988cm" svg:viewBox="0 0 19 11" draw:points="19,0 18,11 0,10 0,0">
            <text:p/>
          </draw:polygon>
          <draw:polygon draw:style-name="gr3" draw:layer="layout" svg:width="0.018cm" svg:height="0.01cm" svg:x="0.791cm" svg:y="1.988cm" svg:viewBox="0 0 19 11" draw:points="19,0 18,11 0,10 0,0">
            <text:p/>
          </draw:polygon>
          <draw:polygon draw:style-name="gr2" draw:layer="layout" svg:width="0.019cm" svg:height="0.01cm" svg:x="0.773cm" svg:y="1.987cm" svg:viewBox="0 0 20 11" draw:points="20,0 19,11 0,10 1,0">
            <text:p/>
          </draw:polygon>
          <draw:polygon draw:style-name="gr3" draw:layer="layout" svg:width="0.019cm" svg:height="0.01cm" svg:x="0.773cm" svg:y="1.987cm" svg:viewBox="0 0 20 11" draw:points="20,0 19,11 0,10 1,0">
            <text:p/>
          </draw:polygon>
          <draw:polygon draw:style-name="gr2" draw:layer="layout" svg:width="0.019cm" svg:height="0.01cm" svg:x="0.755cm" svg:y="1.986cm" svg:viewBox="0 0 20 11" draw:points="20,1 18,11 0,10 0,0">
            <text:p/>
          </draw:polygon>
          <draw:polygon draw:style-name="gr3" draw:layer="layout" svg:width="0.019cm" svg:height="0.01cm" svg:x="0.755cm" svg:y="1.986cm" svg:viewBox="0 0 20 11" draw:points="20,1 18,11 0,10 0,0">
            <text:p/>
          </draw:polygon>
          <draw:polygon draw:style-name="gr2" draw:layer="layout" svg:width="0.018cm" svg:height="0.01cm" svg:x="0.737cm" svg:y="1.985cm" svg:viewBox="0 0 19 11" draw:points="19,0 18,11 0,9 0,0">
            <text:p/>
          </draw:polygon>
          <draw:polygon draw:style-name="gr3" draw:layer="layout" svg:width="0.018cm" svg:height="0.01cm" svg:x="0.737cm" svg:y="1.985cm" svg:viewBox="0 0 19 11" draw:points="19,0 18,11 0,9 0,0">
            <text:p/>
          </draw:polygon>
          <draw:polygon draw:style-name="gr2" draw:layer="layout" svg:width="0.019cm" svg:height="0.011cm" svg:x="0.719cm" svg:y="1.983cm" svg:viewBox="0 0 20 12" draw:points="20,1 19,12 0,10 0,0">
            <text:p/>
          </draw:polygon>
          <draw:polygon draw:style-name="gr3" draw:layer="layout" svg:width="0.019cm" svg:height="0.011cm" svg:x="0.719cm" svg:y="1.983cm" svg:viewBox="0 0 20 12" draw:points="20,1 19,12 0,10 0,0">
            <text:p/>
          </draw:polygon>
          <draw:polygon draw:style-name="gr2" draw:layer="layout" svg:width="0.018cm" svg:height="0.011cm" svg:x="0.701cm" svg:y="1.982cm" svg:viewBox="0 0 19 12" draw:points="19,1 18,12 0,10 0,0 0,0">
            <text:p/>
          </draw:polygon>
          <draw:polygon draw:style-name="gr3" draw:layer="layout" svg:width="0.018cm" svg:height="0.011cm" svg:x="0.701cm" svg:y="1.982cm" svg:viewBox="0 0 19 12" draw:points="19,1 18,12 0,10 0,0 0,0">
            <text:p/>
          </draw:polygon>
          <draw:polygon draw:style-name="gr2" draw:layer="layout" svg:width="0.019cm" svg:height="0.01cm" svg:x="0.683cm" svg:y="1.98cm" svg:viewBox="0 0 20 11" draw:points="20,1 19,11 0,9 1,0">
            <text:p/>
          </draw:polygon>
          <draw:polygon draw:style-name="gr3" draw:layer="layout" svg:width="0.019cm" svg:height="0.01cm" svg:x="0.683cm" svg:y="1.98cm" svg:viewBox="0 0 20 11" draw:points="20,1 19,11 0,9 1,0">
            <text:p/>
          </draw:polygon>
          <draw:polygon draw:style-name="gr2" draw:layer="layout" svg:width="0.018cm" svg:height="0.011cm" svg:x="0.666cm" svg:y="1.978cm" svg:viewBox="0 0 19 12" draw:points="19,2 17,12 0,10 0,0">
            <text:p/>
          </draw:polygon>
          <draw:polygon draw:style-name="gr3" draw:layer="layout" svg:width="0.018cm" svg:height="0.011cm" svg:x="0.666cm" svg:y="1.978cm" svg:viewBox="0 0 19 12" draw:points="19,2 17,12 0,10 0,0">
            <text:p/>
          </draw:polygon>
          <draw:polygon draw:style-name="gr2" draw:layer="layout" svg:width="0.018cm" svg:height="0.011cm" svg:x="0.649cm" svg:y="1.977cm" svg:viewBox="0 0 19 12" draw:points="19,1 18,12 0,9 1,0">
            <text:p/>
          </draw:polygon>
          <draw:polygon draw:style-name="gr3" draw:layer="layout" svg:width="0.018cm" svg:height="0.011cm" svg:x="0.649cm" svg:y="1.977cm" svg:viewBox="0 0 19 12" draw:points="19,1 18,12 0,9 1,0">
            <text:p/>
          </draw:polygon>
          <draw:polygon draw:style-name="gr2" draw:layer="layout" svg:width="0.018cm" svg:height="0.011cm" svg:x="0.632cm" svg:y="1.975cm" svg:viewBox="0 0 19 12" draw:points="19,2 17,12 0,10 0,0">
            <text:p/>
          </draw:polygon>
          <draw:polygon draw:style-name="gr3" draw:layer="layout" svg:width="0.018cm" svg:height="0.011cm" svg:x="0.632cm" svg:y="1.975cm" svg:viewBox="0 0 19 12" draw:points="19,2 17,12 0,10 0,0">
            <text:p/>
          </draw:polygon>
          <draw:polygon draw:style-name="gr2" draw:layer="layout" svg:width="0.018cm" svg:height="0.011cm" svg:x="0.615cm" svg:y="1.973cm" svg:viewBox="0 0 19 12" draw:points="19,1 18,12 0,9 1,0">
            <text:p/>
          </draw:polygon>
          <draw:polygon draw:style-name="gr3" draw:layer="layout" svg:width="0.018cm" svg:height="0.011cm" svg:x="0.615cm" svg:y="1.973cm" svg:viewBox="0 0 19 12" draw:points="19,1 18,12 0,9 1,0">
            <text:p/>
          </draw:polygon>
          <draw:polygon draw:style-name="gr2" draw:layer="layout" svg:width="0.018cm" svg:height="0.011cm" svg:x="0.597cm" svg:y="1.971cm" svg:viewBox="0 0 19 12" draw:points="19,2 17,12 0,9 1,0">
            <text:p/>
          </draw:polygon>
          <draw:polygon draw:style-name="gr3" draw:layer="layout" svg:width="0.018cm" svg:height="0.011cm" svg:x="0.597cm" svg:y="1.971cm" svg:viewBox="0 0 19 12" draw:points="19,2 17,12 0,9 1,0">
            <text:p/>
          </draw:polygon>
          <draw:polygon draw:style-name="gr2" draw:layer="layout" svg:width="0.018cm" svg:height="0.011cm" svg:x="0.581cm" svg:y="1.968cm" svg:viewBox="0 0 19 12" draw:points="19,2 17,12 0,9 1,0">
            <text:p/>
          </draw:polygon>
          <draw:polygon draw:style-name="gr3" draw:layer="layout" svg:width="0.018cm" svg:height="0.011cm" svg:x="0.581cm" svg:y="1.968cm" svg:viewBox="0 0 19 12" draw:points="19,2 17,12 0,9 1,0">
            <text:p/>
          </draw:polygon>
          <draw:polygon draw:style-name="gr2" draw:layer="layout" svg:width="0.018cm" svg:height="0.011cm" svg:x="0.565cm" svg:y="1.966cm" svg:viewBox="0 0 19 12" draw:points="19,2 17,12 0,9 1,0 0,0">
            <text:p/>
          </draw:polygon>
          <draw:polygon draw:style-name="gr3" draw:layer="layout" svg:width="0.018cm" svg:height="0.011cm" svg:x="0.565cm" svg:y="1.966cm" svg:viewBox="0 0 19 12" draw:points="19,2 17,12 0,9 1,0 0,0">
            <text:p/>
          </draw:polygon>
          <draw:polygon draw:style-name="gr2" draw:layer="layout" svg:width="0.018cm" svg:height="0.012cm" svg:x="0.548cm" svg:y="1.963cm" svg:viewBox="0 0 19 13" draw:points="19,3 17,13 0,10 1,0">
            <text:p/>
          </draw:polygon>
          <draw:polygon draw:style-name="gr3" draw:layer="layout" svg:width="0.018cm" svg:height="0.012cm" svg:x="0.548cm" svg:y="1.963cm" svg:viewBox="0 0 19 13" draw:points="19,3 17,13 0,10 1,0">
            <text:p/>
          </draw:polygon>
          <draw:polygon draw:style-name="gr2" draw:layer="layout" svg:width="0.018cm" svg:height="0.012cm" svg:x="0.532cm" svg:y="1.961cm" svg:viewBox="0 0 19 13" draw:points="19,2 17,13 0,9 1,0">
            <text:p/>
          </draw:polygon>
          <draw:polygon draw:style-name="gr3" draw:layer="layout" svg:width="0.018cm" svg:height="0.012cm" svg:x="0.532cm" svg:y="1.961cm" svg:viewBox="0 0 19 13" draw:points="19,2 17,13 0,9 1,0">
            <text:p/>
          </draw:polygon>
          <draw:polygon draw:style-name="gr2" draw:layer="layout" svg:width="0.017cm" svg:height="0.011cm" svg:x="0.516cm" svg:y="1.958cm" svg:viewBox="0 0 18 12" draw:points="18,2 16,12 0,9 1,0">
            <text:p/>
          </draw:polygon>
          <draw:polygon draw:style-name="gr3" draw:layer="layout" svg:width="0.017cm" svg:height="0.011cm" svg:x="0.516cm" svg:y="1.958cm" svg:viewBox="0 0 18 12" draw:points="18,2 16,12 0,9 1,0">
            <text:p/>
          </draw:polygon>
          <draw:polygon draw:style-name="gr2" draw:layer="layout" svg:width="0.018cm" svg:height="0.012cm" svg:x="0.499cm" svg:y="1.956cm" svg:viewBox="0 0 19 13" draw:points="19,3 17,13 0,9 1,0">
            <text:p/>
          </draw:polygon>
          <draw:polygon draw:style-name="gr3" draw:layer="layout" svg:width="0.018cm" svg:height="0.012cm" svg:x="0.499cm" svg:y="1.956cm" svg:viewBox="0 0 19 13" draw:points="19,3 17,13 0,9 1,0">
            <text:p/>
          </draw:polygon>
          <draw:polygon draw:style-name="gr2" draw:layer="layout" svg:width="0.017cm" svg:height="0.012cm" svg:x="0.484cm" svg:y="1.952cm" svg:viewBox="0 0 18 13" draw:points="18,3 16,13 0,10 1,0">
            <text:p/>
          </draw:polygon>
          <draw:polygon draw:style-name="gr3" draw:layer="layout" svg:width="0.017cm" svg:height="0.012cm" svg:x="0.484cm" svg:y="1.952cm" svg:viewBox="0 0 18 13" draw:points="18,3 16,13 0,10 1,0">
            <text:p/>
          </draw:polygon>
          <draw:polygon draw:style-name="gr2" draw:layer="layout" svg:width="0.017cm" svg:height="0.012cm" svg:x="0.468cm" svg:y="1.95cm" svg:viewBox="0 0 18 13" draw:points="18,3 16,13 0,9 1,0">
            <text:p/>
          </draw:polygon>
          <draw:polygon draw:style-name="gr3" draw:layer="layout" svg:width="0.017cm" svg:height="0.012cm" svg:x="0.468cm" svg:y="1.95cm" svg:viewBox="0 0 18 13" draw:points="18,3 16,13 0,9 1,0">
            <text:p/>
          </draw:polygon>
          <draw:polygon draw:style-name="gr2" draw:layer="layout" svg:width="0.017cm" svg:height="0.012cm" svg:x="0.453cm" svg:y="1.947cm" svg:viewBox="0 0 18 13" draw:points="18,3 16,13 0,9 1,0">
            <text:p/>
          </draw:polygon>
          <draw:polygon draw:style-name="gr3" draw:layer="layout" svg:width="0.017cm" svg:height="0.012cm" svg:x="0.453cm" svg:y="1.947cm" svg:viewBox="0 0 18 13" draw:points="18,3 16,13 0,9 1,0">
            <text:p/>
          </draw:polygon>
          <draw:polygon draw:style-name="gr2" draw:layer="layout" svg:width="0.017cm" svg:height="0.012cm" svg:x="0.438cm" svg:y="1.943cm" svg:viewBox="0 0 18 13" draw:points="18,3 16,13 0,9 2,0 2,0">
            <text:p/>
          </draw:polygon>
          <draw:polygon draw:style-name="gr3" draw:layer="layout" svg:width="0.017cm" svg:height="0.012cm" svg:x="0.438cm" svg:y="1.943cm" svg:viewBox="0 0 18 13" draw:points="18,3 16,13 0,9 2,0 2,0">
            <text:p/>
          </draw:polygon>
          <draw:polygon draw:style-name="gr2" draw:layer="layout" svg:width="0.017cm" svg:height="0.012cm" svg:x="0.423cm" svg:y="1.94cm" svg:viewBox="0 0 18 13" draw:points="18,3 15,13 0,9 2,0">
            <text:p/>
          </draw:polygon>
          <draw:polygon draw:style-name="gr3" draw:layer="layout" svg:width="0.017cm" svg:height="0.012cm" svg:x="0.423cm" svg:y="1.94cm" svg:viewBox="0 0 18 13" draw:points="18,3 15,13 0,9 2,0">
            <text:p/>
          </draw:polygon>
          <draw:polygon draw:style-name="gr2" draw:layer="layout" svg:width="0.017cm" svg:height="0.012cm" svg:x="0.408cm" svg:y="1.937cm" svg:viewBox="0 0 18 13" draw:points="18,3 15,13 0,9 0,9 2,0">
            <text:p/>
          </draw:polygon>
          <draw:polygon draw:style-name="gr3" draw:layer="layout" svg:width="0.017cm" svg:height="0.012cm" svg:x="0.408cm" svg:y="1.937cm" svg:viewBox="0 0 18 13" draw:points="18,3 15,13 0,9 0,9 2,0">
            <text:p/>
          </draw:polygon>
          <draw:polygon draw:style-name="gr2" draw:layer="layout" svg:width="0.017cm" svg:height="0.012cm" svg:x="0.394cm" svg:y="1.933cm" svg:viewBox="0 0 18 13" draw:points="18,3 15,13 0,9 2,0">
            <text:p/>
          </draw:polygon>
          <draw:polygon draw:style-name="gr3" draw:layer="layout" svg:width="0.017cm" svg:height="0.012cm" svg:x="0.394cm" svg:y="1.933cm" svg:viewBox="0 0 18 13" draw:points="18,3 15,13 0,9 2,0">
            <text:p/>
          </draw:polygon>
          <draw:polygon draw:style-name="gr2" draw:layer="layout" svg:width="0.017cm" svg:height="0.012cm" svg:x="0.379cm" svg:y="1.93cm" svg:viewBox="0 0 18 13" draw:points="18,3 15,13 0,9 2,0">
            <text:p/>
          </draw:polygon>
          <draw:polygon draw:style-name="gr3" draw:layer="layout" svg:width="0.017cm" svg:height="0.012cm" svg:x="0.379cm" svg:y="1.93cm" svg:viewBox="0 0 18 13" draw:points="18,3 15,13 0,9 2,0">
            <text:p/>
          </draw:polygon>
          <draw:polygon draw:style-name="gr2" draw:layer="layout" svg:width="0.016cm" svg:height="0.012cm" svg:x="0.365cm" svg:y="1.926cm" svg:viewBox="0 0 17 13" draw:points="17,3 14,13 0,9 2,0">
            <text:p/>
          </draw:polygon>
          <draw:polygon draw:style-name="gr3" draw:layer="layout" svg:width="0.016cm" svg:height="0.012cm" svg:x="0.365cm" svg:y="1.926cm" svg:viewBox="0 0 17 13" draw:points="17,3 14,13 0,9 2,0">
            <text:p/>
          </draw:polygon>
          <draw:polygon draw:style-name="gr2" draw:layer="layout" svg:width="0.016cm" svg:height="0.013cm" svg:x="0.351cm" svg:y="1.922cm" svg:viewBox="0 0 17 14" draw:points="17,4 14,14 0,9 2,0">
            <text:p/>
          </draw:polygon>
          <draw:polygon draw:style-name="gr3" draw:layer="layout" svg:width="0.016cm" svg:height="0.013cm" svg:x="0.351cm" svg:y="1.922cm" svg:viewBox="0 0 17 14" draw:points="17,4 14,14 0,9 2,0">
            <text:p/>
          </draw:polygon>
          <draw:polygon draw:style-name="gr2" draw:layer="layout" svg:width="0.016cm" svg:height="0.012cm" svg:x="0.337cm" svg:y="1.919cm" svg:viewBox="0 0 17 13" draw:points="17,3 14,13 0,8 0,8 2,0">
            <text:p/>
          </draw:polygon>
          <draw:polygon draw:style-name="gr3" draw:layer="layout" svg:width="0.016cm" svg:height="0.012cm" svg:x="0.337cm" svg:y="1.919cm" svg:viewBox="0 0 17 13" draw:points="17,3 14,13 0,8 0,8 2,0">
            <text:p/>
          </draw:polygon>
          <draw:polygon draw:style-name="gr2" draw:layer="layout" svg:width="0.016cm" svg:height="0.012cm" svg:x="0.324cm" svg:y="1.915cm" svg:viewBox="0 0 17 13" draw:points="17,4 14,13 0,9 2,0">
            <text:p/>
          </draw:polygon>
          <draw:polygon draw:style-name="gr3" draw:layer="layout" svg:width="0.016cm" svg:height="0.012cm" svg:x="0.324cm" svg:y="1.915cm" svg:viewBox="0 0 17 13" draw:points="17,4 14,13 0,9 2,0">
            <text:p/>
          </draw:polygon>
          <draw:polygon draw:style-name="gr2" draw:layer="layout" svg:width="0.016cm" svg:height="0.013cm" svg:x="0.31cm" svg:y="1.911cm" svg:viewBox="0 0 17 14" draw:points="17,4 14,14 0,9 3,0">
            <text:p/>
          </draw:polygon>
          <draw:polygon draw:style-name="gr3" draw:layer="layout" svg:width="0.016cm" svg:height="0.013cm" svg:x="0.31cm" svg:y="1.911cm" svg:viewBox="0 0 17 14" draw:points="17,4 14,14 0,9 3,0">
            <text:p/>
          </draw:polygon>
          <draw:polygon draw:style-name="gr2" draw:layer="layout" svg:width="0.016cm" svg:height="0.012cm" svg:x="0.297cm" svg:y="1.907cm" svg:viewBox="0 0 17 13" draw:points="17,4 13,13 0,8 3,0">
            <text:p/>
          </draw:polygon>
          <draw:polygon draw:style-name="gr3" draw:layer="layout" svg:width="0.016cm" svg:height="0.012cm" svg:x="0.297cm" svg:y="1.907cm" svg:viewBox="0 0 17 13" draw:points="17,4 13,13 0,8 3,0">
            <text:p/>
          </draw:polygon>
          <draw:polygon draw:style-name="gr2" draw:layer="layout" svg:width="0.015cm" svg:height="0.012cm" svg:x="0.285cm" svg:y="1.903cm" svg:viewBox="0 0 16 13" draw:points="16,4 13,13 0,9 2,0">
            <text:p/>
          </draw:polygon>
          <draw:polygon draw:style-name="gr3" draw:layer="layout" svg:width="0.015cm" svg:height="0.012cm" svg:x="0.285cm" svg:y="1.903cm" svg:viewBox="0 0 16 13" draw:points="16,4 13,13 0,9 2,0">
            <text:p/>
          </draw:polygon>
          <draw:polygon draw:style-name="gr2" draw:layer="layout" svg:width="0.016cm" svg:height="0.013cm" svg:x="0.272cm" svg:y="1.898cm" svg:viewBox="0 0 17 14" draw:points="17,4 14,14 0,9 3,0">
            <text:p/>
          </draw:polygon>
          <draw:polygon draw:style-name="gr3" draw:layer="layout" svg:width="0.016cm" svg:height="0.013cm" svg:x="0.272cm" svg:y="1.898cm" svg:viewBox="0 0 17 14" draw:points="17,4 14,14 0,9 3,0">
            <text:p/>
          </draw:polygon>
          <draw:polygon draw:style-name="gr2" draw:layer="layout" svg:width="0.016cm" svg:height="0.013cm" svg:x="0.259cm" svg:y="1.894cm" svg:viewBox="0 0 17 14" draw:points="17,4 13,14 0,9 3,0">
            <text:p/>
          </draw:polygon>
          <draw:polygon draw:style-name="gr3" draw:layer="layout" svg:width="0.016cm" svg:height="0.013cm" svg:x="0.259cm" svg:y="1.894cm" svg:viewBox="0 0 17 14" draw:points="17,4 13,14 0,9 3,0">
            <text:p/>
          </draw:polygon>
          <draw:polygon draw:style-name="gr2" draw:layer="layout" svg:width="0.016cm" svg:height="0.013cm" svg:x="0.247cm" svg:y="1.89cm" svg:viewBox="0 0 17 14" draw:points="17,4 13,14 0,9 3,0">
            <text:p/>
          </draw:polygon>
          <draw:polygon draw:style-name="gr3" draw:layer="layout" svg:width="0.016cm" svg:height="0.013cm" svg:x="0.247cm" svg:y="1.89cm" svg:viewBox="0 0 17 14" draw:points="17,4 13,14 0,9 3,0">
            <text:p/>
          </draw:polygon>
          <draw:polygon draw:style-name="gr2" draw:layer="layout" svg:width="0.015cm" svg:height="0.013cm" svg:x="0.235cm" svg:y="1.885cm" svg:viewBox="0 0 16 14" draw:points="16,4 12,14 0,9 3,0">
            <text:p/>
          </draw:polygon>
          <draw:polygon draw:style-name="gr3" draw:layer="layout" svg:width="0.015cm" svg:height="0.013cm" svg:x="0.235cm" svg:y="1.885cm" svg:viewBox="0 0 16 14" draw:points="16,4 12,14 0,9 3,0">
            <text:p/>
          </draw:polygon>
          <draw:polygon draw:style-name="gr2" draw:layer="layout" svg:width="0.015cm" svg:height="0.013cm" svg:x="0.224cm" svg:y="1.88cm" svg:viewBox="0 0 16 14" draw:points="16,4 12,14 0,9 0,9 3,0">
            <text:p/>
          </draw:polygon>
          <draw:polygon draw:style-name="gr3" draw:layer="layout" svg:width="0.015cm" svg:height="0.013cm" svg:x="0.224cm" svg:y="1.88cm" svg:viewBox="0 0 16 14" draw:points="16,4 12,14 0,9 0,9 3,0">
            <text:p/>
          </draw:polygon>
          <draw:polygon draw:style-name="gr2" draw:layer="layout" svg:width="0.014cm" svg:height="0.013cm" svg:x="0.212cm" svg:y="1.876cm" svg:viewBox="0 0 15 14" draw:points="15,4 11,14 0,8 3,0">
            <text:p/>
          </draw:polygon>
          <draw:polygon draw:style-name="gr3" draw:layer="layout" svg:width="0.014cm" svg:height="0.013cm" svg:x="0.212cm" svg:y="1.876cm" svg:viewBox="0 0 15 14" draw:points="15,4 11,14 0,8 3,0">
            <text:p/>
          </draw:polygon>
          <draw:polygon draw:style-name="gr2" draw:layer="layout" svg:width="0.015cm" svg:height="0.013cm" svg:x="0.201cm" svg:y="1.871cm" svg:viewBox="0 0 16 14" draw:points="16,4 12,14 0,8 4,0">
            <text:p/>
          </draw:polygon>
          <draw:polygon draw:style-name="gr3" draw:layer="layout" svg:width="0.015cm" svg:height="0.013cm" svg:x="0.201cm" svg:y="1.871cm" svg:viewBox="0 0 16 14" draw:points="16,4 12,14 0,8 4,0">
            <text:p/>
          </draw:polygon>
          <draw:polygon draw:style-name="gr2" draw:layer="layout" svg:width="0.015cm" svg:height="0.013cm" svg:x="0.19cm" svg:y="1.867cm" svg:viewBox="0 0 16 14" draw:points="16,5 11,14 0,8 4,0">
            <text:p/>
          </draw:polygon>
          <draw:polygon draw:style-name="gr3" draw:layer="layout" svg:width="0.015cm" svg:height="0.013cm" svg:x="0.19cm" svg:y="1.867cm" svg:viewBox="0 0 16 14" draw:points="16,5 11,14 0,8 4,0">
            <text:p/>
          </draw:polygon>
          <draw:polygon draw:style-name="gr2" draw:layer="layout" svg:width="0.014cm" svg:height="0.013cm" svg:x="0.18cm" svg:y="1.862cm" svg:viewBox="0 0 15 14" draw:points="15,5 11,14 0,8 4,0">
            <text:p/>
          </draw:polygon>
          <draw:polygon draw:style-name="gr3" draw:layer="layout" svg:width="0.014cm" svg:height="0.013cm" svg:x="0.18cm" svg:y="1.862cm" svg:viewBox="0 0 15 14" draw:points="15,5 11,14 0,8 4,0">
            <text:p/>
          </draw:polygon>
          <draw:polygon draw:style-name="gr2" draw:layer="layout" svg:width="0.015cm" svg:height="0.013cm" svg:x="0.169cm" svg:y="1.857cm" svg:viewBox="0 0 16 14" draw:points="16,5 11,14 0,8 4,0">
            <text:p/>
          </draw:polygon>
          <draw:polygon draw:style-name="gr3" draw:layer="layout" svg:width="0.015cm" svg:height="0.013cm" svg:x="0.169cm" svg:y="1.857cm" svg:viewBox="0 0 16 14" draw:points="16,5 11,14 0,8 4,0">
            <text:p/>
          </draw:polygon>
          <draw:polygon draw:style-name="gr2" draw:layer="layout" svg:width="0.014cm" svg:height="0.013cm" svg:x="0.159cm" svg:y="1.852cm" svg:viewBox="0 0 15 14" draw:points="15,5 10,14 0,9 4,0">
            <text:p/>
          </draw:polygon>
          <draw:polygon draw:style-name="gr3" draw:layer="layout" svg:width="0.014cm" svg:height="0.013cm" svg:x="0.159cm" svg:y="1.852cm" svg:viewBox="0 0 15 14" draw:points="15,5 10,14 0,9 4,0">
            <text:p/>
          </draw:polygon>
          <draw:polygon draw:style-name="gr2" draw:layer="layout" svg:width="0.014cm" svg:height="0.013cm" svg:x="0.149cm" svg:y="1.847cm" svg:viewBox="0 0 15 14" draw:points="15,5 10,14 0,8 5,0">
            <text:p/>
          </draw:polygon>
          <draw:polygon draw:style-name="gr3" draw:layer="layout" svg:width="0.014cm" svg:height="0.013cm" svg:x="0.149cm" svg:y="1.847cm" svg:viewBox="0 0 15 14" draw:points="15,5 10,14 0,8 5,0">
            <text:p/>
          </draw:polygon>
          <draw:polygon draw:style-name="gr2" draw:layer="layout" svg:width="0.014cm" svg:height="0.013cm" svg:x="0.14cm" svg:y="1.842cm" svg:viewBox="0 0 15 14" draw:points="15,5 9,14 0,8 4,0">
            <text:p/>
          </draw:polygon>
          <draw:polygon draw:style-name="gr3" draw:layer="layout" svg:width="0.014cm" svg:height="0.013cm" svg:x="0.14cm" svg:y="1.842cm" svg:viewBox="0 0 15 14" draw:points="15,5 9,14 0,8 4,0">
            <text:p/>
          </draw:polygon>
          <draw:polygon draw:style-name="gr2" draw:layer="layout" svg:width="0.014cm" svg:height="0.013cm" svg:x="0.13cm" svg:y="1.837cm" svg:viewBox="0 0 15 14" draw:points="15,5 10,14 0,8 5,0">
            <text:p/>
          </draw:polygon>
          <draw:polygon draw:style-name="gr3" draw:layer="layout" svg:width="0.014cm" svg:height="0.013cm" svg:x="0.13cm" svg:y="1.837cm" svg:viewBox="0 0 15 14" draw:points="15,5 10,14 0,8 5,0">
            <text:p/>
          </draw:polygon>
          <draw:polygon draw:style-name="gr2" draw:layer="layout" svg:width="0.014cm" svg:height="0.013cm" svg:x="0.121cm" svg:y="1.831cm" svg:viewBox="0 0 15 14" draw:points="15,5 10,14 0,8 0,8 5,0">
            <text:p/>
          </draw:polygon>
          <draw:polygon draw:style-name="gr3" draw:layer="layout" svg:width="0.014cm" svg:height="0.013cm" svg:x="0.121cm" svg:y="1.831cm" svg:viewBox="0 0 15 14" draw:points="15,5 10,14 0,8 0,8 5,0">
            <text:p/>
          </draw:polygon>
          <draw:polygon draw:style-name="gr2" draw:layer="layout" svg:width="0.014cm" svg:height="0.013cm" svg:x="0.112cm" svg:y="1.825cm" svg:viewBox="0 0 15 14" draw:points="15,5 9,14 0,8 0,8 5,0 5,0">
            <text:p/>
          </draw:polygon>
          <draw:polygon draw:style-name="gr3" draw:layer="layout" svg:width="0.014cm" svg:height="0.013cm" svg:x="0.112cm" svg:y="1.825cm" svg:viewBox="0 0 15 14" draw:points="15,5 9,14 0,8 0,8 5,0 5,0">
            <text:p/>
          </draw:polygon>
          <draw:polygon draw:style-name="gr2" draw:layer="layout" svg:width="0.013cm" svg:height="0.013cm" svg:x="0.104cm" svg:y="1.82cm" svg:viewBox="0 0 14 14" draw:points="14,5 8,14 0,8 5,0">
            <text:p/>
          </draw:polygon>
          <draw:polygon draw:style-name="gr3" draw:layer="layout" svg:width="0.013cm" svg:height="0.013cm" svg:x="0.104cm" svg:y="1.82cm" svg:viewBox="0 0 14 14" draw:points="14,5 8,14 0,8 5,0">
            <text:p/>
          </draw:polygon>
          <draw:polygon draw:style-name="gr2" draw:layer="layout" svg:width="0.013cm" svg:height="0.013cm" svg:x="0.096cm" svg:y="1.815cm" svg:viewBox="0 0 14 14" draw:points="14,5 8,14 0,7 5,0">
            <text:p/>
          </draw:polygon>
          <draw:polygon draw:style-name="gr3" draw:layer="layout" svg:width="0.013cm" svg:height="0.013cm" svg:x="0.096cm" svg:y="1.815cm" svg:viewBox="0 0 14 14" draw:points="14,5 8,14 0,7 5,0">
            <text:p/>
          </draw:polygon>
          <draw:polygon draw:style-name="gr2" draw:layer="layout" svg:width="0.013cm" svg:height="0.013cm" svg:x="0.088cm" svg:y="1.81cm" svg:viewBox="0 0 14 14" draw:points="14,5 8,14 0,8 5,0">
            <text:p/>
          </draw:polygon>
          <draw:polygon draw:style-name="gr3" draw:layer="layout" svg:width="0.013cm" svg:height="0.013cm" svg:x="0.088cm" svg:y="1.81cm" svg:viewBox="0 0 14 14" draw:points="14,5 8,14 0,8 5,0">
            <text:p/>
          </draw:polygon>
          <draw:polygon draw:style-name="gr2" draw:layer="layout" svg:width="0.013cm" svg:height="0.013cm" svg:x="0.081cm" svg:y="1.804cm" svg:viewBox="0 0 14 14" draw:points="14,5 8,14 0,7 6,0">
            <text:p/>
          </draw:polygon>
          <draw:polygon draw:style-name="gr3" draw:layer="layout" svg:width="0.013cm" svg:height="0.013cm" svg:x="0.081cm" svg:y="1.804cm" svg:viewBox="0 0 14 14" draw:points="14,5 8,14 0,7 6,0">
            <text:p/>
          </draw:polygon>
          <draw:polygon draw:style-name="gr2" draw:layer="layout" svg:width="0.013cm" svg:height="0.013cm" svg:x="0.073cm" svg:y="1.798cm" svg:viewBox="0 0 14 14" draw:points="14,6 7,14 0,7 6,0">
            <text:p/>
          </draw:polygon>
          <draw:polygon draw:style-name="gr3" draw:layer="layout" svg:width="0.013cm" svg:height="0.013cm" svg:x="0.073cm" svg:y="1.798cm" svg:viewBox="0 0 14 14" draw:points="14,6 7,14 0,7 6,0">
            <text:p/>
          </draw:polygon>
          <draw:polygon draw:style-name="gr2" draw:layer="layout" svg:width="0.012cm" svg:height="0.013cm" svg:x="0.067cm" svg:y="1.793cm" svg:viewBox="0 0 13 14" draw:points="13,6 6,14 0,7 5,0 5,0">
            <text:p/>
          </draw:polygon>
          <draw:polygon draw:style-name="gr3" draw:layer="layout" svg:width="0.012cm" svg:height="0.013cm" svg:x="0.067cm" svg:y="1.793cm" svg:viewBox="0 0 13 14" draw:points="13,6 6,14 0,7 5,0 5,0">
            <text:p/>
          </draw:polygon>
          <draw:polygon draw:style-name="gr2" draw:layer="layout" svg:width="0.012cm" svg:height="0.012cm" svg:x="0.06cm" svg:y="1.787cm" svg:viewBox="0 0 13 13" draw:points="13,5 7,13 0,6 6,0 6,0">
            <text:p/>
          </draw:polygon>
          <draw:polygon draw:style-name="gr3" draw:layer="layout" svg:width="0.012cm" svg:height="0.012cm" svg:x="0.06cm" svg:y="1.787cm" svg:viewBox="0 0 13 13" draw:points="13,5 7,13 0,6 6,0 6,0">
            <text:p/>
          </draw:polygon>
          <draw:polygon draw:style-name="gr2" draw:layer="layout" svg:width="0.013cm" svg:height="0.012cm" svg:x="0.053cm" svg:y="1.781cm" svg:viewBox="0 0 14 13" draw:points="14,6 7,13 0,6 0,6 7,0">
            <text:p/>
          </draw:polygon>
          <draw:polygon draw:style-name="gr3" draw:layer="layout" svg:width="0.013cm" svg:height="0.012cm" svg:x="0.053cm" svg:y="1.781cm" svg:viewBox="0 0 14 13" draw:points="14,6 7,13 0,6 0,6 7,0">
            <text:p/>
          </draw:polygon>
          <draw:polygon draw:style-name="gr2" draw:layer="layout" svg:width="0.012cm" svg:height="0.012cm" svg:x="0.048cm" svg:y="1.776cm" svg:viewBox="0 0 13 13" draw:points="13,5 5,13 0,6 7,0 6,0">
            <text:p/>
          </draw:polygon>
          <draw:polygon draw:style-name="gr3" draw:layer="layout" svg:width="0.012cm" svg:height="0.012cm" svg:x="0.048cm" svg:y="1.776cm" svg:viewBox="0 0 13 13" draw:points="13,5 5,13 0,6 7,0 6,0">
            <text:p/>
          </draw:polygon>
          <draw:polygon draw:style-name="gr2" draw:layer="layout" svg:width="0.012cm" svg:height="0.012cm" svg:x="0.042cm" svg:y="1.77cm" svg:viewBox="0 0 13 13" draw:points="13,6 5,13 0,6 6,0">
            <text:p/>
          </draw:polygon>
          <draw:polygon draw:style-name="gr3" draw:layer="layout" svg:width="0.012cm" svg:height="0.012cm" svg:x="0.042cm" svg:y="1.77cm" svg:viewBox="0 0 13 13" draw:points="13,6 5,13 0,6 6,0">
            <text:p/>
          </draw:polygon>
          <draw:polygon draw:style-name="gr2" draw:layer="layout" svg:width="0.011cm" svg:height="0.012cm" svg:x="0.037cm" svg:y="1.764cm" svg:viewBox="0 0 12 13" draw:points="12,6 5,13 0,6 6,0 6,0">
            <text:p/>
          </draw:polygon>
          <draw:polygon draw:style-name="gr3" draw:layer="layout" svg:width="0.011cm" svg:height="0.012cm" svg:x="0.037cm" svg:y="1.764cm" svg:viewBox="0 0 12 13" draw:points="12,6 5,13 0,6 6,0 6,0">
            <text:p/>
          </draw:polygon>
          <draw:polygon draw:style-name="gr2" draw:layer="layout" svg:width="0.012cm" svg:height="0.012cm" svg:x="0.032cm" svg:y="1.758cm" svg:viewBox="0 0 13 13" draw:points="13,6 5,13 0,6 0,5 8,0 7,0">
            <text:p/>
          </draw:polygon>
          <draw:polygon draw:style-name="gr3" draw:layer="layout" svg:width="0.012cm" svg:height="0.012cm" svg:x="0.032cm" svg:y="1.758cm" svg:viewBox="0 0 13 13" draw:points="13,6 5,13 0,6 0,5 8,0 7,0">
            <text:p/>
          </draw:polygon>
          <draw:polygon draw:style-name="gr2" draw:layer="layout" svg:width="0.012cm" svg:height="0.011cm" svg:x="0.027cm" svg:y="1.752cm" svg:viewBox="0 0 13 12" draw:points="13,6 5,12 0,5 0,5 8,0">
            <text:p/>
          </draw:polygon>
          <draw:polygon draw:style-name="gr3" draw:layer="layout" svg:width="0.012cm" svg:height="0.011cm" svg:x="0.027cm" svg:y="1.752cm" svg:viewBox="0 0 13 12" draw:points="13,6 5,12 0,5 0,5 8,0">
            <text:p/>
          </draw:polygon>
          <draw:polygon draw:style-name="gr2" draw:layer="layout" svg:width="0.012cm" svg:height="0.011cm" svg:x="0.023cm" svg:y="1.746cm" svg:viewBox="0 0 13 12" draw:points="13,6 4,12 0,5 0,5 8,0">
            <text:p/>
          </draw:polygon>
          <draw:polygon draw:style-name="gr3" draw:layer="layout" svg:width="0.012cm" svg:height="0.011cm" svg:x="0.023cm" svg:y="1.746cm" svg:viewBox="0 0 13 12" draw:points="13,6 4,12 0,5 0,5 8,0">
            <text:p/>
          </draw:polygon>
          <draw:polygon draw:style-name="gr2" draw:layer="layout" svg:width="0.012cm" svg:height="0.01cm" svg:x="0.019cm" svg:y="1.741cm" svg:viewBox="0 0 13 11" draw:points="13,5 4,11 0,4 0,4 8,0">
            <text:p/>
          </draw:polygon>
          <draw:polygon draw:style-name="gr3" draw:layer="layout" svg:width="0.012cm" svg:height="0.01cm" svg:x="0.019cm" svg:y="1.741cm" svg:viewBox="0 0 13 11" draw:points="13,5 4,11 0,4 0,4 8,0">
            <text:p/>
          </draw:polygon>
          <draw:polygon draw:style-name="gr2" draw:layer="layout" svg:width="0.011cm" svg:height="0.01cm" svg:x="0.015cm" svg:y="1.734cm" svg:viewBox="0 0 12 11" draw:points="12,6 3,11 0,4 8,0">
            <text:p/>
          </draw:polygon>
          <draw:polygon draw:style-name="gr3" draw:layer="layout" svg:width="0.011cm" svg:height="0.01cm" svg:x="0.015cm" svg:y="1.734cm" svg:viewBox="0 0 12 11" draw:points="12,6 3,11 0,4 8,0">
            <text:p/>
          </draw:polygon>
          <draw:polygon draw:style-name="gr2" draw:layer="layout" svg:width="0.011cm" svg:height="0.01cm" svg:x="0.012cm" svg:y="1.728cm" svg:viewBox="0 0 12 11" draw:points="12,6 3,11 0,3 0,3 8,0">
            <text:p/>
          </draw:polygon>
          <draw:polygon draw:style-name="gr3" draw:layer="layout" svg:width="0.011cm" svg:height="0.01cm" svg:x="0.012cm" svg:y="1.728cm" svg:viewBox="0 0 12 11" draw:points="12,6 3,11 0,3 0,3 8,0">
            <text:p/>
          </draw:polygon>
          <draw:polygon draw:style-name="gr2" draw:layer="layout" svg:width="0.011cm" svg:height="0.01cm" svg:x="0.009cm" svg:y="1.722cm" svg:viewBox="0 0 12 11" draw:points="12,7 3,11 0,4 0,3 9,0">
            <text:p/>
          </draw:polygon>
          <draw:polygon draw:style-name="gr3" draw:layer="layout" svg:width="0.011cm" svg:height="0.01cm" svg:x="0.009cm" svg:y="1.722cm" svg:viewBox="0 0 12 11" draw:points="12,7 3,11 0,4 0,3 9,0">
            <text:p/>
          </draw:polygon>
          <draw:polygon draw:style-name="gr2" draw:layer="layout" svg:width="0.011cm" svg:height="0.009cm" svg:x="0.007cm" svg:y="1.716cm" svg:viewBox="0 0 12 10" draw:points="12,6 2,10 0,3 9,0">
            <text:p/>
          </draw:polygon>
          <draw:polygon draw:style-name="gr3" draw:layer="layout" svg:width="0.011cm" svg:height="0.009cm" svg:x="0.007cm" svg:y="1.716cm" svg:viewBox="0 0 12 10" draw:points="12,6 2,10 0,3 9,0">
            <text:p/>
          </draw:polygon>
          <draw:polygon draw:style-name="gr2" draw:layer="layout" svg:width="0.01cm" svg:height="0.009cm" svg:x="0.005cm" svg:y="1.71cm" svg:viewBox="0 0 11 10" draw:points="11,6 2,10 0,2 0,2 8,0">
            <text:p/>
          </draw:polygon>
          <draw:polygon draw:style-name="gr3" draw:layer="layout" svg:width="0.01cm" svg:height="0.009cm" svg:x="0.005cm" svg:y="1.71cm" svg:viewBox="0 0 11 10" draw:points="11,6 2,10 0,2 0,2 8,0">
            <text:p/>
          </draw:polygon>
          <draw:polygon draw:style-name="gr2" draw:layer="layout" svg:width="0.01cm" svg:height="0.008cm" svg:x="0.003cm" svg:y="1.704cm" svg:viewBox="0 0 11 9" draw:points="11,6 1,9 0,2 9,0 9,0">
            <text:p/>
          </draw:polygon>
          <draw:polygon draw:style-name="gr3" draw:layer="layout" svg:width="0.01cm" svg:height="0.008cm" svg:x="0.003cm" svg:y="1.704cm" svg:viewBox="0 0 11 9" draw:points="11,6 1,9 0,2 9,0 9,0">
            <text:p/>
          </draw:polygon>
          <draw:polygon draw:style-name="gr2" draw:layer="layout" svg:width="0.01cm" svg:height="0.008cm" svg:x="0.001cm" svg:y="1.697cm" svg:viewBox="0 0 11 9" draw:points="11,7 1,9 0,1 10,0 10,0">
            <text:p/>
          </draw:polygon>
          <draw:polygon draw:style-name="gr3" draw:layer="layout" svg:width="0.01cm" svg:height="0.008cm" svg:x="0.001cm" svg:y="1.697cm" svg:viewBox="0 0 11 9" draw:points="11,7 1,9 0,1 10,0 10,0">
            <text:p/>
          </draw:polygon>
          <draw:polygon draw:style-name="gr2" draw:layer="layout" svg:width="0.01cm" svg:height="0.007cm" svg:x="0cm" svg:y="1.692cm" svg:viewBox="0 0 11 8" draw:points="11,6 0,8 0,0 10,0">
            <text:p/>
          </draw:polygon>
          <draw:polygon draw:style-name="gr3" draw:layer="layout" svg:width="0.01cm" svg:height="0.007cm" svg:x="0cm" svg:y="1.692cm" svg:viewBox="0 0 11 8" draw:points="11,6 0,8 0,0 10,0">
            <text:p/>
          </draw:polygon>
          <draw:polygon draw:style-name="gr2" draw:layer="layout" svg:width="0.01cm" svg:height="0.008cm" svg:x="0cm" svg:y="1.685cm" svg:viewBox="0 0 11 9" draw:points="11,8 0,9 0,1 0,0 10,0 10,0">
            <text:p/>
          </draw:polygon>
          <draw:polygon draw:style-name="gr3" draw:layer="layout" svg:width="0.01cm" svg:height="0.008cm" svg:x="0cm" svg:y="1.685cm" svg:viewBox="0 0 11 9" draw:points="11,8 0,9 0,1 0,0 10,0 10,0">
            <text:p/>
          </draw:polygon>
          <draw:polygon draw:style-name="gr2" draw:layer="layout" svg:width="0.009cm" svg:height="0.007cm" svg:x="0cm" svg:y="1.679cm" svg:viewBox="0 0 10 8" draw:points="10,8 0,8 0,0 10,0 10,0">
            <text:p/>
          </draw:polygon>
          <draw:polygon draw:style-name="gr3" draw:layer="layout" svg:width="0.009cm" svg:height="0.007cm" svg:x="0cm" svg:y="1.679cm" svg:viewBox="0 0 10 8" draw:points="10,8 0,8 0,0 10,0 10,0">
            <text:p/>
          </draw:polygon>
          <draw:polygon draw:style-name="gr2" draw:layer="layout" svg:width="0.009cm" svg:height="0.001cm" svg:x="0cm" svg:y="1.679cm" svg:viewBox="0 0 10 2" draw:points="10,2 0,2 0,0">
            <text:p/>
          </draw:polygon>
          <draw:polygon draw:style-name="gr3" draw:layer="layout" svg:width="0.009cm" svg:height="0.001cm" svg:x="0cm" svg:y="1.679cm" svg:viewBox="0 0 10 2" draw:points="10,2 0,2 0,0">
            <text:p/>
          </draw:polygon>
          <draw:polygon draw:style-name="gr2" draw:layer="layout" svg:width="0.009cm" svg:height="0.007cm" svg:x="0cm" svg:y="1.672cm" svg:viewBox="0 0 10 8" draw:points="10,8 0,7 0,0 10,0 10,0">
            <text:p/>
          </draw:polygon>
          <draw:polygon draw:style-name="gr3" draw:layer="layout" svg:width="0.009cm" svg:height="0.007cm" svg:x="0cm" svg:y="1.672cm" svg:viewBox="0 0 10 8" draw:points="10,8 0,7 0,0 10,0 10,0">
            <text:p/>
          </draw:polygon>
          <draw:polygon draw:style-name="gr2" draw:layer="layout" svg:width="0.01cm" svg:height="0.008cm" svg:x="0cm" svg:y="1.665cm" svg:viewBox="0 0 11 9" draw:points="10,9 0,8 0,0 10,1 11,1">
            <text:p/>
          </draw:polygon>
          <draw:polygon draw:style-name="gr3" draw:layer="layout" svg:width="0.01cm" svg:height="0.008cm" svg:x="0cm" svg:y="1.665cm" svg:viewBox="0 0 11 9" draw:points="10,9 0,8 0,0 10,1 11,1">
            <text:p/>
          </draw:polygon>
          <draw:polygon draw:style-name="gr2" draw:layer="layout" svg:width="0.01cm" svg:height="0.008cm" svg:x="0cm" svg:y="1.659cm" svg:viewBox="0 0 11 9" draw:points="9,9 0,7 0,0 11,1 11,1">
            <text:p/>
          </draw:polygon>
          <draw:polygon draw:style-name="gr3" draw:layer="layout" svg:width="0.01cm" svg:height="0.008cm" svg:x="0cm" svg:y="1.659cm" svg:viewBox="0 0 11 9" draw:points="9,9 0,7 0,0 11,1 11,1">
            <text:p/>
          </draw:polygon>
          <draw:polygon draw:style-name="gr2" draw:layer="layout" svg:width="0.01cm" svg:height="0.008cm" svg:x="0.001cm" svg:y="1.652cm" svg:viewBox="0 0 11 9" draw:points="10,9 0,7 1,0 11,2">
            <text:p/>
          </draw:polygon>
          <draw:polygon draw:style-name="gr3" draw:layer="layout" svg:width="0.01cm" svg:height="0.008cm" svg:x="0.001cm" svg:y="1.652cm" svg:viewBox="0 0 11 9" draw:points="10,9 0,7 1,0 11,2">
            <text:p/>
          </draw:polygon>
          <draw:polygon draw:style-name="gr2" draw:layer="layout" svg:width="0.01cm" svg:height="0.009cm" svg:x="0.003cm" svg:y="1.645cm" svg:viewBox="0 0 11 10" draw:points="9,10 0,7 1,0 1,0 11,3">
            <text:p/>
          </draw:polygon>
          <draw:polygon draw:style-name="gr3" draw:layer="layout" svg:width="0.01cm" svg:height="0.009cm" svg:x="0.003cm" svg:y="1.645cm" svg:viewBox="0 0 11 10" draw:points="9,10 0,7 1,0 1,0 11,3">
            <text:p/>
          </draw:polygon>
          <draw:polygon draw:style-name="gr2" draw:layer="layout" svg:width="0.01cm" svg:height="0.009cm" svg:x="0.005cm" svg:y="1.639cm" svg:viewBox="0 0 11 10" draw:points="8,10 0,6 2,0 11,3">
            <text:p/>
          </draw:polygon>
          <draw:polygon draw:style-name="gr3" draw:layer="layout" svg:width="0.01cm" svg:height="0.009cm" svg:x="0.005cm" svg:y="1.639cm" svg:viewBox="0 0 11 10" draw:points="8,10 0,6 2,0 11,3">
            <text:p/>
          </draw:polygon>
          <draw:polygon draw:style-name="gr2" draw:layer="layout" svg:width="0.011cm" svg:height="0.01cm" svg:x="0.007cm" svg:y="1.633cm" svg:viewBox="0 0 12 11" draw:points="9,11 0,7 2,0 12,3">
            <text:p/>
          </draw:polygon>
          <draw:polygon draw:style-name="gr3" draw:layer="layout" svg:width="0.011cm" svg:height="0.01cm" svg:x="0.007cm" svg:y="1.633cm" svg:viewBox="0 0 12 11" draw:points="9,11 0,7 2,0 12,3">
            <text:p/>
          </draw:polygon>
          <draw:polygon draw:style-name="gr2" draw:layer="layout" svg:width="0.011cm" svg:height="0.01cm" svg:x="0.009cm" svg:y="1.625cm" svg:viewBox="0 0 12 11" draw:points="9,11 0,7 3,0 3,0 12,4">
            <text:p/>
          </draw:polygon>
          <draw:polygon draw:style-name="gr3" draw:layer="layout" svg:width="0.011cm" svg:height="0.01cm" svg:x="0.009cm" svg:y="1.625cm" svg:viewBox="0 0 12 11" draw:points="9,11 0,7 3,0 3,0 12,4">
            <text:p/>
          </draw:polygon>
          <draw:polygon draw:style-name="gr2" draw:layer="layout" svg:width="0.011cm" svg:height="0.01cm" svg:x="0.012cm" svg:y="1.619cm" svg:viewBox="0 0 12 11" draw:points="8,11 0,6 3,0 3,0 12,4">
            <text:p/>
          </draw:polygon>
          <draw:polygon draw:style-name="gr3" draw:layer="layout" svg:width="0.011cm" svg:height="0.01cm" svg:x="0.012cm" svg:y="1.619cm" svg:viewBox="0 0 12 11" draw:points="8,11 0,6 3,0 3,0 12,4">
            <text:p/>
          </draw:polygon>
          <draw:polygon draw:style-name="gr2" draw:layer="layout" svg:width="0.011cm" svg:height="0.011cm" svg:x="0.015cm" svg:y="1.613cm" svg:viewBox="0 0 12 12" draw:points="8,12 0,6 3,0 12,5">
            <text:p/>
          </draw:polygon>
          <draw:polygon draw:style-name="gr3" draw:layer="layout" svg:width="0.011cm" svg:height="0.011cm" svg:x="0.015cm" svg:y="1.613cm" svg:viewBox="0 0 12 12" draw:points="8,12 0,6 3,0 12,5">
            <text:p/>
          </draw:polygon>
          <draw:polygon draw:style-name="gr2" draw:layer="layout" svg:width="0.012cm" svg:height="0.011cm" svg:x="0.019cm" svg:y="1.607cm" svg:viewBox="0 0 13 12" draw:points="8,12 0,6 4,0 13,6">
            <text:p/>
          </draw:polygon>
          <draw:polygon draw:style-name="gr3" draw:layer="layout" svg:width="0.012cm" svg:height="0.011cm" svg:x="0.019cm" svg:y="1.607cm" svg:viewBox="0 0 13 12" draw:points="8,12 0,6 4,0 13,6">
            <text:p/>
          </draw:polygon>
          <draw:polygon draw:style-name="gr2" draw:layer="layout" svg:width="0.012cm" svg:height="0.012cm" svg:x="0.023cm" svg:y="1.601cm" svg:viewBox="0 0 13 13" draw:points="8,13 0,6 4,0 13,6">
            <text:p/>
          </draw:polygon>
          <draw:polygon draw:style-name="gr3" draw:layer="layout" svg:width="0.012cm" svg:height="0.012cm" svg:x="0.023cm" svg:y="1.601cm" svg:viewBox="0 0 13 13" draw:points="8,13 0,6 4,0 13,6">
            <text:p/>
          </draw:polygon>
          <draw:polygon draw:style-name="gr2" draw:layer="layout" svg:width="0.012cm" svg:height="0.012cm" svg:x="0.027cm" svg:y="1.594cm" svg:viewBox="0 0 13 13" draw:points="8,13 0,6 5,0 13,6 13,6">
            <text:p/>
          </draw:polygon>
          <draw:polygon draw:style-name="gr3" draw:layer="layout" svg:width="0.012cm" svg:height="0.012cm" svg:x="0.027cm" svg:y="1.594cm" svg:viewBox="0 0 13 13" draw:points="8,13 0,6 5,0 13,6 13,6">
            <text:p/>
          </draw:polygon>
          <draw:polygon draw:style-name="gr2" draw:layer="layout" svg:width="0.012cm" svg:height="0.012cm" svg:x="0.032cm" svg:y="1.588cm" svg:viewBox="0 0 13 13" draw:points="7,13 0,6 6,0 13,6">
            <text:p/>
          </draw:polygon>
          <draw:polygon draw:style-name="gr3" draw:layer="layout" svg:width="0.012cm" svg:height="0.012cm" svg:x="0.032cm" svg:y="1.588cm" svg:viewBox="0 0 13 13" draw:points="7,13 0,6 6,0 13,6">
            <text:p/>
          </draw:polygon>
          <draw:polygon draw:style-name="gr2" draw:layer="layout" svg:width="0.011cm" svg:height="0.012cm" svg:x="0.037cm" svg:y="1.582cm" svg:viewBox="0 0 12 13" draw:points="6,13 0,6 5,0 5,0 12,6">
            <text:p/>
          </draw:polygon>
          <draw:polygon draw:style-name="gr3" draw:layer="layout" svg:width="0.011cm" svg:height="0.012cm" svg:x="0.037cm" svg:y="1.582cm" svg:viewBox="0 0 12 13" draw:points="6,13 0,6 5,0 5,0 12,6">
            <text:p/>
          </draw:polygon>
          <draw:polygon draw:style-name="gr2" draw:layer="layout" svg:width="0.012cm" svg:height="0.012cm" svg:x="0.042cm" svg:y="1.576cm" svg:viewBox="0 0 13 13" draw:points="6,13 0,6 5,0 13,6">
            <text:p/>
          </draw:polygon>
          <draw:polygon draw:style-name="gr3" draw:layer="layout" svg:width="0.012cm" svg:height="0.012cm" svg:x="0.042cm" svg:y="1.576cm" svg:viewBox="0 0 13 13" draw:points="6,13 0,6 5,0 13,6">
            <text:p/>
          </draw:polygon>
          <draw:polygon draw:style-name="gr2" draw:layer="layout" svg:width="0.012cm" svg:height="0.012cm" svg:x="0.048cm" svg:y="1.57cm" svg:viewBox="0 0 13 13" draw:points="6,13 0,6 6,0 13,7">
            <text:p/>
          </draw:polygon>
          <draw:polygon draw:style-name="gr3" draw:layer="layout" svg:width="0.012cm" svg:height="0.012cm" svg:x="0.048cm" svg:y="1.57cm" svg:viewBox="0 0 13 13" draw:points="6,13 0,6 6,0 13,7">
            <text:p/>
          </draw:polygon>
          <draw:polygon draw:style-name="gr2" draw:layer="layout" svg:width="0.012cm" svg:height="0.012cm" svg:x="0.054cm" svg:y="1.564cm" svg:viewBox="0 0 13 13" draw:points="6,13 0,5 6,0 13,6">
            <text:p/>
          </draw:polygon>
          <draw:polygon draw:style-name="gr3" draw:layer="layout" svg:width="0.012cm" svg:height="0.012cm" svg:x="0.054cm" svg:y="1.564cm" svg:viewBox="0 0 13 13" draw:points="6,13 0,5 6,0 13,6">
            <text:p/>
          </draw:polygon>
          <draw:polygon draw:style-name="gr2" draw:layer="layout" svg:width="0.012cm" svg:height="0.013cm" svg:x="0.06cm" svg:y="1.558cm" svg:viewBox="0 0 13 14" draw:points="6,14 0,6 7,0 13,7">
            <text:p/>
          </draw:polygon>
          <draw:polygon draw:style-name="gr3" draw:layer="layout" svg:width="0.012cm" svg:height="0.013cm" svg:x="0.06cm" svg:y="1.558cm" svg:viewBox="0 0 13 14" draw:points="6,14 0,6 7,0 13,7">
            <text:p/>
          </draw:polygon>
          <draw:polygon draw:style-name="gr2" draw:layer="layout" svg:width="0.012cm" svg:height="0.012cm" svg:x="0.067cm" svg:y="1.553cm" svg:viewBox="0 0 13 13" draw:points="5,13 0,5 6,0 13,7">
            <text:p/>
          </draw:polygon>
          <draw:polygon draw:style-name="gr3" draw:layer="layout" svg:width="0.012cm" svg:height="0.012cm" svg:x="0.067cm" svg:y="1.553cm" svg:viewBox="0 0 13 13" draw:points="5,13 0,5 6,0 13,7">
            <text:p/>
          </draw:polygon>
          <draw:polygon draw:style-name="gr2" draw:layer="layout" svg:width="0.013cm" svg:height="0.013cm" svg:x="0.073cm" svg:y="1.547cm" svg:viewBox="0 0 14 14" draw:points="6,14 0,6 7,0 14,7">
            <text:p/>
          </draw:polygon>
          <draw:polygon draw:style-name="gr3" draw:layer="layout" svg:width="0.013cm" svg:height="0.013cm" svg:x="0.073cm" svg:y="1.547cm" svg:viewBox="0 0 14 14" draw:points="6,14 0,6 7,0 14,7">
            <text:p/>
          </draw:polygon>
          <draw:polygon draw:style-name="gr2" draw:layer="layout" svg:width="0.013cm" svg:height="0.012cm" svg:x="0.081cm" svg:y="1.541cm" svg:viewBox="0 0 14 13" draw:points="6,13 0,5 8,0 8,0 14,7">
            <text:p/>
          </draw:polygon>
          <draw:polygon draw:style-name="gr3" draw:layer="layout" svg:width="0.013cm" svg:height="0.012cm" svg:x="0.081cm" svg:y="1.541cm" svg:viewBox="0 0 14 13" draw:points="6,13 0,5 8,0 8,0 14,7">
            <text:p/>
          </draw:polygon>
          <draw:polygon draw:style-name="gr2" draw:layer="layout" svg:width="0.013cm" svg:height="0.013cm" svg:x="0.089cm" svg:y="1.535cm" svg:viewBox="0 0 14 14" draw:points="5,14 0,6 8,0 14,8">
            <text:p/>
          </draw:polygon>
          <draw:polygon draw:style-name="gr3" draw:layer="layout" svg:width="0.013cm" svg:height="0.013cm" svg:x="0.089cm" svg:y="1.535cm" svg:viewBox="0 0 14 14" draw:points="5,14 0,6 8,0 14,8">
            <text:p/>
          </draw:polygon>
          <draw:polygon draw:style-name="gr2" draw:layer="layout" svg:width="0.013cm" svg:height="0.013cm" svg:x="0.096cm" svg:y="1.53cm" svg:viewBox="0 0 14 14" draw:points="5,14 0,5 8,0 14,8">
            <text:p/>
          </draw:polygon>
          <draw:polygon draw:style-name="gr3" draw:layer="layout" svg:width="0.013cm" svg:height="0.013cm" svg:x="0.096cm" svg:y="1.53cm" svg:viewBox="0 0 14 14" draw:points="5,14 0,5 8,0 14,8">
            <text:p/>
          </draw:polygon>
          <draw:polygon draw:style-name="gr2" draw:layer="layout" svg:width="0.013cm" svg:height="0.013cm" svg:x="0.104cm" svg:y="1.524cm" svg:viewBox="0 0 14 14" draw:points="5,14 0,5 9,0 14,8">
            <text:p/>
          </draw:polygon>
          <draw:polygon draw:style-name="gr3" draw:layer="layout" svg:width="0.013cm" svg:height="0.013cm" svg:x="0.104cm" svg:y="1.524cm" svg:viewBox="0 0 14 14" draw:points="5,14 0,5 9,0 14,8">
            <text:p/>
          </draw:polygon>
          <draw:polygon draw:style-name="gr2" draw:layer="layout" svg:width="0.013cm" svg:height="0.013cm" svg:x="0.113cm" svg:y="1.519cm" svg:viewBox="0 0 14 14" draw:points="4,14 0,5 9,0 14,7">
            <text:p/>
          </draw:polygon>
          <draw:polygon draw:style-name="gr3" draw:layer="layout" svg:width="0.013cm" svg:height="0.013cm" svg:x="0.113cm" svg:y="1.519cm" svg:viewBox="0 0 14 14" draw:points="4,14 0,5 9,0 14,7">
            <text:p/>
          </draw:polygon>
          <draw:polygon draw:style-name="gr2" draw:layer="layout" svg:width="0.013cm" svg:height="0.013cm" svg:x="0.122cm" svg:y="1.514cm" svg:viewBox="0 0 14 14" draw:points="4,14 0,5 9,0 14,8">
            <text:p/>
          </draw:polygon>
          <draw:polygon draw:style-name="gr3" draw:layer="layout" svg:width="0.013cm" svg:height="0.013cm" svg:x="0.122cm" svg:y="1.514cm" svg:viewBox="0 0 14 14" draw:points="4,14 0,5 9,0 14,8">
            <text:p/>
          </draw:polygon>
          <draw:polygon draw:style-name="gr2" draw:layer="layout" svg:width="0.014cm" svg:height="0.013cm" svg:x="0.13cm" svg:y="1.508cm" svg:viewBox="0 0 15 14" draw:points="5,14 0,5 10,0 15,8">
            <text:p/>
          </draw:polygon>
          <draw:polygon draw:style-name="gr3" draw:layer="layout" svg:width="0.014cm" svg:height="0.013cm" svg:x="0.13cm" svg:y="1.508cm" svg:viewBox="0 0 15 14" draw:points="5,14 0,5 10,0 15,8">
            <text:p/>
          </draw:polygon>
          <draw:polygon draw:style-name="gr2" draw:layer="layout" svg:width="0.014cm" svg:height="0.013cm" svg:x="0.14cm" svg:y="1.503cm" svg:viewBox="0 0 15 14" draw:points="4,14 0,5 9,0 10,0 15,8">
            <text:p/>
          </draw:polygon>
          <draw:polygon draw:style-name="gr3" draw:layer="layout" svg:width="0.014cm" svg:height="0.013cm" svg:x="0.14cm" svg:y="1.503cm" svg:viewBox="0 0 15 14" draw:points="4,14 0,5 9,0 10,0 15,8">
            <text:p/>
          </draw:polygon>
          <draw:polygon draw:style-name="gr2" draw:layer="layout" svg:width="0.014cm" svg:height="0.013cm" svg:x="0.149cm" svg:y="1.498cm" svg:viewBox="0 0 15 14" draw:points="4,14 0,5 10,0 15,8">
            <text:p/>
          </draw:polygon>
          <draw:polygon draw:style-name="gr3" draw:layer="layout" svg:width="0.014cm" svg:height="0.013cm" svg:x="0.149cm" svg:y="1.498cm" svg:viewBox="0 0 15 14" draw:points="4,14 0,5 10,0 15,8">
            <text:p/>
          </draw:polygon>
          <draw:polygon draw:style-name="gr2" draw:layer="layout" svg:width="0.014cm" svg:height="0.013cm" svg:x="0.159cm" svg:y="1.493cm" svg:viewBox="0 0 15 14" draw:points="4,14 0,5 10,0 11,0 15,8">
            <text:p/>
          </draw:polygon>
          <draw:polygon draw:style-name="gr3" draw:layer="layout" svg:width="0.014cm" svg:height="0.013cm" svg:x="0.159cm" svg:y="1.493cm" svg:viewBox="0 0 15 14" draw:points="4,14 0,5 10,0 11,0 15,8">
            <text:p/>
          </draw:polygon>
          <draw:polygon draw:style-name="gr2" draw:layer="layout" svg:width="0.014cm" svg:height="0.013cm" svg:x="0.17cm" svg:y="1.488cm" svg:viewBox="0 0 15 14" draw:points="3,14 0,5 10,0 15,8">
            <text:p/>
          </draw:polygon>
          <draw:polygon draw:style-name="gr3" draw:layer="layout" svg:width="0.014cm" svg:height="0.013cm" svg:x="0.17cm" svg:y="1.488cm" svg:viewBox="0 0 15 14" draw:points="3,14 0,5 10,0 15,8">
            <text:p/>
          </draw:polygon>
          <draw:polygon draw:style-name="gr2" draw:layer="layout" svg:width="0.014cm" svg:height="0.013cm" svg:x="0.18cm" svg:y="1.483cm" svg:viewBox="0 0 15 14" draw:points="4,14 0,5 11,0 15,9">
            <text:p/>
          </draw:polygon>
          <draw:polygon draw:style-name="gr3" draw:layer="layout" svg:width="0.014cm" svg:height="0.013cm" svg:x="0.18cm" svg:y="1.483cm" svg:viewBox="0 0 15 14" draw:points="4,14 0,5 11,0 15,9">
            <text:p/>
          </draw:polygon>
          <draw:polygon draw:style-name="gr2" draw:layer="layout" svg:width="0.015cm" svg:height="0.013cm" svg:x="0.19cm" svg:y="1.478cm" svg:viewBox="0 0 16 14" draw:points="4,14 0,5 11,0 16,8">
            <text:p/>
          </draw:polygon>
          <draw:polygon draw:style-name="gr3" draw:layer="layout" svg:width="0.015cm" svg:height="0.013cm" svg:x="0.19cm" svg:y="1.478cm" svg:viewBox="0 0 16 14" draw:points="4,14 0,5 11,0 16,8">
            <text:p/>
          </draw:polygon>
          <draw:polygon draw:style-name="gr2" draw:layer="layout" svg:width="0.015cm" svg:height="0.013cm" svg:x="0.201cm" svg:y="1.474cm" svg:viewBox="0 0 16 14" draw:points="4,14 0,4 12,0 16,8">
            <text:p/>
          </draw:polygon>
          <draw:polygon draw:style-name="gr3" draw:layer="layout" svg:width="0.015cm" svg:height="0.013cm" svg:x="0.201cm" svg:y="1.474cm" svg:viewBox="0 0 16 14" draw:points="4,14 0,4 12,0 16,8">
            <text:p/>
          </draw:polygon>
          <draw:polygon draw:style-name="gr2" draw:layer="layout" svg:width="0.014cm" svg:height="0.013cm" svg:x="0.212cm" svg:y="1.469cm" svg:viewBox="0 0 15 14" draw:points="3,14 0,5 11,0 15,9">
            <text:p/>
          </draw:polygon>
          <draw:polygon draw:style-name="gr3" draw:layer="layout" svg:width="0.014cm" svg:height="0.013cm" svg:x="0.212cm" svg:y="1.469cm" svg:viewBox="0 0 15 14" draw:points="3,14 0,5 11,0 15,9">
            <text:p/>
          </draw:polygon>
          <draw:polygon draw:style-name="gr2" draw:layer="layout" svg:width="0.015cm" svg:height="0.013cm" svg:x="0.224cm" svg:y="1.464cm" svg:viewBox="0 0 16 14" draw:points="3,14 0,4 12,0 16,9">
            <text:p/>
          </draw:polygon>
          <draw:polygon draw:style-name="gr3" draw:layer="layout" svg:width="0.015cm" svg:height="0.013cm" svg:x="0.224cm" svg:y="1.464cm" svg:viewBox="0 0 16 14" draw:points="3,14 0,4 12,0 16,9">
            <text:p/>
          </draw:polygon>
          <draw:polygon draw:style-name="gr2" draw:layer="layout" svg:width="0.015cm" svg:height="0.013cm" svg:x="0.235cm" svg:y="1.46cm" svg:viewBox="0 0 16 14" draw:points="3,14 0,4 12,0 16,9">
            <text:p/>
          </draw:polygon>
          <draw:polygon draw:style-name="gr3" draw:layer="layout" svg:width="0.015cm" svg:height="0.013cm" svg:x="0.235cm" svg:y="1.46cm" svg:viewBox="0 0 16 14" draw:points="3,14 0,4 12,0 16,9">
            <text:p/>
          </draw:polygon>
          <draw:polygon draw:style-name="gr2" draw:layer="layout" svg:width="0.016cm" svg:height="0.013cm" svg:x="0.247cm" svg:y="1.456cm" svg:viewBox="0 0 17 14" draw:points="3,14 0,4 13,0 16,9 17,9">
            <text:p/>
          </draw:polygon>
          <draw:polygon draw:style-name="gr3" draw:layer="layout" svg:width="0.016cm" svg:height="0.013cm" svg:x="0.247cm" svg:y="1.456cm" svg:viewBox="0 0 17 14" draw:points="3,14 0,4 13,0 16,9 17,9">
            <text:p/>
          </draw:polygon>
          <draw:polygon draw:style-name="gr2" draw:layer="layout" svg:width="0.016cm" svg:height="0.013cm" svg:x="0.259cm" svg:y="1.451cm" svg:viewBox="0 0 17 14" draw:points="3,14 0,4 13,0 17,9">
            <text:p/>
          </draw:polygon>
          <draw:polygon draw:style-name="gr3" draw:layer="layout" svg:width="0.016cm" svg:height="0.013cm" svg:x="0.259cm" svg:y="1.451cm" svg:viewBox="0 0 17 14" draw:points="3,14 0,4 13,0 17,9">
            <text:p/>
          </draw:polygon>
          <draw:polygon draw:style-name="gr2" draw:layer="layout" svg:width="0.016cm" svg:height="0.013cm" svg:x="0.272cm" svg:y="1.447cm" svg:viewBox="0 0 17 14" draw:points="3,14 0,4 14,0 17,9">
            <text:p/>
          </draw:polygon>
          <draw:polygon draw:style-name="gr3" draw:layer="layout" svg:width="0.016cm" svg:height="0.013cm" svg:x="0.272cm" svg:y="1.447cm" svg:viewBox="0 0 17 14" draw:points="3,14 0,4 14,0 17,9">
            <text:p/>
          </draw:polygon>
          <draw:polygon draw:style-name="gr2" draw:layer="layout" svg:width="0.015cm" svg:height="0.013cm" svg:x="0.285cm" svg:y="1.442cm" svg:viewBox="0 0 16 14" draw:points="2,14 0,4 13,0 16,9">
            <text:p/>
          </draw:polygon>
          <draw:polygon draw:style-name="gr3" draw:layer="layout" svg:width="0.015cm" svg:height="0.013cm" svg:x="0.285cm" svg:y="1.442cm" svg:viewBox="0 0 16 14" draw:points="2,14 0,4 13,0 16,9">
            <text:p/>
          </draw:polygon>
          <draw:polygon draw:style-name="gr2" draw:layer="layout" svg:width="0.016cm" svg:height="0.013cm" svg:x="0.297cm" svg:y="1.439cm" svg:viewBox="0 0 17 14" draw:points="3,14 0,4 13,0 17,9 17,9">
            <text:p/>
          </draw:polygon>
          <draw:polygon draw:style-name="gr3" draw:layer="layout" svg:width="0.016cm" svg:height="0.013cm" svg:x="0.297cm" svg:y="1.439cm" svg:viewBox="0 0 17 14" draw:points="3,14 0,4 13,0 17,9 17,9">
            <text:p/>
          </draw:polygon>
          <draw:polygon draw:style-name="gr2" draw:layer="layout" svg:width="0.016cm" svg:height="0.013cm" svg:x="0.31cm" svg:y="1.435cm" svg:viewBox="0 0 17 14" draw:points="3,14 0,4 14,0 17,9">
            <text:p/>
          </draw:polygon>
          <draw:polygon draw:style-name="gr3" draw:layer="layout" svg:width="0.016cm" svg:height="0.013cm" svg:x="0.31cm" svg:y="1.435cm" svg:viewBox="0 0 17 14" draw:points="3,14 0,4 14,0 17,9">
            <text:p/>
          </draw:polygon>
          <draw:polygon draw:style-name="gr2" draw:layer="layout" svg:width="0.016cm" svg:height="0.012cm" svg:x="0.324cm" svg:y="1.431cm" svg:viewBox="0 0 17 13" draw:points="2,13 0,3 14,0 17,8">
            <text:p/>
          </draw:polygon>
          <draw:polygon draw:style-name="gr3" draw:layer="layout" svg:width="0.016cm" svg:height="0.012cm" svg:x="0.324cm" svg:y="1.431cm" svg:viewBox="0 0 17 13" draw:points="2,13 0,3 14,0 17,8">
            <text:p/>
          </draw:polygon>
          <draw:polygon draw:style-name="gr2" draw:layer="layout" svg:width="0.016cm" svg:height="0.013cm" svg:x="0.337cm" svg:y="1.427cm" svg:viewBox="0 0 17 14" draw:points="2,14 0,4 14,0 17,10">
            <text:p/>
          </draw:polygon>
          <draw:polygon draw:style-name="gr3" draw:layer="layout" svg:width="0.016cm" svg:height="0.013cm" svg:x="0.337cm" svg:y="1.427cm" svg:viewBox="0 0 17 14" draw:points="2,14 0,4 14,0 17,10">
            <text:p/>
          </draw:polygon>
          <draw:polygon draw:style-name="gr2" draw:layer="layout" svg:width="0.016cm" svg:height="0.013cm" svg:x="0.351cm" svg:y="1.423cm" svg:viewBox="0 0 17 14" draw:points="2,14 0,3 14,0 17,9">
            <text:p/>
          </draw:polygon>
          <draw:polygon draw:style-name="gr3" draw:layer="layout" svg:width="0.016cm" svg:height="0.013cm" svg:x="0.351cm" svg:y="1.423cm" svg:viewBox="0 0 17 14" draw:points="2,14 0,3 14,0 17,9">
            <text:p/>
          </draw:polygon>
          <draw:polygon draw:style-name="gr2" draw:layer="layout" svg:width="0.016cm" svg:height="0.012cm" svg:x="0.365cm" svg:y="1.419cm" svg:viewBox="0 0 17 13" draw:points="2,13 0,3 14,0 17,9">
            <text:p/>
          </draw:polygon>
          <draw:polygon draw:style-name="gr3" draw:layer="layout" svg:width="0.016cm" svg:height="0.012cm" svg:x="0.365cm" svg:y="1.419cm" svg:viewBox="0 0 17 13" draw:points="2,13 0,3 14,0 17,9">
            <text:p/>
          </draw:polygon>
          <draw:polygon draw:style-name="gr2" draw:layer="layout" svg:width="0.017cm" svg:height="0.013cm" svg:x="0.379cm" svg:y="1.416cm" svg:viewBox="0 0 18 14" draw:points="2,14 0,4 15,0 18,9">
            <text:p/>
          </draw:polygon>
          <draw:polygon draw:style-name="gr3" draw:layer="layout" svg:width="0.017cm" svg:height="0.013cm" svg:x="0.379cm" svg:y="1.416cm" svg:viewBox="0 0 18 14" draw:points="2,14 0,4 15,0 18,9">
            <text:p/>
          </draw:polygon>
          <draw:polygon draw:style-name="gr2" draw:layer="layout" svg:width="0.017cm" svg:height="0.012cm" svg:x="0.394cm" svg:y="1.412cm" svg:viewBox="0 0 18 13" draw:points="2,13 0,3 15,0 18,9">
            <text:p/>
          </draw:polygon>
          <draw:polygon draw:style-name="gr3" draw:layer="layout" svg:width="0.017cm" svg:height="0.012cm" svg:x="0.394cm" svg:y="1.412cm" svg:viewBox="0 0 18 13" draw:points="2,13 0,3 15,0 18,9">
            <text:p/>
          </draw:polygon>
          <draw:polygon draw:style-name="gr2" draw:layer="layout" svg:width="0.017cm" svg:height="0.012cm" svg:x="0.408cm" svg:y="1.409cm" svg:viewBox="0 0 18 13" draw:points="2,13 0,3 15,0 18,8">
            <text:p/>
          </draw:polygon>
          <draw:polygon draw:style-name="gr3" draw:layer="layout" svg:width="0.017cm" svg:height="0.012cm" svg:x="0.408cm" svg:y="1.409cm" svg:viewBox="0 0 18 13" draw:points="2,13 0,3 15,0 18,8">
            <text:p/>
          </draw:polygon>
          <draw:polygon draw:style-name="gr2" draw:layer="layout" svg:width="0.017cm" svg:height="0.012cm" svg:x="0.423cm" svg:y="1.405cm" svg:viewBox="0 0 18 13" draw:points="2,13 0,4 15,0 18,9">
            <text:p/>
          </draw:polygon>
          <draw:polygon draw:style-name="gr3" draw:layer="layout" svg:width="0.017cm" svg:height="0.012cm" svg:x="0.423cm" svg:y="1.405cm" svg:viewBox="0 0 18 13" draw:points="2,13 0,4 15,0 18,9">
            <text:p/>
          </draw:polygon>
          <draw:polygon draw:style-name="gr2" draw:layer="layout" svg:width="0.017cm" svg:height="0.012cm" svg:x="0.438cm" svg:y="1.402cm" svg:viewBox="0 0 18 13" draw:points="2,13 0,3 16,0 18,9">
            <text:p/>
          </draw:polygon>
          <draw:polygon draw:style-name="gr3" draw:layer="layout" svg:width="0.017cm" svg:height="0.012cm" svg:x="0.438cm" svg:y="1.402cm" svg:viewBox="0 0 18 13" draw:points="2,13 0,3 16,0 18,9">
            <text:p/>
          </draw:polygon>
          <draw:polygon draw:style-name="gr2" draw:layer="layout" svg:width="0.017cm" svg:height="0.012cm" svg:x="0.453cm" svg:y="1.4cm" svg:viewBox="0 0 18 13" draw:points="1,13 0,2 16,0 18,9">
            <text:p/>
          </draw:polygon>
          <draw:polygon draw:style-name="gr3" draw:layer="layout" svg:width="0.017cm" svg:height="0.012cm" svg:x="0.453cm" svg:y="1.4cm" svg:viewBox="0 0 18 13" draw:points="1,13 0,2 16,0 18,9">
            <text:p/>
          </draw:polygon>
          <draw:polygon draw:style-name="gr2" draw:layer="layout" svg:width="0.017cm" svg:height="0.012cm" svg:x="0.468cm" svg:y="1.396cm" svg:viewBox="0 0 18 13" draw:points="1,13 0,3 16,0 18,9">
            <text:p/>
          </draw:polygon>
          <draw:polygon draw:style-name="gr3" draw:layer="layout" svg:width="0.017cm" svg:height="0.012cm" svg:x="0.468cm" svg:y="1.396cm" svg:viewBox="0 0 18 13" draw:points="1,13 0,3 16,0 18,9">
            <text:p/>
          </draw:polygon>
          <draw:polygon draw:style-name="gr2" draw:layer="layout" svg:width="0.017cm" svg:height="0.011cm" svg:x="0.484cm" svg:y="1.394cm" svg:viewBox="0 0 18 12" draw:points="1,12 0,2 16,0 18,9">
            <text:p/>
          </draw:polygon>
          <draw:polygon draw:style-name="gr3" draw:layer="layout" svg:width="0.017cm" svg:height="0.011cm" svg:x="0.484cm" svg:y="1.394cm" svg:viewBox="0 0 18 12" draw:points="1,12 0,2 16,0 18,9">
            <text:p/>
          </draw:polygon>
          <draw:polygon draw:style-name="gr2" draw:layer="layout" svg:width="0.018cm" svg:height="0.012cm" svg:x="0.499cm" svg:y="1.391cm" svg:viewBox="0 0 19 13" draw:points="1,13 0,3 17,0 19,10">
            <text:p/>
          </draw:polygon>
          <draw:polygon draw:style-name="gr3" draw:layer="layout" svg:width="0.018cm" svg:height="0.012cm" svg:x="0.499cm" svg:y="1.391cm" svg:viewBox="0 0 19 13" draw:points="1,13 0,3 17,0 19,10">
            <text:p/>
          </draw:polygon>
          <draw:polygon draw:style-name="gr2" draw:layer="layout" svg:width="0.017cm" svg:height="0.012cm" svg:x="0.516cm" svg:y="1.388cm" svg:viewBox="0 0 18 13" draw:points="1,13 0,2 16,0 18,9">
            <text:p/>
          </draw:polygon>
          <draw:polygon draw:style-name="gr3" draw:layer="layout" svg:width="0.017cm" svg:height="0.012cm" svg:x="0.516cm" svg:y="1.388cm" svg:viewBox="0 0 18 13" draw:points="1,13 0,2 16,0 18,9">
            <text:p/>
          </draw:polygon>
          <draw:polygon draw:style-name="gr2" draw:layer="layout" svg:width="0.018cm" svg:height="0.011cm" svg:x="0.532cm" svg:y="1.386cm" svg:viewBox="0 0 19 12" draw:points="1,12 0,2 17,0 19,9">
            <text:p/>
          </draw:polygon>
          <draw:polygon draw:style-name="gr3" draw:layer="layout" svg:width="0.018cm" svg:height="0.011cm" svg:x="0.532cm" svg:y="1.386cm" svg:viewBox="0 0 19 12" draw:points="1,12 0,2 17,0 19,9">
            <text:p/>
          </draw:polygon>
          <draw:polygon draw:style-name="gr2" draw:layer="layout" svg:width="0.018cm" svg:height="0.011cm" svg:x="0.548cm" svg:y="1.383cm" svg:viewBox="0 0 19 12" draw:points="1,12 0,2 18,0 19,9">
            <text:p/>
          </draw:polygon>
          <draw:polygon draw:style-name="gr3" draw:layer="layout" svg:width="0.018cm" svg:height="0.011cm" svg:x="0.548cm" svg:y="1.383cm" svg:viewBox="0 0 19 12" draw:points="1,12 0,2 18,0 19,9">
            <text:p/>
          </draw:polygon>
          <draw:polygon draw:style-name="gr2" draw:layer="layout" svg:width="0.018cm" svg:height="0.012cm" svg:x="0.565cm" svg:y="1.38cm" svg:viewBox="0 0 19 13" draw:points="0,13 0,2 17,0 19,10">
            <text:p/>
          </draw:polygon>
          <draw:polygon draw:style-name="gr3" draw:layer="layout" svg:width="0.018cm" svg:height="0.012cm" svg:x="0.565cm" svg:y="1.38cm" svg:viewBox="0 0 19 13" draw:points="0,13 0,2 17,0 19,10">
            <text:p/>
          </draw:polygon>
          <draw:polygon draw:style-name="gr2" draw:layer="layout" svg:width="0.018cm" svg:height="0.011cm" svg:x="0.581cm" svg:y="1.378cm" svg:viewBox="0 0 19 12" draw:points="1,12 0,2 17,0 19,9">
            <text:p/>
          </draw:polygon>
          <draw:polygon draw:style-name="gr3" draw:layer="layout" svg:width="0.018cm" svg:height="0.011cm" svg:x="0.581cm" svg:y="1.378cm" svg:viewBox="0 0 19 12" draw:points="1,12 0,2 17,0 19,9">
            <text:p/>
          </draw:polygon>
          <draw:polygon draw:style-name="gr2" draw:layer="layout" svg:width="0.018cm" svg:height="0.011cm" svg:x="0.597cm" svg:y="1.376cm" svg:viewBox="0 0 19 12" draw:points="1,12 0,2 17,0 19,10">
            <text:p/>
          </draw:polygon>
          <draw:polygon draw:style-name="gr3" draw:layer="layout" svg:width="0.018cm" svg:height="0.011cm" svg:x="0.597cm" svg:y="1.376cm" svg:viewBox="0 0 19 12" draw:points="1,12 0,2 17,0 19,10">
            <text:p/>
          </draw:polygon>
          <draw:polygon draw:style-name="gr2" draw:layer="layout" svg:width="0.018cm" svg:height="0.011cm" svg:x="0.615cm" svg:y="1.374cm" svg:viewBox="0 0 19 12" draw:points="1,12 0,1 18,0 19,9">
            <text:p/>
          </draw:polygon>
          <draw:polygon draw:style-name="gr3" draw:layer="layout" svg:width="0.018cm" svg:height="0.011cm" svg:x="0.615cm" svg:y="1.374cm" svg:viewBox="0 0 19 12" draw:points="1,12 0,1 18,0 19,9">
            <text:p/>
          </draw:polygon>
          <draw:polygon draw:style-name="gr2" draw:layer="layout" svg:width="0.018cm" svg:height="0.011cm" svg:x="0.632cm" svg:y="1.372cm" svg:viewBox="0 0 19 12" draw:points="0,12 0,2 17,0 19,10">
            <text:p/>
          </draw:polygon>
          <draw:polygon draw:style-name="gr3" draw:layer="layout" svg:width="0.018cm" svg:height="0.011cm" svg:x="0.632cm" svg:y="1.372cm" svg:viewBox="0 0 19 12" draw:points="0,12 0,2 17,0 19,10">
            <text:p/>
          </draw:polygon>
          <draw:polygon draw:style-name="gr2" draw:layer="layout" svg:width="0.018cm" svg:height="0.011cm" svg:x="0.649cm" svg:y="1.371cm" svg:viewBox="0 0 19 12" draw:points="1,12 0,1 18,0 19,10">
            <text:p/>
          </draw:polygon>
          <draw:polygon draw:style-name="gr3" draw:layer="layout" svg:width="0.018cm" svg:height="0.011cm" svg:x="0.649cm" svg:y="1.371cm" svg:viewBox="0 0 19 12" draw:points="1,12 0,1 18,0 19,10">
            <text:p/>
          </draw:polygon>
          <draw:polygon draw:style-name="gr2" draw:layer="layout" svg:width="0.018cm" svg:height="0.01cm" svg:x="0.666cm" svg:y="1.369cm" svg:viewBox="0 0 19 11" draw:points="0,11 0,1 17,0 19,8">
            <text:p/>
          </draw:polygon>
          <draw:polygon draw:style-name="gr3" draw:layer="layout" svg:width="0.018cm" svg:height="0.01cm" svg:x="0.666cm" svg:y="1.369cm" svg:viewBox="0 0 19 11" draw:points="0,11 0,1 17,0 19,8">
            <text:p/>
          </draw:polygon>
          <draw:polygon draw:style-name="gr2" draw:layer="layout" svg:width="0.018cm" svg:height="0.01cm" svg:x="0.683cm" svg:y="1.368cm" svg:viewBox="0 0 19 11" draw:points="1,11 0,1 18,0 19,9">
            <text:p/>
          </draw:polygon>
          <draw:polygon draw:style-name="gr3" draw:layer="layout" svg:width="0.018cm" svg:height="0.01cm" svg:x="0.683cm" svg:y="1.368cm" svg:viewBox="0 0 19 11" draw:points="1,11 0,1 18,0 19,9">
            <text:p/>
          </draw:polygon>
          <draw:polygon draw:style-name="gr2" draw:layer="layout" svg:width="0.018cm" svg:height="0.01cm" svg:x="0.701cm" svg:y="1.366cm" svg:viewBox="0 0 19 11" draw:points="0,11 0,1 18,0 19,9">
            <text:p/>
          </draw:polygon>
          <draw:polygon draw:style-name="gr3" draw:layer="layout" svg:width="0.018cm" svg:height="0.01cm" svg:x="0.701cm" svg:y="1.366cm" svg:viewBox="0 0 19 11" draw:points="0,11 0,1 18,0 19,9">
            <text:p/>
          </draw:polygon>
          <draw:polygon draw:style-name="gr2" draw:layer="layout" svg:width="0.019cm" svg:height="0.01cm" svg:x="0.719cm" svg:y="1.365cm" svg:viewBox="0 0 20 11" draw:points="0,11 0,1 19,0 20,9">
            <text:p/>
          </draw:polygon>
          <draw:polygon draw:style-name="gr3" draw:layer="layout" svg:width="0.019cm" svg:height="0.01cm" svg:x="0.719cm" svg:y="1.365cm" svg:viewBox="0 0 20 11" draw:points="0,11 0,1 19,0 20,9">
            <text:p/>
          </draw:polygon>
          <draw:polygon draw:style-name="gr2" draw:layer="layout" svg:width="0.018cm" svg:height="0.01cm" svg:x="0.737cm" svg:y="1.363cm" svg:viewBox="0 0 19 11" draw:points="0,11 0,1 18,0 18,9 19,9">
            <text:p/>
          </draw:polygon>
          <draw:polygon draw:style-name="gr3" draw:layer="layout" svg:width="0.018cm" svg:height="0.01cm" svg:x="0.737cm" svg:y="1.363cm" svg:viewBox="0 0 19 11" draw:points="0,11 0,1 18,0 18,9 19,9">
            <text:p/>
          </draw:polygon>
          <draw:polygon draw:style-name="gr2" draw:layer="layout" svg:width="0.019cm" svg:height="0.01cm" svg:x="0.755cm" svg:y="1.362cm" svg:viewBox="0 0 20 11" draw:points="0,11 0,1 18,0 20,10">
            <text:p/>
          </draw:polygon>
          <draw:polygon draw:style-name="gr3" draw:layer="layout" svg:width="0.019cm" svg:height="0.01cm" svg:x="0.755cm" svg:y="1.362cm" svg:viewBox="0 0 20 11" draw:points="0,11 0,1 18,0 20,10">
            <text:p/>
          </draw:polygon>
          <draw:polygon draw:style-name="gr2" draw:layer="layout" svg:width="0.019cm" svg:height="0.01cm" svg:x="0.773cm" svg:y="1.361cm" svg:viewBox="0 0 20 11" draw:points="1,11 0,0 19,0 20,10">
            <text:p/>
          </draw:polygon>
          <draw:polygon draw:style-name="gr3" draw:layer="layout" svg:width="0.019cm" svg:height="0.01cm" svg:x="0.773cm" svg:y="1.361cm" svg:viewBox="0 0 20 11" draw:points="1,11 0,0 19,0 20,10">
            <text:p/>
          </draw:polygon>
          <draw:polygon draw:style-name="gr2" draw:layer="layout" svg:width="0.018cm" svg:height="0.01cm" svg:x="0.791cm" svg:y="1.361cm" svg:viewBox="0 0 19 11" draw:points="0,11 0,0 18,0 18,0 18,9 19,9">
            <text:p/>
          </draw:polygon>
          <draw:polygon draw:style-name="gr3" draw:layer="layout" svg:width="0.018cm" svg:height="0.01cm" svg:x="0.791cm" svg:y="1.361cm" svg:viewBox="0 0 19 11" draw:points="0,11 0,0 18,0 18,0 18,9 19,9">
            <text:p/>
          </draw:polygon>
          <draw:polygon draw:style-name="gr2" draw:layer="layout" svg:width="0.019cm" svg:height="0.01cm" svg:x="0.809cm" svg:y="1.36cm" svg:viewBox="0 0 20 11" draw:points="0,11 0,0 19,0 20,10">
            <text:p/>
          </draw:polygon>
          <draw:polygon draw:style-name="gr3" draw:layer="layout" svg:width="0.019cm" svg:height="0.01cm" svg:x="0.809cm" svg:y="1.36cm" svg:viewBox="0 0 20 11" draw:points="0,11 0,0 19,0 20,10">
            <text:p/>
          </draw:polygon>
          <draw:polygon draw:style-name="gr2" draw:layer="layout" svg:width="0.019cm" svg:height="0.009cm" svg:x="0.828cm" svg:y="1.359cm" svg:viewBox="0 0 20 10" draw:points="0,10 0,0 19,0 20,9">
            <text:p/>
          </draw:polygon>
          <draw:polygon draw:style-name="gr3" draw:layer="layout" svg:width="0.019cm" svg:height="0.009cm" svg:x="0.828cm" svg:y="1.359cm" svg:viewBox="0 0 20 10" draw:points="0,10 0,0 19,0 20,9">
            <text:p/>
          </draw:polygon>
          <draw:polygon draw:style-name="gr2" draw:layer="layout" svg:width="0.019cm" svg:height="0.01cm" svg:x="0.846cm" svg:y="1.358cm" svg:viewBox="0 0 20 11" draw:points="0,11 0,0 19,0 19,10 20,10">
            <text:p/>
          </draw:polygon>
          <draw:polygon draw:style-name="gr3" draw:layer="layout" svg:width="0.019cm" svg:height="0.01cm" svg:x="0.846cm" svg:y="1.358cm" svg:viewBox="0 0 20 11" draw:points="0,11 0,0 19,0 19,10 20,10">
            <text:p/>
          </draw:polygon>
          <draw:polygon draw:style-name="gr2" draw:layer="layout" svg:width="0.019cm" svg:height="0.01cm" svg:x="0.865cm" svg:y="1.358cm" svg:viewBox="0 0 20 11" draw:points="0,11 0,0 19,0 20,11">
            <text:p/>
          </draw:polygon>
          <draw:polygon draw:style-name="gr3" draw:layer="layout" svg:width="0.019cm" svg:height="0.01cm" svg:x="0.865cm" svg:y="1.358cm" svg:viewBox="0 0 20 11" draw:points="0,11 0,0 19,0 20,11">
            <text:p/>
          </draw:polygon>
          <draw:polygon draw:style-name="gr2" draw:layer="layout" svg:width="0.019cm" svg:height="0.01cm" svg:x="0.884cm" svg:y="1.358cm" svg:viewBox="0 0 20 11" draw:points="0,11 0,0 20,0 20,10">
            <text:p/>
          </draw:polygon>
          <draw:polygon draw:style-name="gr3" draw:layer="layout" svg:width="0.019cm" svg:height="0.01cm" svg:x="0.884cm" svg:y="1.358cm" svg:viewBox="0 0 20 11" draw:points="0,11 0,0 20,0 20,10">
            <text:p/>
          </draw:polygon>
          <draw:polygon draw:style-name="gr2" draw:layer="layout" svg:width="0.018cm" svg:height="0.009cm" svg:x="0.903cm" svg:y="1.358cm" svg:viewBox="0 0 19 10" draw:points="0,10 0,0 19,0 19,10">
            <text:p/>
          </draw:polygon>
          <draw:polygon draw:style-name="gr3" draw:layer="layout" svg:width="0.018cm" svg:height="0.009cm" svg:x="0.903cm" svg:y="1.358cm" svg:viewBox="0 0 19 10" draw:points="0,10 0,0 19,0 19,10">
            <text:p/>
          </draw:polygon>
          <draw:polygon draw:style-name="gr2" draw:layer="layout" svg:width="0cm" svg:height="0.009cm" svg:x="0.921cm" svg:y="1.358cm" svg:viewBox="0 0 0 10" draw:points="0,10 0,0">
            <text:p/>
          </draw:polygon>
          <draw:polygon draw:style-name="gr3" draw:layer="layout" svg:width="0cm" svg:height="0.009cm" svg:x="0.921cm" svg:y="1.358cm" svg:viewBox="0 0 0 10" draw:points="0,10 0,0">
            <text:p/>
          </draw:polygon>
          <draw:polygon draw:style-name="gr1" draw:layer="layout" svg:width="1.838cm" svg:height="1.354cm" svg:x="0.011cm" svg:y="0.329cm" svg:viewBox="0 0 1839 1355" draw:points="0,0 0,1355 1839,1355 1839,0">
            <text:p/>
          </draw:polygon>
          <draw:polygon draw:style-name="gr4" draw:layer="layout" svg:width="1.414cm" svg:height="1.151cm" svg:x="0.226cm" svg:y="0.68cm" svg:viewBox="0 0 1415 1152" draw:points="203,0 203,146 532,146 701,451 883,146 1211,146 1211,0 1415,180 1211,361 1211,237 973,237 781,575 973,926 1211,926 1211,801 1415,971 1211,1152 1211,1016 883,1016 701,700 532,1027 203,1027 203,1152 0,971 203,801 203,926 430,926 633,575 430,237 203,237 203,349 0,180">
            <text:p/>
          </draw:polygon>
          <draw:polygon draw:style-name="gr5" draw:layer="layout" svg:width="1.414cm" svg:height="1.152cm" svg:x="0.237cm" svg:y="0.691cm" svg:viewBox="0 0 1415 1153" draw:points="203,0 203,147 531,147 701,452 882,147 1211,147 1211,0 1415,181 1211,361 1211,237 973,237 781,576 973,926 1211,926 1211,802 1415,972 1211,1153 1211,1017 882,1017 701,700 531,1029 203,1029 203,1153 0,972 203,802 203,926 430,926 634,576 430,237 203,237 203,350 0,181">
            <text:p/>
          </draw:polygon>
          <draw:polygon draw:style-name="gr2" draw:layer="layout" svg:width="0.009cm" svg:height="1.384cm" svg:x="0.002cm" svg:y="0.319cm" svg:viewBox="0 0 10 1385" draw:points="0,0 10,0 10,1385 0,1385 10,1385 0,1385">
            <text:p/>
          </draw:polygon>
          <draw:polygon draw:style-name="gr3" draw:layer="layout" svg:width="0.009cm" svg:height="1.384cm" svg:x="0.002cm" svg:y="0.319cm" svg:viewBox="0 0 10 1385" draw:points="0,0 10,0 10,1385 0,1385 10,1385 0,1385">
            <text:p/>
          </draw:polygon>
          <draw:polygon draw:style-name="gr2" draw:layer="layout" svg:width="0.01cm" svg:height="1.375cm" svg:x="1.839cm" svg:y="0.309cm" svg:viewBox="0 0 11 1376" draw:points="0,0 11,0 11,1376 0,1376 11,1376 0,1376">
            <text:p/>
          </draw:polygon>
          <draw:polygon draw:style-name="gr3" draw:layer="layout" svg:width="0.01cm" svg:height="1.375cm" svg:x="1.839cm" svg:y="0.309cm" svg:viewBox="0 0 11 1376" draw:points="0,0 11,0 11,1376 0,1376 11,1376 0,1376">
            <text:p/>
          </draw:polygon>
          <draw:polygon draw:style-name="gr6" draw:layer="layout" svg:width="1.835cm" svg:height="0.633cm" svg:x="0.004cm" svg:y="0.004cm" svg:viewBox="0 0 1836 634" draw:points="918,0 936,0 956,0 974,0 993,0 1011,1 1030,2 1048,3 1066,4 1084,5 1102,6 1120,7 1138,9 1155,10 1173,12 1190,14 1208,15 1225,18 1241,20 1258,22 1275,24 1291,27 1307,30 1323,32 1339,35 1355,38 1371,41 1386,44 1401,47 1416,50 1431,54 1445,57 1459,61 1473,64 1488,68 1502,72 1515,76 1528,80 1541,84 1554,88 1566,92 1579,97 1591,102 1602,106 1614,110 1626,115 1637,119 1648,125 1658,129 1669,134 1679,139 1689,145 1698,150 1707,155 1716,160 1725,165 1733,171 1741,176 1749,182 1756,188 1764,193 1771,199 1777,205 1783,210 1789,216 1795,222 1799,228 1805,234 1809,240 1813,247 1817,253 1821,259 1824,265 1827,271 1829,277 1831,284 1832,290 1834,297 1835,303 1836,310 1836,316 1836,323 1835,329 1834,336 1832,342 1831,349 1829,355 1827,361 1824,368 1821,374 1817,380 1813,386 1809,392 1805,399 1799,404 1795,410 1789,416 1783,422 1777,428 1771,434 1764,439 1756,445 1749,451 1741,456 1733,462 1725,467 1716,472 1707,478 1698,483 1689,488 1679,493 1669,498 1658,503 1648,508 1637,513 1626,517 1614,522 1602,527 1591,531 1579,536 1566,540 1554,544 1541,549 1528,553 1515,557 1502,561 1488,564 1473,568 1459,572 1445,575 1431,579 1416,582 1401,586 1386,589 1371,592 1355,595 1339,597 1323,601 1307,603 1291,606 1275,608 1258,611 1241,613 1225,615 1208,617 1190,619 1173,621 1155,622 1138,624 1120,625 1102,627 1084,628 1066,629 1048,630 1030,631 1011,632 993,632 974,633 956,633 936,634 918,634 899,634 880,633 861,633 843,632 824,632 806,631 788,630 769,629 751,628 733,627 715,625 697,624 680,622 663,621 646,619 628,617 611,615 594,613 577,611 561,608 545,606 529,603 513,601 496,597 481,595 465,592 450,589 435,586 420,582 405,579 390,575 376,572 362,568 348,564 334,561 321,557 308,553 295,549 282,544 269,540 257,536 244,531 233,527 221,522 210,517 199,513 188,508 177,503 167,498 157,493 147,488 137,483 128,478 119,472 111,467 102,462 95,456 87,451 79,445 72,439 65,434 59,428 53,422 46,416 41,410 36,404 31,399 26,392 22,386 18,380 15,374 12,368 9,361 6,355 4,349 3,342 1,336 1,329 0,323 0,316 0,310 1,303 1,297 3,290 4,284 6,277 9,271 12,265 15,259 18,253 22,247 26,240 31,234 36,228 41,222 46,216 53,210 59,205 65,199 72,193 79,188 87,182 95,176 102,171 111,165 119,160 128,155 137,150 147,145 157,139 167,134 177,129 188,125 199,119 210,115 221,110 233,106 244,102 257,97 269,92 282,88 295,84 308,80 321,76 334,72 348,68 362,64 376,61 390,57 405,54 420,50 435,47 450,44 465,41 481,38 496,35 513,32 529,30 545,27 561,24 577,22 594,20 611,18 628,15 646,14 663,12 680,10 697,9 715,7 733,6 751,5 769,4 788,3 806,2 824,1 843,0 861,0 880,0 899,0">
            <text:p/>
          </draw:polygon>
          <draw:polygon draw:style-name="gr2" draw:layer="layout" svg:width="0.019cm" svg:height="0.009cm" svg:x="0.921cm" svg:y="0cm" svg:viewBox="0 0 20 10" draw:points="0,10 0,0 20,0 20,10">
            <text:p/>
          </draw:polygon>
          <draw:polygon draw:style-name="gr3" draw:layer="layout" svg:width="0.019cm" svg:height="0.009cm" svg:x="0.921cm" svg:y="0cm" svg:viewBox="0 0 20 10" draw:points="0,10 0,0 20,0 20,10">
            <text:p/>
          </draw:polygon>
          <draw:polygon draw:style-name="gr2" draw:layer="layout" svg:width="0.019cm" svg:height="0.009cm" svg:x="0.94cm" svg:y="0cm" svg:viewBox="0 0 20 10" draw:points="0,9 0,0 20,0 20,10">
            <text:p/>
          </draw:polygon>
          <draw:polygon draw:style-name="gr3" draw:layer="layout" svg:width="0.019cm" svg:height="0.009cm" svg:x="0.94cm" svg:y="0cm" svg:viewBox="0 0 20 10" draw:points="0,9 0,0 20,0 20,10">
            <text:p/>
          </draw:polygon>
          <draw:polygon draw:style-name="gr2" draw:layer="layout" svg:width="0.018cm" svg:height="0.009cm" svg:x="0.959cm" svg:y="0cm" svg:viewBox="0 0 19 10" draw:points="0,9 0,0 19,0 19,10">
            <text:p/>
          </draw:polygon>
          <draw:polygon draw:style-name="gr3" draw:layer="layout" svg:width="0.018cm" svg:height="0.009cm" svg:x="0.959cm" svg:y="0cm" svg:viewBox="0 0 19 10" draw:points="0,9 0,0 19,0 19,10">
            <text:p/>
          </draw:polygon>
          <draw:polygon draw:style-name="gr2" draw:layer="layout" svg:width="0.019cm" svg:height="0.009cm" svg:x="0.978cm" svg:y="0cm" svg:viewBox="0 0 20 10" draw:points="0,9 0,0 20,0 20,10">
            <text:p/>
          </draw:polygon>
          <draw:polygon draw:style-name="gr3" draw:layer="layout" svg:width="0.019cm" svg:height="0.009cm" svg:x="0.978cm" svg:y="0cm" svg:viewBox="0 0 20 10" draw:points="0,9 0,0 20,0 20,10">
            <text:p/>
          </draw:polygon>
          <draw:polygon draw:style-name="gr2" draw:layer="layout" svg:width="0.018cm" svg:height="0.009cm" svg:x="0.997cm" svg:y="0.001cm" svg:viewBox="0 0 19 10" draw:points="0,9 0,0 19,0 18,10">
            <text:p/>
          </draw:polygon>
          <draw:polygon draw:style-name="gr3" draw:layer="layout" svg:width="0.018cm" svg:height="0.009cm" svg:x="0.997cm" svg:y="0.001cm" svg:viewBox="0 0 19 10" draw:points="0,9 0,0 19,0 18,10">
            <text:p/>
          </draw:polygon>
          <draw:polygon draw:style-name="gr2" draw:layer="layout" svg:width="0.019cm" svg:height="0.009cm" svg:x="1.015cm" svg:y="0.002cm" svg:viewBox="0 0 20 10" draw:points="0,9 0,0 20,0 18,10">
            <text:p/>
          </draw:polygon>
          <draw:polygon draw:style-name="gr3" draw:layer="layout" svg:width="0.019cm" svg:height="0.009cm" svg:x="1.015cm" svg:y="0.002cm" svg:viewBox="0 0 20 10" draw:points="0,9 0,0 20,0 18,10">
            <text:p/>
          </draw:polygon>
          <draw:polygon draw:style-name="gr2" draw:layer="layout" svg:width="0.019cm" svg:height="0.01cm" svg:x="1.033cm" svg:y="0.002cm" svg:viewBox="0 0 20 11" draw:points="0,10 1,0 20,0 19,11">
            <text:p/>
          </draw:polygon>
          <draw:polygon draw:style-name="gr3" draw:layer="layout" svg:width="0.019cm" svg:height="0.01cm" svg:x="1.033cm" svg:y="0.002cm" svg:viewBox="0 0 20 11" draw:points="0,10 1,0 20,0 19,11">
            <text:p/>
          </draw:polygon>
          <draw:polygon draw:style-name="gr2" draw:layer="layout" svg:width="0.019cm" svg:height="0.01cm" svg:x="1.052cm" svg:y="0.003cm" svg:viewBox="0 0 20 11" draw:points="0,10 0,0 20,1 19,11">
            <text:p/>
          </draw:polygon>
          <draw:polygon draw:style-name="gr3" draw:layer="layout" svg:width="0.019cm" svg:height="0.01cm" svg:x="1.052cm" svg:y="0.003cm" svg:viewBox="0 0 20 11" draw:points="0,10 0,0 20,1 19,11">
            <text:p/>
          </draw:polygon>
          <draw:polygon draw:style-name="gr2" draw:layer="layout" svg:width="0.019cm" svg:height="0.01cm" svg:x="1.07cm" svg:y="0.004cm" svg:viewBox="0 0 20 11" draw:points="0,9 0,0 20,0 19,11">
            <text:p/>
          </draw:polygon>
          <draw:polygon draw:style-name="gr3" draw:layer="layout" svg:width="0.019cm" svg:height="0.01cm" svg:x="1.07cm" svg:y="0.004cm" svg:viewBox="0 0 20 11" draw:points="0,9 0,0 20,0 19,11">
            <text:p/>
          </draw:polygon>
          <draw:polygon draw:style-name="gr2" draw:layer="layout" svg:width="0.019cm" svg:height="0.01cm" svg:x="1.088cm" svg:y="0.005cm" svg:viewBox="0 0 20 11" draw:points="0,10 0,0 20,1 19,11">
            <text:p/>
          </draw:polygon>
          <draw:polygon draw:style-name="gr3" draw:layer="layout" svg:width="0.019cm" svg:height="0.01cm" svg:x="1.088cm" svg:y="0.005cm" svg:viewBox="0 0 20 11" draw:points="0,10 0,0 20,1 19,11">
            <text:p/>
          </draw:polygon>
          <draw:polygon draw:style-name="gr2" draw:layer="layout" svg:width="0.018cm" svg:height="0.01cm" svg:x="1.106cm" svg:y="0.006cm" svg:viewBox="0 0 19 11" draw:points="0,9 0,0 19,1 18,11">
            <text:p/>
          </draw:polygon>
          <draw:polygon draw:style-name="gr3" draw:layer="layout" svg:width="0.018cm" svg:height="0.01cm" svg:x="1.106cm" svg:y="0.006cm" svg:viewBox="0 0 19 11" draw:points="0,9 0,0 19,1 18,11">
            <text:p/>
          </draw:polygon>
          <draw:polygon draw:style-name="gr2" draw:layer="layout" svg:width="0.018cm" svg:height="0.01cm" svg:x="1.124cm" svg:y="0.007cm" svg:viewBox="0 0 19 11" draw:points="0,9 0,0 19,1 18,11">
            <text:p/>
          </draw:polygon>
          <draw:polygon draw:style-name="gr3" draw:layer="layout" svg:width="0.018cm" svg:height="0.01cm" svg:x="1.124cm" svg:y="0.007cm" svg:viewBox="0 0 19 11" draw:points="0,9 0,0 19,1 18,11">
            <text:p/>
          </draw:polygon>
          <draw:polygon draw:style-name="gr2" draw:layer="layout" svg:width="0.018cm" svg:height="0.01cm" svg:x="1.141cm" svg:y="0.009cm" svg:viewBox="0 0 19 11" draw:points="0,9 0,0 19,1 18,11 18,11">
            <text:p/>
          </draw:polygon>
          <draw:polygon draw:style-name="gr3" draw:layer="layout" svg:width="0.018cm" svg:height="0.01cm" svg:x="1.141cm" svg:y="0.009cm" svg:viewBox="0 0 19 11" draw:points="0,9 0,0 19,1 18,11 18,11">
            <text:p/>
          </draw:polygon>
          <draw:polygon draw:style-name="gr2" draw:layer="layout" svg:width="0.018cm" svg:height="0.01cm" svg:x="1.158cm" svg:y="0.011cm" svg:viewBox="0 0 19 11" draw:points="0,9 0,0 19,1 18,11">
            <text:p/>
          </draw:polygon>
          <draw:polygon draw:style-name="gr3" draw:layer="layout" svg:width="0.018cm" svg:height="0.01cm" svg:x="1.158cm" svg:y="0.011cm" svg:viewBox="0 0 19 11" draw:points="0,9 0,0 19,1 18,11">
            <text:p/>
          </draw:polygon>
          <draw:polygon draw:style-name="gr2" draw:layer="layout" svg:width="0.018cm" svg:height="0.011cm" svg:x="1.176cm" svg:y="0.012cm" svg:viewBox="0 0 19 12" draw:points="0,9 0,0 19,2 17,12">
            <text:p/>
          </draw:polygon>
          <draw:polygon draw:style-name="gr3" draw:layer="layout" svg:width="0.018cm" svg:height="0.011cm" svg:x="1.176cm" svg:y="0.012cm" svg:viewBox="0 0 19 12" draw:points="0,9 0,0 19,2 17,12">
            <text:p/>
          </draw:polygon>
          <draw:polygon draw:style-name="gr2" draw:layer="layout" svg:width="0.018cm" svg:height="0.011cm" svg:x="1.193cm" svg:y="0.014cm" svg:viewBox="0 0 19 12" draw:points="0,10 1,0 19,1 18,12">
            <text:p/>
          </draw:polygon>
          <draw:polygon draw:style-name="gr3" draw:layer="layout" svg:width="0.018cm" svg:height="0.011cm" svg:x="1.193cm" svg:y="0.014cm" svg:viewBox="0 0 19 12" draw:points="0,10 1,0 19,1 18,12">
            <text:p/>
          </draw:polygon>
          <draw:polygon draw:style-name="gr2" draw:layer="layout" svg:width="0.018cm" svg:height="0.011cm" svg:x="1.211cm" svg:y="0.016cm" svg:viewBox="0 0 19 12" draw:points="0,9 0,0 19,2 18,12">
            <text:p/>
          </draw:polygon>
          <draw:polygon draw:style-name="gr3" draw:layer="layout" svg:width="0.018cm" svg:height="0.011cm" svg:x="1.211cm" svg:y="0.016cm" svg:viewBox="0 0 19 12" draw:points="0,9 0,0 19,2 18,12">
            <text:p/>
          </draw:polygon>
          <draw:polygon draw:style-name="gr2" draw:layer="layout" svg:width="0.018cm" svg:height="0.011cm" svg:x="1.228cm" svg:y="0.018cm" svg:viewBox="0 0 19 12" draw:points="0,9 0,0 19,2 17,12">
            <text:p/>
          </draw:polygon>
          <draw:polygon draw:style-name="gr3" draw:layer="layout" svg:width="0.018cm" svg:height="0.011cm" svg:x="1.228cm" svg:y="0.018cm" svg:viewBox="0 0 19 12" draw:points="0,9 0,0 19,2 17,12">
            <text:p/>
          </draw:polygon>
          <draw:polygon draw:style-name="gr2" draw:layer="layout" svg:width="0.018cm" svg:height="0.011cm" svg:x="1.244cm" svg:y="0.02cm" svg:viewBox="0 0 19 12" draw:points="0,9 1,0 19,2 17,12">
            <text:p/>
          </draw:polygon>
          <draw:polygon draw:style-name="gr3" draw:layer="layout" svg:width="0.018cm" svg:height="0.011cm" svg:x="1.244cm" svg:y="0.02cm" svg:viewBox="0 0 19 12" draw:points="0,9 1,0 19,2 17,12">
            <text:p/>
          </draw:polygon>
          <draw:polygon draw:style-name="gr2" draw:layer="layout" svg:width="0.018cm" svg:height="0.011cm" svg:x="1.261cm" svg:y="0.022cm" svg:viewBox="0 0 19 12" draw:points="0,9 1,0 19,2 17,12">
            <text:p/>
          </draw:polygon>
          <draw:polygon draw:style-name="gr3" draw:layer="layout" svg:width="0.018cm" svg:height="0.011cm" svg:x="1.261cm" svg:y="0.022cm" svg:viewBox="0 0 19 12" draw:points="0,9 1,0 19,2 17,12">
            <text:p/>
          </draw:polygon>
          <draw:polygon draw:style-name="gr2" draw:layer="layout" svg:width="0.018cm" svg:height="0.012cm" svg:x="1.277cm" svg:y="0.025cm" svg:viewBox="0 0 19 13" draw:points="0,10 1,0 19,2 17,13">
            <text:p/>
          </draw:polygon>
          <draw:polygon draw:style-name="gr3" draw:layer="layout" svg:width="0.018cm" svg:height="0.012cm" svg:x="1.277cm" svg:y="0.025cm" svg:viewBox="0 0 19 13" draw:points="0,10 1,0 19,2 17,13">
            <text:p/>
          </draw:polygon>
          <draw:polygon draw:style-name="gr2" draw:layer="layout" svg:width="0.018cm" svg:height="0.012cm" svg:x="1.294cm" svg:y="0.027cm" svg:viewBox="0 0 19 13" draw:points="0,10 1,0 19,2 17,13">
            <text:p/>
          </draw:polygon>
          <draw:polygon draw:style-name="gr3" draw:layer="layout" svg:width="0.018cm" svg:height="0.012cm" svg:x="1.294cm" svg:y="0.027cm" svg:viewBox="0 0 19 13" draw:points="0,10 1,0 19,2 17,13">
            <text:p/>
          </draw:polygon>
          <draw:polygon draw:style-name="gr2" draw:layer="layout" svg:width="0.017cm" svg:height="0.012cm" svg:x="1.31cm" svg:y="0.029cm" svg:viewBox="0 0 18 13" draw:points="0,9 1,0 18,3 16,13">
            <text:p/>
          </draw:polygon>
          <draw:polygon draw:style-name="gr3" draw:layer="layout" svg:width="0.017cm" svg:height="0.012cm" svg:x="1.31cm" svg:y="0.029cm" svg:viewBox="0 0 18 13" draw:points="0,9 1,0 18,3 16,13">
            <text:p/>
          </draw:polygon>
          <draw:polygon draw:style-name="gr2" draw:layer="layout" svg:width="0.017cm" svg:height="0.012cm" svg:x="1.326cm" svg:y="0.032cm" svg:viewBox="0 0 18 13" draw:points="0,9 1,0 18,3 16,13">
            <text:p/>
          </draw:polygon>
          <draw:polygon draw:style-name="gr3" draw:layer="layout" svg:width="0.017cm" svg:height="0.012cm" svg:x="1.326cm" svg:y="0.032cm" svg:viewBox="0 0 18 13" draw:points="0,9 1,0 18,3 16,13">
            <text:p/>
          </draw:polygon>
          <draw:polygon draw:style-name="gr2" draw:layer="layout" svg:width="0.017cm" svg:height="0.011cm" svg:x="1.342cm" svg:y="0.035cm" svg:viewBox="0 0 18 12" draw:points="0,9 1,0 18,3 15,12">
            <text:p/>
          </draw:polygon>
          <draw:polygon draw:style-name="gr3" draw:layer="layout" svg:width="0.017cm" svg:height="0.011cm" svg:x="1.342cm" svg:y="0.035cm" svg:viewBox="0 0 18 12" draw:points="0,9 1,0 18,3 15,12">
            <text:p/>
          </draw:polygon>
          <draw:polygon draw:style-name="gr2" draw:layer="layout" svg:width="0.017cm" svg:height="0.012cm" svg:x="1.357cm" svg:y="0.038cm" svg:viewBox="0 0 18 13" draw:points="0,9 2,0 18,3 16,13">
            <text:p/>
          </draw:polygon>
          <draw:polygon draw:style-name="gr3" draw:layer="layout" svg:width="0.017cm" svg:height="0.012cm" svg:x="1.357cm" svg:y="0.038cm" svg:viewBox="0 0 18 13" draw:points="0,9 2,0 18,3 16,13">
            <text:p/>
          </draw:polygon>
          <draw:polygon draw:style-name="gr2" draw:layer="layout" svg:width="0.017cm" svg:height="0.012cm" svg:x="1.373cm" svg:y="0.041cm" svg:viewBox="0 0 18 13" draw:points="0,9 1,0 18,3 16,13">
            <text:p/>
          </draw:polygon>
          <draw:polygon draw:style-name="gr3" draw:layer="layout" svg:width="0.017cm" svg:height="0.012cm" svg:x="1.373cm" svg:y="0.041cm" svg:viewBox="0 0 18 13" draw:points="0,9 1,0 18,3 16,13">
            <text:p/>
          </draw:polygon>
          <draw:polygon draw:style-name="gr2" draw:layer="layout" svg:width="0.018cm" svg:height="0.012cm" svg:x="1.388cm" svg:y="0.044cm" svg:viewBox="0 0 19 13" draw:points="0,9 1,0 19,3 16,13">
            <text:p/>
          </draw:polygon>
          <draw:polygon draw:style-name="gr3" draw:layer="layout" svg:width="0.018cm" svg:height="0.012cm" svg:x="1.388cm" svg:y="0.044cm" svg:viewBox="0 0 19 13" draw:points="0,9 1,0 19,3 16,13">
            <text:p/>
          </draw:polygon>
          <draw:polygon draw:style-name="gr2" draw:layer="layout" svg:width="0.017cm" svg:height="0.012cm" svg:x="1.403cm" svg:y="0.047cm" svg:viewBox="0 0 18 13" draw:points="0,9 2,0 17,3 18,3 15,13">
            <text:p/>
          </draw:polygon>
          <draw:polygon draw:style-name="gr3" draw:layer="layout" svg:width="0.017cm" svg:height="0.012cm" svg:x="1.403cm" svg:y="0.047cm" svg:viewBox="0 0 18 13" draw:points="0,9 2,0 17,3 18,3 15,13">
            <text:p/>
          </draw:polygon>
          <draw:polygon draw:style-name="gr2" draw:layer="layout" svg:width="0.016cm" svg:height="0.012cm" svg:x="1.418cm" svg:y="0.051cm" svg:viewBox="0 0 17 13" draw:points="0,9 2,0 17,3 15,13">
            <text:p/>
          </draw:polygon>
          <draw:polygon draw:style-name="gr3" draw:layer="layout" svg:width="0.016cm" svg:height="0.012cm" svg:x="1.418cm" svg:y="0.051cm" svg:viewBox="0 0 17 13" draw:points="0,9 2,0 17,3 15,13">
            <text:p/>
          </draw:polygon>
          <draw:polygon draw:style-name="gr2" draw:layer="layout" svg:width="0.016cm" svg:height="0.012cm" svg:x="1.433cm" svg:y="0.054cm" svg:viewBox="0 0 17 13" draw:points="0,9 1,0 17,3 14,13">
            <text:p/>
          </draw:polygon>
          <draw:polygon draw:style-name="gr3" draw:layer="layout" svg:width="0.016cm" svg:height="0.012cm" svg:x="1.433cm" svg:y="0.054cm" svg:viewBox="0 0 17 13" draw:points="0,9 1,0 17,3 14,13">
            <text:p/>
          </draw:polygon>
          <draw:polygon draw:style-name="gr2" draw:layer="layout" svg:width="0.016cm" svg:height="0.012cm" svg:x="1.447cm" svg:y="0.058cm" svg:viewBox="0 0 17 13" draw:points="0,9 2,0 17,3 14,13">
            <text:p/>
          </draw:polygon>
          <draw:polygon draw:style-name="gr3" draw:layer="layout" svg:width="0.016cm" svg:height="0.012cm" svg:x="1.447cm" svg:y="0.058cm" svg:viewBox="0 0 17 13" draw:points="0,9 2,0 17,3 14,13">
            <text:p/>
          </draw:polygon>
          <draw:polygon draw:style-name="gr2" draw:layer="layout" svg:width="0.016cm" svg:height="0.012cm" svg:x="1.462cm" svg:y="0.061cm" svg:viewBox="0 0 17 13" draw:points="0,9 2,0 17,3 14,13">
            <text:p/>
          </draw:polygon>
          <draw:polygon draw:style-name="gr3" draw:layer="layout" svg:width="0.016cm" svg:height="0.012cm" svg:x="1.462cm" svg:y="0.061cm" svg:viewBox="0 0 17 13" draw:points="0,9 2,0 17,3 14,13">
            <text:p/>
          </draw:polygon>
          <draw:polygon draw:style-name="gr2" draw:layer="layout" svg:width="0.016cm" svg:height="0.012cm" svg:x="1.476cm" svg:y="0.065cm" svg:viewBox="0 0 17 13" draw:points="0,9 2,0 17,4 14,13">
            <text:p/>
          </draw:polygon>
          <draw:polygon draw:style-name="gr3" draw:layer="layout" svg:width="0.016cm" svg:height="0.012cm" svg:x="1.476cm" svg:y="0.065cm" svg:viewBox="0 0 17 13" draw:points="0,9 2,0 17,4 14,13">
            <text:p/>
          </draw:polygon>
          <draw:polygon draw:style-name="gr2" draw:layer="layout" svg:width="0.016cm" svg:height="0.012cm" svg:x="1.489cm" svg:y="0.069cm" svg:viewBox="0 0 17 13" draw:points="0,8 2,0 17,4 14,13">
            <text:p/>
          </draw:polygon>
          <draw:polygon draw:style-name="gr3" draw:layer="layout" svg:width="0.016cm" svg:height="0.012cm" svg:x="1.489cm" svg:y="0.069cm" svg:viewBox="0 0 17 13" draw:points="0,8 2,0 17,4 14,13">
            <text:p/>
          </draw:polygon>
          <draw:polygon draw:style-name="gr2" draw:layer="layout" svg:width="0.016cm" svg:height="0.012cm" svg:x="1.503cm" svg:y="0.073cm" svg:viewBox="0 0 17 13" draw:points="0,8 2,0 17,3 14,13">
            <text:p/>
          </draw:polygon>
          <draw:polygon draw:style-name="gr3" draw:layer="layout" svg:width="0.016cm" svg:height="0.012cm" svg:x="1.503cm" svg:y="0.073cm" svg:viewBox="0 0 17 13" draw:points="0,8 2,0 17,3 14,13">
            <text:p/>
          </draw:polygon>
          <draw:polygon draw:style-name="gr2" draw:layer="layout" svg:width="0.016cm" svg:height="0.013cm" svg:x="1.517cm" svg:y="0.076cm" svg:viewBox="0 0 17 14" draw:points="0,9 2,0 17,4 13,14">
            <text:p/>
          </draw:polygon>
          <draw:polygon draw:style-name="gr3" draw:layer="layout" svg:width="0.016cm" svg:height="0.013cm" svg:x="1.517cm" svg:y="0.076cm" svg:viewBox="0 0 17 14" draw:points="0,9 2,0 17,4 13,14">
            <text:p/>
          </draw:polygon>
          <draw:polygon draw:style-name="gr2" draw:layer="layout" svg:width="0.016cm" svg:height="0.013cm" svg:x="1.53cm" svg:y="0.08cm" svg:viewBox="0 0 17 14" draw:points="0,9 3,0 17,4 14,14">
            <text:p/>
          </draw:polygon>
          <draw:polygon draw:style-name="gr3" draw:layer="layout" svg:width="0.016cm" svg:height="0.013cm" svg:x="1.53cm" svg:y="0.08cm" svg:viewBox="0 0 17 14" draw:points="0,9 3,0 17,4 14,14">
            <text:p/>
          </draw:polygon>
          <draw:polygon draw:style-name="gr2" draw:layer="layout" svg:width="0.015cm" svg:height="0.013cm" svg:x="1.543cm" svg:y="0.084cm" svg:viewBox="0 0 16 14" draw:points="0,9 2,0 16,4 13,14">
            <text:p/>
          </draw:polygon>
          <draw:polygon draw:style-name="gr3" draw:layer="layout" svg:width="0.015cm" svg:height="0.013cm" svg:x="1.543cm" svg:y="0.084cm" svg:viewBox="0 0 16 14" draw:points="0,9 2,0 16,4 13,14">
            <text:p/>
          </draw:polygon>
          <draw:polygon draw:style-name="gr2" draw:layer="layout" svg:width="0.016cm" svg:height="0.013cm" svg:x="1.556cm" svg:y="0.088cm" svg:viewBox="0 0 17 14" draw:points="0,9 3,0 17,4 13,14">
            <text:p/>
          </draw:polygon>
          <draw:polygon draw:style-name="gr3" draw:layer="layout" svg:width="0.016cm" svg:height="0.013cm" svg:x="1.556cm" svg:y="0.088cm" svg:viewBox="0 0 17 14" draw:points="0,9 3,0 17,4 13,14">
            <text:p/>
          </draw:polygon>
          <draw:polygon draw:style-name="gr2" draw:layer="layout" svg:width="0.015cm" svg:height="0.013cm" svg:x="1.568cm" svg:y="0.093cm" svg:viewBox="0 0 16 14" draw:points="0,9 3,0 16,4 12,14">
            <text:p/>
          </draw:polygon>
          <draw:polygon draw:style-name="gr3" draw:layer="layout" svg:width="0.015cm" svg:height="0.013cm" svg:x="1.568cm" svg:y="0.093cm" svg:viewBox="0 0 16 14" draw:points="0,9 3,0 16,4 12,14">
            <text:p/>
          </draw:polygon>
          <draw:polygon draw:style-name="gr2" draw:layer="layout" svg:width="0.015cm" svg:height="0.013cm" svg:x="1.58cm" svg:y="0.097cm" svg:viewBox="0 0 16 14" draw:points="0,9 3,0 16,4 13,14">
            <text:p/>
          </draw:polygon>
          <draw:polygon draw:style-name="gr3" draw:layer="layout" svg:width="0.015cm" svg:height="0.013cm" svg:x="1.58cm" svg:y="0.097cm" svg:viewBox="0 0 16 14" draw:points="0,9 3,0 16,4 13,14">
            <text:p/>
          </draw:polygon>
          <draw:polygon draw:style-name="gr2" draw:layer="layout" svg:width="0.015cm" svg:height="0.014cm" svg:x="1.593cm" svg:y="0.101cm" svg:viewBox="0 0 16 15" draw:points="0,9 3,0 16,5 12,15">
            <text:p/>
          </draw:polygon>
          <draw:polygon draw:style-name="gr3" draw:layer="layout" svg:width="0.015cm" svg:height="0.014cm" svg:x="1.593cm" svg:y="0.101cm" svg:viewBox="0 0 16 15" draw:points="0,9 3,0 16,5 12,15">
            <text:p/>
          </draw:polygon>
          <draw:polygon draw:style-name="gr2" draw:layer="layout" svg:width="0.015cm" svg:height="0.013cm" svg:x="1.604cm" svg:y="0.106cm" svg:viewBox="0 0 16 14" draw:points="0,9 3,0 16,4 12,14">
            <text:p/>
          </draw:polygon>
          <draw:polygon draw:style-name="gr3" draw:layer="layout" svg:width="0.015cm" svg:height="0.013cm" svg:x="1.604cm" svg:y="0.106cm" svg:viewBox="0 0 16 14" draw:points="0,9 3,0 16,4 12,14">
            <text:p/>
          </draw:polygon>
          <draw:polygon draw:style-name="gr2" draw:layer="layout" svg:width="0.015cm" svg:height="0.013cm" svg:x="1.616cm" svg:y="0.111cm" svg:viewBox="0 0 16 14" draw:points="0,9 3,0 16,4 12,14">
            <text:p/>
          </draw:polygon>
          <draw:polygon draw:style-name="gr3" draw:layer="layout" svg:width="0.015cm" svg:height="0.013cm" svg:x="1.616cm" svg:y="0.111cm" svg:viewBox="0 0 16 14" draw:points="0,9 3,0 16,4 12,14">
            <text:p/>
          </draw:polygon>
          <draw:polygon draw:style-name="gr2" draw:layer="layout" svg:width="0.015cm" svg:height="0.013cm" svg:x="1.627cm" svg:y="0.115cm" svg:viewBox="0 0 16 14" draw:points="0,8 3,0 16,5 12,14">
            <text:p/>
          </draw:polygon>
          <draw:polygon draw:style-name="gr3" draw:layer="layout" svg:width="0.015cm" svg:height="0.013cm" svg:x="1.627cm" svg:y="0.115cm" svg:viewBox="0 0 16 14" draw:points="0,8 3,0 16,5 12,14">
            <text:p/>
          </draw:polygon>
          <draw:polygon draw:style-name="gr2" draw:layer="layout" svg:width="0.014cm" svg:height="0.013cm" svg:x="1.639cm" svg:y="0.12cm" svg:viewBox="0 0 15 14" draw:points="0,8 3,0 15,5 11,14">
            <text:p/>
          </draw:polygon>
          <draw:polygon draw:style-name="gr3" draw:layer="layout" svg:width="0.014cm" svg:height="0.013cm" svg:x="1.639cm" svg:y="0.12cm" svg:viewBox="0 0 15 14" draw:points="0,8 3,0 15,5 11,14">
            <text:p/>
          </draw:polygon>
          <draw:polygon draw:style-name="gr2" draw:layer="layout" svg:width="0.014cm" svg:height="0.013cm" svg:x="1.649cm" svg:y="0.125cm" svg:viewBox="0 0 15 14" draw:points="0,8 3,0 15,5 10,14">
            <text:p/>
          </draw:polygon>
          <draw:polygon draw:style-name="gr3" draw:layer="layout" svg:width="0.014cm" svg:height="0.013cm" svg:x="1.649cm" svg:y="0.125cm" svg:viewBox="0 0 15 14" draw:points="0,8 3,0 15,5 10,14">
            <text:p/>
          </draw:polygon>
          <draw:polygon draw:style-name="gr2" draw:layer="layout" svg:width="0.014cm" svg:height="0.013cm" svg:x="1.66cm" svg:y="0.13cm" svg:viewBox="0 0 15 14" draw:points="0,8 4,0 14,5 15,5 10,14">
            <text:p/>
          </draw:polygon>
          <draw:polygon draw:style-name="gr3" draw:layer="layout" svg:width="0.014cm" svg:height="0.013cm" svg:x="1.66cm" svg:y="0.13cm" svg:viewBox="0 0 15 14" draw:points="0,8 4,0 14,5 15,5 10,14">
            <text:p/>
          </draw:polygon>
          <draw:polygon draw:style-name="gr2" draw:layer="layout" svg:width="0.014cm" svg:height="0.013cm" svg:x="1.67cm" svg:y="0.135cm" svg:viewBox="0 0 15 14" draw:points="0,9 4,0 15,5 10,14">
            <text:p/>
          </draw:polygon>
          <draw:polygon draw:style-name="gr3" draw:layer="layout" svg:width="0.014cm" svg:height="0.013cm" svg:x="1.67cm" svg:y="0.135cm" svg:viewBox="0 0 15 14" draw:points="0,9 4,0 15,5 10,14">
            <text:p/>
          </draw:polygon>
          <draw:polygon draw:style-name="gr2" draw:layer="layout" svg:width="0.014cm" svg:height="0.013cm" svg:x="1.68cm" svg:y="0.14cm" svg:viewBox="0 0 15 14" draw:points="0,8 4,0 14,5 15,5 10,14">
            <text:p/>
          </draw:polygon>
          <draw:polygon draw:style-name="gr3" draw:layer="layout" svg:width="0.014cm" svg:height="0.013cm" svg:x="1.68cm" svg:y="0.14cm" svg:viewBox="0 0 15 14" draw:points="0,8 4,0 14,5 15,5 10,14">
            <text:p/>
          </draw:polygon>
          <draw:polygon draw:style-name="gr2" draw:layer="layout" svg:width="0.014cm" svg:height="0.013cm" svg:x="1.689cm" svg:y="0.145cm" svg:viewBox="0 0 15 14" draw:points="0,8 4,0 15,5 10,14 10,14">
            <text:p/>
          </draw:polygon>
          <draw:polygon draw:style-name="gr3" draw:layer="layout" svg:width="0.014cm" svg:height="0.013cm" svg:x="1.689cm" svg:y="0.145cm" svg:viewBox="0 0 15 14" draw:points="0,8 4,0 15,5 10,14 10,14">
            <text:p/>
          </draw:polygon>
          <draw:polygon draw:style-name="gr2" draw:layer="layout" svg:width="0.014cm" svg:height="0.013cm" svg:x="1.699cm" svg:y="0.15cm" svg:viewBox="0 0 15 14" draw:points="0,8 4,0 14,5 15,5 9,14">
            <text:p/>
          </draw:polygon>
          <draw:polygon draw:style-name="gr3" draw:layer="layout" svg:width="0.014cm" svg:height="0.013cm" svg:x="1.699cm" svg:y="0.15cm" svg:viewBox="0 0 15 14" draw:points="0,8 4,0 14,5 15,5 9,14">
            <text:p/>
          </draw:polygon>
          <draw:polygon draw:style-name="gr2" draw:layer="layout" svg:width="0.013cm" svg:height="0.012cm" svg:x="1.708cm" svg:y="0.156cm" svg:viewBox="0 0 14 13" draw:points="0,7 5,0 14,5 9,13">
            <text:p/>
          </draw:polygon>
          <draw:polygon draw:style-name="gr3" draw:layer="layout" svg:width="0.013cm" svg:height="0.012cm" svg:x="1.708cm" svg:y="0.156cm" svg:viewBox="0 0 14 13" draw:points="0,7 5,0 14,5 9,13">
            <text:p/>
          </draw:polygon>
          <draw:polygon draw:style-name="gr2" draw:layer="layout" svg:width="0.014cm" svg:height="0.013cm" svg:x="1.717cm" svg:y="0.161cm" svg:viewBox="0 0 15 14" draw:points="0,8 4,0 15,5 9,14 9,14">
            <text:p/>
          </draw:polygon>
          <draw:polygon draw:style-name="gr3" draw:layer="layout" svg:width="0.014cm" svg:height="0.013cm" svg:x="1.717cm" svg:y="0.161cm" svg:viewBox="0 0 15 14" draw:points="0,8 4,0 15,5 9,14 9,14">
            <text:p/>
          </draw:polygon>
          <draw:polygon draw:style-name="gr2" draw:layer="layout" svg:width="0.014cm" svg:height="0.013cm" svg:x="1.725cm" svg:y="0.166cm" svg:viewBox="0 0 15 14" draw:points="0,8 5,0 15,5 9,14">
            <text:p/>
          </draw:polygon>
          <draw:polygon draw:style-name="gr3" draw:layer="layout" svg:width="0.014cm" svg:height="0.013cm" svg:x="1.725cm" svg:y="0.166cm" svg:viewBox="0 0 15 14" draw:points="0,8 5,0 15,5 9,14">
            <text:p/>
          </draw:polygon>
          <draw:polygon draw:style-name="gr2" draw:layer="layout" svg:width="0.013cm" svg:height="0.013cm" svg:x="1.734cm" svg:y="0.172cm" svg:viewBox="0 0 14 14" draw:points="0,8 5,0 14,5 14,5 8,14">
            <text:p/>
          </draw:polygon>
          <draw:polygon draw:style-name="gr3" draw:layer="layout" svg:width="0.013cm" svg:height="0.013cm" svg:x="1.734cm" svg:y="0.172cm" svg:viewBox="0 0 14 14" draw:points="0,8 5,0 14,5 14,5 8,14">
            <text:p/>
          </draw:polygon>
          <draw:polygon draw:style-name="gr2" draw:layer="layout" svg:width="0.013cm" svg:height="0.013cm" svg:x="1.742cm" svg:y="0.177cm" svg:viewBox="0 0 14 14" draw:points="0,8 5,0 14,5 7,14">
            <text:p/>
          </draw:polygon>
          <draw:polygon draw:style-name="gr3" draw:layer="layout" svg:width="0.013cm" svg:height="0.013cm" svg:x="1.742cm" svg:y="0.177cm" svg:viewBox="0 0 14 14" draw:points="0,8 5,0 14,5 7,14">
            <text:p/>
          </draw:polygon>
          <draw:polygon draw:style-name="gr2" draw:layer="layout" svg:width="0.013cm" svg:height="0.013cm" svg:x="1.749cm" svg:y="0.183cm" svg:viewBox="0 0 14 14" draw:points="0,8 6,0 14,6 7,14">
            <text:p/>
          </draw:polygon>
          <draw:polygon draw:style-name="gr3" draw:layer="layout" svg:width="0.013cm" svg:height="0.013cm" svg:x="1.749cm" svg:y="0.183cm" svg:viewBox="0 0 14 14" draw:points="0,8 6,0 14,6 7,14">
            <text:p/>
          </draw:polygon>
          <draw:polygon draw:style-name="gr2" draw:layer="layout" svg:width="0.013cm" svg:height="0.013cm" svg:x="1.757cm" svg:y="0.188cm" svg:viewBox="0 0 14 14" draw:points="0,7 6,0 14,6 14,6 7,13 7,14">
            <text:p/>
          </draw:polygon>
          <draw:polygon draw:style-name="gr3" draw:layer="layout" svg:width="0.013cm" svg:height="0.013cm" svg:x="1.757cm" svg:y="0.188cm" svg:viewBox="0 0 14 14" draw:points="0,7 6,0 14,6 14,6 7,13 7,14">
            <text:p/>
          </draw:polygon>
          <draw:polygon draw:style-name="gr2" draw:layer="layout" svg:width="0.013cm" svg:height="0.013cm" svg:x="1.764cm" svg:y="0.194cm" svg:viewBox="0 0 14 14" draw:points="0,7 6,0 14,6 7,14">
            <text:p/>
          </draw:polygon>
          <draw:polygon draw:style-name="gr3" draw:layer="layout" svg:width="0.013cm" svg:height="0.013cm" svg:x="1.764cm" svg:y="0.194cm" svg:viewBox="0 0 14 14" draw:points="0,7 6,0 14,6 7,14">
            <text:p/>
          </draw:polygon>
          <draw:polygon draw:style-name="gr2" draw:layer="layout" svg:width="0.012cm" svg:height="0.012cm" svg:x="1.771cm" svg:y="0.2cm" svg:viewBox="0 0 13 13" draw:points="0,7 6,0 13,5 6,13">
            <text:p/>
          </draw:polygon>
          <draw:polygon draw:style-name="gr3" draw:layer="layout" svg:width="0.012cm" svg:height="0.012cm" svg:x="1.771cm" svg:y="0.2cm" svg:viewBox="0 0 13 13" draw:points="0,7 6,0 13,5 6,13">
            <text:p/>
          </draw:polygon>
          <draw:polygon draw:style-name="gr2" draw:layer="layout" svg:width="0.012cm" svg:height="0.012cm" svg:x="1.777cm" svg:y="0.206cm" svg:viewBox="0 0 13 13" draw:points="0,7 6,0 13,6 6,13">
            <text:p/>
          </draw:polygon>
          <draw:polygon draw:style-name="gr3" draw:layer="layout" svg:width="0.012cm" svg:height="0.012cm" svg:x="1.777cm" svg:y="0.206cm" svg:viewBox="0 0 13 13" draw:points="0,7 6,0 13,6 6,13">
            <text:p/>
          </draw:polygon>
          <draw:polygon draw:style-name="gr2" draw:layer="layout" svg:width="0.012cm" svg:height="0.012cm" svg:x="1.783cm" svg:y="0.212cm" svg:viewBox="0 0 13 13" draw:points="0,6 6,0 13,6 5,13">
            <text:p/>
          </draw:polygon>
          <draw:polygon draw:style-name="gr3" draw:layer="layout" svg:width="0.012cm" svg:height="0.012cm" svg:x="1.783cm" svg:y="0.212cm" svg:viewBox="0 0 13 13" draw:points="0,6 6,0 13,6 5,13">
            <text:p/>
          </draw:polygon>
          <draw:polygon draw:style-name="gr2" draw:layer="layout" svg:width="0.012cm" svg:height="0.012cm" svg:x="1.789cm" svg:y="0.218cm" svg:viewBox="0 0 13 13" draw:points="0,6 7,0 13,6 5,13 6,13">
            <text:p/>
          </draw:polygon>
          <draw:polygon draw:style-name="gr3" draw:layer="layout" svg:width="0.012cm" svg:height="0.012cm" svg:x="1.789cm" svg:y="0.218cm" svg:viewBox="0 0 13 13" draw:points="0,6 7,0 13,6 5,13 6,13">
            <text:p/>
          </draw:polygon>
          <draw:polygon draw:style-name="gr2" draw:layer="layout" svg:width="0.012cm" svg:height="0.012cm" svg:x="1.794cm" svg:y="0.224cm" svg:viewBox="0 0 13 13" draw:points="0,6 7,0 13,6 5,13 5,13">
            <text:p/>
          </draw:polygon>
          <draw:polygon draw:style-name="gr3" draw:layer="layout" svg:width="0.012cm" svg:height="0.012cm" svg:x="1.794cm" svg:y="0.224cm" svg:viewBox="0 0 13 13" draw:points="0,6 7,0 13,6 5,13 5,13">
            <text:p/>
          </draw:polygon>
          <draw:polygon draw:style-name="gr2" draw:layer="layout" svg:width="0.012cm" svg:height="0.012cm" svg:x="1.799cm" svg:y="0.23cm" svg:viewBox="0 0 13 13" draw:points="0,6 7,0 13,6 5,13 5,13">
            <text:p/>
          </draw:polygon>
          <draw:polygon draw:style-name="gr3" draw:layer="layout" svg:width="0.012cm" svg:height="0.012cm" svg:x="1.799cm" svg:y="0.23cm" svg:viewBox="0 0 13 13" draw:points="0,6 7,0 13,6 5,13 5,13">
            <text:p/>
          </draw:polygon>
          <draw:polygon draw:style-name="gr2" draw:layer="layout" svg:width="0.012cm" svg:height="0.011cm" svg:x="1.804cm" svg:y="0.236cm" svg:viewBox="0 0 13 12" draw:points="0,6 7,0 13,6 13,6 5,12">
            <text:p/>
          </draw:polygon>
          <draw:polygon draw:style-name="gr3" draw:layer="layout" svg:width="0.012cm" svg:height="0.011cm" svg:x="1.804cm" svg:y="0.236cm" svg:viewBox="0 0 13 12" draw:points="0,6 7,0 13,6 13,6 5,12">
            <text:p/>
          </draw:polygon>
          <draw:polygon draw:style-name="gr2" draw:layer="layout" svg:width="0.012cm" svg:height="0.011cm" svg:x="1.808cm" svg:y="0.242cm" svg:viewBox="0 0 13 12" draw:points="0,5 8,0 13,6 4,11 4,12">
            <text:p/>
          </draw:polygon>
          <draw:polygon draw:style-name="gr3" draw:layer="layout" svg:width="0.012cm" svg:height="0.011cm" svg:x="1.808cm" svg:y="0.242cm" svg:viewBox="0 0 13 12" draw:points="0,5 8,0 13,6 4,11 4,12">
            <text:p/>
          </draw:polygon>
          <draw:polygon draw:style-name="gr2" draw:layer="layout" svg:width="0.011cm" svg:height="0.01cm" svg:x="1.813cm" svg:y="0.249cm" svg:viewBox="0 0 12 11" draw:points="0,4 8,0 12,6 3,11 4,11">
            <text:p/>
          </draw:polygon>
          <draw:polygon draw:style-name="gr3" draw:layer="layout" svg:width="0.011cm" svg:height="0.01cm" svg:x="1.813cm" svg:y="0.249cm" svg:viewBox="0 0 12 11" draw:points="0,4 8,0 12,6 3,11 4,11">
            <text:p/>
          </draw:polygon>
          <draw:polygon draw:style-name="gr2" draw:layer="layout" svg:width="0.011cm" svg:height="0.01cm" svg:x="1.816cm" svg:y="0.255cm" svg:viewBox="0 0 12 11" draw:points="0,4 8,0 12,6 3,11">
            <text:p/>
          </draw:polygon>
          <draw:polygon draw:style-name="gr3" draw:layer="layout" svg:width="0.011cm" svg:height="0.01cm" svg:x="1.816cm" svg:y="0.255cm" svg:viewBox="0 0 12 11" draw:points="0,4 8,0 12,6 3,11">
            <text:p/>
          </draw:polygon>
          <draw:polygon draw:style-name="gr2" draw:layer="layout" svg:width="0.011cm" svg:height="0.01cm" svg:x="1.82cm" svg:y="0.261cm" svg:viewBox="0 0 12 11" draw:points="0,4 8,0 12,6 3,11">
            <text:p/>
          </draw:polygon>
          <draw:polygon draw:style-name="gr3" draw:layer="layout" svg:width="0.011cm" svg:height="0.01cm" svg:x="1.82cm" svg:y="0.261cm" svg:viewBox="0 0 12 11" draw:points="0,4 8,0 12,6 3,11">
            <text:p/>
          </draw:polygon>
          <draw:polygon draw:style-name="gr2" draw:layer="layout" svg:width="0.011cm" svg:height="0.01cm" svg:x="1.823cm" svg:y="0.267cm" svg:viewBox="0 0 12 11" draw:points="0,4 8,0 12,7 2,10 2,11">
            <text:p/>
          </draw:polygon>
          <draw:polygon draw:style-name="gr3" draw:layer="layout" svg:width="0.011cm" svg:height="0.01cm" svg:x="1.823cm" svg:y="0.267cm" svg:viewBox="0 0 12 11" draw:points="0,4 8,0 12,7 2,10 2,11">
            <text:p/>
          </draw:polygon>
          <draw:polygon draw:style-name="gr2" draw:layer="layout" svg:width="0.011cm" svg:height="0.01cm" svg:x="1.825cm" svg:y="0.274cm" svg:viewBox="0 0 12 11" draw:points="0,3 9,0 12,7 12,7 2,10 2,11">
            <text:p/>
          </draw:polygon>
          <draw:polygon draw:style-name="gr3" draw:layer="layout" svg:width="0.011cm" svg:height="0.01cm" svg:x="1.825cm" svg:y="0.274cm" svg:viewBox="0 0 12 11" draw:points="0,3 9,0 12,7 12,7 2,10 2,11">
            <text:p/>
          </draw:polygon>
          <draw:polygon draw:style-name="gr2" draw:layer="layout" svg:width="0.011cm" svg:height="0.009cm" svg:x="1.827cm" svg:y="0.281cm" svg:viewBox="0 0 12 10" draw:points="0,2 9,0 12,7 2,10">
            <text:p/>
          </draw:polygon>
          <draw:polygon draw:style-name="gr3" draw:layer="layout" svg:width="0.011cm" svg:height="0.009cm" svg:x="1.827cm" svg:y="0.281cm" svg:viewBox="0 0 12 10" draw:points="0,2 9,0 12,7 2,10">
            <text:p/>
          </draw:polygon>
          <draw:polygon draw:style-name="gr2" draw:layer="layout" svg:width="0.01cm" svg:height="0.009cm" svg:x="1.83cm" svg:y="0.287cm" svg:viewBox="0 0 11 10" draw:points="0,2 8,0 10,7 11,7 1,10">
            <text:p/>
          </draw:polygon>
          <draw:polygon draw:style-name="gr3" draw:layer="layout" svg:width="0.01cm" svg:height="0.009cm" svg:x="1.83cm" svg:y="0.287cm" svg:viewBox="0 0 11 10" draw:points="0,2 8,0 10,7 11,7 1,10">
            <text:p/>
          </draw:polygon>
          <draw:polygon draw:style-name="gr2" draw:layer="layout" svg:width="0.01cm" svg:height="0.008cm" svg:x="1.831cm" svg:y="0.294cm" svg:viewBox="0 0 11 9" draw:points="0,2 10,0 11,7 11,7 1,9">
            <text:p/>
          </draw:polygon>
          <draw:polygon draw:style-name="gr3" draw:layer="layout" svg:width="0.01cm" svg:height="0.008cm" svg:x="1.831cm" svg:y="0.294cm" svg:viewBox="0 0 11 9" draw:points="0,2 10,0 11,7 11,7 1,9">
            <text:p/>
          </draw:polygon>
          <draw:polygon draw:style-name="gr2" draw:layer="layout" svg:width="0.01cm" svg:height="0.008cm" svg:x="1.833cm" svg:y="0.301cm" svg:viewBox="0 0 11 9" draw:points="0,1 9,0 11,7 11,7 1,9">
            <text:p/>
          </draw:polygon>
          <draw:polygon draw:style-name="gr3" draw:layer="layout" svg:width="0.01cm" svg:height="0.008cm" svg:x="1.833cm" svg:y="0.301cm" svg:viewBox="0 0 11 9" draw:points="0,1 9,0 11,7 11,7 1,9">
            <text:p/>
          </draw:polygon>
          <draw:polygon draw:style-name="gr2" draw:layer="layout" svg:width="0.009cm" svg:height="0.007cm" svg:x="1.834cm" svg:y="0.307cm" svg:viewBox="0 0 10 8" draw:points="0,1 9,0 10,7 0,8">
            <text:p/>
          </draw:polygon>
          <draw:polygon draw:style-name="gr3" draw:layer="layout" svg:width="0.009cm" svg:height="0.007cm" svg:x="1.834cm" svg:y="0.307cm" svg:viewBox="0 0 10 8" draw:points="0,1 9,0 10,7 0,8">
            <text:p/>
          </draw:polygon>
          <draw:polygon draw:style-name="gr2" draw:layer="layout" svg:width="0.009cm" svg:height="0.007cm" svg:x="1.834cm" svg:y="0.314cm" svg:viewBox="0 0 10 8" draw:points="0,0 10,0 10,8 0,8">
            <text:p/>
          </draw:polygon>
          <draw:polygon draw:style-name="gr3" draw:layer="layout" svg:width="0.009cm" svg:height="0.007cm" svg:x="1.834cm" svg:y="0.314cm" svg:viewBox="0 0 10 8" draw:points="0,0 10,0 10,8 0,8">
            <text:p/>
          </draw:polygon>
          <draw:polygon draw:style-name="gr2" draw:layer="layout" svg:width="0.309cm" svg:height="0.009cm" svg:x="1.834cm" svg:y="0.32cm" svg:viewBox="0 0 310 10" draw:points="0,10 310,10 0,0">
            <text:p/>
          </draw:polygon>
          <draw:polygon draw:style-name="gr3" draw:layer="layout" svg:width="0.309cm" svg:height="0.009cm" svg:x="1.834cm" svg:y="0.32cm" svg:viewBox="0 0 310 10" draw:points="0,10 310,10 0,0">
            <text:p/>
          </draw:polygon>
          <draw:polygon draw:style-name="gr2" draw:layer="layout" svg:width="0.009cm" svg:height="0.007cm" svg:x="1.834cm" svg:y="0.32cm" svg:viewBox="0 0 10 8" draw:points="0,0 10,0 10,7 10,8 0,6">
            <text:p/>
          </draw:polygon>
          <draw:polygon draw:style-name="gr3" draw:layer="layout" svg:width="0.009cm" svg:height="0.007cm" svg:x="1.834cm" svg:y="0.32cm" svg:viewBox="0 0 10 8" draw:points="0,0 10,0 10,7 10,8 0,6">
            <text:p/>
          </draw:polygon>
          <draw:polygon draw:style-name="gr2" draw:layer="layout" svg:width="0.009cm" svg:height="0.008cm" svg:x="1.834cm" svg:y="0.327cm" svg:viewBox="0 0 10 9" draw:points="0,0 10,1 9,8 9,9 0,7 0,7">
            <text:p/>
          </draw:polygon>
          <draw:polygon draw:style-name="gr3" draw:layer="layout" svg:width="0.009cm" svg:height="0.008cm" svg:x="1.834cm" svg:y="0.327cm" svg:viewBox="0 0 10 9" draw:points="0,0 10,1 9,8 9,9 0,7 0,7">
            <text:p/>
          </draw:polygon>
          <draw:polygon draw:style-name="gr2" draw:layer="layout" svg:width="0.01cm" svg:height="0.008cm" svg:x="1.833cm" svg:y="0.333cm" svg:viewBox="0 0 11 9" draw:points="1,0 11,1 9,8 9,9 0,6">
            <text:p/>
          </draw:polygon>
          <draw:polygon draw:style-name="gr3" draw:layer="layout" svg:width="0.01cm" svg:height="0.008cm" svg:x="1.833cm" svg:y="0.333cm" svg:viewBox="0 0 11 9" draw:points="1,0 11,1 9,8 9,9 0,6">
            <text:p/>
          </draw:polygon>
          <draw:polygon draw:style-name="gr2" draw:layer="layout" svg:width="0.01cm" svg:height="0.009cm" svg:x="1.831cm" svg:y="0.339cm" svg:viewBox="0 0 11 10" draw:points="1,0 11,2 9,10 0,7 0,7">
            <text:p/>
          </draw:polygon>
          <draw:polygon draw:style-name="gr3" draw:layer="layout" svg:width="0.01cm" svg:height="0.009cm" svg:x="1.831cm" svg:y="0.339cm" svg:viewBox="0 0 11 10" draw:points="1,0 11,2 9,10 0,7 0,7">
            <text:p/>
          </draw:polygon>
          <draw:polygon draw:style-name="gr2" draw:layer="layout" svg:width="0.01cm" svg:height="0.009cm" svg:x="1.83cm" svg:y="0.345cm" svg:viewBox="0 0 11 10" draw:points="1,0 11,2 8,10 0,6 0,7">
            <text:p/>
          </draw:polygon>
          <draw:polygon draw:style-name="gr3" draw:layer="layout" svg:width="0.01cm" svg:height="0.009cm" svg:x="1.83cm" svg:y="0.345cm" svg:viewBox="0 0 11 10" draw:points="1,0 11,2 8,10 0,6 0,7">
            <text:p/>
          </draw:polygon>
          <draw:polygon draw:style-name="gr2" draw:layer="layout" svg:width="0.01cm" svg:height="0.01cm" svg:x="1.828cm" svg:y="0.351cm" svg:viewBox="0 0 11 11" draw:points="2,0 11,3 8,10 8,11 0,6 0,7">
            <text:p/>
          </draw:polygon>
          <draw:polygon draw:style-name="gr3" draw:layer="layout" svg:width="0.01cm" svg:height="0.01cm" svg:x="1.828cm" svg:y="0.351cm" svg:viewBox="0 0 11 11" draw:points="2,0 11,3 8,10 8,11 0,6 0,7">
            <text:p/>
          </draw:polygon>
          <draw:polygon draw:style-name="gr2" draw:layer="layout" svg:width="0.011cm" svg:height="0.01cm" svg:x="1.825cm" svg:y="0.358cm" svg:viewBox="0 0 12 11" draw:points="2,0 12,4 9,11 0,6">
            <text:p/>
          </draw:polygon>
          <draw:polygon draw:style-name="gr3" draw:layer="layout" svg:width="0.011cm" svg:height="0.01cm" svg:x="1.825cm" svg:y="0.358cm" svg:viewBox="0 0 12 11" draw:points="2,0 12,4 9,11 0,6">
            <text:p/>
          </draw:polygon>
          <draw:polygon draw:style-name="gr2" draw:layer="layout" svg:width="0.011cm" svg:height="0.01cm" svg:x="1.823cm" svg:y="0.364cm" svg:viewBox="0 0 12 11" draw:points="2,0 12,4 8,11 0,6">
            <text:p/>
          </draw:polygon>
          <draw:polygon draw:style-name="gr3" draw:layer="layout" svg:width="0.011cm" svg:height="0.01cm" svg:x="1.823cm" svg:y="0.364cm" svg:viewBox="0 0 12 11" draw:points="2,0 12,4 8,11 0,6">
            <text:p/>
          </draw:polygon>
          <draw:polygon draw:style-name="gr2" draw:layer="layout" svg:width="0.011cm" svg:height="0.01cm" svg:x="1.82cm" svg:y="0.37cm" svg:viewBox="0 0 12 11" draw:points="3,0 12,3 8,11 0,6 0,6">
            <text:p/>
          </draw:polygon>
          <draw:polygon draw:style-name="gr3" draw:layer="layout" svg:width="0.011cm" svg:height="0.01cm" svg:x="1.82cm" svg:y="0.37cm" svg:viewBox="0 0 12 11" draw:points="3,0 12,3 8,11 0,6 0,6">
            <text:p/>
          </draw:polygon>
          <draw:polygon draw:style-name="gr2" draw:layer="layout" svg:width="0.011cm" svg:height="0.011cm" svg:x="1.816cm" svg:y="0.376cm" svg:viewBox="0 0 12 12" draw:points="3,0 12,5 8,12 0,6">
            <text:p/>
          </draw:polygon>
          <draw:polygon draw:style-name="gr3" draw:layer="layout" svg:width="0.011cm" svg:height="0.011cm" svg:x="1.816cm" svg:y="0.376cm" svg:viewBox="0 0 12 12" draw:points="3,0 12,5 8,12 0,6">
            <text:p/>
          </draw:polygon>
          <draw:polygon draw:style-name="gr2" draw:layer="layout" svg:width="0.011cm" svg:height="0.011cm" svg:x="1.813cm" svg:y="0.382cm" svg:viewBox="0 0 12 12" draw:points="4,0 12,4 8,12 0,6">
            <text:p/>
          </draw:polygon>
          <draw:polygon draw:style-name="gr3" draw:layer="layout" svg:width="0.011cm" svg:height="0.011cm" svg:x="1.813cm" svg:y="0.382cm" svg:viewBox="0 0 12 12" draw:points="4,0 12,4 8,12 0,6">
            <text:p/>
          </draw:polygon>
          <draw:polygon draw:style-name="gr2" draw:layer="layout" svg:width="0.012cm" svg:height="0.012cm" svg:x="1.808cm" svg:y="0.388cm" svg:viewBox="0 0 13 13" draw:points="4,0 13,5 8,12 8,13 0,6">
            <text:p/>
          </draw:polygon>
          <draw:polygon draw:style-name="gr3" draw:layer="layout" svg:width="0.012cm" svg:height="0.012cm" svg:x="1.808cm" svg:y="0.388cm" svg:viewBox="0 0 13 13" draw:points="4,0 13,5 8,12 8,13 0,6">
            <text:p/>
          </draw:polygon>
          <draw:polygon draw:style-name="gr2" draw:layer="layout" svg:width="0.012cm" svg:height="0.012cm" svg:x="1.804cm" svg:y="0.394cm" svg:viewBox="0 0 13 13" draw:points="4,0 13,6 7,13 0,6">
            <text:p/>
          </draw:polygon>
          <draw:polygon draw:style-name="gr3" draw:layer="layout" svg:width="0.012cm" svg:height="0.012cm" svg:x="1.804cm" svg:y="0.394cm" svg:viewBox="0 0 13 13" draw:points="4,0 13,6 7,13 0,6">
            <text:p/>
          </draw:polygon>
          <draw:polygon draw:style-name="gr2" draw:layer="layout" svg:width="0.012cm" svg:height="0.012cm" svg:x="1.799cm" svg:y="0.4cm" svg:viewBox="0 0 13 13" draw:points="5,0 13,6 7,13 0,6 0,6">
            <text:p/>
          </draw:polygon>
          <draw:polygon draw:style-name="gr3" draw:layer="layout" svg:width="0.012cm" svg:height="0.012cm" svg:x="1.799cm" svg:y="0.4cm" svg:viewBox="0 0 13 13" draw:points="5,0 13,6 7,13 0,6 0,6">
            <text:p/>
          </draw:polygon>
          <draw:polygon draw:style-name="gr2" draw:layer="layout" svg:width="0.012cm" svg:height="0.012cm" svg:x="1.794cm" svg:y="0.405cm" svg:viewBox="0 0 13 13" draw:points="5,0 13,6 7,13 6,13 0,6">
            <text:p/>
          </draw:polygon>
          <draw:polygon draw:style-name="gr3" draw:layer="layout" svg:width="0.012cm" svg:height="0.012cm" svg:x="1.794cm" svg:y="0.405cm" svg:viewBox="0 0 13 13" draw:points="5,0 13,6 7,13 6,13 0,6">
            <text:p/>
          </draw:polygon>
          <draw:polygon draw:style-name="gr2" draw:layer="layout" svg:width="0.012cm" svg:height="0.012cm" svg:x="1.789cm" svg:y="0.412cm" svg:viewBox="0 0 13 13" draw:points="6,0 13,6 7,13 0,6">
            <text:p/>
          </draw:polygon>
          <draw:polygon draw:style-name="gr3" draw:layer="layout" svg:width="0.012cm" svg:height="0.012cm" svg:x="1.789cm" svg:y="0.412cm" svg:viewBox="0 0 13 13" draw:points="6,0 13,6 7,13 0,6">
            <text:p/>
          </draw:polygon>
          <draw:polygon draw:style-name="gr2" draw:layer="layout" svg:width="0.012cm" svg:height="0.012cm" svg:x="1.783cm" svg:y="0.417cm" svg:viewBox="0 0 13 13" draw:points="5,0 13,6 6,12 6,13 0,5">
            <text:p/>
          </draw:polygon>
          <draw:polygon draw:style-name="gr3" draw:layer="layout" svg:width="0.012cm" svg:height="0.012cm" svg:x="1.783cm" svg:y="0.417cm" svg:viewBox="0 0 13 13" draw:points="5,0 13,6 6,12 6,13 0,5">
            <text:p/>
          </draw:polygon>
          <draw:polygon draw:style-name="gr2" draw:layer="layout" svg:width="0.012cm" svg:height="0.012cm" svg:x="1.777cm" svg:y="0.423cm" svg:viewBox="0 0 13 13" draw:points="6,0 13,7 6,13 0,6">
            <text:p/>
          </draw:polygon>
          <draw:polygon draw:style-name="gr3" draw:layer="layout" svg:width="0.012cm" svg:height="0.012cm" svg:x="1.777cm" svg:y="0.423cm" svg:viewBox="0 0 13 13" draw:points="6,0 13,7 6,13 0,6">
            <text:p/>
          </draw:polygon>
          <draw:polygon draw:style-name="gr2" draw:layer="layout" svg:width="0.012cm" svg:height="0.012cm" svg:x="1.771cm" svg:y="0.429cm" svg:viewBox="0 0 13 13" draw:points="6,0 13,6 6,13 0,5 0,5">
            <text:p/>
          </draw:polygon>
          <draw:polygon draw:style-name="gr3" draw:layer="layout" svg:width="0.012cm" svg:height="0.012cm" svg:x="1.771cm" svg:y="0.429cm" svg:viewBox="0 0 13 13" draw:points="6,0 13,6 6,13 0,5 0,5">
            <text:p/>
          </draw:polygon>
          <draw:polygon draw:style-name="gr2" draw:layer="layout" svg:width="0.013cm" svg:height="0.013cm" svg:x="1.764cm" svg:y="0.434cm" svg:viewBox="0 0 14 14" draw:points="7,0 14,7 6,14 0,6">
            <text:p/>
          </draw:polygon>
          <draw:polygon draw:style-name="gr3" draw:layer="layout" svg:width="0.013cm" svg:height="0.013cm" svg:x="1.764cm" svg:y="0.434cm" svg:viewBox="0 0 14 14" draw:points="7,0 14,7 6,14 0,6">
            <text:p/>
          </draw:polygon>
          <draw:polygon draw:style-name="gr2" draw:layer="layout" svg:width="0.013cm" svg:height="0.013cm" svg:x="1.757cm" svg:y="0.44cm" svg:viewBox="0 0 14 14" draw:points="7,0 14,7 6,14 0,6">
            <text:p/>
          </draw:polygon>
          <draw:polygon draw:style-name="gr3" draw:layer="layout" svg:width="0.013cm" svg:height="0.013cm" svg:x="1.757cm" svg:y="0.44cm" svg:viewBox="0 0 14 14" draw:points="7,0 14,7 6,14 0,6">
            <text:p/>
          </draw:polygon>
          <draw:polygon draw:style-name="gr2" draw:layer="layout" svg:width="0.013cm" svg:height="0.013cm" svg:x="1.749cm" svg:y="0.446cm" svg:viewBox="0 0 14 14" draw:points="7,0 14,7 6,14 5,14 0,6">
            <text:p/>
          </draw:polygon>
          <draw:polygon draw:style-name="gr3" draw:layer="layout" svg:width="0.013cm" svg:height="0.013cm" svg:x="1.749cm" svg:y="0.446cm" svg:viewBox="0 0 14 14" draw:points="7,0 14,7 6,14 5,14 0,6">
            <text:p/>
          </draw:polygon>
          <draw:polygon draw:style-name="gr2" draw:layer="layout" svg:width="0.012cm" svg:height="0.013cm" svg:x="1.742cm" svg:y="0.451cm" svg:viewBox="0 0 13 14" draw:points="7,0 13,8 5,14 0,5">
            <text:p/>
          </draw:polygon>
          <draw:polygon draw:style-name="gr3" draw:layer="layout" svg:width="0.012cm" svg:height="0.013cm" svg:x="1.742cm" svg:y="0.451cm" svg:viewBox="0 0 13 14" draw:points="7,0 13,8 5,14 0,5">
            <text:p/>
          </draw:polygon>
          <draw:polygon draw:style-name="gr2" draw:layer="layout" svg:width="0.013cm" svg:height="0.013cm" svg:x="1.734cm" svg:y="0.457cm" svg:viewBox="0 0 14 14" draw:points="8,0 14,7 5,13 5,14 0,5">
            <text:p/>
          </draw:polygon>
          <draw:polygon draw:style-name="gr3" draw:layer="layout" svg:width="0.013cm" svg:height="0.013cm" svg:x="1.734cm" svg:y="0.457cm" svg:viewBox="0 0 14 14" draw:points="8,0 14,7 5,13 5,14 0,5">
            <text:p/>
          </draw:polygon>
          <draw:polygon draw:style-name="gr2" draw:layer="layout" svg:width="0.013cm" svg:height="0.013cm" svg:x="1.725cm" svg:y="0.462cm" svg:viewBox="0 0 14 14" draw:points="8,0 14,8 5,14 0,5">
            <text:p/>
          </draw:polygon>
          <draw:polygon draw:style-name="gr3" draw:layer="layout" svg:width="0.013cm" svg:height="0.013cm" svg:x="1.725cm" svg:y="0.462cm" svg:viewBox="0 0 14 14" draw:points="8,0 14,8 5,14 0,5">
            <text:p/>
          </draw:polygon>
          <draw:polygon draw:style-name="gr2" draw:layer="layout" svg:width="0.014cm" svg:height="0.013cm" svg:x="1.717cm" svg:y="0.467cm" svg:viewBox="0 0 15 14" draw:points="9,0 15,8 4,14 0,5">
            <text:p/>
          </draw:polygon>
          <draw:polygon draw:style-name="gr3" draw:layer="layout" svg:width="0.014cm" svg:height="0.013cm" svg:x="1.717cm" svg:y="0.467cm" svg:viewBox="0 0 15 14" draw:points="9,0 15,8 4,14 0,5">
            <text:p/>
          </draw:polygon>
          <draw:polygon draw:style-name="gr2" draw:layer="layout" svg:width="0.013cm" svg:height="0.013cm" svg:x="1.708cm" svg:y="0.473cm" svg:viewBox="0 0 14 14" draw:points="9,0 14,8 4,14 0,5">
            <text:p/>
          </draw:polygon>
          <draw:polygon draw:style-name="gr3" draw:layer="layout" svg:width="0.013cm" svg:height="0.013cm" svg:x="1.708cm" svg:y="0.473cm" svg:viewBox="0 0 14 14" draw:points="9,0 14,8 4,14 0,5">
            <text:p/>
          </draw:polygon>
          <draw:polygon draw:style-name="gr2" draw:layer="layout" svg:width="0.013cm" svg:height="0.013cm" svg:x="1.699cm" svg:y="0.478cm" svg:viewBox="0 0 14 14" draw:points="9,0 14,8 4,14 0,5">
            <text:p/>
          </draw:polygon>
          <draw:polygon draw:style-name="gr3" draw:layer="layout" svg:width="0.013cm" svg:height="0.013cm" svg:x="1.699cm" svg:y="0.478cm" svg:viewBox="0 0 14 14" draw:points="9,0 14,8 4,14 0,5">
            <text:p/>
          </draw:polygon>
          <draw:polygon draw:style-name="gr2" draw:layer="layout" svg:width="0.014cm" svg:height="0.013cm" svg:x="1.689cm" svg:y="0.483cm" svg:viewBox="0 0 15 14" draw:points="10,0 15,8 4,14 0,5">
            <text:p/>
          </draw:polygon>
          <draw:polygon draw:style-name="gr3" draw:layer="layout" svg:width="0.014cm" svg:height="0.013cm" svg:x="1.689cm" svg:y="0.483cm" svg:viewBox="0 0 15 14" draw:points="10,0 15,8 4,14 0,5">
            <text:p/>
          </draw:polygon>
          <draw:polygon draw:style-name="gr2" draw:layer="layout" svg:width="0.014cm" svg:height="0.013cm" svg:x="1.68cm" svg:y="0.489cm" svg:viewBox="0 0 15 14" draw:points="10,0 15,8 4,14 0,4 0,5">
            <text:p/>
          </draw:polygon>
          <draw:polygon draw:style-name="gr3" draw:layer="layout" svg:width="0.014cm" svg:height="0.013cm" svg:x="1.68cm" svg:y="0.489cm" svg:viewBox="0 0 15 14" draw:points="10,0 15,8 4,14 0,4 0,5">
            <text:p/>
          </draw:polygon>
          <draw:polygon draw:style-name="gr2" draw:layer="layout" svg:width="0.014cm" svg:height="0.013cm" svg:x="1.67cm" svg:y="0.493cm" svg:viewBox="0 0 15 14" draw:points="10,0 15,8 4,14 0,5">
            <text:p/>
          </draw:polygon>
          <draw:polygon draw:style-name="gr3" draw:layer="layout" svg:width="0.014cm" svg:height="0.013cm" svg:x="1.67cm" svg:y="0.493cm" svg:viewBox="0 0 15 14" draw:points="10,0 15,8 4,14 0,5">
            <text:p/>
          </draw:polygon>
          <draw:polygon draw:style-name="gr2" draw:layer="layout" svg:width="0.014cm" svg:height="0.013cm" svg:x="1.66cm" svg:y="0.498cm" svg:viewBox="0 0 15 14" draw:points="10,0 15,8 4,14 0,5">
            <text:p/>
          </draw:polygon>
          <draw:polygon draw:style-name="gr3" draw:layer="layout" svg:width="0.014cm" svg:height="0.013cm" svg:x="1.66cm" svg:y="0.498cm" svg:viewBox="0 0 15 14" draw:points="10,0 15,8 4,14 0,5">
            <text:p/>
          </draw:polygon>
          <draw:polygon draw:style-name="gr2" draw:layer="layout" svg:width="0.014cm" svg:height="0.013cm" svg:x="1.649cm" svg:y="0.504cm" svg:viewBox="0 0 15 14" draw:points="10,0 15,8 3,14 0,4">
            <text:p/>
          </draw:polygon>
          <draw:polygon draw:style-name="gr3" draw:layer="layout" svg:width="0.014cm" svg:height="0.013cm" svg:x="1.649cm" svg:y="0.504cm" svg:viewBox="0 0 15 14" draw:points="10,0 15,8 3,14 0,4">
            <text:p/>
          </draw:polygon>
          <draw:polygon draw:style-name="gr2" draw:layer="layout" svg:width="0.014cm" svg:height="0.013cm" svg:x="1.639cm" svg:y="0.508cm" svg:viewBox="0 0 15 14" draw:points="11,0 15,9 3,14 0,4">
            <text:p/>
          </draw:polygon>
          <draw:polygon draw:style-name="gr3" draw:layer="layout" svg:width="0.014cm" svg:height="0.013cm" svg:x="1.639cm" svg:y="0.508cm" svg:viewBox="0 0 15 14" draw:points="11,0 15,9 3,14 0,4">
            <text:p/>
          </draw:polygon>
          <draw:polygon draw:style-name="gr2" draw:layer="layout" svg:width="0.015cm" svg:height="0.013cm" svg:x="1.627cm" svg:y="0.512cm" svg:viewBox="0 0 16 14" draw:points="12,0 16,8 3,14 0,5">
            <text:p/>
          </draw:polygon>
          <draw:polygon draw:style-name="gr3" draw:layer="layout" svg:width="0.015cm" svg:height="0.013cm" svg:x="1.627cm" svg:y="0.512cm" svg:viewBox="0 0 16 14" draw:points="12,0 16,8 3,14 0,5">
            <text:p/>
          </draw:polygon>
          <draw:polygon draw:style-name="gr2" draw:layer="layout" svg:width="0.015cm" svg:height="0.013cm" svg:x="1.616cm" svg:y="0.517cm" svg:viewBox="0 0 16 14" draw:points="12,0 16,8 3,14 0,5">
            <text:p/>
          </draw:polygon>
          <draw:polygon draw:style-name="gr3" draw:layer="layout" svg:width="0.015cm" svg:height="0.013cm" svg:x="1.616cm" svg:y="0.517cm" svg:viewBox="0 0 16 14" draw:points="12,0 16,8 3,14 0,5">
            <text:p/>
          </draw:polygon>
          <draw:polygon draw:style-name="gr2" draw:layer="layout" svg:width="0.015cm" svg:height="0.013cm" svg:x="1.604cm" svg:y="0.522cm" svg:viewBox="0 0 16 14" draw:points="12,0 16,9 3,14 0,4">
            <text:p/>
          </draw:polygon>
          <draw:polygon draw:style-name="gr3" draw:layer="layout" svg:width="0.015cm" svg:height="0.013cm" svg:x="1.604cm" svg:y="0.522cm" svg:viewBox="0 0 16 14" draw:points="12,0 16,9 3,14 0,4">
            <text:p/>
          </draw:polygon>
          <draw:polygon draw:style-name="gr2" draw:layer="layout" svg:width="0.015cm" svg:height="0.013cm" svg:x="1.593cm" svg:y="0.527cm" svg:viewBox="0 0 16 14" draw:points="12,0 16,9 3,14 0,4">
            <text:p/>
          </draw:polygon>
          <draw:polygon draw:style-name="gr3" draw:layer="layout" svg:width="0.015cm" svg:height="0.013cm" svg:x="1.593cm" svg:y="0.527cm" svg:viewBox="0 0 16 14" draw:points="12,0 16,9 3,14 0,4">
            <text:p/>
          </draw:polygon>
          <draw:polygon draw:style-name="gr2" draw:layer="layout" svg:width="0.015cm" svg:height="0.013cm" svg:x="1.58cm" svg:y="0.531cm" svg:viewBox="0 0 16 14" draw:points="13,0 16,8 3,14 0,4">
            <text:p/>
          </draw:polygon>
          <draw:polygon draw:style-name="gr3" draw:layer="layout" svg:width="0.015cm" svg:height="0.013cm" svg:x="1.58cm" svg:y="0.531cm" svg:viewBox="0 0 16 14" draw:points="13,0 16,8 3,14 0,4">
            <text:p/>
          </draw:polygon>
          <draw:polygon draw:style-name="gr2" draw:layer="layout" svg:width="0.015cm" svg:height="0.013cm" svg:x="1.568cm" svg:y="0.536cm" svg:viewBox="0 0 16 14" draw:points="12,0 16,9 3,14 0,4">
            <text:p/>
          </draw:polygon>
          <draw:polygon draw:style-name="gr3" draw:layer="layout" svg:width="0.015cm" svg:height="0.013cm" svg:x="1.568cm" svg:y="0.536cm" svg:viewBox="0 0 16 14" draw:points="12,0 16,9 3,14 0,4">
            <text:p/>
          </draw:polygon>
          <draw:polygon draw:style-name="gr2" draw:layer="layout" svg:width="0.016cm" svg:height="0.013cm" svg:x="1.556cm" svg:y="0.54cm" svg:viewBox="0 0 17 14" draw:points="13,0 17,9 3,14 0,4">
            <text:p/>
          </draw:polygon>
          <draw:polygon draw:style-name="gr3" draw:layer="layout" svg:width="0.016cm" svg:height="0.013cm" svg:x="1.556cm" svg:y="0.54cm" svg:viewBox="0 0 17 14" draw:points="13,0 17,9 3,14 0,4">
            <text:p/>
          </draw:polygon>
          <draw:polygon draw:style-name="gr2" draw:layer="layout" svg:width="0.015cm" svg:height="0.012cm" svg:x="1.543cm" svg:y="0.544cm" svg:viewBox="0 0 16 13" draw:points="13,0 16,8 2,13 0,3">
            <text:p/>
          </draw:polygon>
          <draw:polygon draw:style-name="gr3" draw:layer="layout" svg:width="0.015cm" svg:height="0.012cm" svg:x="1.543cm" svg:y="0.544cm" svg:viewBox="0 0 16 13" draw:points="13,0 16,8 2,13 0,3">
            <text:p/>
          </draw:polygon>
          <draw:polygon draw:style-name="gr2" draw:layer="layout" svg:width="0.016cm" svg:height="0.013cm" svg:x="1.53cm" svg:y="0.548cm" svg:viewBox="0 0 17 14" draw:points="14,0 17,9 3,14 0,4">
            <text:p/>
          </draw:polygon>
          <draw:polygon draw:style-name="gr3" draw:layer="layout" svg:width="0.016cm" svg:height="0.013cm" svg:x="1.53cm" svg:y="0.548cm" svg:viewBox="0 0 17 14" draw:points="14,0 17,9 3,14 0,4">
            <text:p/>
          </draw:polygon>
          <draw:polygon draw:style-name="gr2" draw:layer="layout" svg:width="0.016cm" svg:height="0.013cm" svg:x="1.517cm" svg:y="0.552cm" svg:viewBox="0 0 17 14" draw:points="13,0 17,9 2,14 0,4">
            <text:p/>
          </draw:polygon>
          <draw:polygon draw:style-name="gr3" draw:layer="layout" svg:width="0.016cm" svg:height="0.013cm" svg:x="1.517cm" svg:y="0.552cm" svg:viewBox="0 0 17 14" draw:points="13,0 17,9 2,14 0,4">
            <text:p/>
          </draw:polygon>
          <draw:polygon draw:style-name="gr2" draw:layer="layout" svg:width="0.016cm" svg:height="0.012cm" svg:x="1.503cm" svg:y="0.556cm" svg:viewBox="0 0 17 13" draw:points="14,0 17,9 2,13 0,4">
            <text:p/>
          </draw:polygon>
          <draw:polygon draw:style-name="gr3" draw:layer="layout" svg:width="0.016cm" svg:height="0.012cm" svg:x="1.503cm" svg:y="0.556cm" svg:viewBox="0 0 17 13" draw:points="14,0 17,9 2,13 0,4">
            <text:p/>
          </draw:polygon>
          <draw:polygon draw:style-name="gr2" draw:layer="layout" svg:width="0.016cm" svg:height="0.012cm" svg:x="1.489cm" svg:y="0.56cm" svg:viewBox="0 0 17 13" draw:points="14,0 17,8 2,13 0,3">
            <text:p/>
          </draw:polygon>
          <draw:polygon draw:style-name="gr3" draw:layer="layout" svg:width="0.016cm" svg:height="0.012cm" svg:x="1.489cm" svg:y="0.56cm" svg:viewBox="0 0 17 13" draw:points="14,0 17,8 2,13 0,3">
            <text:p/>
          </draw:polygon>
          <draw:polygon draw:style-name="gr2" draw:layer="layout" svg:width="0.016cm" svg:height="0.012cm" svg:x="1.476cm" svg:y="0.564cm" svg:viewBox="0 0 17 13" draw:points="14,0 17,9 2,13 0,4">
            <text:p/>
          </draw:polygon>
          <draw:polygon draw:style-name="gr3" draw:layer="layout" svg:width="0.016cm" svg:height="0.012cm" svg:x="1.476cm" svg:y="0.564cm" svg:viewBox="0 0 17 13" draw:points="14,0 17,9 2,13 0,4">
            <text:p/>
          </draw:polygon>
          <draw:polygon draw:style-name="gr2" draw:layer="layout" svg:width="0.016cm" svg:height="0.012cm" svg:x="1.462cm" svg:y="0.568cm" svg:viewBox="0 0 17 13" draw:points="14,0 17,8 2,13 0,3">
            <text:p/>
          </draw:polygon>
          <draw:polygon draw:style-name="gr3" draw:layer="layout" svg:width="0.016cm" svg:height="0.012cm" svg:x="1.462cm" svg:y="0.568cm" svg:viewBox="0 0 17 13" draw:points="14,0 17,8 2,13 0,3">
            <text:p/>
          </draw:polygon>
          <draw:polygon draw:style-name="gr2" draw:layer="layout" svg:width="0.016cm" svg:height="0.012cm" svg:x="1.447cm" svg:y="0.571cm" svg:viewBox="0 0 17 13" draw:points="14,0 17,9 2,13 0,4">
            <text:p/>
          </draw:polygon>
          <draw:polygon draw:style-name="gr3" draw:layer="layout" svg:width="0.016cm" svg:height="0.012cm" svg:x="1.447cm" svg:y="0.571cm" svg:viewBox="0 0 17 13" draw:points="14,0 17,9 2,13 0,4">
            <text:p/>
          </draw:polygon>
          <draw:polygon draw:style-name="gr2" draw:layer="layout" svg:width="0.016cm" svg:height="0.012cm" svg:x="1.433cm" svg:y="0.575cm" svg:viewBox="0 0 17 13" draw:points="14,0 17,9 1,13 0,3">
            <text:p/>
          </draw:polygon>
          <draw:polygon draw:style-name="gr3" draw:layer="layout" svg:width="0.016cm" svg:height="0.012cm" svg:x="1.433cm" svg:y="0.575cm" svg:viewBox="0 0 17 13" draw:points="14,0 17,9 1,13 0,3">
            <text:p/>
          </draw:polygon>
          <draw:polygon draw:style-name="gr2" draw:layer="layout" svg:width="0.016cm" svg:height="0.012cm" svg:x="1.418cm" svg:y="0.578cm" svg:viewBox="0 0 17 13" draw:points="15,0 17,9 2,13 0,3">
            <text:p/>
          </draw:polygon>
          <draw:polygon draw:style-name="gr3" draw:layer="layout" svg:width="0.016cm" svg:height="0.012cm" svg:x="1.418cm" svg:y="0.578cm" svg:viewBox="0 0 17 13" draw:points="15,0 17,9 2,13 0,3">
            <text:p/>
          </draw:polygon>
          <draw:polygon draw:style-name="gr2" draw:layer="layout" svg:width="0.017cm" svg:height="0.012cm" svg:x="1.403cm" svg:y="0.582cm" svg:viewBox="0 0 18 13" draw:points="15,0 18,9 2,13 0,3">
            <text:p/>
          </draw:polygon>
          <draw:polygon draw:style-name="gr3" draw:layer="layout" svg:width="0.017cm" svg:height="0.012cm" svg:x="1.403cm" svg:y="0.582cm" svg:viewBox="0 0 18 13" draw:points="15,0 18,9 2,13 0,3">
            <text:p/>
          </draw:polygon>
          <draw:polygon draw:style-name="gr2" draw:layer="layout" svg:width="0.018cm" svg:height="0.012cm" svg:x="1.388cm" svg:y="0.585cm" svg:viewBox="0 0 19 13" draw:points="16,0 19,9 1,13 0,3">
            <text:p/>
          </draw:polygon>
          <draw:polygon draw:style-name="gr3" draw:layer="layout" svg:width="0.018cm" svg:height="0.012cm" svg:x="1.388cm" svg:y="0.585cm" svg:viewBox="0 0 19 13" draw:points="16,0 19,9 1,13 0,3">
            <text:p/>
          </draw:polygon>
          <draw:polygon draw:style-name="gr2" draw:layer="layout" svg:width="0.017cm" svg:height="0.012cm" svg:x="1.373cm" svg:y="0.588cm" svg:viewBox="0 0 18 13" draw:points="16,0 18,9 1,13 1,13 0,3">
            <text:p/>
          </draw:polygon>
          <draw:polygon draw:style-name="gr3" draw:layer="layout" svg:width="0.017cm" svg:height="0.012cm" svg:x="1.373cm" svg:y="0.588cm" svg:viewBox="0 0 18 13" draw:points="16,0 18,9 1,13 1,13 0,3">
            <text:p/>
          </draw:polygon>
          <draw:polygon draw:style-name="gr2" draw:layer="layout" svg:width="0.017cm" svg:height="0.012cm" svg:x="1.357cm" svg:y="0.591cm" svg:viewBox="0 0 18 13" draw:points="16,0 18,9 2,13 0,3">
            <text:p/>
          </draw:polygon>
          <draw:polygon draw:style-name="gr3" draw:layer="layout" svg:width="0.017cm" svg:height="0.012cm" svg:x="1.357cm" svg:y="0.591cm" svg:viewBox="0 0 18 13" draw:points="16,0 18,9 2,13 0,3">
            <text:p/>
          </draw:polygon>
          <draw:polygon draw:style-name="gr2" draw:layer="layout" svg:width="0.017cm" svg:height="0.012cm" svg:x="1.342cm" svg:y="0.594cm" svg:viewBox="0 0 18 13" draw:points="15,0 18,9 1,13 0,3">
            <text:p/>
          </draw:polygon>
          <draw:polygon draw:style-name="gr3" draw:layer="layout" svg:width="0.017cm" svg:height="0.012cm" svg:x="1.342cm" svg:y="0.594cm" svg:viewBox="0 0 18 13" draw:points="15,0 18,9 1,13 0,3">
            <text:p/>
          </draw:polygon>
          <draw:polygon draw:style-name="gr2" draw:layer="layout" svg:width="0.017cm" svg:height="0.012cm" svg:x="1.326cm" svg:y="0.597cm" svg:viewBox="0 0 18 13" draw:points="16,0 18,9 1,13 0,3">
            <text:p/>
          </draw:polygon>
          <draw:polygon draw:style-name="gr3" draw:layer="layout" svg:width="0.017cm" svg:height="0.012cm" svg:x="1.326cm" svg:y="0.597cm" svg:viewBox="0 0 18 13" draw:points="16,0 18,9 1,13 0,3">
            <text:p/>
          </draw:polygon>
          <draw:polygon draw:style-name="gr2" draw:layer="layout" svg:width="0.017cm" svg:height="0.011cm" svg:x="1.31cm" svg:y="0.6cm" svg:viewBox="0 0 18 12" draw:points="16,0 18,9 1,12 0,2">
            <text:p/>
          </draw:polygon>
          <draw:polygon draw:style-name="gr3" draw:layer="layout" svg:width="0.017cm" svg:height="0.011cm" svg:x="1.31cm" svg:y="0.6cm" svg:viewBox="0 0 18 12" draw:points="16,0 18,9 1,12 0,2">
            <text:p/>
          </draw:polygon>
          <draw:polygon draw:style-name="gr2" draw:layer="layout" svg:width="0.018cm" svg:height="0.011cm" svg:x="1.294cm" svg:y="0.603cm" svg:viewBox="0 0 19 12" draw:points="17,0 19,9 1,12 0,2">
            <text:p/>
          </draw:polygon>
          <draw:polygon draw:style-name="gr3" draw:layer="layout" svg:width="0.018cm" svg:height="0.011cm" svg:x="1.294cm" svg:y="0.603cm" svg:viewBox="0 0 19 12" draw:points="17,0 19,9 1,12 0,2">
            <text:p/>
          </draw:polygon>
          <draw:polygon draw:style-name="gr2" draw:layer="layout" svg:width="0.018cm" svg:height="0.011cm" svg:x="1.277cm" svg:y="0.605cm" svg:viewBox="0 0 19 12" draw:points="17,0 19,9 1,12 0,2">
            <text:p/>
          </draw:polygon>
          <draw:polygon draw:style-name="gr3" draw:layer="layout" svg:width="0.018cm" svg:height="0.011cm" svg:x="1.277cm" svg:y="0.605cm" svg:viewBox="0 0 19 12" draw:points="17,0 19,9 1,12 0,2">
            <text:p/>
          </draw:polygon>
          <draw:polygon draw:style-name="gr2" draw:layer="layout" svg:width="0.018cm" svg:height="0.011cm" svg:x="1.261cm" svg:y="0.608cm" svg:viewBox="0 0 19 12" draw:points="17,0 19,9 1,12 0,2">
            <text:p/>
          </draw:polygon>
          <draw:polygon draw:style-name="gr3" draw:layer="layout" svg:width="0.018cm" svg:height="0.011cm" svg:x="1.261cm" svg:y="0.608cm" svg:viewBox="0 0 19 12" draw:points="17,0 19,9 1,12 0,2">
            <text:p/>
          </draw:polygon>
          <draw:polygon draw:style-name="gr2" draw:layer="layout" svg:width="0.018cm" svg:height="0.011cm" svg:x="1.244cm" svg:y="0.61cm" svg:viewBox="0 0 19 12" draw:points="17,0 19,9 1,12 0,2">
            <text:p/>
          </draw:polygon>
          <draw:polygon draw:style-name="gr3" draw:layer="layout" svg:width="0.018cm" svg:height="0.011cm" svg:x="1.244cm" svg:y="0.61cm" svg:viewBox="0 0 19 12" draw:points="17,0 19,9 1,12 0,2">
            <text:p/>
          </draw:polygon>
          <draw:polygon draw:style-name="gr2" draw:layer="layout" svg:width="0.018cm" svg:height="0.011cm" svg:x="1.228cm" svg:y="0.612cm" svg:viewBox="0 0 19 12" draw:points="17,0 19,9 0,12 0,2">
            <text:p/>
          </draw:polygon>
          <draw:polygon draw:style-name="gr3" draw:layer="layout" svg:width="0.018cm" svg:height="0.011cm" svg:x="1.228cm" svg:y="0.612cm" svg:viewBox="0 0 19 12" draw:points="17,0 19,9 0,12 0,2">
            <text:p/>
          </draw:polygon>
          <draw:polygon draw:style-name="gr2" draw:layer="layout" svg:width="0.018cm" svg:height="0.011cm" svg:x="1.211cm" svg:y="0.614cm" svg:viewBox="0 0 19 12" draw:points="18,0 19,9 0,12 0,1">
            <text:p/>
          </draw:polygon>
          <draw:polygon draw:style-name="gr3" draw:layer="layout" svg:width="0.018cm" svg:height="0.011cm" svg:x="1.211cm" svg:y="0.614cm" svg:viewBox="0 0 19 12" draw:points="18,0 19,9 0,12 0,1">
            <text:p/>
          </draw:polygon>
          <draw:polygon draw:style-name="gr2" draw:layer="layout" svg:width="0.018cm" svg:height="0.011cm" svg:x="1.193cm" svg:y="0.616cm" svg:viewBox="0 0 19 12" draw:points="18,0 19,9 1,12 0,12 0,2">
            <text:p/>
          </draw:polygon>
          <draw:polygon draw:style-name="gr3" draw:layer="layout" svg:width="0.018cm" svg:height="0.011cm" svg:x="1.193cm" svg:y="0.616cm" svg:viewBox="0 0 19 12" draw:points="18,0 19,9 1,12 0,12 0,2">
            <text:p/>
          </draw:polygon>
          <draw:polygon draw:style-name="gr2" draw:layer="layout" svg:width="0.018cm" svg:height="0.011cm" svg:x="1.176cm" svg:y="0.618cm" svg:viewBox="0 0 19 12" draw:points="18,0 19,10 0,12 0,2">
            <text:p/>
          </draw:polygon>
          <draw:polygon draw:style-name="gr3" draw:layer="layout" svg:width="0.018cm" svg:height="0.011cm" svg:x="1.176cm" svg:y="0.618cm" svg:viewBox="0 0 19 12" draw:points="18,0 19,10 0,12 0,2">
            <text:p/>
          </draw:polygon>
          <draw:polygon draw:style-name="gr2" draw:layer="layout" svg:width="0.018cm" svg:height="0.01cm" svg:x="1.159cm" svg:y="0.62cm" svg:viewBox="0 0 19 11" draw:points="18,0 19,9 0,11 0,1">
            <text:p/>
          </draw:polygon>
          <draw:polygon draw:style-name="gr3" draw:layer="layout" svg:width="0.018cm" svg:height="0.01cm" svg:x="1.159cm" svg:y="0.62cm" svg:viewBox="0 0 19 11" draw:points="18,0 19,9 0,11 0,1">
            <text:p/>
          </draw:polygon>
          <draw:polygon draw:style-name="gr2" draw:layer="layout" svg:width="0.018cm" svg:height="0.01cm" svg:x="1.141cm" svg:y="0.622cm" svg:viewBox="0 0 19 11" draw:points="18,0 19,9 0,11 0,1">
            <text:p/>
          </draw:polygon>
          <draw:polygon draw:style-name="gr3" draw:layer="layout" svg:width="0.018cm" svg:height="0.01cm" svg:x="1.141cm" svg:y="0.622cm" svg:viewBox="0 0 19 11" draw:points="18,0 19,9 0,11 0,1">
            <text:p/>
          </draw:polygon>
          <draw:polygon draw:style-name="gr2" draw:layer="layout" svg:width="0.018cm" svg:height="0.01cm" svg:x="1.124cm" svg:y="0.623cm" svg:viewBox="0 0 19 11" draw:points="18,0 19,9 0,11 0,1">
            <text:p/>
          </draw:polygon>
          <draw:polygon draw:style-name="gr3" draw:layer="layout" svg:width="0.018cm" svg:height="0.01cm" svg:x="1.124cm" svg:y="0.623cm" svg:viewBox="0 0 19 11" draw:points="18,0 19,9 0,11 0,1">
            <text:p/>
          </draw:polygon>
          <draw:polygon draw:style-name="gr2" draw:layer="layout" svg:width="0.018cm" svg:height="0.01cm" svg:x="1.106cm" svg:y="0.625cm" svg:viewBox="0 0 19 11" draw:points="18,0 19,9 0,11 0,1">
            <text:p/>
          </draw:polygon>
          <draw:polygon draw:style-name="gr3" draw:layer="layout" svg:width="0.018cm" svg:height="0.01cm" svg:x="1.106cm" svg:y="0.625cm" svg:viewBox="0 0 19 11" draw:points="18,0 19,9 0,11 0,1">
            <text:p/>
          </draw:polygon>
          <draw:polygon draw:style-name="gr2" draw:layer="layout" svg:width="0.019cm" svg:height="0.01cm" svg:x="1.088cm" svg:y="0.626cm" svg:viewBox="0 0 20 11" draw:points="19,0 20,9 0,11 0,1">
            <text:p/>
          </draw:polygon>
          <draw:polygon draw:style-name="gr3" draw:layer="layout" svg:width="0.019cm" svg:height="0.01cm" svg:x="1.088cm" svg:y="0.626cm" svg:viewBox="0 0 20 11" draw:points="19,0 20,9 0,11 0,1">
            <text:p/>
          </draw:polygon>
          <draw:polygon draw:style-name="gr2" draw:layer="layout" svg:width="0.019cm" svg:height="0.01cm" svg:x="1.07cm" svg:y="0.627cm" svg:viewBox="0 0 20 11" draw:points="19,0 20,10 0,11 0,1">
            <text:p/>
          </draw:polygon>
          <draw:polygon draw:style-name="gr3" draw:layer="layout" svg:width="0.019cm" svg:height="0.01cm" svg:x="1.07cm" svg:y="0.627cm" svg:viewBox="0 0 20 11" draw:points="19,0 20,10 0,11 0,1">
            <text:p/>
          </draw:polygon>
          <draw:polygon draw:style-name="gr2" draw:layer="layout" svg:width="0.019cm" svg:height="0.01cm" svg:x="1.052cm" svg:y="0.629cm" svg:viewBox="0 0 20 11" draw:points="19,0 20,10 0,11 0,0">
            <text:p/>
          </draw:polygon>
          <draw:polygon draw:style-name="gr3" draw:layer="layout" svg:width="0.019cm" svg:height="0.01cm" svg:x="1.052cm" svg:y="0.629cm" svg:viewBox="0 0 20 11" draw:points="19,0 20,10 0,11 0,0">
            <text:p/>
          </draw:polygon>
          <draw:polygon draw:style-name="gr2" draw:layer="layout" svg:width="0.019cm" svg:height="0.01cm" svg:x="1.033cm" svg:y="0.629cm" svg:viewBox="0 0 20 11" draw:points="19,0 20,9 1,11 0,0">
            <text:p/>
          </draw:polygon>
          <draw:polygon draw:style-name="gr3" draw:layer="layout" svg:width="0.019cm" svg:height="0.01cm" svg:x="1.033cm" svg:y="0.629cm" svg:viewBox="0 0 20 11" draw:points="19,0 20,9 1,11 0,0">
            <text:p/>
          </draw:polygon>
          <draw:polygon draw:style-name="gr2" draw:layer="layout" svg:width="0.019cm" svg:height="0.01cm" svg:x="1.015cm" svg:y="0.63cm" svg:viewBox="0 0 20 11" draw:points="18,0 20,10 0,11 0,0">
            <text:p/>
          </draw:polygon>
          <draw:polygon draw:style-name="gr3" draw:layer="layout" svg:width="0.019cm" svg:height="0.01cm" svg:x="1.015cm" svg:y="0.63cm" svg:viewBox="0 0 20 11" draw:points="18,0 20,10 0,11 0,0">
            <text:p/>
          </draw:polygon>
          <draw:polygon draw:style-name="gr2" draw:layer="layout" svg:width="0.018cm" svg:height="0.01cm" svg:x="0.997cm" svg:y="0.631cm" svg:viewBox="0 0 19 11" draw:points="18,0 19,10 0,11 0,0">
            <text:p/>
          </draw:polygon>
          <draw:polygon draw:style-name="gr3" draw:layer="layout" svg:width="0.018cm" svg:height="0.01cm" svg:x="0.997cm" svg:y="0.631cm" svg:viewBox="0 0 19 11" draw:points="18,0 19,10 0,11 0,0">
            <text:p/>
          </draw:polygon>
          <draw:polygon draw:style-name="gr2" draw:layer="layout" svg:width="0.019cm" svg:height="0.01cm" svg:x="0.978cm" svg:y="0.631cm" svg:viewBox="0 0 20 11" draw:points="20,0 20,10 0,11 0,0">
            <text:p/>
          </draw:polygon>
          <draw:polygon draw:style-name="gr3" draw:layer="layout" svg:width="0.019cm" svg:height="0.01cm" svg:x="0.978cm" svg:y="0.631cm" svg:viewBox="0 0 20 11" draw:points="20,0 20,10 0,11 0,0">
            <text:p/>
          </draw:polygon>
          <draw:polygon draw:style-name="gr2" draw:layer="layout" svg:width="0.018cm" svg:height="0.009cm" svg:x="0.959cm" svg:y="0.632cm" svg:viewBox="0 0 19 10" draw:points="19,0 19,9 0,10 0,0">
            <text:p/>
          </draw:polygon>
          <draw:polygon draw:style-name="gr3" draw:layer="layout" svg:width="0.018cm" svg:height="0.009cm" svg:x="0.959cm" svg:y="0.632cm" svg:viewBox="0 0 19 10" draw:points="19,0 19,9 0,10 0,0">
            <text:p/>
          </draw:polygon>
          <draw:polygon draw:style-name="gr2" draw:layer="layout" svg:width="0.019cm" svg:height="0.009cm" svg:x="0.94cm" svg:y="0.632cm" svg:viewBox="0 0 20 10" draw:points="20,0 20,9 0,10 0,0">
            <text:p/>
          </draw:polygon>
          <draw:polygon draw:style-name="gr3" draw:layer="layout" svg:width="0.019cm" svg:height="0.009cm" svg:x="0.94cm" svg:y="0.632cm" svg:viewBox="0 0 20 10" draw:points="20,0 20,9 0,10 0,0">
            <text:p/>
          </draw:polygon>
          <draw:polygon draw:style-name="gr2" draw:layer="layout" svg:width="0.019cm" svg:height="0.009cm" svg:x="0.921cm" svg:y="0.632cm" svg:viewBox="0 0 20 10" draw:points="20,0 20,10 0,10 0,0">
            <text:p/>
          </draw:polygon>
          <draw:polygon draw:style-name="gr3" draw:layer="layout" svg:width="0.019cm" svg:height="0.009cm" svg:x="0.921cm" svg:y="0.632cm" svg:viewBox="0 0 20 10" draw:points="20,0 20,10 0,10 0,0">
            <text:p/>
          </draw:polygon>
          <draw:polygon draw:style-name="gr2" draw:layer="layout" svg:width="0cm" svg:height="0.009cm" svg:x="0.921cm" svg:y="0.633cm" svg:viewBox="0 0 0 10" draw:points="0,0 0,10">
            <text:p/>
          </draw:polygon>
          <draw:polygon draw:style-name="gr3" draw:layer="layout" svg:width="0cm" svg:height="0.009cm" svg:x="0.921cm" svg:y="0.633cm" svg:viewBox="0 0 0 10" draw:points="0,0 0,10">
            <text:p/>
          </draw:polygon>
          <draw:polygon draw:style-name="gr2" draw:layer="layout" svg:width="0.018cm" svg:height="0.009cm" svg:x="0.903cm" svg:y="0.632cm" svg:viewBox="0 0 19 10" draw:points="19,0 19,10 0,10 0,0">
            <text:p/>
          </draw:polygon>
          <draw:polygon draw:style-name="gr3" draw:layer="layout" svg:width="0.018cm" svg:height="0.009cm" svg:x="0.903cm" svg:y="0.632cm" svg:viewBox="0 0 19 10" draw:points="19,0 19,10 0,10 0,0">
            <text:p/>
          </draw:polygon>
          <draw:polygon draw:style-name="gr2" draw:layer="layout" svg:width="0.019cm" svg:height="0.009cm" svg:x="0.884cm" svg:y="0.632cm" svg:viewBox="0 0 20 10" draw:points="20,0 20,10 0,9 0,0">
            <text:p/>
          </draw:polygon>
          <draw:polygon draw:style-name="gr3" draw:layer="layout" svg:width="0.019cm" svg:height="0.009cm" svg:x="0.884cm" svg:y="0.632cm" svg:viewBox="0 0 20 10" draw:points="20,0 20,10 0,9 0,0">
            <text:p/>
          </draw:polygon>
          <draw:polygon draw:style-name="gr2" draw:layer="layout" svg:width="0.019cm" svg:height="0.009cm" svg:x="0.865cm" svg:y="0.632cm" svg:viewBox="0 0 20 10" draw:points="20,0 19,10 0,9 0,0">
            <text:p/>
          </draw:polygon>
          <draw:polygon draw:style-name="gr3" draw:layer="layout" svg:width="0.019cm" svg:height="0.009cm" svg:x="0.865cm" svg:y="0.632cm" svg:viewBox="0 0 20 10" draw:points="20,0 19,10 0,9 0,0">
            <text:p/>
          </draw:polygon>
          <draw:polygon draw:style-name="gr2" draw:layer="layout" svg:width="0.019cm" svg:height="0.01cm" svg:x="0.846cm" svg:y="0.631cm" svg:viewBox="0 0 20 11" draw:points="20,0 19,11 0,10 0,0">
            <text:p/>
          </draw:polygon>
          <draw:polygon draw:style-name="gr3" draw:layer="layout" svg:width="0.019cm" svg:height="0.01cm" svg:x="0.846cm" svg:y="0.631cm" svg:viewBox="0 0 20 11" draw:points="20,0 19,11 0,10 0,0">
            <text:p/>
          </draw:polygon>
          <draw:polygon draw:style-name="gr2" draw:layer="layout" svg:width="0.019cm" svg:height="0.01cm" svg:x="0.828cm" svg:y="0.631cm" svg:viewBox="0 0 20 11" draw:points="20,0 19,11 0,10 0,0">
            <text:p/>
          </draw:polygon>
          <draw:polygon draw:style-name="gr3" draw:layer="layout" svg:width="0.019cm" svg:height="0.01cm" svg:x="0.828cm" svg:y="0.631cm" svg:viewBox="0 0 20 11" draw:points="20,0 19,11 0,10 0,0">
            <text:p/>
          </draw:polygon>
          <draw:polygon draw:style-name="gr2" draw:layer="layout" svg:width="0.019cm" svg:height="0.01cm" svg:x="0.809cm" svg:y="0.63cm" svg:viewBox="0 0 20 11" draw:points="20,0 19,11 0,10 0,0">
            <text:p/>
          </draw:polygon>
          <draw:polygon draw:style-name="gr3" draw:layer="layout" svg:width="0.019cm" svg:height="0.01cm" svg:x="0.809cm" svg:y="0.63cm" svg:viewBox="0 0 20 11" draw:points="20,0 19,11 0,10 0,0">
            <text:p/>
          </draw:polygon>
          <draw:polygon draw:style-name="gr2" draw:layer="layout" svg:width="0.018cm" svg:height="0.01cm" svg:x="0.791cm" svg:y="0.629cm" svg:viewBox="0 0 19 11" draw:points="19,0 18,11 0,9 0,0">
            <text:p/>
          </draw:polygon>
          <draw:polygon draw:style-name="gr3" draw:layer="layout" svg:width="0.018cm" svg:height="0.01cm" svg:x="0.791cm" svg:y="0.629cm" svg:viewBox="0 0 19 11" draw:points="19,0 18,11 0,9 0,0">
            <text:p/>
          </draw:polygon>
          <draw:polygon draw:style-name="gr2" draw:layer="layout" svg:width="0.019cm" svg:height="0.01cm" svg:x="0.773cm" svg:y="0.629cm" svg:viewBox="0 0 20 11" draw:points="20,0 19,11 0,10 1,0">
            <text:p/>
          </draw:polygon>
          <draw:polygon draw:style-name="gr3" draw:layer="layout" svg:width="0.019cm" svg:height="0.01cm" svg:x="0.773cm" svg:y="0.629cm" svg:viewBox="0 0 20 11" draw:points="20,0 19,11 0,10 1,0">
            <text:p/>
          </draw:polygon>
          <draw:polygon draw:style-name="gr2" draw:layer="layout" svg:width="0.019cm" svg:height="0.01cm" svg:x="0.755cm" svg:y="0.627cm" svg:viewBox="0 0 20 11" draw:points="20,1 18,11 0,10 0,0">
            <text:p/>
          </draw:polygon>
          <draw:polygon draw:style-name="gr3" draw:layer="layout" svg:width="0.019cm" svg:height="0.01cm" svg:x="0.755cm" svg:y="0.627cm" svg:viewBox="0 0 20 11" draw:points="20,1 18,11 0,10 0,0">
            <text:p/>
          </draw:polygon>
          <draw:polygon draw:style-name="gr2" draw:layer="layout" svg:width="0.018cm" svg:height="0.01cm" svg:x="0.737cm" svg:y="0.626cm" svg:viewBox="0 0 19 11" draw:points="19,1 18,11 0,9 0,0">
            <text:p/>
          </draw:polygon>
          <draw:polygon draw:style-name="gr3" draw:layer="layout" svg:width="0.018cm" svg:height="0.01cm" svg:x="0.737cm" svg:y="0.626cm" svg:viewBox="0 0 19 11" draw:points="19,1 18,11 0,9 0,0">
            <text:p/>
          </draw:polygon>
          <draw:polygon draw:style-name="gr2" draw:layer="layout" svg:width="0.019cm" svg:height="0.01cm" svg:x="0.719cm" svg:y="0.625cm" svg:viewBox="0 0 20 11" draw:points="20,1 19,11 0,9 0,0">
            <text:p/>
          </draw:polygon>
          <draw:polygon draw:style-name="gr3" draw:layer="layout" svg:width="0.019cm" svg:height="0.01cm" svg:x="0.719cm" svg:y="0.625cm" svg:viewBox="0 0 20 11" draw:points="20,1 19,11 0,9 0,0">
            <text:p/>
          </draw:polygon>
          <draw:polygon draw:style-name="gr2" draw:layer="layout" svg:width="0.018cm" svg:height="0.01cm" svg:x="0.701cm" svg:y="0.623cm" svg:viewBox="0 0 19 11" draw:points="19,1 18,11 0,9 0,0 0,0">
            <text:p/>
          </draw:polygon>
          <draw:polygon draw:style-name="gr3" draw:layer="layout" svg:width="0.018cm" svg:height="0.01cm" svg:x="0.701cm" svg:y="0.623cm" svg:viewBox="0 0 19 11" draw:points="19,1 18,11 0,9 0,0 0,0">
            <text:p/>
          </draw:polygon>
          <draw:polygon draw:style-name="gr2" draw:layer="layout" svg:width="0.019cm" svg:height="0.01cm" svg:x="0.683cm" svg:y="0.622cm" svg:viewBox="0 0 20 11" draw:points="20,1 19,11 0,9 1,0">
            <text:p/>
          </draw:polygon>
          <draw:polygon draw:style-name="gr3" draw:layer="layout" svg:width="0.019cm" svg:height="0.01cm" svg:x="0.683cm" svg:y="0.622cm" svg:viewBox="0 0 20 11" draw:points="20,1 19,11 0,9 1,0">
            <text:p/>
          </draw:polygon>
          <draw:polygon draw:style-name="gr2" draw:layer="layout" svg:width="0.018cm" svg:height="0.01cm" svg:x="0.666cm" svg:y="0.62cm" svg:viewBox="0 0 19 11" draw:points="19,1 17,11 0,9 0,0">
            <text:p/>
          </draw:polygon>
          <draw:polygon draw:style-name="gr3" draw:layer="layout" svg:width="0.018cm" svg:height="0.01cm" svg:x="0.666cm" svg:y="0.62cm" svg:viewBox="0 0 19 11" draw:points="19,1 17,11 0,9 0,0">
            <text:p/>
          </draw:polygon>
          <draw:polygon draw:style-name="gr2" draw:layer="layout" svg:width="0.018cm" svg:height="0.011cm" svg:x="0.649cm" svg:y="0.618cm" svg:viewBox="0 0 19 12" draw:points="19,2 18,12 0,10 1,0">
            <text:p/>
          </draw:polygon>
          <draw:polygon draw:style-name="gr3" draw:layer="layout" svg:width="0.018cm" svg:height="0.011cm" svg:x="0.649cm" svg:y="0.618cm" svg:viewBox="0 0 19 12" draw:points="19,2 18,12 0,10 1,0">
            <text:p/>
          </draw:polygon>
          <draw:polygon draw:style-name="gr2" draw:layer="layout" svg:width="0.018cm" svg:height="0.011cm" svg:x="0.632cm" svg:y="0.616cm" svg:viewBox="0 0 19 12" draw:points="19,2 17,12 0,9 0,0">
            <text:p/>
          </draw:polygon>
          <draw:polygon draw:style-name="gr3" draw:layer="layout" svg:width="0.018cm" svg:height="0.011cm" svg:x="0.632cm" svg:y="0.616cm" svg:viewBox="0 0 19 12" draw:points="19,2 17,12 0,9 0,0">
            <text:p/>
          </draw:polygon>
          <draw:polygon draw:style-name="gr2" draw:layer="layout" svg:width="0.018cm" svg:height="0.011cm" svg:x="0.615cm" svg:y="0.614cm" svg:viewBox="0 0 19 12" draw:points="19,1 18,12 0,9 1,0">
            <text:p/>
          </draw:polygon>
          <draw:polygon draw:style-name="gr3" draw:layer="layout" svg:width="0.018cm" svg:height="0.011cm" svg:x="0.615cm" svg:y="0.614cm" svg:viewBox="0 0 19 12" draw:points="19,1 18,12 0,9 1,0">
            <text:p/>
          </draw:polygon>
          <draw:polygon draw:style-name="gr2" draw:layer="layout" svg:width="0.018cm" svg:height="0.011cm" svg:x="0.597cm" svg:y="0.612cm" svg:viewBox="0 0 19 12" draw:points="19,2 17,12 0,9 1,0">
            <text:p/>
          </draw:polygon>
          <draw:polygon draw:style-name="gr3" draw:layer="layout" svg:width="0.018cm" svg:height="0.011cm" svg:x="0.597cm" svg:y="0.612cm" svg:viewBox="0 0 19 12" draw:points="19,2 17,12 0,9 1,0">
            <text:p/>
          </draw:polygon>
          <draw:polygon draw:style-name="gr2" draw:layer="layout" svg:width="0.018cm" svg:height="0.011cm" svg:x="0.581cm" svg:y="0.61cm" svg:viewBox="0 0 19 12" draw:points="19,2 17,12 0,9 1,0">
            <text:p/>
          </draw:polygon>
          <draw:polygon draw:style-name="gr3" draw:layer="layout" svg:width="0.018cm" svg:height="0.011cm" svg:x="0.581cm" svg:y="0.61cm" svg:viewBox="0 0 19 12" draw:points="19,2 17,12 0,9 1,0">
            <text:p/>
          </draw:polygon>
          <draw:polygon draw:style-name="gr2" draw:layer="layout" svg:width="0.018cm" svg:height="0.011cm" svg:x="0.565cm" svg:y="0.608cm" svg:viewBox="0 0 19 12" draw:points="19,2 17,12 0,9 1,0 0,0">
            <text:p/>
          </draw:polygon>
          <draw:polygon draw:style-name="gr3" draw:layer="layout" svg:width="0.018cm" svg:height="0.011cm" svg:x="0.565cm" svg:y="0.608cm" svg:viewBox="0 0 19 12" draw:points="19,2 17,12 0,9 1,0 0,0">
            <text:p/>
          </draw:polygon>
          <draw:polygon draw:style-name="gr2" draw:layer="layout" svg:width="0.018cm" svg:height="0.011cm" svg:x="0.548cm" svg:y="0.605cm" svg:viewBox="0 0 19 12" draw:points="19,2 17,12 0,9 1,0">
            <text:p/>
          </draw:polygon>
          <draw:polygon draw:style-name="gr3" draw:layer="layout" svg:width="0.018cm" svg:height="0.011cm" svg:x="0.548cm" svg:y="0.605cm" svg:viewBox="0 0 19 12" draw:points="19,2 17,12 0,9 1,0">
            <text:p/>
          </draw:polygon>
          <draw:polygon draw:style-name="gr2" draw:layer="layout" svg:width="0.018cm" svg:height="0.011cm" svg:x="0.532cm" svg:y="0.603cm" svg:viewBox="0 0 19 12" draw:points="19,2 17,12 0,9 1,0">
            <text:p/>
          </draw:polygon>
          <draw:polygon draw:style-name="gr3" draw:layer="layout" svg:width="0.018cm" svg:height="0.011cm" svg:x="0.532cm" svg:y="0.603cm" svg:viewBox="0 0 19 12" draw:points="19,2 17,12 0,9 1,0">
            <text:p/>
          </draw:polygon>
          <draw:polygon draw:style-name="gr2" draw:layer="layout" svg:width="0.017cm" svg:height="0.011cm" svg:x="0.516cm" svg:y="0.6cm" svg:viewBox="0 0 18 12" draw:points="18,2 16,12 0,9 1,0">
            <text:p/>
          </draw:polygon>
          <draw:polygon draw:style-name="gr3" draw:layer="layout" svg:width="0.017cm" svg:height="0.011cm" svg:x="0.516cm" svg:y="0.6cm" svg:viewBox="0 0 18 12" draw:points="18,2 16,12 0,9 1,0">
            <text:p/>
          </draw:polygon>
          <draw:polygon draw:style-name="gr2" draw:layer="layout" svg:width="0.018cm" svg:height="0.012cm" svg:x="0.499cm" svg:y="0.597cm" svg:viewBox="0 0 19 13" draw:points="19,3 17,13 0,9 1,0">
            <text:p/>
          </draw:polygon>
          <draw:polygon draw:style-name="gr3" draw:layer="layout" svg:width="0.018cm" svg:height="0.012cm" svg:x="0.499cm" svg:y="0.597cm" svg:viewBox="0 0 19 13" draw:points="19,3 17,13 0,9 1,0">
            <text:p/>
          </draw:polygon>
          <draw:polygon draw:style-name="gr2" draw:layer="layout" svg:width="0.017cm" svg:height="0.012cm" svg:x="0.484cm" svg:y="0.594cm" svg:viewBox="0 0 18 13" draw:points="18,3 16,13 0,9 1,0">
            <text:p/>
          </draw:polygon>
          <draw:polygon draw:style-name="gr3" draw:layer="layout" svg:width="0.017cm" svg:height="0.012cm" svg:x="0.484cm" svg:y="0.594cm" svg:viewBox="0 0 18 13" draw:points="18,3 16,13 0,9 1,0">
            <text:p/>
          </draw:polygon>
          <draw:polygon draw:style-name="gr2" draw:layer="layout" svg:width="0.017cm" svg:height="0.012cm" svg:x="0.468cm" svg:y="0.591cm" svg:viewBox="0 0 18 13" draw:points="18,3 16,13 0,9 1,0">
            <text:p/>
          </draw:polygon>
          <draw:polygon draw:style-name="gr3" draw:layer="layout" svg:width="0.017cm" svg:height="0.012cm" svg:x="0.468cm" svg:y="0.591cm" svg:viewBox="0 0 18 13" draw:points="18,3 16,13 0,9 1,0">
            <text:p/>
          </draw:polygon>
          <draw:polygon draw:style-name="gr2" draw:layer="layout" svg:width="0.017cm" svg:height="0.012cm" svg:x="0.453cm" svg:y="0.588cm" svg:viewBox="0 0 18 13" draw:points="18,3 16,13 0,9 1,0">
            <text:p/>
          </draw:polygon>
          <draw:polygon draw:style-name="gr3" draw:layer="layout" svg:width="0.017cm" svg:height="0.012cm" svg:x="0.453cm" svg:y="0.588cm" svg:viewBox="0 0 18 13" draw:points="18,3 16,13 0,9 1,0">
            <text:p/>
          </draw:polygon>
          <draw:polygon draw:style-name="gr2" draw:layer="layout" svg:width="0.017cm" svg:height="0.012cm" svg:x="0.438cm" svg:y="0.585cm" svg:viewBox="0 0 18 13" draw:points="18,3 16,13 0,9 2,0 2,0">
            <text:p/>
          </draw:polygon>
          <draw:polygon draw:style-name="gr3" draw:layer="layout" svg:width="0.017cm" svg:height="0.012cm" svg:x="0.438cm" svg:y="0.585cm" svg:viewBox="0 0 18 13" draw:points="18,3 16,13 0,9 2,0 2,0">
            <text:p/>
          </draw:polygon>
          <draw:polygon draw:style-name="gr2" draw:layer="layout" svg:width="0.017cm" svg:height="0.012cm" svg:x="0.423cm" svg:y="0.582cm" svg:viewBox="0 0 18 13" draw:points="18,3 15,13 0,9 2,0">
            <text:p/>
          </draw:polygon>
          <draw:polygon draw:style-name="gr3" draw:layer="layout" svg:width="0.017cm" svg:height="0.012cm" svg:x="0.423cm" svg:y="0.582cm" svg:viewBox="0 0 18 13" draw:points="18,3 15,13 0,9 2,0">
            <text:p/>
          </draw:polygon>
          <draw:polygon draw:style-name="gr2" draw:layer="layout" svg:width="0.017cm" svg:height="0.012cm" svg:x="0.408cm" svg:y="0.578cm" svg:viewBox="0 0 18 13" draw:points="18,3 15,13 0,9 0,9 2,0">
            <text:p/>
          </draw:polygon>
          <draw:polygon draw:style-name="gr3" draw:layer="layout" svg:width="0.017cm" svg:height="0.012cm" svg:x="0.408cm" svg:y="0.578cm" svg:viewBox="0 0 18 13" draw:points="18,3 15,13 0,9 0,9 2,0">
            <text:p/>
          </draw:polygon>
          <draw:polygon draw:style-name="gr2" draw:layer="layout" svg:width="0.017cm" svg:height="0.012cm" svg:x="0.394cm" svg:y="0.575cm" svg:viewBox="0 0 18 13" draw:points="18,3 15,13 0,9 2,0">
            <text:p/>
          </draw:polygon>
          <draw:polygon draw:style-name="gr3" draw:layer="layout" svg:width="0.017cm" svg:height="0.012cm" svg:x="0.394cm" svg:y="0.575cm" svg:viewBox="0 0 18 13" draw:points="18,3 15,13 0,9 2,0">
            <text:p/>
          </draw:polygon>
          <draw:polygon draw:style-name="gr2" draw:layer="layout" svg:width="0.017cm" svg:height="0.012cm" svg:x="0.379cm" svg:y="0.571cm" svg:viewBox="0 0 18 13" draw:points="18,4 15,13 0,9 2,0">
            <text:p/>
          </draw:polygon>
          <draw:polygon draw:style-name="gr3" draw:layer="layout" svg:width="0.017cm" svg:height="0.012cm" svg:x="0.379cm" svg:y="0.571cm" svg:viewBox="0 0 18 13" draw:points="18,4 15,13 0,9 2,0">
            <text:p/>
          </draw:polygon>
          <draw:polygon draw:style-name="gr2" draw:layer="layout" svg:width="0.016cm" svg:height="0.012cm" svg:x="0.365cm" svg:y="0.568cm" svg:viewBox="0 0 17 13" draw:points="17,3 14,13 0,8 2,0">
            <text:p/>
          </draw:polygon>
          <draw:polygon draw:style-name="gr3" draw:layer="layout" svg:width="0.016cm" svg:height="0.012cm" svg:x="0.365cm" svg:y="0.568cm" svg:viewBox="0 0 17 13" draw:points="17,3 14,13 0,8 2,0">
            <text:p/>
          </draw:polygon>
          <draw:polygon draw:style-name="gr2" draw:layer="layout" svg:width="0.016cm" svg:height="0.012cm" svg:x="0.351cm" svg:y="0.564cm" svg:viewBox="0 0 17 13" draw:points="17,4 14,13 0,9 2,0">
            <text:p/>
          </draw:polygon>
          <draw:polygon draw:style-name="gr3" draw:layer="layout" svg:width="0.016cm" svg:height="0.012cm" svg:x="0.351cm" svg:y="0.564cm" svg:viewBox="0 0 17 13" draw:points="17,4 14,13 0,9 2,0">
            <text:p/>
          </draw:polygon>
          <draw:polygon draw:style-name="gr2" draw:layer="layout" svg:width="0.016cm" svg:height="0.012cm" svg:x="0.337cm" svg:y="0.56cm" svg:viewBox="0 0 17 13" draw:points="17,3 14,13 0,8 0,8 2,0">
            <text:p/>
          </draw:polygon>
          <draw:polygon draw:style-name="gr3" draw:layer="layout" svg:width="0.016cm" svg:height="0.012cm" svg:x="0.337cm" svg:y="0.56cm" svg:viewBox="0 0 17 13" draw:points="17,3 14,13 0,8 0,8 2,0">
            <text:p/>
          </draw:polygon>
          <draw:polygon draw:style-name="gr2" draw:layer="layout" svg:width="0.016cm" svg:height="0.012cm" svg:x="0.324cm" svg:y="0.556cm" svg:viewBox="0 0 17 13" draw:points="17,4 14,13 0,9 2,0">
            <text:p/>
          </draw:polygon>
          <draw:polygon draw:style-name="gr3" draw:layer="layout" svg:width="0.016cm" svg:height="0.012cm" svg:x="0.324cm" svg:y="0.556cm" svg:viewBox="0 0 17 13" draw:points="17,4 14,13 0,9 2,0">
            <text:p/>
          </draw:polygon>
          <draw:polygon draw:style-name="gr2" draw:layer="layout" svg:width="0.016cm" svg:height="0.013cm" svg:x="0.31cm" svg:y="0.552cm" svg:viewBox="0 0 17 14" draw:points="17,4 14,14 0,9 3,0">
            <text:p/>
          </draw:polygon>
          <draw:polygon draw:style-name="gr3" draw:layer="layout" svg:width="0.016cm" svg:height="0.013cm" svg:x="0.31cm" svg:y="0.552cm" svg:viewBox="0 0 17 14" draw:points="17,4 14,14 0,9 3,0">
            <text:p/>
          </draw:polygon>
          <draw:polygon draw:style-name="gr2" draw:layer="layout" svg:width="0.016cm" svg:height="0.013cm" svg:x="0.297cm" svg:y="0.548cm" svg:viewBox="0 0 17 14" draw:points="17,4 13,14 0,9 3,0">
            <text:p/>
          </draw:polygon>
          <draw:polygon draw:style-name="gr3" draw:layer="layout" svg:width="0.016cm" svg:height="0.013cm" svg:x="0.297cm" svg:y="0.548cm" svg:viewBox="0 0 17 14" draw:points="17,4 13,14 0,9 3,0">
            <text:p/>
          </draw:polygon>
          <draw:polygon draw:style-name="gr2" draw:layer="layout" svg:width="0.015cm" svg:height="0.012cm" svg:x="0.285cm" svg:y="0.544cm" svg:viewBox="0 0 16 13" draw:points="16,3 13,13 0,8 2,0">
            <text:p/>
          </draw:polygon>
          <draw:polygon draw:style-name="gr3" draw:layer="layout" svg:width="0.015cm" svg:height="0.012cm" svg:x="0.285cm" svg:y="0.544cm" svg:viewBox="0 0 16 13" draw:points="16,3 13,13 0,8 2,0">
            <text:p/>
          </draw:polygon>
          <draw:polygon draw:style-name="gr2" draw:layer="layout" svg:width="0.016cm" svg:height="0.013cm" svg:x="0.272cm" svg:y="0.54cm" svg:viewBox="0 0 17 14" draw:points="17,4 14,14 0,9 3,0">
            <text:p/>
          </draw:polygon>
          <draw:polygon draw:style-name="gr3" draw:layer="layout" svg:width="0.016cm" svg:height="0.013cm" svg:x="0.272cm" svg:y="0.54cm" svg:viewBox="0 0 17 14" draw:points="17,4 14,14 0,9 3,0">
            <text:p/>
          </draw:polygon>
          <draw:polygon draw:style-name="gr2" draw:layer="layout" svg:width="0.016cm" svg:height="0.013cm" svg:x="0.259cm" svg:y="0.536cm" svg:viewBox="0 0 17 14" draw:points="17,4 13,14 0,9 3,0">
            <text:p/>
          </draw:polygon>
          <draw:polygon draw:style-name="gr3" draw:layer="layout" svg:width="0.016cm" svg:height="0.013cm" svg:x="0.259cm" svg:y="0.536cm" svg:viewBox="0 0 17 14" draw:points="17,4 13,14 0,9 3,0">
            <text:p/>
          </draw:polygon>
          <draw:polygon draw:style-name="gr2" draw:layer="layout" svg:width="0.016cm" svg:height="0.013cm" svg:x="0.247cm" svg:y="0.531cm" svg:viewBox="0 0 17 14" draw:points="17,4 13,14 0,8 3,0">
            <text:p/>
          </draw:polygon>
          <draw:polygon draw:style-name="gr3" draw:layer="layout" svg:width="0.016cm" svg:height="0.013cm" svg:x="0.247cm" svg:y="0.531cm" svg:viewBox="0 0 17 14" draw:points="17,4 13,14 0,8 3,0">
            <text:p/>
          </draw:polygon>
          <draw:polygon draw:style-name="gr2" draw:layer="layout" svg:width="0.015cm" svg:height="0.013cm" svg:x="0.235cm" svg:y="0.527cm" svg:viewBox="0 0 16 14" draw:points="16,4 12,14 0,9 3,0">
            <text:p/>
          </draw:polygon>
          <draw:polygon draw:style-name="gr3" draw:layer="layout" svg:width="0.015cm" svg:height="0.013cm" svg:x="0.235cm" svg:y="0.527cm" svg:viewBox="0 0 16 14" draw:points="16,4 12,14 0,9 3,0">
            <text:p/>
          </draw:polygon>
          <draw:polygon draw:style-name="gr2" draw:layer="layout" svg:width="0.015cm" svg:height="0.013cm" svg:x="0.224cm" svg:y="0.522cm" svg:viewBox="0 0 16 14" draw:points="16,4 12,14 0,9 0,9 3,0">
            <text:p/>
          </draw:polygon>
          <draw:polygon draw:style-name="gr3" draw:layer="layout" svg:width="0.015cm" svg:height="0.013cm" svg:x="0.224cm" svg:y="0.522cm" svg:viewBox="0 0 16 14" draw:points="16,4 12,14 0,9 0,9 3,0">
            <text:p/>
          </draw:polygon>
          <draw:polygon draw:style-name="gr2" draw:layer="layout" svg:width="0.014cm" svg:height="0.013cm" svg:x="0.212cm" svg:y="0.517cm" svg:viewBox="0 0 15 14" draw:points="15,5 11,14 0,8 3,0">
            <text:p/>
          </draw:polygon>
          <draw:polygon draw:style-name="gr3" draw:layer="layout" svg:width="0.014cm" svg:height="0.013cm" svg:x="0.212cm" svg:y="0.517cm" svg:viewBox="0 0 15 14" draw:points="15,5 11,14 0,8 3,0">
            <text:p/>
          </draw:polygon>
          <draw:polygon draw:style-name="gr2" draw:layer="layout" svg:width="0.015cm" svg:height="0.013cm" svg:x="0.201cm" svg:y="0.512cm" svg:viewBox="0 0 16 14" draw:points="16,5 12,14 0,8 4,0 4,0">
            <text:p/>
          </draw:polygon>
          <draw:polygon draw:style-name="gr3" draw:layer="layout" svg:width="0.015cm" svg:height="0.013cm" svg:x="0.201cm" svg:y="0.512cm" svg:viewBox="0 0 16 14" draw:points="16,5 12,14 0,8 4,0 4,0">
            <text:p/>
          </draw:polygon>
          <draw:polygon draw:style-name="gr2" draw:layer="layout" svg:width="0.015cm" svg:height="0.013cm" svg:x="0.19cm" svg:y="0.508cm" svg:viewBox="0 0 16 14" draw:points="16,5 11,14 0,9 4,0">
            <text:p/>
          </draw:polygon>
          <draw:polygon draw:style-name="gr3" draw:layer="layout" svg:width="0.015cm" svg:height="0.013cm" svg:x="0.19cm" svg:y="0.508cm" svg:viewBox="0 0 16 14" draw:points="16,5 11,14 0,9 4,0">
            <text:p/>
          </draw:polygon>
          <draw:polygon draw:style-name="gr2" draw:layer="layout" svg:width="0.014cm" svg:height="0.013cm" svg:x="0.18cm" svg:y="0.504cm" svg:viewBox="0 0 15 14" draw:points="15,4 11,14 0,8 4,0">
            <text:p/>
          </draw:polygon>
          <draw:polygon draw:style-name="gr3" draw:layer="layout" svg:width="0.014cm" svg:height="0.013cm" svg:x="0.18cm" svg:y="0.504cm" svg:viewBox="0 0 15 14" draw:points="15,4 11,14 0,8 4,0">
            <text:p/>
          </draw:polygon>
          <draw:polygon draw:style-name="gr2" draw:layer="layout" svg:width="0.015cm" svg:height="0.013cm" svg:x="0.169cm" svg:y="0.498cm" svg:viewBox="0 0 16 14" draw:points="16,5 11,14 0,8 4,0">
            <text:p/>
          </draw:polygon>
          <draw:polygon draw:style-name="gr3" draw:layer="layout" svg:width="0.015cm" svg:height="0.013cm" svg:x="0.169cm" svg:y="0.498cm" svg:viewBox="0 0 16 14" draw:points="16,5 11,14 0,8 4,0">
            <text:p/>
          </draw:polygon>
          <draw:polygon draw:style-name="gr2" draw:layer="layout" svg:width="0.014cm" svg:height="0.013cm" svg:x="0.159cm" svg:y="0.493cm" svg:viewBox="0 0 15 14" draw:points="15,5 10,14 0,8 4,0">
            <text:p/>
          </draw:polygon>
          <draw:polygon draw:style-name="gr3" draw:layer="layout" svg:width="0.014cm" svg:height="0.013cm" svg:x="0.159cm" svg:y="0.493cm" svg:viewBox="0 0 15 14" draw:points="15,5 10,14 0,8 4,0">
            <text:p/>
          </draw:polygon>
          <draw:polygon draw:style-name="gr2" draw:layer="layout" svg:width="0.014cm" svg:height="0.013cm" svg:x="0.149cm" svg:y="0.489cm" svg:viewBox="0 0 15 14" draw:points="15,5 10,14 0,8 5,0">
            <text:p/>
          </draw:polygon>
          <draw:polygon draw:style-name="gr3" draw:layer="layout" svg:width="0.014cm" svg:height="0.013cm" svg:x="0.149cm" svg:y="0.489cm" svg:viewBox="0 0 15 14" draw:points="15,5 10,14 0,8 5,0">
            <text:p/>
          </draw:polygon>
          <draw:polygon draw:style-name="gr2" draw:layer="layout" svg:width="0.014cm" svg:height="0.013cm" svg:x="0.14cm" svg:y="0.483cm" svg:viewBox="0 0 15 14" draw:points="15,5 9,14 0,8 4,0">
            <text:p/>
          </draw:polygon>
          <draw:polygon draw:style-name="gr3" draw:layer="layout" svg:width="0.014cm" svg:height="0.013cm" svg:x="0.14cm" svg:y="0.483cm" svg:viewBox="0 0 15 14" draw:points="15,5 9,14 0,8 4,0">
            <text:p/>
          </draw:polygon>
          <draw:polygon draw:style-name="gr2" draw:layer="layout" svg:width="0.014cm" svg:height="0.013cm" svg:x="0.13cm" svg:y="0.478cm" svg:viewBox="0 0 15 14" draw:points="15,5 10,14 0,8 5,0">
            <text:p/>
          </draw:polygon>
          <draw:polygon draw:style-name="gr3" draw:layer="layout" svg:width="0.014cm" svg:height="0.013cm" svg:x="0.13cm" svg:y="0.478cm" svg:viewBox="0 0 15 14" draw:points="15,5 10,14 0,8 5,0">
            <text:p/>
          </draw:polygon>
          <draw:polygon draw:style-name="gr2" draw:layer="layout" svg:width="0.014cm" svg:height="0.013cm" svg:x="0.121cm" svg:y="0.473cm" svg:viewBox="0 0 15 14" draw:points="15,5 10,14 0,8 0,8 5,0">
            <text:p/>
          </draw:polygon>
          <draw:polygon draw:style-name="gr3" draw:layer="layout" svg:width="0.014cm" svg:height="0.013cm" svg:x="0.121cm" svg:y="0.473cm" svg:viewBox="0 0 15 14" draw:points="15,5 10,14 0,8 0,8 5,0">
            <text:p/>
          </draw:polygon>
          <draw:polygon draw:style-name="gr2" draw:layer="layout" svg:width="0.014cm" svg:height="0.013cm" svg:x="0.112cm" svg:y="0.467cm" svg:viewBox="0 0 15 14" draw:points="15,5 9,14 0,8 0,8 5,0 5,0">
            <text:p/>
          </draw:polygon>
          <draw:polygon draw:style-name="gr3" draw:layer="layout" svg:width="0.014cm" svg:height="0.013cm" svg:x="0.112cm" svg:y="0.467cm" svg:viewBox="0 0 15 14" draw:points="15,5 9,14 0,8 0,8 5,0 5,0">
            <text:p/>
          </draw:polygon>
          <draw:polygon draw:style-name="gr2" draw:layer="layout" svg:width="0.013cm" svg:height="0.013cm" svg:x="0.104cm" svg:y="0.462cm" svg:viewBox="0 0 14 14" draw:points="14,5 8,14 0,7 5,0">
            <text:p/>
          </draw:polygon>
          <draw:polygon draw:style-name="gr3" draw:layer="layout" svg:width="0.013cm" svg:height="0.013cm" svg:x="0.104cm" svg:y="0.462cm" svg:viewBox="0 0 14 14" draw:points="14,5 8,14 0,7 5,0">
            <text:p/>
          </draw:polygon>
          <draw:polygon draw:style-name="gr2" draw:layer="layout" svg:width="0.013cm" svg:height="0.013cm" svg:x="0.096cm" svg:y="0.457cm" svg:viewBox="0 0 14 14" draw:points="14,5 8,14 0,8 5,0">
            <text:p/>
          </draw:polygon>
          <draw:polygon draw:style-name="gr3" draw:layer="layout" svg:width="0.013cm" svg:height="0.013cm" svg:x="0.096cm" svg:y="0.457cm" svg:viewBox="0 0 14 14" draw:points="14,5 8,14 0,8 5,0">
            <text:p/>
          </draw:polygon>
          <draw:polygon draw:style-name="gr2" draw:layer="layout" svg:width="0.013cm" svg:height="0.013cm" svg:x="0.088cm" svg:y="0.451cm" svg:viewBox="0 0 14 14" draw:points="14,5 8,14 0,8 5,0">
            <text:p/>
          </draw:polygon>
          <draw:polygon draw:style-name="gr3" draw:layer="layout" svg:width="0.013cm" svg:height="0.013cm" svg:x="0.088cm" svg:y="0.451cm" svg:viewBox="0 0 14 14" draw:points="14,5 8,14 0,8 5,0">
            <text:p/>
          </draw:polygon>
          <draw:polygon draw:style-name="gr2" draw:layer="layout" svg:width="0.013cm" svg:height="0.013cm" svg:x="0.081cm" svg:y="0.446cm" svg:viewBox="0 0 14 14" draw:points="14,6 8,14 0,7 6,0">
            <text:p/>
          </draw:polygon>
          <draw:polygon draw:style-name="gr3" draw:layer="layout" svg:width="0.013cm" svg:height="0.013cm" svg:x="0.081cm" svg:y="0.446cm" svg:viewBox="0 0 14 14" draw:points="14,6 8,14 0,7 6,0">
            <text:p/>
          </draw:polygon>
          <draw:polygon draw:style-name="gr2" draw:layer="layout" svg:width="0.013cm" svg:height="0.013cm" svg:x="0.073cm" svg:y="0.44cm" svg:viewBox="0 0 14 14" draw:points="14,6 7,14 0,7 6,0">
            <text:p/>
          </draw:polygon>
          <draw:polygon draw:style-name="gr3" draw:layer="layout" svg:width="0.013cm" svg:height="0.013cm" svg:x="0.073cm" svg:y="0.44cm" svg:viewBox="0 0 14 14" draw:points="14,6 7,14 0,7 6,0">
            <text:p/>
          </draw:polygon>
          <draw:polygon draw:style-name="gr2" draw:layer="layout" svg:width="0.012cm" svg:height="0.012cm" svg:x="0.067cm" svg:y="0.435cm" svg:viewBox="0 0 13 13" draw:points="13,5 6,13 0,7 5,0">
            <text:p/>
          </draw:polygon>
          <draw:polygon draw:style-name="gr3" draw:layer="layout" svg:width="0.012cm" svg:height="0.012cm" svg:x="0.067cm" svg:y="0.435cm" svg:viewBox="0 0 13 13" draw:points="13,5 6,13 0,7 5,0">
            <text:p/>
          </draw:polygon>
          <draw:polygon draw:style-name="gr2" draw:layer="layout" svg:width="0.012cm" svg:height="0.012cm" svg:x="0.06cm" svg:y="0.429cm" svg:viewBox="0 0 13 13" draw:points="13,5 7,13 0,6 6,0 6,0">
            <text:p/>
          </draw:polygon>
          <draw:polygon draw:style-name="gr3" draw:layer="layout" svg:width="0.012cm" svg:height="0.012cm" svg:x="0.06cm" svg:y="0.429cm" svg:viewBox="0 0 13 13" draw:points="13,5 7,13 0,6 6,0 6,0">
            <text:p/>
          </draw:polygon>
          <draw:polygon draw:style-name="gr2" draw:layer="layout" svg:width="0.013cm" svg:height="0.012cm" svg:x="0.053cm" svg:y="0.423cm" svg:viewBox="0 0 14 13" draw:points="14,6 7,13 0,6 0,6 7,0">
            <text:p/>
          </draw:polygon>
          <draw:polygon draw:style-name="gr3" draw:layer="layout" svg:width="0.013cm" svg:height="0.012cm" svg:x="0.053cm" svg:y="0.423cm" svg:viewBox="0 0 14 13" draw:points="14,6 7,13 0,6 0,6 7,0">
            <text:p/>
          </draw:polygon>
          <draw:polygon draw:style-name="gr2" draw:layer="layout" svg:width="0.012cm" svg:height="0.012cm" svg:x="0.048cm" svg:y="0.417cm" svg:viewBox="0 0 13 13" draw:points="13,6 5,13 0,6 7,0 6,0">
            <text:p/>
          </draw:polygon>
          <draw:polygon draw:style-name="gr3" draw:layer="layout" svg:width="0.012cm" svg:height="0.012cm" svg:x="0.048cm" svg:y="0.417cm" svg:viewBox="0 0 13 13" draw:points="13,6 5,13 0,6 7,0 6,0">
            <text:p/>
          </draw:polygon>
          <draw:polygon draw:style-name="gr2" draw:layer="layout" svg:width="0.012cm" svg:height="0.012cm" svg:x="0.042cm" svg:y="0.412cm" svg:viewBox="0 0 13 13" draw:points="13,6 5,13 0,6 6,0">
            <text:p/>
          </draw:polygon>
          <draw:polygon draw:style-name="gr3" draw:layer="layout" svg:width="0.012cm" svg:height="0.012cm" svg:x="0.042cm" svg:y="0.412cm" svg:viewBox="0 0 13 13" draw:points="13,6 5,13 0,6 6,0">
            <text:p/>
          </draw:polygon>
          <draw:polygon draw:style-name="gr2" draw:layer="layout" svg:width="0.011cm" svg:height="0.012cm" svg:x="0.037cm" svg:y="0.406cm" svg:viewBox="0 0 12 13" draw:points="12,6 5,13 0,6 6,0 6,0">
            <text:p/>
          </draw:polygon>
          <draw:polygon draw:style-name="gr3" draw:layer="layout" svg:width="0.011cm" svg:height="0.012cm" svg:x="0.037cm" svg:y="0.406cm" svg:viewBox="0 0 12 13" draw:points="12,6 5,13 0,6 6,0 6,0">
            <text:p/>
          </draw:polygon>
          <draw:polygon draw:style-name="gr2" draw:layer="layout" svg:width="0.012cm" svg:height="0.012cm" svg:x="0.032cm" svg:y="0.4cm" svg:viewBox="0 0 13 13" draw:points="13,6 5,13 0,6 8,0 7,0">
            <text:p/>
          </draw:polygon>
          <draw:polygon draw:style-name="gr3" draw:layer="layout" svg:width="0.012cm" svg:height="0.012cm" svg:x="0.032cm" svg:y="0.4cm" svg:viewBox="0 0 13 13" draw:points="13,6 5,13 0,6 8,0 7,0">
            <text:p/>
          </draw:polygon>
          <draw:polygon draw:style-name="gr2" draw:layer="layout" svg:width="0.012cm" svg:height="0.012cm" svg:x="0.027cm" svg:y="0.394cm" svg:viewBox="0 0 13 13" draw:points="13,6 5,13 0,6 0,6 8,0">
            <text:p/>
          </draw:polygon>
          <draw:polygon draw:style-name="gr3" draw:layer="layout" svg:width="0.012cm" svg:height="0.012cm" svg:x="0.027cm" svg:y="0.394cm" svg:viewBox="0 0 13 13" draw:points="13,6 5,13 0,6 0,6 8,0">
            <text:p/>
          </draw:polygon>
          <draw:polygon draw:style-name="gr2" draw:layer="layout" svg:width="0.012cm" svg:height="0.011cm" svg:x="0.023cm" svg:y="0.388cm" svg:viewBox="0 0 13 12" draw:points="13,6 4,12 0,5 0,5 8,0">
            <text:p/>
          </draw:polygon>
          <draw:polygon draw:style-name="gr3" draw:layer="layout" svg:width="0.012cm" svg:height="0.011cm" svg:x="0.023cm" svg:y="0.388cm" svg:viewBox="0 0 13 12" draw:points="13,6 4,12 0,5 0,5 8,0">
            <text:p/>
          </draw:polygon>
          <draw:polygon draw:style-name="gr2" draw:layer="layout" svg:width="0.012cm" svg:height="0.011cm" svg:x="0.019cm" svg:y="0.382cm" svg:viewBox="0 0 13 12" draw:points="13,6 4,12 0,5 8,0 8,0">
            <text:p/>
          </draw:polygon>
          <draw:polygon draw:style-name="gr3" draw:layer="layout" svg:width="0.012cm" svg:height="0.011cm" svg:x="0.019cm" svg:y="0.382cm" svg:viewBox="0 0 13 12" draw:points="13,6 4,12 0,5 8,0 8,0">
            <text:p/>
          </draw:polygon>
          <draw:polygon draw:style-name="gr2" draw:layer="layout" svg:width="0.011cm" svg:height="0.01cm" svg:x="0.015cm" svg:y="0.376cm" svg:viewBox="0 0 12 11" draw:points="12,6 3,11 0,4 8,0">
            <text:p/>
          </draw:polygon>
          <draw:polygon draw:style-name="gr3" draw:layer="layout" svg:width="0.011cm" svg:height="0.01cm" svg:x="0.015cm" svg:y="0.376cm" svg:viewBox="0 0 12 11" draw:points="12,6 3,11 0,4 8,0">
            <text:p/>
          </draw:polygon>
          <draw:polygon draw:style-name="gr2" draw:layer="layout" svg:width="0.011cm" svg:height="0.01cm" svg:x="0.012cm" svg:y="0.37cm" svg:viewBox="0 0 12 11" draw:points="12,6 3,11 0,3 8,0">
            <text:p/>
          </draw:polygon>
          <draw:polygon draw:style-name="gr3" draw:layer="layout" svg:width="0.011cm" svg:height="0.01cm" svg:x="0.012cm" svg:y="0.37cm" svg:viewBox="0 0 12 11" draw:points="12,6 3,11 0,3 8,0">
            <text:p/>
          </draw:polygon>
          <draw:polygon draw:style-name="gr2" draw:layer="layout" svg:width="0.011cm" svg:height="0.01cm" svg:x="0.009cm" svg:y="0.364cm" svg:viewBox="0 0 12 11" draw:points="12,6 3,11 0,4 9,0">
            <text:p/>
          </draw:polygon>
          <draw:polygon draw:style-name="gr3" draw:layer="layout" svg:width="0.011cm" svg:height="0.01cm" svg:x="0.009cm" svg:y="0.364cm" svg:viewBox="0 0 12 11" draw:points="12,6 3,11 0,4 9,0">
            <text:p/>
          </draw:polygon>
          <draw:polygon draw:style-name="gr2" draw:layer="layout" svg:width="0.011cm" svg:height="0.01cm" svg:x="0.007cm" svg:y="0.358cm" svg:viewBox="0 0 12 11" draw:points="12,6 2,11 0,3 9,0">
            <text:p/>
          </draw:polygon>
          <draw:polygon draw:style-name="gr3" draw:layer="layout" svg:width="0.011cm" svg:height="0.01cm" svg:x="0.007cm" svg:y="0.358cm" svg:viewBox="0 0 12 11" draw:points="12,6 2,11 0,3 9,0">
            <text:p/>
          </draw:polygon>
          <draw:polygon draw:style-name="gr2" draw:layer="layout" svg:width="0.01cm" svg:height="0.009cm" svg:x="0.005cm" svg:y="0.352cm" svg:viewBox="0 0 11 10" draw:points="11,6 2,10 0,2 8,0">
            <text:p/>
          </draw:polygon>
          <draw:polygon draw:style-name="gr3" draw:layer="layout" svg:width="0.01cm" svg:height="0.009cm" svg:x="0.005cm" svg:y="0.352cm" svg:viewBox="0 0 11 10" draw:points="11,6 2,10 0,2 8,0">
            <text:p/>
          </draw:polygon>
          <draw:polygon draw:style-name="gr2" draw:layer="layout" svg:width="0.01cm" svg:height="0.008cm" svg:x="0.003cm" svg:y="0.346cm" svg:viewBox="0 0 11 9" draw:points="11,6 1,9 0,2 9,0">
            <text:p/>
          </draw:polygon>
          <draw:polygon draw:style-name="gr3" draw:layer="layout" svg:width="0.01cm" svg:height="0.008cm" svg:x="0.003cm" svg:y="0.346cm" svg:viewBox="0 0 11 9" draw:points="11,6 1,9 0,2 9,0">
            <text:p/>
          </draw:polygon>
          <draw:polygon draw:style-name="gr2" draw:layer="layout" svg:width="0.01cm" svg:height="0.009cm" svg:x="0.001cm" svg:y="0.339cm" svg:viewBox="0 0 11 10" draw:points="11,7 1,10 0,1 10,0 10,0">
            <text:p/>
          </draw:polygon>
          <draw:polygon draw:style-name="gr3" draw:layer="layout" svg:width="0.01cm" svg:height="0.009cm" svg:x="0.001cm" svg:y="0.339cm" svg:viewBox="0 0 11 10" draw:points="11,7 1,10 0,1 10,0 10,0">
            <text:p/>
          </draw:polygon>
          <draw:polygon draw:style-name="gr2" draw:layer="layout" svg:width="0.01cm" svg:height="0.008cm" svg:x="0cm" svg:y="0.333cm" svg:viewBox="0 0 11 9" draw:points="11,7 0,9 0,1 10,0">
            <text:p/>
          </draw:polygon>
          <draw:polygon draw:style-name="gr3" draw:layer="layout" svg:width="0.01cm" svg:height="0.008cm" svg:x="0cm" svg:y="0.333cm" svg:viewBox="0 0 11 9" draw:points="11,7 0,9 0,1 10,0">
            <text:p/>
          </draw:polygon>
          <draw:polygon draw:style-name="gr2" draw:layer="layout" svg:width="0.01cm" svg:height="0.007cm" svg:x="0cm" svg:y="0.327cm" svg:viewBox="0 0 11 8" draw:points="11,7 0,8 0,0 10,0 10,0">
            <text:p/>
          </draw:polygon>
          <draw:polygon draw:style-name="gr3" draw:layer="layout" svg:width="0.01cm" svg:height="0.007cm" svg:x="0cm" svg:y="0.327cm" svg:viewBox="0 0 11 8" draw:points="11,7 0,8 0,0 10,0 10,0">
            <text:p/>
          </draw:polygon>
          <draw:polygon draw:style-name="gr2" draw:layer="layout" svg:width="0.009cm" svg:height="0.007cm" svg:x="0cm" svg:y="0.321cm" svg:viewBox="0 0 10 8" draw:points="10,7 0,8 0,0 10,0">
            <text:p/>
          </draw:polygon>
          <draw:polygon draw:style-name="gr3" draw:layer="layout" svg:width="0.009cm" svg:height="0.007cm" svg:x="0cm" svg:y="0.321cm" svg:viewBox="0 0 10 8" draw:points="10,7 0,8 0,0 10,0">
            <text:p/>
          </draw:polygon>
          <draw:polygon draw:style-name="gr2" draw:layer="layout" svg:width="0.309cm" svg:height="0.009cm" svg:x="0cm" svg:y="0.32cm" svg:viewBox="0 0 310 10" draw:points="310,10 0,10 0,0">
            <text:p/>
          </draw:polygon>
          <draw:polygon draw:style-name="gr3" draw:layer="layout" svg:width="0.309cm" svg:height="0.009cm" svg:x="0cm" svg:y="0.32cm" svg:viewBox="0 0 310 10" draw:points="310,10 0,10 0,0">
            <text:p/>
          </draw:polygon>
          <draw:polygon draw:style-name="gr2" draw:layer="layout" svg:width="0.009cm" svg:height="0.007cm" svg:x="0cm" svg:y="0.314cm" svg:viewBox="0 0 10 8" draw:points="10,8 0,7 0,0 0,0 10,0 10,0">
            <text:p/>
          </draw:polygon>
          <draw:polygon draw:style-name="gr3" draw:layer="layout" svg:width="0.009cm" svg:height="0.007cm" svg:x="0cm" svg:y="0.314cm" svg:viewBox="0 0 10 8" draw:points="10,8 0,7 0,0 0,0 10,0 10,0">
            <text:p/>
          </draw:polygon>
          <draw:polygon draw:style-name="gr2" draw:layer="layout" svg:width="0.01cm" svg:height="0.008cm" svg:x="0cm" svg:y="0.307cm" svg:viewBox="0 0 11 9" draw:points="10,9 0,8 0,0 10,1 11,1">
            <text:p/>
          </draw:polygon>
          <draw:polygon draw:style-name="gr3" draw:layer="layout" svg:width="0.01cm" svg:height="0.008cm" svg:x="0cm" svg:y="0.307cm" svg:viewBox="0 0 11 9" draw:points="10,9 0,8 0,0 10,1 11,1">
            <text:p/>
          </draw:polygon>
          <draw:polygon draw:style-name="gr2" draw:layer="layout" svg:width="0.01cm" svg:height="0.008cm" svg:x="0cm" svg:y="0.3cm" svg:viewBox="0 0 11 9" draw:points="9,9 0,7 0,0 11,1 11,1">
            <text:p/>
          </draw:polygon>
          <draw:polygon draw:style-name="gr3" draw:layer="layout" svg:width="0.01cm" svg:height="0.008cm" svg:x="0cm" svg:y="0.3cm" svg:viewBox="0 0 11 9" draw:points="9,9 0,7 0,0 11,1 11,1">
            <text:p/>
          </draw:polygon>
          <draw:polygon draw:style-name="gr2" draw:layer="layout" svg:width="0.01cm" svg:height="0.008cm" svg:x="0.001cm" svg:y="0.293cm" svg:viewBox="0 0 11 9" draw:points="10,9 0,7 1,0 1,0 11,2 11,2">
            <text:p/>
          </draw:polygon>
          <draw:polygon draw:style-name="gr3" draw:layer="layout" svg:width="0.01cm" svg:height="0.008cm" svg:x="0.001cm" svg:y="0.293cm" svg:viewBox="0 0 11 9" draw:points="10,9 0,7 1,0 1,0 11,2 11,2">
            <text:p/>
          </draw:polygon>
          <draw:polygon draw:style-name="gr2" draw:layer="layout" svg:width="0.01cm" svg:height="0.009cm" svg:x="0.003cm" svg:y="0.287cm" svg:viewBox="0 0 11 10" draw:points="9,10 0,7 1,0 11,2">
            <text:p/>
          </draw:polygon>
          <draw:polygon draw:style-name="gr3" draw:layer="layout" svg:width="0.01cm" svg:height="0.009cm" svg:x="0.003cm" svg:y="0.287cm" svg:viewBox="0 0 11 10" draw:points="9,10 0,7 1,0 11,2">
            <text:p/>
          </draw:polygon>
          <draw:polygon draw:style-name="gr2" draw:layer="layout" svg:width="0.01cm" svg:height="0.009cm" svg:x="0.005cm" svg:y="0.28cm" svg:viewBox="0 0 11 10" draw:points="8,10 0,7 2,0 11,3">
            <text:p/>
          </draw:polygon>
          <draw:polygon draw:style-name="gr3" draw:layer="layout" svg:width="0.01cm" svg:height="0.009cm" svg:x="0.005cm" svg:y="0.28cm" svg:viewBox="0 0 11 10" draw:points="8,10 0,7 2,0 11,3">
            <text:p/>
          </draw:polygon>
          <draw:polygon draw:style-name="gr2" draw:layer="layout" svg:width="0.011cm" svg:height="0.01cm" svg:x="0.007cm" svg:y="0.274cm" svg:viewBox="0 0 12 11" draw:points="9,11 0,7 2,0 12,3">
            <text:p/>
          </draw:polygon>
          <draw:polygon draw:style-name="gr3" draw:layer="layout" svg:width="0.011cm" svg:height="0.01cm" svg:x="0.007cm" svg:y="0.274cm" svg:viewBox="0 0 12 11" draw:points="9,11 0,7 2,0 12,3">
            <text:p/>
          </draw:polygon>
          <draw:polygon draw:style-name="gr2" draw:layer="layout" svg:width="0.011cm" svg:height="0.01cm" svg:x="0.009cm" svg:y="0.267cm" svg:viewBox="0 0 12 11" draw:points="9,11 0,7 3,0 3,0 12,4">
            <text:p/>
          </draw:polygon>
          <draw:polygon draw:style-name="gr3" draw:layer="layout" svg:width="0.011cm" svg:height="0.01cm" svg:x="0.009cm" svg:y="0.267cm" svg:viewBox="0 0 12 11" draw:points="9,11 0,7 3,0 3,0 12,4">
            <text:p/>
          </draw:polygon>
          <draw:polygon draw:style-name="gr2" draw:layer="layout" svg:width="0.011cm" svg:height="0.01cm" svg:x="0.012cm" svg:y="0.261cm" svg:viewBox="0 0 12 11" draw:points="8,11 0,6 3,0 12,4">
            <text:p/>
          </draw:polygon>
          <draw:polygon draw:style-name="gr3" draw:layer="layout" svg:width="0.011cm" svg:height="0.01cm" svg:x="0.012cm" svg:y="0.261cm" svg:viewBox="0 0 12 11" draw:points="8,11 0,6 3,0 12,4">
            <text:p/>
          </draw:polygon>
          <draw:polygon draw:style-name="gr2" draw:layer="layout" svg:width="0.011cm" svg:height="0.011cm" svg:x="0.015cm" svg:y="0.254cm" svg:viewBox="0 0 12 12" draw:points="8,12 0,7 3,0 3,0 12,5 12,5">
            <text:p/>
          </draw:polygon>
          <draw:polygon draw:style-name="gr3" draw:layer="layout" svg:width="0.011cm" svg:height="0.011cm" svg:x="0.015cm" svg:y="0.254cm" svg:viewBox="0 0 12 12" draw:points="8,12 0,7 3,0 3,0 12,5 12,5">
            <text:p/>
          </draw:polygon>
          <draw:polygon draw:style-name="gr2" draw:layer="layout" svg:width="0.012cm" svg:height="0.011cm" svg:x="0.019cm" svg:y="0.249cm" svg:viewBox="0 0 13 12" draw:points="8,12 0,6 4,0 13,5">
            <text:p/>
          </draw:polygon>
          <draw:polygon draw:style-name="gr3" draw:layer="layout" svg:width="0.012cm" svg:height="0.011cm" svg:x="0.019cm" svg:y="0.249cm" svg:viewBox="0 0 13 12" draw:points="8,12 0,6 4,0 13,5">
            <text:p/>
          </draw:polygon>
          <draw:polygon draw:style-name="gr2" draw:layer="layout" svg:width="0.012cm" svg:height="0.012cm" svg:x="0.023cm" svg:y="0.242cm" svg:viewBox="0 0 13 13" draw:points="8,13 0,7 4,0 13,6">
            <text:p/>
          </draw:polygon>
          <draw:polygon draw:style-name="gr3" draw:layer="layout" svg:width="0.012cm" svg:height="0.012cm" svg:x="0.023cm" svg:y="0.242cm" svg:viewBox="0 0 13 13" draw:points="8,13 0,7 4,0 13,6">
            <text:p/>
          </draw:polygon>
          <draw:polygon draw:style-name="gr2" draw:layer="layout" svg:width="0.012cm" svg:height="0.011cm" svg:x="0.027cm" svg:y="0.236cm" svg:viewBox="0 0 13 12" draw:points="8,12 0,6 5,0 13,6">
            <text:p/>
          </draw:polygon>
          <draw:polygon draw:style-name="gr3" draw:layer="layout" svg:width="0.012cm" svg:height="0.011cm" svg:x="0.027cm" svg:y="0.236cm" svg:viewBox="0 0 13 12" draw:points="8,12 0,6 5,0 13,6">
            <text:p/>
          </draw:polygon>
          <draw:polygon draw:style-name="gr2" draw:layer="layout" svg:width="0.012cm" svg:height="0.012cm" svg:x="0.032cm" svg:y="0.23cm" svg:viewBox="0 0 13 13" draw:points="7,13 0,6 6,0 13,6">
            <text:p/>
          </draw:polygon>
          <draw:polygon draw:style-name="gr3" draw:layer="layout" svg:width="0.012cm" svg:height="0.012cm" svg:x="0.032cm" svg:y="0.23cm" svg:viewBox="0 0 13 13" draw:points="7,13 0,6 6,0 13,6">
            <text:p/>
          </draw:polygon>
          <draw:polygon draw:style-name="gr2" draw:layer="layout" svg:width="0.011cm" svg:height="0.012cm" svg:x="0.037cm" svg:y="0.224cm" svg:viewBox="0 0 12 13" draw:points="6,13 0,6 5,0 12,6">
            <text:p/>
          </draw:polygon>
          <draw:polygon draw:style-name="gr3" draw:layer="layout" svg:width="0.011cm" svg:height="0.012cm" svg:x="0.037cm" svg:y="0.224cm" svg:viewBox="0 0 12 13" draw:points="6,13 0,6 5,0 12,6">
            <text:p/>
          </draw:polygon>
          <draw:polygon draw:style-name="gr2" draw:layer="layout" svg:width="0.012cm" svg:height="0.012cm" svg:x="0.042cm" svg:y="0.218cm" svg:viewBox="0 0 13 13" draw:points="6,13 0,6 5,0 13,6">
            <text:p/>
          </draw:polygon>
          <draw:polygon draw:style-name="gr3" draw:layer="layout" svg:width="0.012cm" svg:height="0.012cm" svg:x="0.042cm" svg:y="0.218cm" svg:viewBox="0 0 13 13" draw:points="6,13 0,6 5,0 13,6">
            <text:p/>
          </draw:polygon>
          <draw:polygon draw:style-name="gr2" draw:layer="layout" svg:width="0.012cm" svg:height="0.012cm" svg:x="0.048cm" svg:y="0.212cm" svg:viewBox="0 0 13 13" draw:points="6,13 0,6 6,0 13,6">
            <text:p/>
          </draw:polygon>
          <draw:polygon draw:style-name="gr3" draw:layer="layout" svg:width="0.012cm" svg:height="0.012cm" svg:x="0.048cm" svg:y="0.212cm" svg:viewBox="0 0 13 13" draw:points="6,13 0,6 6,0 13,6">
            <text:p/>
          </draw:polygon>
          <draw:polygon draw:style-name="gr2" draw:layer="layout" svg:width="0.012cm" svg:height="0.012cm" svg:x="0.054cm" svg:y="0.206cm" svg:viewBox="0 0 13 13" draw:points="6,13 0,6 6,0 13,7">
            <text:p/>
          </draw:polygon>
          <draw:polygon draw:style-name="gr3" draw:layer="layout" svg:width="0.012cm" svg:height="0.012cm" svg:x="0.054cm" svg:y="0.206cm" svg:viewBox="0 0 13 13" draw:points="6,13 0,6 6,0 13,7">
            <text:p/>
          </draw:polygon>
          <draw:polygon draw:style-name="gr2" draw:layer="layout" svg:width="0.012cm" svg:height="0.012cm" svg:x="0.06cm" svg:y="0.2cm" svg:viewBox="0 0 13 13" draw:points="6,13 0,5 7,0 13,7">
            <text:p/>
          </draw:polygon>
          <draw:polygon draw:style-name="gr3" draw:layer="layout" svg:width="0.012cm" svg:height="0.012cm" svg:x="0.06cm" svg:y="0.2cm" svg:viewBox="0 0 13 13" draw:points="6,13 0,5 7,0 13,7">
            <text:p/>
          </draw:polygon>
          <draw:polygon draw:style-name="gr2" draw:layer="layout" svg:width="0.012cm" svg:height="0.013cm" svg:x="0.067cm" svg:y="0.194cm" svg:viewBox="0 0 13 14" draw:points="5,14 0,6 6,0 13,7">
            <text:p/>
          </draw:polygon>
          <draw:polygon draw:style-name="gr3" draw:layer="layout" svg:width="0.012cm" svg:height="0.013cm" svg:x="0.067cm" svg:y="0.194cm" svg:viewBox="0 0 13 14" draw:points="5,14 0,6 6,0 13,7">
            <text:p/>
          </draw:polygon>
          <draw:polygon draw:style-name="gr2" draw:layer="layout" svg:width="0.013cm" svg:height="0.013cm" svg:x="0.073cm" svg:y="0.188cm" svg:viewBox="0 0 14 14" draw:points="6,14 0,6 7,0 14,7">
            <text:p/>
          </draw:polygon>
          <draw:polygon draw:style-name="gr3" draw:layer="layout" svg:width="0.013cm" svg:height="0.013cm" svg:x="0.073cm" svg:y="0.188cm" svg:viewBox="0 0 14 14" draw:points="6,14 0,6 7,0 14,7">
            <text:p/>
          </draw:polygon>
          <draw:polygon draw:style-name="gr2" draw:layer="layout" svg:width="0.013cm" svg:height="0.013cm" svg:x="0.081cm" svg:y="0.183cm" svg:viewBox="0 0 14 14" draw:points="6,14 0,6 8,0 8,0 14,8">
            <text:p/>
          </draw:polygon>
          <draw:polygon draw:style-name="gr3" draw:layer="layout" svg:width="0.013cm" svg:height="0.013cm" svg:x="0.081cm" svg:y="0.183cm" svg:viewBox="0 0 14 14" draw:points="6,14 0,6 8,0 8,0 14,8">
            <text:p/>
          </draw:polygon>
          <draw:polygon draw:style-name="gr2" draw:layer="layout" svg:width="0.013cm" svg:height="0.013cm" svg:x="0.089cm" svg:y="0.177cm" svg:viewBox="0 0 14 14" draw:points="5,14 0,6 8,0 14,8">
            <text:p/>
          </draw:polygon>
          <draw:polygon draw:style-name="gr3" draw:layer="layout" svg:width="0.013cm" svg:height="0.013cm" svg:x="0.089cm" svg:y="0.177cm" svg:viewBox="0 0 14 14" draw:points="5,14 0,6 8,0 14,8">
            <text:p/>
          </draw:polygon>
          <draw:polygon draw:style-name="gr2" draw:layer="layout" svg:width="0.013cm" svg:height="0.013cm" svg:x="0.096cm" svg:y="0.172cm" svg:viewBox="0 0 14 14" draw:points="5,14 0,5 8,0 14,8">
            <text:p/>
          </draw:polygon>
          <draw:polygon draw:style-name="gr3" draw:layer="layout" svg:width="0.013cm" svg:height="0.013cm" svg:x="0.096cm" svg:y="0.172cm" svg:viewBox="0 0 14 14" draw:points="5,14 0,5 8,0 14,8">
            <text:p/>
          </draw:polygon>
          <draw:polygon draw:style-name="gr2" draw:layer="layout" svg:width="0.013cm" svg:height="0.013cm" svg:x="0.104cm" svg:y="0.166cm" svg:viewBox="0 0 14 14" draw:points="5,14 0,5 9,0 14,8">
            <text:p/>
          </draw:polygon>
          <draw:polygon draw:style-name="gr3" draw:layer="layout" svg:width="0.013cm" svg:height="0.013cm" svg:x="0.104cm" svg:y="0.166cm" svg:viewBox="0 0 14 14" draw:points="5,14 0,5 9,0 14,8">
            <text:p/>
          </draw:polygon>
          <draw:polygon draw:style-name="gr2" draw:layer="layout" svg:width="0.013cm" svg:height="0.013cm" svg:x="0.113cm" svg:y="0.161cm" svg:viewBox="0 0 14 14" draw:points="4,14 0,5 9,0 14,8 14,8">
            <text:p/>
          </draw:polygon>
          <draw:polygon draw:style-name="gr3" draw:layer="layout" svg:width="0.013cm" svg:height="0.013cm" svg:x="0.113cm" svg:y="0.161cm" svg:viewBox="0 0 14 14" draw:points="4,14 0,5 9,0 14,8 14,8">
            <text:p/>
          </draw:polygon>
          <draw:polygon draw:style-name="gr2" draw:layer="layout" svg:width="0.013cm" svg:height="0.013cm" svg:x="0.122cm" svg:y="0.156cm" svg:viewBox="0 0 14 14" draw:points="4,14 0,5 9,0 14,8">
            <text:p/>
          </draw:polygon>
          <draw:polygon draw:style-name="gr3" draw:layer="layout" svg:width="0.013cm" svg:height="0.013cm" svg:x="0.122cm" svg:y="0.156cm" svg:viewBox="0 0 14 14" draw:points="4,14 0,5 9,0 14,8">
            <text:p/>
          </draw:polygon>
          <draw:polygon draw:style-name="gr2" draw:layer="layout" svg:width="0.014cm" svg:height="0.013cm" svg:x="0.13cm" svg:y="0.15cm" svg:viewBox="0 0 15 14" draw:points="5,14 0,5 10,0 15,8">
            <text:p/>
          </draw:polygon>
          <draw:polygon draw:style-name="gr3" draw:layer="layout" svg:width="0.014cm" svg:height="0.013cm" svg:x="0.13cm" svg:y="0.15cm" svg:viewBox="0 0 15 14" draw:points="5,14 0,5 10,0 15,8">
            <text:p/>
          </draw:polygon>
          <draw:polygon draw:style-name="gr2" draw:layer="layout" svg:width="0.014cm" svg:height="0.013cm" svg:x="0.14cm" svg:y="0.145cm" svg:viewBox="0 0 15 14" draw:points="4,14 0,5 9,0 10,0 15,8">
            <text:p/>
          </draw:polygon>
          <draw:polygon draw:style-name="gr3" draw:layer="layout" svg:width="0.014cm" svg:height="0.013cm" svg:x="0.14cm" svg:y="0.145cm" svg:viewBox="0 0 15 14" draw:points="4,14 0,5 9,0 10,0 15,8">
            <text:p/>
          </draw:polygon>
          <draw:polygon draw:style-name="gr2" draw:layer="layout" svg:width="0.014cm" svg:height="0.013cm" svg:x="0.149cm" svg:y="0.14cm" svg:viewBox="0 0 15 14" draw:points="4,14 0,5 10,0 15,8">
            <text:p/>
          </draw:polygon>
          <draw:polygon draw:style-name="gr3" draw:layer="layout" svg:width="0.014cm" svg:height="0.013cm" svg:x="0.149cm" svg:y="0.14cm" svg:viewBox="0 0 15 14" draw:points="4,14 0,5 10,0 15,8">
            <text:p/>
          </draw:polygon>
          <draw:polygon draw:style-name="gr2" draw:layer="layout" svg:width="0.014cm" svg:height="0.013cm" svg:x="0.159cm" svg:y="0.135cm" svg:viewBox="0 0 15 14" draw:points="4,14 0,5 10,0 11,0 15,9">
            <text:p/>
          </draw:polygon>
          <draw:polygon draw:style-name="gr3" draw:layer="layout" svg:width="0.014cm" svg:height="0.013cm" svg:x="0.159cm" svg:y="0.135cm" svg:viewBox="0 0 15 14" draw:points="4,14 0,5 10,0 11,0 15,9">
            <text:p/>
          </draw:polygon>
          <draw:polygon draw:style-name="gr2" draw:layer="layout" svg:width="0.014cm" svg:height="0.013cm" svg:x="0.17cm" svg:y="0.13cm" svg:viewBox="0 0 15 14" draw:points="3,14 0,5 10,0 15,8">
            <text:p/>
          </draw:polygon>
          <draw:polygon draw:style-name="gr3" draw:layer="layout" svg:width="0.014cm" svg:height="0.013cm" svg:x="0.17cm" svg:y="0.13cm" svg:viewBox="0 0 15 14" draw:points="3,14 0,5 10,0 15,8">
            <text:p/>
          </draw:polygon>
          <draw:polygon draw:style-name="gr2" draw:layer="layout" svg:width="0.014cm" svg:height="0.013cm" svg:x="0.18cm" svg:y="0.125cm" svg:viewBox="0 0 15 14" draw:points="4,14 0,5 11,0 11,0 15,8">
            <text:p/>
          </draw:polygon>
          <draw:polygon draw:style-name="gr3" draw:layer="layout" svg:width="0.014cm" svg:height="0.013cm" svg:x="0.18cm" svg:y="0.125cm" svg:viewBox="0 0 15 14" draw:points="4,14 0,5 11,0 11,0 15,8">
            <text:p/>
          </draw:polygon>
          <draw:polygon draw:style-name="gr2" draw:layer="layout" svg:width="0.015cm" svg:height="0.013cm" svg:x="0.19cm" svg:y="0.12cm" svg:viewBox="0 0 16 14" draw:points="4,14 0,4 11,0 16,8">
            <text:p/>
          </draw:polygon>
          <draw:polygon draw:style-name="gr3" draw:layer="layout" svg:width="0.015cm" svg:height="0.013cm" svg:x="0.19cm" svg:y="0.12cm" svg:viewBox="0 0 16 14" draw:points="4,14 0,4 11,0 16,8">
            <text:p/>
          </draw:polygon>
          <draw:polygon draw:style-name="gr2" draw:layer="layout" svg:width="0.015cm" svg:height="0.013cm" svg:x="0.201cm" svg:y="0.115cm" svg:viewBox="0 0 16 14" draw:points="4,14 0,5 12,0 16,8">
            <text:p/>
          </draw:polygon>
          <draw:polygon draw:style-name="gr3" draw:layer="layout" svg:width="0.015cm" svg:height="0.013cm" svg:x="0.201cm" svg:y="0.115cm" svg:viewBox="0 0 16 14" draw:points="4,14 0,5 12,0 16,8">
            <text:p/>
          </draw:polygon>
          <draw:polygon draw:style-name="gr2" draw:layer="layout" svg:width="0.014cm" svg:height="0.013cm" svg:x="0.212cm" svg:y="0.111cm" svg:viewBox="0 0 15 14" draw:points="3,14 0,4 11,0 15,9">
            <text:p/>
          </draw:polygon>
          <draw:polygon draw:style-name="gr3" draw:layer="layout" svg:width="0.014cm" svg:height="0.013cm" svg:x="0.212cm" svg:y="0.111cm" svg:viewBox="0 0 15 14" draw:points="3,14 0,4 11,0 15,9">
            <text:p/>
          </draw:polygon>
          <draw:polygon draw:style-name="gr2" draw:layer="layout" svg:width="0.015cm" svg:height="0.013cm" svg:x="0.224cm" svg:y="0.106cm" svg:viewBox="0 0 16 14" draw:points="3,14 0,4 12,0 16,9">
            <text:p/>
          </draw:polygon>
          <draw:polygon draw:style-name="gr3" draw:layer="layout" svg:width="0.015cm" svg:height="0.013cm" svg:x="0.224cm" svg:y="0.106cm" svg:viewBox="0 0 16 14" draw:points="3,14 0,4 12,0 16,9">
            <text:p/>
          </draw:polygon>
          <draw:polygon draw:style-name="gr2" draw:layer="layout" svg:width="0.015cm" svg:height="0.014cm" svg:x="0.235cm" svg:y="0.101cm" svg:viewBox="0 0 16 15" draw:points="3,15 0,5 12,0 16,9">
            <text:p/>
          </draw:polygon>
          <draw:polygon draw:style-name="gr3" draw:layer="layout" svg:width="0.015cm" svg:height="0.014cm" svg:x="0.235cm" svg:y="0.101cm" svg:viewBox="0 0 16 15" draw:points="3,15 0,5 12,0 16,9">
            <text:p/>
          </draw:polygon>
          <draw:polygon draw:style-name="gr2" draw:layer="layout" svg:width="0.016cm" svg:height="0.013cm" svg:x="0.247cm" svg:y="0.097cm" svg:viewBox="0 0 17 14" draw:points="3,14 0,4 13,0 16,9 17,9">
            <text:p/>
          </draw:polygon>
          <draw:polygon draw:style-name="gr3" draw:layer="layout" svg:width="0.016cm" svg:height="0.013cm" svg:x="0.247cm" svg:y="0.097cm" svg:viewBox="0 0 17 14" draw:points="3,14 0,4 13,0 16,9 17,9">
            <text:p/>
          </draw:polygon>
          <draw:polygon draw:style-name="gr2" draw:layer="layout" svg:width="0.016cm" svg:height="0.013cm" svg:x="0.259cm" svg:y="0.093cm" svg:viewBox="0 0 17 14" draw:points="3,14 0,4 13,0 17,9">
            <text:p/>
          </draw:polygon>
          <draw:polygon draw:style-name="gr3" draw:layer="layout" svg:width="0.016cm" svg:height="0.013cm" svg:x="0.259cm" svg:y="0.093cm" svg:viewBox="0 0 17 14" draw:points="3,14 0,4 13,0 17,9">
            <text:p/>
          </draw:polygon>
          <draw:polygon draw:style-name="gr2" draw:layer="layout" svg:width="0.016cm" svg:height="0.013cm" svg:x="0.272cm" svg:y="0.088cm" svg:viewBox="0 0 17 14" draw:points="3,14 0,4 14,0 17,9">
            <text:p/>
          </draw:polygon>
          <draw:polygon draw:style-name="gr3" draw:layer="layout" svg:width="0.016cm" svg:height="0.013cm" svg:x="0.272cm" svg:y="0.088cm" svg:viewBox="0 0 17 14" draw:points="3,14 0,4 14,0 17,9">
            <text:p/>
          </draw:polygon>
          <draw:polygon draw:style-name="gr2" draw:layer="layout" svg:width="0.015cm" svg:height="0.013cm" svg:x="0.285cm" svg:y="0.084cm" svg:viewBox="0 0 16 14" draw:points="2,14 0,4 13,0 16,9">
            <text:p/>
          </draw:polygon>
          <draw:polygon draw:style-name="gr3" draw:layer="layout" svg:width="0.015cm" svg:height="0.013cm" svg:x="0.285cm" svg:y="0.084cm" svg:viewBox="0 0 16 14" draw:points="2,14 0,4 13,0 16,9">
            <text:p/>
          </draw:polygon>
          <draw:polygon draw:style-name="gr2" draw:layer="layout" svg:width="0.016cm" svg:height="0.013cm" svg:x="0.297cm" svg:y="0.08cm" svg:viewBox="0 0 17 14" draw:points="3,14 0,4 13,0 17,9">
            <text:p/>
          </draw:polygon>
          <draw:polygon draw:style-name="gr3" draw:layer="layout" svg:width="0.016cm" svg:height="0.013cm" svg:x="0.297cm" svg:y="0.08cm" svg:viewBox="0 0 17 14" draw:points="3,14 0,4 13,0 17,9">
            <text:p/>
          </draw:polygon>
          <draw:polygon draw:style-name="gr2" draw:layer="layout" svg:width="0.016cm" svg:height="0.013cm" svg:x="0.31cm" svg:y="0.076cm" svg:viewBox="0 0 17 14" draw:points="3,14 0,4 14,0 17,9">
            <text:p/>
          </draw:polygon>
          <draw:polygon draw:style-name="gr3" draw:layer="layout" svg:width="0.016cm" svg:height="0.013cm" svg:x="0.31cm" svg:y="0.076cm" svg:viewBox="0 0 17 14" draw:points="3,14 0,4 14,0 17,9">
            <text:p/>
          </draw:polygon>
          <draw:polygon draw:style-name="gr2" draw:layer="layout" svg:width="0.016cm" svg:height="0.012cm" svg:x="0.324cm" svg:y="0.073cm" svg:viewBox="0 0 17 13" draw:points="2,13 0,3 14,0 17,8">
            <text:p/>
          </draw:polygon>
          <draw:polygon draw:style-name="gr3" draw:layer="layout" svg:width="0.016cm" svg:height="0.012cm" svg:x="0.324cm" svg:y="0.073cm" svg:viewBox="0 0 17 13" draw:points="2,13 0,3 14,0 17,8">
            <text:p/>
          </draw:polygon>
          <draw:polygon draw:style-name="gr2" draw:layer="layout" svg:width="0.016cm" svg:height="0.013cm" svg:x="0.337cm" svg:y="0.068cm" svg:viewBox="0 0 17 14" draw:points="2,14 0,4 14,0 14,0 17,9">
            <text:p/>
          </draw:polygon>
          <draw:polygon draw:style-name="gr3" draw:layer="layout" svg:width="0.016cm" svg:height="0.013cm" svg:x="0.337cm" svg:y="0.068cm" svg:viewBox="0 0 17 14" draw:points="2,14 0,4 14,0 14,0 17,9">
            <text:p/>
          </draw:polygon>
          <draw:polygon draw:style-name="gr2" draw:layer="layout" svg:width="0.016cm" svg:height="0.012cm" svg:x="0.351cm" svg:y="0.065cm" svg:viewBox="0 0 17 13" draw:points="2,13 0,3 14,0 17,9">
            <text:p/>
          </draw:polygon>
          <draw:polygon draw:style-name="gr3" draw:layer="layout" svg:width="0.016cm" svg:height="0.012cm" svg:x="0.351cm" svg:y="0.065cm" svg:viewBox="0 0 17 13" draw:points="2,13 0,3 14,0 17,9">
            <text:p/>
          </draw:polygon>
          <draw:polygon draw:style-name="gr2" draw:layer="layout" svg:width="0.016cm" svg:height="0.012cm" svg:x="0.365cm" svg:y="0.061cm" svg:viewBox="0 0 17 13" draw:points="2,13 0,3 14,0 17,9">
            <text:p/>
          </draw:polygon>
          <draw:polygon draw:style-name="gr3" draw:layer="layout" svg:width="0.016cm" svg:height="0.012cm" svg:x="0.365cm" svg:y="0.061cm" svg:viewBox="0 0 17 13" draw:points="2,13 0,3 14,0 17,9">
            <text:p/>
          </draw:polygon>
          <draw:polygon draw:style-name="gr2" draw:layer="layout" svg:width="0.017cm" svg:height="0.012cm" svg:x="0.379cm" svg:y="0.058cm" svg:viewBox="0 0 18 13" draw:points="2,13 0,3 15,0 18,9">
            <text:p/>
          </draw:polygon>
          <draw:polygon draw:style-name="gr3" draw:layer="layout" svg:width="0.017cm" svg:height="0.012cm" svg:x="0.379cm" svg:y="0.058cm" svg:viewBox="0 0 18 13" draw:points="2,13 0,3 15,0 18,9">
            <text:p/>
          </draw:polygon>
          <draw:polygon draw:style-name="gr2" draw:layer="layout" svg:width="0.017cm" svg:height="0.012cm" svg:x="0.394cm" svg:y="0.054cm" svg:viewBox="0 0 18 13" draw:points="2,13 0,3 15,0 18,9">
            <text:p/>
          </draw:polygon>
          <draw:polygon draw:style-name="gr3" draw:layer="layout" svg:width="0.017cm" svg:height="0.012cm" svg:x="0.394cm" svg:y="0.054cm" svg:viewBox="0 0 18 13" draw:points="2,13 0,3 15,0 18,9">
            <text:p/>
          </draw:polygon>
          <draw:polygon draw:style-name="gr2" draw:layer="layout" svg:width="0.017cm" svg:height="0.012cm" svg:x="0.408cm" svg:y="0.051cm" svg:viewBox="0 0 18 13" draw:points="2,13 0,3 15,0 18,9">
            <text:p/>
          </draw:polygon>
          <draw:polygon draw:style-name="gr3" draw:layer="layout" svg:width="0.017cm" svg:height="0.012cm" svg:x="0.408cm" svg:y="0.051cm" svg:viewBox="0 0 18 13" draw:points="2,13 0,3 15,0 18,9">
            <text:p/>
          </draw:polygon>
          <draw:polygon draw:style-name="gr2" draw:layer="layout" svg:width="0.017cm" svg:height="0.012cm" svg:x="0.423cm" svg:y="0.047cm" svg:viewBox="0 0 18 13" draw:points="2,13 0,3 15,0 15,0 18,9">
            <text:p/>
          </draw:polygon>
          <draw:polygon draw:style-name="gr3" draw:layer="layout" svg:width="0.017cm" svg:height="0.012cm" svg:x="0.423cm" svg:y="0.047cm" svg:viewBox="0 0 18 13" draw:points="2,13 0,3 15,0 15,0 18,9">
            <text:p/>
          </draw:polygon>
          <draw:polygon draw:style-name="gr2" draw:layer="layout" svg:width="0.017cm" svg:height="0.012cm" svg:x="0.438cm" svg:y="0.044cm" svg:viewBox="0 0 18 13" draw:points="2,13 0,3 16,0 18,9">
            <text:p/>
          </draw:polygon>
          <draw:polygon draw:style-name="gr3" draw:layer="layout" svg:width="0.017cm" svg:height="0.012cm" svg:x="0.438cm" svg:y="0.044cm" svg:viewBox="0 0 18 13" draw:points="2,13 0,3 16,0 18,9">
            <text:p/>
          </draw:polygon>
          <draw:polygon draw:style-name="gr2" draw:layer="layout" svg:width="0.017cm" svg:height="0.012cm" svg:x="0.453cm" svg:y="0.041cm" svg:viewBox="0 0 18 13" draw:points="1,13 0,3 16,0 18,9">
            <text:p/>
          </draw:polygon>
          <draw:polygon draw:style-name="gr3" draw:layer="layout" svg:width="0.017cm" svg:height="0.012cm" svg:x="0.453cm" svg:y="0.041cm" svg:viewBox="0 0 18 13" draw:points="1,13 0,3 16,0 18,9">
            <text:p/>
          </draw:polygon>
          <draw:polygon draw:style-name="gr2" draw:layer="layout" svg:width="0.017cm" svg:height="0.012cm" svg:x="0.468cm" svg:y="0.038cm" svg:viewBox="0 0 18 13" draw:points="1,13 0,3 16,0 18,9">
            <text:p/>
          </draw:polygon>
          <draw:polygon draw:style-name="gr3" draw:layer="layout" svg:width="0.017cm" svg:height="0.012cm" svg:x="0.468cm" svg:y="0.038cm" svg:viewBox="0 0 18 13" draw:points="1,13 0,3 16,0 18,9">
            <text:p/>
          </draw:polygon>
          <draw:polygon draw:style-name="gr2" draw:layer="layout" svg:width="0.017cm" svg:height="0.011cm" svg:x="0.484cm" svg:y="0.035cm" svg:viewBox="0 0 18 12" draw:points="1,12 0,3 16,0 18,9">
            <text:p/>
          </draw:polygon>
          <draw:polygon draw:style-name="gr3" draw:layer="layout" svg:width="0.017cm" svg:height="0.011cm" svg:x="0.484cm" svg:y="0.035cm" svg:viewBox="0 0 18 12" draw:points="1,12 0,3 16,0 18,9">
            <text:p/>
          </draw:polygon>
          <draw:polygon draw:style-name="gr2" draw:layer="layout" svg:width="0.018cm" svg:height="0.012cm" svg:x="0.499cm" svg:y="0.032cm" svg:viewBox="0 0 19 13" draw:points="1,13 0,3 17,0 19,9">
            <text:p/>
          </draw:polygon>
          <draw:polygon draw:style-name="gr3" draw:layer="layout" svg:width="0.018cm" svg:height="0.012cm" svg:x="0.499cm" svg:y="0.032cm" svg:viewBox="0 0 19 13" draw:points="1,13 0,3 17,0 19,9">
            <text:p/>
          </draw:polygon>
          <draw:polygon draw:style-name="gr2" draw:layer="layout" svg:width="0.017cm" svg:height="0.012cm" svg:x="0.516cm" svg:y="0.029cm" svg:viewBox="0 0 18 13" draw:points="1,13 0,3 16,0 18,9">
            <text:p/>
          </draw:polygon>
          <draw:polygon draw:style-name="gr3" draw:layer="layout" svg:width="0.017cm" svg:height="0.012cm" svg:x="0.516cm" svg:y="0.029cm" svg:viewBox="0 0 18 13" draw:points="1,13 0,3 16,0 18,9">
            <text:p/>
          </draw:polygon>
          <draw:polygon draw:style-name="gr2" draw:layer="layout" svg:width="0.018cm" svg:height="0.012cm" svg:x="0.532cm" svg:y="0.027cm" svg:viewBox="0 0 19 13" draw:points="1,13 0,2 17,0 19,10">
            <text:p/>
          </draw:polygon>
          <draw:polygon draw:style-name="gr3" draw:layer="layout" svg:width="0.018cm" svg:height="0.012cm" svg:x="0.532cm" svg:y="0.027cm" svg:viewBox="0 0 19 13" draw:points="1,13 0,2 17,0 19,10">
            <text:p/>
          </draw:polygon>
          <draw:polygon draw:style-name="gr2" draw:layer="layout" svg:width="0.018cm" svg:height="0.012cm" svg:x="0.548cm" svg:y="0.025cm" svg:viewBox="0 0 19 13" draw:points="1,13 0,2 18,0 19,10">
            <text:p/>
          </draw:polygon>
          <draw:polygon draw:style-name="gr3" draw:layer="layout" svg:width="0.018cm" svg:height="0.012cm" svg:x="0.548cm" svg:y="0.025cm" svg:viewBox="0 0 19 13" draw:points="1,13 0,2 18,0 19,10">
            <text:p/>
          </draw:polygon>
          <draw:polygon draw:style-name="gr2" draw:layer="layout" svg:width="0.018cm" svg:height="0.011cm" svg:x="0.565cm" svg:y="0.022cm" svg:viewBox="0 0 19 12" draw:points="0,12 0,2 17,0 19,9">
            <text:p/>
          </draw:polygon>
          <draw:polygon draw:style-name="gr3" draw:layer="layout" svg:width="0.018cm" svg:height="0.011cm" svg:x="0.565cm" svg:y="0.022cm" svg:viewBox="0 0 19 12" draw:points="0,12 0,2 17,0 19,9">
            <text:p/>
          </draw:polygon>
          <draw:polygon draw:style-name="gr2" draw:layer="layout" svg:width="0.018cm" svg:height="0.011cm" svg:x="0.581cm" svg:y="0.02cm" svg:viewBox="0 0 19 12" draw:points="1,12 0,2 17,0 19,9">
            <text:p/>
          </draw:polygon>
          <draw:polygon draw:style-name="gr3" draw:layer="layout" svg:width="0.018cm" svg:height="0.011cm" svg:x="0.581cm" svg:y="0.02cm" svg:viewBox="0 0 19 12" draw:points="1,12 0,2 17,0 19,9">
            <text:p/>
          </draw:polygon>
          <draw:polygon draw:style-name="gr2" draw:layer="layout" svg:width="0.018cm" svg:height="0.011cm" svg:x="0.597cm" svg:y="0.018cm" svg:viewBox="0 0 19 12" draw:points="1,12 0,2 17,0 19,9">
            <text:p/>
          </draw:polygon>
          <draw:polygon draw:style-name="gr3" draw:layer="layout" svg:width="0.018cm" svg:height="0.011cm" svg:x="0.597cm" svg:y="0.018cm" svg:viewBox="0 0 19 12" draw:points="1,12 0,2 17,0 19,9">
            <text:p/>
          </draw:polygon>
          <draw:polygon draw:style-name="gr2" draw:layer="layout" svg:width="0.018cm" svg:height="0.011cm" svg:x="0.615cm" svg:y="0.016cm" svg:viewBox="0 0 19 12" draw:points="1,12 0,2 18,0 19,9">
            <text:p/>
          </draw:polygon>
          <draw:polygon draw:style-name="gr3" draw:layer="layout" svg:width="0.018cm" svg:height="0.011cm" svg:x="0.615cm" svg:y="0.016cm" svg:viewBox="0 0 19 12" draw:points="1,12 0,2 18,0 19,9">
            <text:p/>
          </draw:polygon>
          <draw:polygon draw:style-name="gr2" draw:layer="layout" svg:width="0.018cm" svg:height="0.011cm" svg:x="0.632cm" svg:y="0.014cm" svg:viewBox="0 0 19 12" draw:points="0,12 0,1 17,0 19,10">
            <text:p/>
          </draw:polygon>
          <draw:polygon draw:style-name="gr3" draw:layer="layout" svg:width="0.018cm" svg:height="0.011cm" svg:x="0.632cm" svg:y="0.014cm" svg:viewBox="0 0 19 12" draw:points="0,12 0,1 17,0 19,10">
            <text:p/>
          </draw:polygon>
          <draw:polygon draw:style-name="gr2" draw:layer="layout" svg:width="0.018cm" svg:height="0.011cm" svg:x="0.649cm" svg:y="0.012cm" svg:viewBox="0 0 19 12" draw:points="1,12 0,2 18,0 19,9">
            <text:p/>
          </draw:polygon>
          <draw:polygon draw:style-name="gr3" draw:layer="layout" svg:width="0.018cm" svg:height="0.011cm" svg:x="0.649cm" svg:y="0.012cm" svg:viewBox="0 0 19 12" draw:points="1,12 0,2 18,0 19,9">
            <text:p/>
          </draw:polygon>
          <draw:polygon draw:style-name="gr2" draw:layer="layout" svg:width="0.018cm" svg:height="0.01cm" svg:x="0.666cm" svg:y="0.011cm" svg:viewBox="0 0 19 11" draw:points="0,11 0,1 17,0 19,9">
            <text:p/>
          </draw:polygon>
          <draw:polygon draw:style-name="gr3" draw:layer="layout" svg:width="0.018cm" svg:height="0.01cm" svg:x="0.666cm" svg:y="0.011cm" svg:viewBox="0 0 19 11" draw:points="0,11 0,1 17,0 19,9">
            <text:p/>
          </draw:polygon>
          <draw:polygon draw:style-name="gr2" draw:layer="layout" svg:width="0.018cm" svg:height="0.01cm" svg:x="0.683cm" svg:y="0.009cm" svg:viewBox="0 0 19 11" draw:points="1,11 0,1 18,0 19,9">
            <text:p/>
          </draw:polygon>
          <draw:polygon draw:style-name="gr3" draw:layer="layout" svg:width="0.018cm" svg:height="0.01cm" svg:x="0.683cm" svg:y="0.009cm" svg:viewBox="0 0 19 11" draw:points="1,11 0,1 18,0 19,9">
            <text:p/>
          </draw:polygon>
          <draw:polygon draw:style-name="gr2" draw:layer="layout" svg:width="0.018cm" svg:height="0.01cm" svg:x="0.701cm" svg:y="0.007cm" svg:viewBox="0 0 19 11" draw:points="0,11 0,1 18,0 19,9">
            <text:p/>
          </draw:polygon>
          <draw:polygon draw:style-name="gr3" draw:layer="layout" svg:width="0.018cm" svg:height="0.01cm" svg:x="0.701cm" svg:y="0.007cm" svg:viewBox="0 0 19 11" draw:points="0,11 0,1 18,0 19,9">
            <text:p/>
          </draw:polygon>
          <draw:polygon draw:style-name="gr2" draw:layer="layout" svg:width="0.019cm" svg:height="0.01cm" svg:x="0.719cm" svg:y="0.006cm" svg:viewBox="0 0 20 11" draw:points="0,11 0,1 19,0 20,9">
            <text:p/>
          </draw:polygon>
          <draw:polygon draw:style-name="gr3" draw:layer="layout" svg:width="0.019cm" svg:height="0.01cm" svg:x="0.719cm" svg:y="0.006cm" svg:viewBox="0 0 20 11" draw:points="0,11 0,1 19,0 20,9">
            <text:p/>
          </draw:polygon>
          <draw:polygon draw:style-name="gr2" draw:layer="layout" svg:width="0.018cm" svg:height="0.01cm" svg:x="0.737cm" svg:y="0.005cm" svg:viewBox="0 0 19 11" draw:points="0,11 0,1 18,0 18,10 19,10">
            <text:p/>
          </draw:polygon>
          <draw:polygon draw:style-name="gr3" draw:layer="layout" svg:width="0.018cm" svg:height="0.01cm" svg:x="0.737cm" svg:y="0.005cm" svg:viewBox="0 0 19 11" draw:points="0,11 0,1 18,0 18,10 19,10">
            <text:p/>
          </draw:polygon>
          <draw:polygon draw:style-name="gr2" draw:layer="layout" svg:width="0.019cm" svg:height="0.01cm" svg:x="0.755cm" svg:y="0.004cm" svg:viewBox="0 0 20 11" draw:points="0,11 0,0 18,0 20,9">
            <text:p/>
          </draw:polygon>
          <draw:polygon draw:style-name="gr3" draw:layer="layout" svg:width="0.019cm" svg:height="0.01cm" svg:x="0.755cm" svg:y="0.004cm" svg:viewBox="0 0 20 11" draw:points="0,11 0,0 18,0 20,9">
            <text:p/>
          </draw:polygon>
          <draw:polygon draw:style-name="gr2" draw:layer="layout" svg:width="0.019cm" svg:height="0.01cm" svg:x="0.773cm" svg:y="0.003cm" svg:viewBox="0 0 20 11" draw:points="1,11 0,1 19,0 20,10">
            <text:p/>
          </draw:polygon>
          <draw:polygon draw:style-name="gr3" draw:layer="layout" svg:width="0.019cm" svg:height="0.01cm" svg:x="0.773cm" svg:y="0.003cm" svg:viewBox="0 0 20 11" draw:points="1,11 0,1 19,0 20,10">
            <text:p/>
          </draw:polygon>
          <draw:polygon draw:style-name="gr2" draw:layer="layout" svg:width="0.018cm" svg:height="0.01cm" svg:x="0.791cm" svg:y="0.002cm" svg:viewBox="0 0 19 11" draw:points="0,11 0,0 18,0 18,0 18,10 19,10">
            <text:p/>
          </draw:polygon>
          <draw:polygon draw:style-name="gr3" draw:layer="layout" svg:width="0.018cm" svg:height="0.01cm" svg:x="0.791cm" svg:y="0.002cm" svg:viewBox="0 0 19 11" draw:points="0,11 0,0 18,0 18,0 18,10 19,10">
            <text:p/>
          </draw:polygon>
          <draw:polygon draw:style-name="gr2" draw:layer="layout" svg:width="0.019cm" svg:height="0.009cm" svg:x="0.809cm" svg:y="0.002cm" svg:viewBox="0 0 20 10" draw:points="0,10 0,0 19,0 20,9">
            <text:p/>
          </draw:polygon>
          <draw:polygon draw:style-name="gr3" draw:layer="layout" svg:width="0.019cm" svg:height="0.009cm" svg:x="0.809cm" svg:y="0.002cm" svg:viewBox="0 0 20 10" draw:points="0,10 0,0 19,0 20,9">
            <text:p/>
          </draw:polygon>
          <draw:polygon draw:style-name="gr2" draw:layer="layout" svg:width="0.019cm" svg:height="0.009cm" svg:x="0.828cm" svg:y="0.001cm" svg:viewBox="0 0 20 10" draw:points="0,10 0,0 19,0 20,9">
            <text:p/>
          </draw:polygon>
          <draw:polygon draw:style-name="gr3" draw:layer="layout" svg:width="0.019cm" svg:height="0.009cm" svg:x="0.828cm" svg:y="0.001cm" svg:viewBox="0 0 20 10" draw:points="0,10 0,0 19,0 20,9">
            <text:p/>
          </draw:polygon>
          <draw:polygon draw:style-name="gr2" draw:layer="layout" svg:width="0.019cm" svg:height="0.009cm" svg:x="0.846cm" svg:y="0cm" svg:viewBox="0 0 20 10" draw:points="0,10 0,0 19,0 19,9 20,9">
            <text:p/>
          </draw:polygon>
          <draw:polygon draw:style-name="gr3" draw:layer="layout" svg:width="0.019cm" svg:height="0.009cm" svg:x="0.846cm" svg:y="0cm" svg:viewBox="0 0 20 10" draw:points="0,10 0,0 19,0 19,9 20,9">
            <text:p/>
          </draw:polygon>
          <draw:polygon draw:style-name="gr2" draw:layer="layout" svg:width="0.019cm" svg:height="0.009cm" svg:x="0.865cm" svg:y="0cm" svg:viewBox="0 0 20 10" draw:points="0,10 0,0 19,0 20,9">
            <text:p/>
          </draw:polygon>
          <draw:polygon draw:style-name="gr3" draw:layer="layout" svg:width="0.019cm" svg:height="0.009cm" svg:x="0.865cm" svg:y="0cm" svg:viewBox="0 0 20 10" draw:points="0,10 0,0 19,0 20,9">
            <text:p/>
          </draw:polygon>
          <draw:polygon draw:style-name="gr2" draw:layer="layout" svg:width="0.019cm" svg:height="0.009cm" svg:x="0.884cm" svg:y="0cm" svg:viewBox="0 0 20 10" draw:points="0,10 0,0 20,0 20,9">
            <text:p/>
          </draw:polygon>
          <draw:polygon draw:style-name="gr3" draw:layer="layout" svg:width="0.019cm" svg:height="0.009cm" svg:x="0.884cm" svg:y="0cm" svg:viewBox="0 0 20 10" draw:points="0,10 0,0 20,0 20,9">
            <text:p/>
          </draw:polygon>
          <draw:polygon draw:style-name="gr2" draw:layer="layout" svg:width="0.018cm" svg:height="0.009cm" svg:x="0.903cm" svg:y="0cm" svg:viewBox="0 0 19 10" draw:points="0,10 0,0 19,0 19,10">
            <text:p/>
          </draw:polygon>
          <draw:polygon draw:style-name="gr3" draw:layer="layout" svg:width="0.018cm" svg:height="0.009cm" svg:x="0.903cm" svg:y="0cm" svg:viewBox="0 0 19 10" draw:points="0,10 0,0 19,0 19,10">
            <text:p/>
          </draw:polygon>
          <draw:polygon draw:style-name="gr2" draw:layer="layout" svg:width="0cm" svg:height="0.009cm" svg:x="0.921cm" svg:y="0cm" svg:viewBox="0 0 0 10" draw:points="0,10 0,0">
            <text:p/>
          </draw:polygon>
          <draw:polygon draw:style-name="gr3" draw:layer="layout" svg:width="0cm" svg:height="0.009cm" svg:x="0.921cm" svg:y="0cm" svg:viewBox="0 0 0 10" draw:points="0,10 0,0">
            <text:p/>
          </draw:polygon>
          <draw:polygon draw:style-name="gr4" draw:layer="layout" svg:width="0.838cm" svg:height="0.372cm" svg:x="0.248cm" svg:y="0.07cm" svg:viewBox="0 0 839 373" draw:points="0,327 135,373 690,79 839,112 759,0 374,0 532,45">
            <text:p/>
          </draw:polygon>
          <draw:polygon draw:style-name="gr4" draw:layer="layout" svg:width="0.837cm" svg:height="0.361cm" svg:x="0.792cm" svg:y="0.205cm" svg:viewBox="0 0 838 362" draw:points="0,316 136,362 679,79 838,113 758,0 362,0 532,34">
            <text:p/>
          </draw:polygon>
          <draw:polygon draw:style-name="gr5" draw:layer="layout" svg:width="0.837cm" svg:height="0.373cm" svg:x="0.26cm" svg:y="0.081cm" svg:viewBox="0 0 838 374" draw:points="0,328 135,374 690,79 838,113 758,0 373,0 532,45">
            <text:p/>
          </draw:polygon>
          <draw:polygon draw:style-name="gr5" draw:layer="layout" svg:width="0.837cm" svg:height="0.361cm" svg:x="0.803cm" svg:y="0.217cm" svg:viewBox="0 0 838 362" draw:points="0,316 135,362 690,79 838,113 758,0 373,0 532,4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Optical Transport</dc:title>
    <meta:creation-date>2011-02-07T16:46:48</meta:creation-date>
    <meta:editing-duration>P0D</meta:editing-duration>
    <meta:editing-cycles>1</meta:editing-cycles>
    <meta:document-statistic meta:object-count="1310"/>
    <meta:generator>OpenOffice.org/3.3$Linux OpenOffice.org_project/330m20$Build-9567</meta:generator>
  </office:meta>
</office:document-meta>
</file>